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89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12.14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99.81pt"/>
    </style:style>
    <style:style style:name="co8" style:family="table-column">
      <style:table-column-properties fo:break-before="auto" style:column-width="106.75pt"/>
    </style:style>
    <style:style style:name="co9" style:family="table-column">
      <style:table-column-properties fo:break-before="auto" style:column-width="105.19pt"/>
    </style:style>
    <style:style style:name="co10" style:family="table-column">
      <style:table-column-properties fo:break-before="auto" style:column-width="96.6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00.6pt"/>
    </style:style>
    <style:style style:name="co13" style:family="table-column">
      <style:table-column-properties fo:break-before="auto" style:column-width="74.35pt"/>
    </style:style>
    <style:style style:name="co14" style:family="table-column">
      <style:table-column-properties fo:break-before="auto" style:column-width="208.66pt"/>
    </style:style>
    <style:style style:name="co15" style:family="table-column">
      <style:table-column-properties fo:break-before="auto" style:column-width="60.46pt"/>
    </style:style>
    <style:style style:name="co16" style:family="table-column">
      <style:table-column-properties fo:break-before="auto" style:column-width="186.24pt"/>
    </style:style>
    <style:style style:name="co17" style:family="table-column">
      <style:table-column-properties fo:break-before="auto" style:column-width="51.19pt"/>
    </style:style>
    <style:style style:name="co18" style:family="table-column">
      <style:table-column-properties fo:break-before="auto" style:column-width="138.39pt"/>
    </style:style>
    <style:style style:name="co19" style:family="table-column">
      <style:table-column-properties fo:break-before="auto" style:column-width="142.24pt"/>
    </style:style>
    <style:style style:name="co20" style:family="table-column">
      <style:table-column-properties fo:break-before="auto" style:column-width="114.46pt"/>
    </style:style>
    <style:style style:name="co21" style:family="table-column">
      <style:table-column-properties fo:break-before="auto" style:column-width="127.59pt"/>
    </style:style>
    <style:style style:name="co22" style:family="table-column">
      <style:table-column-properties fo:break-before="auto" style:column-width="89.74pt"/>
    </style:style>
    <style:style style:name="co23" style:family="table-column">
      <style:table-column-properties fo:break-before="auto" style:column-width="92.86pt"/>
    </style:style>
    <style:style style:name="co24" style:family="table-column">
      <style:table-column-properties fo:break-before="auto" style:column-width="32.66pt"/>
    </style:style>
    <style:style style:name="co25" style:family="table-column">
      <style:table-column-properties fo:break-before="auto" style:column-width="161.55pt"/>
    </style:style>
    <style:style style:name="co26" style:family="table-column">
      <style:table-column-properties fo:break-before="auto" style:column-width="126.06pt"/>
    </style:style>
    <style:style style:name="co27" style:family="table-column">
      <style:table-column-properties fo:break-before="auto" style:column-width="79.74pt"/>
    </style:style>
    <style:style style:name="co28" style:family="table-column">
      <style:table-column-properties fo:break-before="auto" style:column-width="80.5pt"/>
    </style:style>
    <style:style style:name="co29" style:family="table-column">
      <style:table-column-properties fo:break-before="auto" style:column-width="108.31pt"/>
    </style:style>
    <style:style style:name="co30" style:family="table-column">
      <style:table-column-properties fo:break-before="auto" style:column-width="98.25pt"/>
    </style:style>
    <style:style style:name="co31" style:family="table-column">
      <style:table-column-properties fo:break-before="auto" style:column-width="105.99pt"/>
    </style:style>
    <style:style style:name="co32" style:family="table-column">
      <style:table-column-properties fo:break-before="auto" style:column-width="101.34pt"/>
    </style:style>
    <style:style style:name="co33" style:family="table-column">
      <style:table-column-properties fo:break-before="auto" style:column-width="137.65pt"/>
    </style:style>
    <style:style style:name="co34" style:family="table-column">
      <style:table-column-properties fo:break-before="auto" style:column-width="156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45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15.79pt" fo:break-before="auto" style:use-optimal-row-height="true"/>
    </style:style>
    <style:style style:name="ro5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44" style:family="table-cell" style:parent-style-name="Default"/>
    <style:style style:name="ce245" style:family="table-cell" style:parent-style-name="Default"/>
    <style:style style:name="ce104" style:family="table-cell" style:parent-style-name="Default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/>
    <style:style style:name="ce71" style:family="table-cell" style:parent-style-name="Default"/>
    <style:style style:name="ce110" style:family="table-cell" style:parent-style-name="Default"/>
    <style:style style:name="ce84" style:family="table-cell" style:parent-style-name="Default"/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9" style:family="table-cell" style:parent-style-name="Default" style:data-style-name="N4"/>
    <style:style style:name="ce180" style:family="table-cell" style:parent-style-name="Default">
      <style:text-properties style:font-name="Liberation Sans" style:font-name-asian="Noto Sans CJK SC Regular" style:font-name-complex="FreeSans"/>
    </style:style>
    <style:style style:name="ce238" style:family="table-cell" style:parent-style-name="Default">
      <style:text-properties fo:font-style="italic" style:text-underline-style="none" style:font-style-asian="italic" style:font-style-complex="italic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style:font-style-asian="normal" style:font-style-complex="normal"/>
    </style:style>
    <style:style style:name="ce57" style:family="table-cell" style:parent-style-name="Default">
      <style:text-properties fo:font-style="normal" style:font-style-asian="normal" style:font-style-complex="normal"/>
    </style:style>
    <style:style style:name="ce91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93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94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80" style:family="table-cell" style:parent-style-name="Default"/>
    <style:style style:name="ce100" style:family="table-cell" style:parent-style-name="Default">
      <style:text-properties fo:font-style="italic" style:font-style-asian="italic" style:font-style-complex="italic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97" style:family="table-cell" style:parent-style-name="Default"/>
    <style:style style:name="ce9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7" style:family="table-cell" style:parent-style-name="Default"/>
    <style:style style:name="ce108" style:family="table-cell" style:parent-style-name="Default">
      <style:text-properties fo:font-style="italic" style:font-style-asian="italic" style:font-style-complex="italic"/>
    </style:style>
    <style:style style:name="ce149" style:family="table-cell" style:parent-style-name="Default"/>
    <style:style style:name="ce193" style:family="table-cell" style:parent-style-name="Default"/>
    <style:style style:name="ce10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20" style:family="table-cell" style:parent-style-name="Default">
      <style:text-properties fo:font-style="italic" style:font-style-asian="italic" style:font-style-complex="italic"/>
    </style:style>
    <style:style style:name="ce226" style:family="table-cell" style:parent-style-name="Default"/>
    <style:style style:name="ce207" style:family="table-cell" style:parent-style-name="Default"/>
    <style:style style:name="ce124" style:family="table-cell" style:parent-style-name="Default"/>
    <style:style style:name="ce109" style:family="table-cell" style:parent-style-name="Default"/>
    <style:style style:name="ce1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2" style:family="table-cell" style:parent-style-name="Default"/>
    <style:style style:name="ce1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/>
    <style:style style:name="ce159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70" style:family="table-cell" style:parent-style-name="Default"/>
    <style:style style:name="ce32" style:family="table-cell" style:parent-style-name="Default"/>
    <style:style style:name="ce163" style:family="table-cell" style:parent-style-name="Default"/>
    <style:style style:name="ce204" style:family="table-cell" style:parent-style-name="Default"/>
    <style:style style:name="ce1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97" style:family="table-cell" style:parent-style-name="Default">
      <style:text-properties fo:font-style="italic" style:font-style-asian="italic" style:font-style-complex="italic"/>
    </style:style>
    <style:style style:name="ce322" style:family="table-cell" style:parent-style-name="Default"/>
    <style:style style:name="ce218" style:family="table-cell" style:parent-style-name="Default"/>
    <style:style style:name="ce211" style:family="table-cell" style:parent-style-name="Default"/>
    <style:style style:name="ce126" style:family="table-cell" style:parent-style-name="Default"/>
    <style:style style:name="ce1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8" style:family="table-cell" style:parent-style-name="Default"/>
    <style:style style:name="ce1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6" style:family="table-cell" style:parent-style-name="Default"/>
    <style:style style:name="ce232" style:family="table-cell" style:parent-style-name="Default"/>
    <style:style style:name="ce233" style:family="table-cell" style:parent-style-name="Default"/>
    <style:style style:name="ce242" style:family="table-cell" style:parent-style-name="Default"/>
    <style:style style:name="ce243" style:family="table-cell" style:parent-style-name="Default"/>
    <style:style style:name="ce39" style:family="table-cell" style:parent-style-name="Default"/>
    <style:style style:name="ce174" style:family="table-cell" style:parent-style-name="Default"/>
    <style:style style:name="ce215" style:family="table-cell" style:parent-style-name="Default"/>
    <style:style style:name="ce1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258" style:family="table-cell" style:parent-style-name="Default">
      <style:text-properties fo:font-style="italic" style:font-style-asian="italic" style:font-style-complex="italic"/>
    </style:style>
    <style:style style:name="ce148" style:family="table-cell" style:parent-style-name="Default"/>
    <style:style style:name="ce150" style:family="table-cell" style:parent-style-name="Default"/>
    <style:style style:name="ce268" style:family="table-cell" style:parent-style-name="Default"/>
    <style:style style:name="ce151" style:family="table-cell" style:parent-style-name="Default"/>
    <style:style style:name="ce15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/>
    <style:style style:name="ce15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3" style:family="table-cell" style:parent-style-name="Default"/>
    <style:style style:name="ce281" style:family="table-cell" style:parent-style-name="Default"/>
    <style:style style:name="ce286" style:family="table-cell" style:parent-style-name="Default"/>
    <style:style style:name="ce287" style:family="table-cell" style:parent-style-name="Default"/>
    <style:style style:name="ce288" style:family="table-cell" style:parent-style-name="Default"/>
    <style:style style:name="ce65" style:family="table-cell" style:parent-style-name="Default"/>
    <style:style style:name="ce188" style:family="table-cell" style:parent-style-name="Default"/>
    <style:style style:name="ce145" style:family="table-cell" style:parent-style-name="Default"/>
    <style:style style:name="ce16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298" style:family="table-cell" style:parent-style-name="Default">
      <style:text-properties fo:font-style="italic" style:font-style-asian="italic" style:font-style-complex="italic"/>
    </style:style>
    <style:style style:name="ce142" style:family="table-cell" style:parent-style-name="Default"/>
    <style:style style:name="ce147" style:family="table-cell" style:parent-style-name="Default"/>
    <style:style style:name="ce310" style:family="table-cell" style:parent-style-name="Default"/>
    <style:style style:name="ce176" style:family="table-cell" style:parent-style-name="Default"/>
    <style:style style:name="ce17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1" style:family="table-cell" style:parent-style-name="Default"/>
    <style:style style:name="ce18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8" style:family="table-cell" style:parent-style-name="Default"/>
    <style:style style:name="ce321" style:family="table-cell" style:parent-style-name="Default"/>
    <style:style style:name="ce323" style:family="table-cell" style:parent-style-name="Default"/>
    <style:style style:name="ce329" style:family="table-cell" style:parent-style-name="Default"/>
    <style:style style:name="ce337" style:family="table-cell" style:parent-style-name="Default"/>
    <style:style style:name="ce70" style:family="table-cell" style:parent-style-name="Default"/>
    <style:style style:name="ce199" style:family="table-cell" style:parent-style-name="Default"/>
    <style:style style:name="ce160" style:family="table-cell" style:parent-style-name="Default"/>
    <style:style style:name="ce20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65" style:family="table-cell" style:parent-style-name="Default"/>
    <style:style style:name="ce157" style:family="table-cell" style:parent-style-name="Default"/>
    <style:style style:name="ce162" style:family="table-cell" style:parent-style-name="Default"/>
    <style:style style:name="ce203" style:family="table-cell" style:parent-style-name="Default"/>
    <style:style style:name="ce206" style:family="table-cell" style:parent-style-name="Default"/>
    <style:style style:name="ce75" style:family="table-cell" style:parent-style-name="Default"/>
    <style:style style:name="ce360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134" style:family="table-cell" style:parent-style-name="Default" style:data-style-name="N43"/>
    <style:style style:name="ce210" style:family="table-cell" style:parent-style-name="Default"/>
    <style:style style:name="ce171" style:family="table-cell" style:parent-style-name="Default"/>
    <style:style style:name="ce2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91" style:family="table-cell" style:parent-style-name="Default"/>
    <style:style style:name="ce168" style:family="table-cell" style:parent-style-name="Default"/>
    <style:style style:name="ce173" style:family="table-cell" style:parent-style-name="Default"/>
    <style:style style:name="ce379" style:family="table-cell" style:parent-style-name="Default"/>
    <style:style style:name="ce234" style:family="table-cell" style:parent-style-name="Default"/>
    <style:style style:name="ce23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6" style:family="table-cell" style:parent-style-name="Default"/>
    <style:style style:name="ce23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1" style:family="table-cell" style:parent-style-name="Default"/>
    <style:style style:name="ce392" style:family="table-cell" style:parent-style-name="Default"/>
    <style:style style:name="ce393" style:family="table-cell" style:parent-style-name="Default"/>
    <style:style style:name="ce394" style:family="table-cell" style:parent-style-name="Default"/>
    <style:style style:name="ce396" style:family="table-cell" style:parent-style-name="Default"/>
    <style:style style:name="ce83" style:family="table-cell" style:parent-style-name="Default"/>
    <style:style style:name="ce221" style:family="table-cell" style:parent-style-name="Default"/>
    <style:style style:name="ce185" style:family="table-cell" style:parent-style-name="Default"/>
    <style:style style:name="ce25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29" style:family="table-cell" style:parent-style-name="Default"/>
    <style:style style:name="ce182" style:family="table-cell" style:parent-style-name="Default"/>
    <style:style style:name="ce187" style:family="table-cell" style:parent-style-name="Default"/>
    <style:style style:name="ce410" style:family="table-cell" style:parent-style-name="Default"/>
    <style:style style:name="ce255" style:family="table-cell" style:parent-style-name="Default"/>
    <style:style style:name="ce26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5" style:family="table-cell" style:parent-style-name="Default"/>
    <style:style style:name="ce26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6" style:family="table-cell" style:parent-style-name="Default"/>
    <style:style style:name="ce417" style:family="table-cell" style:parent-style-name="Default"/>
    <style:style style:name="ce418" style:family="table-cell" style:parent-style-name="Default"/>
    <style:style style:name="ce419" style:family="table-cell" style:parent-style-name="Default"/>
    <style:style style:name="ce420" style:family="table-cell" style:parent-style-name="Default"/>
    <style:style style:name="ce88" style:family="table-cell" style:parent-style-name="Default"/>
    <style:style style:name="ce4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23" style:family="table-cell" style:parent-style-name="Default">
      <style:text-properties fo:font-style="normal" style:text-underline-style="none" style:font-style-asian="normal" style:font-style-complex="normal"/>
    </style:style>
    <style:style style:name="ce141" style:family="table-cell" style:parent-style-name="Default">
      <style:text-properties fo:font-weight="normal" style:font-weight-asian="normal" style:font-weight-complex="normal"/>
    </style:style>
    <style:style style:name="ce425" style:family="table-cell" style:parent-style-name="Default"/>
    <style:style style:name="ce13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7" style:family="table-cell" style:parent-style-name="Default" style:data-style-name="N4"/>
    <style:style style:name="ce239" style:family="table-cell" style:parent-style-name="Default" style:data-style-name="N0"/>
    <style:style style:name="ce13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55" style:family="table-cell" style:parent-style-name="Default"/>
    <style:style style:name="ce456" style:family="table-cell" style:parent-style-name="Default"/>
    <style:style style:name="ce458" style:family="table-cell" style:parent-style-name="Default"/>
    <style:style style:name="ce295" style:family="table-cell" style:parent-style-name="Default"/>
    <style:style style:name="ce14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/>
    <style:style style:name="ce299" style:family="table-cell" style:parent-style-name="Default"/>
    <style:style style:name="ce14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3" style:family="table-cell" style:parent-style-name="Default"/>
    <style:style style:name="ce304" style:family="table-cell" style:parent-style-name="Default"/>
    <style:style style:name="ce30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67" style:family="table-cell" style:parent-style-name="Default"/>
    <style:style style:name="ce309" style:family="table-cell" style:parent-style-name="Default"/>
    <style:style style:name="ce37" style:family="table-cell" style:parent-style-name="Default"/>
    <style:style style:name="ce64" style:family="table-cell" style:parent-style-name="Default"/>
    <style:style style:name="ce448" style:family="table-cell" style:parent-style-name="Default"/>
    <style:style style:name="ce473" style:family="table-cell" style:parent-style-name="Default"/>
    <style:style style:name="ce474" style:family="table-cell" style:parent-style-name="Default"/>
    <style:style style:name="ce475" style:family="table-cell" style:parent-style-name="Default"/>
    <style:style style:name="ce477" style:family="table-cell" style:parent-style-name="Default"/>
    <style:style style:name="ce478" style:family="table-cell" style:parent-style-name="Default"/>
    <style:style style:name="ce457" style:family="table-cell" style:parent-style-name="Default"/>
    <style:style style:name="ce320" style:family="table-cell" style:parent-style-name="Default"/>
    <style:style style:name="ce1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82" style:family="table-cell" style:parent-style-name="Default"/>
    <style:style style:name="ce327" style:family="table-cell" style:parent-style-name="Default"/>
    <style:style style:name="ce16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1" style:family="table-cell" style:parent-style-name="Default"/>
    <style:style style:name="ce333" style:family="table-cell" style:parent-style-name="Default"/>
    <style:style style:name="ce33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6" style:family="table-cell" style:parent-style-name="Default"/>
    <style:style style:name="ce69" style:family="table-cell" style:parent-style-name="Default"/>
    <style:style style:name="ce470" style:family="table-cell" style:parent-style-name="Default"/>
    <style:style style:name="ce492" style:family="table-cell" style:parent-style-name="Default"/>
    <style:style style:name="ce493" style:family="table-cell" style:parent-style-name="Default"/>
    <style:style style:name="ce494" style:family="table-cell" style:parent-style-name="Default"/>
    <style:style style:name="ce476" style:family="table-cell" style:parent-style-name="Default"/>
    <style:style style:name="ce343" style:family="table-cell" style:parent-style-name="Default"/>
    <style:style style:name="ce16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99" style:family="table-cell" style:parent-style-name="Default"/>
    <style:style style:name="ce346" style:family="table-cell" style:parent-style-name="Default"/>
    <style:style style:name="ce17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48" style:family="table-cell" style:parent-style-name="Default"/>
    <style:style style:name="ce349" style:family="table-cell" style:parent-style-name="Default"/>
    <style:style style:name="ce35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51" style:family="table-cell" style:parent-style-name="Default"/>
    <style:style style:name="ce506" style:family="table-cell" style:parent-style-name="Default"/>
    <style:style style:name="ce489" style:family="table-cell" style:parent-style-name="Default"/>
    <style:style style:name="ce509" style:family="table-cell" style:parent-style-name="Default"/>
    <style:style style:name="ce354" style:family="table-cell" style:parent-style-name="Default"/>
    <style:style style:name="ce511" style:family="table-cell" style:parent-style-name="Default"/>
    <style:style style:name="ce495" style:family="table-cell" style:parent-style-name="Default"/>
    <style:style style:name="ce356" style:family="table-cell" style:parent-style-name="Default"/>
    <style:style style:name="ce18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15" style:family="table-cell" style:parent-style-name="Default"/>
    <style:style style:name="ce359" style:family="table-cell" style:parent-style-name="Default"/>
    <style:style style:name="ce18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61" style:family="table-cell" style:parent-style-name="Default"/>
    <style:style style:name="ce362" style:family="table-cell" style:parent-style-name="Default"/>
    <style:style style:name="ce36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64" style:family="table-cell" style:parent-style-name="Default"/>
    <style:style style:name="ce82" style:family="table-cell" style:parent-style-name="Default"/>
    <style:style style:name="ce508" style:family="table-cell" style:parent-style-name="Default"/>
    <style:style style:name="ce525" style:family="table-cell" style:parent-style-name="Default"/>
    <style:style style:name="ce367" style:family="table-cell" style:parent-style-name="Default"/>
    <style:style style:name="ce528" style:family="table-cell" style:parent-style-name="Default"/>
    <style:style style:name="ce516" style:family="table-cell" style:parent-style-name="Default"/>
    <style:style style:name="ce369" style:family="table-cell" style:parent-style-name="Default"/>
    <style:style style:name="ce19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5" style:family="table-cell" style:parent-style-name="Default"/>
    <style:style style:name="ce196" style:family="table-cell" style:parent-style-name="Default"/>
    <style:style style:name="ce27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8" style:family="table-cell" style:parent-style-name="Default"/>
    <style:style style:name="ce376" style:family="table-cell" style:parent-style-name="Default"/>
    <style:style style:name="ce377" style:family="table-cell" style:parent-style-name="Default"/>
    <style:style style:name="ce87" style:family="table-cell" style:parent-style-name="Default"/>
    <style:style style:name="ce527" style:family="table-cell" style:parent-style-name="Default"/>
    <style:style style:name="ce545" style:family="table-cell" style:parent-style-name="Default"/>
    <style:style style:name="ce380" style:family="table-cell" style:parent-style-name="Default"/>
    <style:style style:name="ce547" style:family="table-cell" style:parent-style-name="Default"/>
    <style:style style:name="ce531" style:family="table-cell" style:parent-style-name="Default"/>
    <style:style style:name="ce382" style:family="table-cell" style:parent-style-name="Default"/>
    <style:style style:name="ce20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52" style:family="table-cell" style:parent-style-name="Default"/>
    <style:style style:name="ce385" style:family="table-cell" style:parent-style-name="Default"/>
    <style:style style:name="ce2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9" style:family="table-cell" style:parent-style-name="Default"/>
    <style:style style:name="ce388" style:family="table-cell" style:parent-style-name="Default"/>
    <style:style style:name="ce38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90" style:family="table-cell" style:parent-style-name="Default"/>
    <style:style style:name="ce560" style:family="table-cell" style:parent-style-name="Default"/>
    <style:style style:name="ce544" style:family="table-cell" style:parent-style-name="Default"/>
    <style:style style:name="ce562" style:family="table-cell" style:parent-style-name="Default"/>
    <style:style style:name="ce563" style:family="table-cell" style:parent-style-name="Default"/>
    <style:style style:name="ce564" style:family="table-cell" style:parent-style-name="Default"/>
    <style:style style:name="ce548" style:family="table-cell" style:parent-style-name="Default"/>
    <style:style style:name="ce395" style:family="table-cell" style:parent-style-name="Default"/>
    <style:style style:name="ce2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/>
    <style:style style:name="ce398" style:family="table-cell" style:parent-style-name="Default"/>
    <style:style style:name="ce2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0" style:family="table-cell" style:parent-style-name="Default"/>
    <style:style style:name="ce401" style:family="table-cell" style:parent-style-name="Default"/>
    <style:style style:name="ce40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3" style:family="table-cell" style:parent-style-name="Default"/>
    <style:style style:name="ce33" style:family="table-cell" style:parent-style-name="Default"/>
    <style:style style:name="ce559" style:family="table-cell" style:parent-style-name="Default"/>
    <style:style style:name="ce577" style:family="table-cell" style:parent-style-name="Default"/>
    <style:style style:name="ce578" style:family="table-cell" style:parent-style-name="Default"/>
    <style:style style:name="ce2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8" style:family="table-cell" style:parent-style-name="Default"/>
    <style:style style:name="ce2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9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86" style:family="table-cell" style:parent-style-name="Default"/>
    <style:style style:name="ce587" style:family="table-cell" style:parent-style-name="Default"/>
    <style:style style:name="ce588" style:family="table-cell" style:parent-style-name="Default"/>
    <style:style style:name="ce589" style:family="table-cell" style:parent-style-name="Default"/>
    <style:style style:name="ce590" style:family="table-cell" style:parent-style-name="Default"/>
    <style:style style:name="ce600" style:family="table-cell" style:parent-style-name="Default">
      <style:text-properties fo:font-style="italic" style:font-style-asian="italic" style:font-style-complex="italic"/>
    </style:style>
    <style:style style:name="ce592" style:family="table-cell" style:parent-style-name="Default"/>
    <style:style style:name="ce593" style:family="table-cell" style:parent-style-name="Default"/>
    <style:style style:name="ce603" style:family="table-cell" style:parent-style-name="Default">
      <style:text-properties fo:font-style="italic" style:font-style-asian="italic" style:font-style-complex="italic"/>
    </style:style>
    <style:style style:name="ce595" style:family="table-cell" style:parent-style-name="Default"/>
    <style:style style:name="ce596" style:family="table-cell" style:parent-style-name="Default"/>
    <style:style style:name="ce606" style:family="table-cell" style:parent-style-name="Default">
      <style:text-properties fo:font-style="italic" style:font-style-asian="italic" style:font-style-complex="italic"/>
    </style:style>
    <style:style style:name="ce598" style:family="table-cell" style:parent-style-name="Default"/>
    <style:style style:name="ce599" style:family="table-cell" style:parent-style-name="Default"/>
    <style:style style:name="ce24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02" style:family="table-cell" style:parent-style-name="Default"/>
    <style:style style:name="ce604" style:family="table-cell" style:parent-style-name="Default"/>
    <style:style style:name="ce605" style:family="table-cell" style:parent-style-name="Default"/>
    <style:style style:name="ce25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08" style:family="table-cell" style:parent-style-name="Default"/>
    <style:style style:name="ce609" style:family="table-cell" style:parent-style-name="Default"/>
    <style:style style:name="ce610" style:family="table-cell" style:parent-style-name="Default"/>
    <style:style style:name="ce619" style:family="table-cell" style:parent-style-name="Default"/>
    <style:style style:name="ce611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15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616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617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618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641" style:family="table-cell" style:parent-style-name="Default"/>
    <style:style style:name="ce6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56" style:family="table-cell" style:parent-style-name="Default"/>
    <style:style style:name="ce657" style:family="table-cell" style:parent-style-name="Default"/>
    <style:style style:name="ce6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65" style:family="table-cell" style:parent-style-name="Default"/>
    <style:style style:name="ce66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67" style:family="table-cell" style:parent-style-name="Default"/>
    <style:style style:name="ce6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3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76" style:family="table-cell" style:parent-style-name="Default"/>
    <style:style style:name="ce677" style:family="table-cell" style:parent-style-name="Default"/>
    <style:style style:name="ce6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80" style:family="table-cell" style:parent-style-name="Default"/>
    <style:style style:name="ce638" style:family="table-cell" style:parent-style-name="Default">
      <style:text-properties fo:font-style="italic" style:font-style-asian="italic" style:font-style-complex="italic"/>
    </style:style>
    <style:style style:name="ce639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64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89" style:family="table-cell" style:parent-style-name="Default"/>
    <style:style style:name="ce64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4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98" style:family="table-cell" style:parent-style-name="Default"/>
    <style:style style:name="ce699" style:family="table-cell" style:parent-style-name="Default"/>
    <style:style style:name="ce64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01" style:family="table-cell" style:parent-style-name="Default"/>
    <style:style style:name="ce649" style:family="table-cell" style:parent-style-name="Default">
      <style:text-properties fo:font-style="italic" style:font-style-asian="italic" style:font-style-complex="italic"/>
    </style:style>
    <style:style style:name="ce650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65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05" style:family="table-cell" style:parent-style-name="Default"/>
    <style:style style:name="ce65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5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5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09" style:family="table-cell" style:parent-style-name="Default"/>
    <style:style style:name="ce710" style:family="table-cell" style:parent-style-name="Default"/>
    <style:style style:name="ce6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12" style:family="table-cell" style:parent-style-name="Default"/>
    <style:style style:name="ce660" style:family="table-cell" style:parent-style-name="Default">
      <style:text-properties fo:font-style="italic" style:font-style-asian="italic" style:font-style-complex="italic"/>
    </style:style>
    <style:style style:name="ce66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66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16" style:family="table-cell" style:parent-style-name="Default"/>
    <style:style style:name="ce66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19" style:family="table-cell" style:parent-style-name="Default"/>
    <style:style style:name="ce720" style:family="table-cell" style:parent-style-name="Default"/>
    <style:style style:name="ce66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22" style:family="table-cell" style:parent-style-name="Default"/>
    <style:style style:name="ce723" style:family="table-cell" style:parent-style-name="Default"/>
    <style:style style:name="ce67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7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26" style:family="table-cell" style:parent-style-name="Default"/>
    <style:style style:name="ce67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7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30" style:family="table-cell" style:parent-style-name="Default"/>
    <style:style style:name="ce731" style:family="table-cell" style:parent-style-name="Default"/>
    <style:style style:name="ce67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33" style:family="table-cell" style:parent-style-name="Default"/>
    <style:style style:name="ce734" style:family="table-cell" style:parent-style-name="Default"/>
    <style:style style:name="ce68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8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37" style:family="table-cell" style:parent-style-name="Default"/>
    <style:style style:name="ce68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8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8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41" style:family="table-cell" style:parent-style-name="Default"/>
    <style:style style:name="ce742" style:family="table-cell" style:parent-style-name="Default"/>
    <style:style style:name="ce69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44" style:family="table-cell" style:parent-style-name="Default"/>
    <style:style style:name="ce745" style:family="table-cell" style:parent-style-name="Default"/>
    <style:style style:name="ce69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9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9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56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75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58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753" style:family="table-cell" style:parent-style-name="Default"/>
    <style:style style:name="ce76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55" style:family="table-cell" style:parent-style-name="Default"/>
    <style:style style:name="ce76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61" style:family="table-cell" style:parent-style-name="Default"/>
    <style:style style:name="ce76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65" style:family="table-cell" style:parent-style-name="Default"/>
    <style:style style:name="ce76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68" style:family="table-cell" style:parent-style-name="Default"/>
    <style:style style:name="ce76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71" style:family="table-cell" style:parent-style-name="Default"/>
    <style:style style:name="ce77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74" style:family="table-cell" style:parent-style-name="Default"/>
    <style:style style:name="ce77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3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53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78" style:family="table-cell" style:parent-style-name="Default"/>
    <style:style style:name="ce779" style:family="table-cell" style:parent-style-name="Default"/>
    <style:style style:name="ce780" style:family="table-cell" style:parent-style-name="Default"/>
    <style:style style:name="ce781" style:family="table-cell" style:parent-style-name="Default"/>
    <style:style style:name="ce782" style:family="table-cell" style:parent-style-name="Default"/>
    <style:style style:name="ce783" style:family="table-cell" style:parent-style-name="Default"/>
    <style:style style:name="ce784" style:family="table-cell" style:parent-style-name="Default"/>
    <style:style style:name="ce2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padding="2.01pt"/>
    </style:style>
    <style:style style:name="ce23" style:family="table-cell" style:parent-style-name="Default" style:data-style-name="N154">
      <style:table-cell-properties fo:padding="2.01pt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4" style:family="table-cell" style:parent-style-name="Default" style:data-style-name="N162"/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793" style:family="table-cell" style:parent-style-name="Default">
      <style:table-cell-properties fo:background-color="transparent"/>
    </style:style>
    <style:style style:name="ce4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92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/>
    </style:style>
    <style:style style:name="ce43" style:family="table-cell" style:parent-style-name="Default">
      <style:table-cell-properties fo:border-bottom="none" fo:border-left="0.99pt dotted #000000" fo:border-right="none" fo:border-top="0.99pt dotted #000000"/>
    </style:style>
    <style:style style:name="ce44" style:family="table-cell" style:parent-style-name="Default">
      <style:table-cell-properties fo:border-bottom="none" fo:border-left="0.99pt dotted #000000" fo:border-right="none" fo:border-top="none"/>
    </style:style>
    <style:style style:name="ce45" style:family="table-cell" style:parent-style-name="Default">
      <style:table-cell-properties fo:border-bottom="0.99pt dotted #000000" fo:border-left="0.99pt dotted #000000" fo:border-right="none" fo:border-top="none"/>
    </style:style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03" style:family="table-cell" style:parent-style-name="Default"/>
    <style:style style:name="ce804" style:family="table-cell" style:parent-style-name="Default"/>
    <style:style style:name="ce801" style:family="table-cell" style:parent-style-name="Default">
      <style:table-cell-properties fo:background-color="transparent"/>
    </style:style>
    <style:style style:name="ce802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order-bottom="none" fo:border-left="none" fo:border-right="none" fo:border-top="0.99pt dotted #000000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0.99pt dotted #000000" fo:border-left="none" fo:border-right="none" fo:border-top="none"/>
    </style:style>
    <style:style style:name="ce54" style:family="table-cell" style:parent-style-name="Default">
      <style:table-cell-properties fo:border-bottom="none" fo:border-left="none" fo:border-right="none" fo:border-top="0.99pt dotted #000000"/>
      <style:text-properties fo:font-weight="bold" style:font-weight-asian="bold" style:font-weight-complex="bold"/>
    </style:style>
    <style:style style:name="ce241" style:family="table-cell" style:parent-style-name="Default" style:data-style-name="N154">
      <style:table-cell-properties fo:padding="2.01pt"/>
      <style:text-properties style:font-name="Liberation Sans" style:font-name-asian="Noto Sans CJK SC Regular" style:font-name-complex="FreeSans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none" fo:border-left="none" fo:border-right="0.99pt dotted #000000" fo:border-top="0.99pt dotte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padding="2.01pt" fo:border-right="0.99pt dotted #000000" fo:border-top="none"/>
    </style:style>
    <style:style style:name="ce59" style:family="table-cell" style:parent-style-name="Default">
      <style:table-cell-properties fo:border-bottom="none" fo:border-left="none" fo:border-right="0.99pt dotted #000000" fo:border-top="none"/>
    </style:style>
    <style:style style:name="ce60" style:family="table-cell" style:parent-style-name="Default">
      <style:table-cell-properties fo:border-bottom="0.99pt dotted #000000" fo:border-left="none" fo:border-right="0.99pt dotted #000000" fo:border-top="none"/>
    </style:style>
    <style:style style:name="ce62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81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815" style:family="table-cell" style:parent-style-name="Default" style:data-style-name="N0">
      <style:table-cell-properties fo:padding="2.01pt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near Regression</text:p>
          </table:table-cell>
          <table:covered-table-cell table:style-name="ce1"/>
          <table:covered-table-cell table:style-name="ce73"/>
          <table:table-cell table:number-columns-repeated="2"/>
          <table:table-cell table:style-name="ce1" office:value-type="string" calcext:value-type="string" table:number-columns-spanned="4" table:number-rows-spanned="1">
            <text:p>Feature Based (7 classes)</text:p>
          </table:table-cell>
          <table:covered-table-cell table:style-name="ce73"/>
          <table:covered-table-cell table:number-columns-repeated="2"/>
          <table:table-cell table:style-name="ce1" office:value-type="string" calcext:value-type="string" table:number-columns-spanned="3" table:number-rows-spanned="1">
            <text:p>Feature Based (Binary)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73" office:value-type="string" calcext:value-type="string">
            <text:p>Dataset</text:p>
          </table:table-cell>
          <table:table-cell office:value-type="string" calcext:value-type="string">
            <text:p>Mean MAE</text:p>
          </table:table-cell>
          <table:table-cell office:value-type="string" calcext:value-type="string">
            <text:p>STD MAE</text:p>
          </table:table-cell>
          <table:table-cell table:style-name="ce244" table:number-columns-repeated="2"/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79" office:value-type="string" calcext:value-type="string">
            <text:p>STD %</text:p>
          </table:table-cell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table:style-name="ce84" office:value-type="string" calcext:value-type="string">
            <text:p>STD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dio</text:p>
          </table:table-cell>
          <table:table-cell table:formula="of:=[$'Linear Regression'.P40]" office:value-type="float" office:value="3.339755024" calcext:value-type="float">
            <text:p>3.339755024</text:p>
          </table:table-cell>
          <table:table-cell table:formula="of:=[$'Linear Regression'.Q40]" office:value-type="float" office:value="0.368281533679033" calcext:value-type="float">
            <text:p>0.368281533679033</text:p>
          </table:table-cell>
          <table:table-cell table:style-name="ce244" table:number-columns-repeated="2"/>
          <table:table-cell table:style-name="ce5" office:value-type="string" calcext:value-type="string" table:number-columns-spanned="1" table:number-rows-spanned="5">
            <text:p>Audio</text:p>
          </table:table-cell>
          <table:table-cell office:value-type="string" calcext:value-type="string">
            <text:p>Logistic Regression</text:p>
          </table:table-cell>
          <table:table-cell table:formula="of:=[$Audio.H2]" office:value-type="float" office:value="0.175162936" calcext:value-type="float">
            <text:p>0.175162936</text:p>
          </table:table-cell>
          <table:table-cell table:formula="of:=[$Audio.I2]" office:value-type="float" office:value="0.0441511558340048" calcext:value-type="float">
            <text:p>0.044151155834005</text:p>
          </table:table-cell>
          <table:table-cell table:style-name="ce5" office:value-type="string" calcext:value-type="string" table:number-columns-spanned="1" table:number-rows-spanned="5">
            <text:p>Audio</text:p>
          </table:table-cell>
          <table:table-cell office:value-type="string" calcext:value-type="string">
            <text:p>Logistic Regression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44" table:number-columns-repeated="2"/>
          <table:covered-table-cell table:style-name="ce14"/>
          <table:table-cell office:value-type="string" calcext:value-type="string">
            <text:p>Linear SVM</text:p>
          </table:table-cell>
          <table:table-cell table:formula="of:=[$Audio.H3]" office:value-type="float" office:value="0.172411306" calcext:value-type="float">
            <text:p>0.172411306</text:p>
          </table:table-cell>
          <table:table-cell table:formula="of:=[$Audio.I3]" office:value-type="float" office:value="0.0515148013955798" calcext:value-type="float">
            <text:p>0.05151480139558</text:p>
          </table:table-cell>
          <table:covered-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MEG</text:p>
          </table:table-cell>
          <table:table-cell table:formula="of:=[$'Linear Regression'.P42]" office:value-type="float" office:value="9.959917522" calcext:value-type="float">
            <text:p>9.959917522</text:p>
          </table:table-cell>
          <table:table-cell table:formula="of:=[$'Linear Regression'.Q42]" office:value-type="float" office:value="7.85639304941808" calcext:value-type="float">
            <text:p>7.85639304941808</text:p>
          </table:table-cell>
          <table:table-cell table:style-name="ce244" table:number-columns-repeated="2"/>
          <table:covered-table-cell table:style-name="ce14"/>
          <table:table-cell office:value-type="string" calcext:value-type="string">
            <text:p>MLP</text:p>
          </table:table-cell>
          <table:table-cell table:formula="of:=[$Audio.H4]" office:value-type="float" office:value="0.189355544" calcext:value-type="float">
            <text:p>0.189355544</text:p>
          </table:table-cell>
          <table:table-cell table:formula="of:=[$Audio.I4]" office:value-type="float" office:value="0.0595558151372335" calcext:value-type="float">
            <text:p>0.059555815137234</text:p>
          </table:table-cell>
          <table:covered-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MEG (reduced)</text:p>
          </table:table-cell>
          <table:table-cell table:formula="of:=[$'Linear Regression'.P43]" office:value-type="float" office:value="3.282323546" calcext:value-type="float">
            <text:p>3.282323546</text:p>
          </table:table-cell>
          <table:table-cell table:formula="of:=[$'Linear Regression'.Q43]" office:value-type="float" office:value="0.304046891659972" calcext:value-type="float">
            <text:p>0.304046891659972</text:p>
          </table:table-cell>
          <table:table-cell table:number-columns-repeated="2"/>
          <table:covered-table-cell table:style-name="ce14"/>
          <table:table-cell office:value-type="string" calcext:value-type="string">
            <text:p>LSTM+Attention</text:p>
          </table:table-cell>
          <table:table-cell table:style-name="ce53" table:formula="of:=[$Audio.H5]" office:value-type="float" office:value="0.237666666" calcext:value-type="float">
            <text:p>0.237666666</text:p>
          </table:table-cell>
          <table:table-cell table:style-name="ce73" table:formula="of:=[$Audio.I5]" office:value-type="float" office:value="0.0708787930158791" calcext:value-type="float">
            <text:p>0.070878793015879</text:p>
          </table:table-cell>
          <table:covered-table-cell table:style-name="ce14"/>
          <table:table-cell office:value-type="string" calcext:value-type="string">
            <text:p>LSTM+Attention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style-name="ce14"/>
          <table:table-cell office:value-type="string" calcext:value-type="string">
            <text:p>SCNN</text:p>
          </table:table-cell>
          <table:table-cell table:formula="of:=[$Audio.H6]" office:value-type="float" office:value="0.156046346" calcext:value-type="float">
            <text:p>0.156046346</text:p>
          </table:table-cell>
          <table:table-cell table:style-name="ce71" table:formula="of:=[$Audio.I6]" office:value-type="float" office:value="0.0398484267708278" calcext:value-type="float">
            <text:p>0.039848426770828</text:p>
          </table:table-cell>
          <table:covered-table-cell table:style-name="ce14"/>
          <table:table-cell office:value-type="string" calcext:value-type="string">
            <text:p>SC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o + MEG</text:p>
          </table:table-cell>
          <table:table-cell table:formula="of:=[$'Linear Regression'.P45]" office:value-type="float" office:value="63.738015368" calcext:value-type="float">
            <text:p>63.738015368</text:p>
          </table:table-cell>
          <table:table-cell table:formula="of:=[$'Linear Regression'.Q45]" office:value-type="float" office:value="61.0303441169099" calcext:value-type="float">
            <text:p>61.0303441169099</text:p>
          </table:table-cell>
          <table:table-cell table:style-name="ce245" table:number-columns-repeated="2"/>
          <table:table-cell table:style-name="ce13"/>
          <table:table-cell table:number-columns-repeated="2"/>
          <table:table-cell table:style-name="ce71"/>
          <table:table-cell table:style-name="ce13"/>
          <table:table-cell table:number-columns-repeated="6"/>
        </table:table-row>
        <table:table-row table:style-name="ro1">
          <table:table-cell office:value-type="string" calcext:value-type="string">
            <text:p>Audio + MEG (reduced)</text:p>
          </table:table-cell>
          <table:table-cell table:formula="of:=[$'Linear Regression'.P46]" office:value-type="float" office:value="2.97421875" calcext:value-type="float">
            <text:p>2.97421875</text:p>
          </table:table-cell>
          <table:table-cell table:formula="of:=[$'Linear Regression'.Q46]" office:value-type="float" office:value="2.05393892973747" calcext:value-type="float">
            <text:p>2.05393892973747</text:p>
          </table:table-cell>
          <table:table-cell table:style-name="ce245" table:number-columns-repeated="2"/>
          <table:table-cell table:style-name="ce92" office:value-type="string" calcext:value-type="string" table:number-columns-spanned="1" table:number-rows-spanned="5">
            <text:p>MEG</text:p>
          </table:table-cell>
          <table:table-cell office:value-type="string" calcext:value-type="string">
            <text:p>Logistic Regression</text:p>
          </table:table-cell>
          <table:table-cell table:formula="of:=[$MEG.H2]" office:value-type="float" office:value="0.165387402" calcext:value-type="float">
            <text:p>0.165387402</text:p>
          </table:table-cell>
          <table:table-cell table:formula="of:=[$MEG.I2]" office:value-type="float" office:value="0.068447541799376" calcext:value-type="float">
            <text:p>0.068447541799376</text:p>
          </table:table-cell>
          <table:table-cell table:style-name="ce92" office:value-type="string" calcext:value-type="string" table:number-columns-spanned="1" table:number-rows-spanned="5">
            <text:p>MEG (reduced)</text:p>
          </table:table-cell>
          <table:table-cell office:value-type="string" calcext:value-type="string">
            <text:p>Logistic Regression</text:p>
          </table:table-cell>
          <table:table-cell table:formula="of:=[MEG.I23]" office:value-type="float" office:value="0.0563813213313724" calcext:value-type="float">
            <text:p>0.05638132133137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5" table:number-columns-repeated="2"/>
          <table:covered-table-cell/>
          <table:table-cell office:value-type="string" calcext:value-type="string">
            <text:p>Linear SVM</text:p>
          </table:table-cell>
          <table:table-cell table:formula="of:=[$MEG.H3]" office:value-type="float" office:value="0.191578674" calcext:value-type="float">
            <text:p>0.191578674</text:p>
          </table:table-cell>
          <table:table-cell table:formula="of:=[$MEG.I3]" office:value-type="float" office:value="0.0606793937566628" calcext:value-type="float">
            <text:p>0.060679393756663</text:p>
          </table:table-cell>
          <table:covered-table-cell/>
          <table:table-cell office:value-type="string" calcext:value-type="string">
            <text:p>Linear SVM</text:p>
          </table:table-cell>
          <table:table-cell table:formula="of:=[MEG.I24]" office:value-type="float" office:value="0.057436241176797" calcext:value-type="float">
            <text:p>0.057436241176797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MLP</text:p>
          </table:table-cell>
          <table:table-cell table:style-name="ce73" table:formula="of:=[$MEG.H4]" office:value-type="float" office:value="0.270958412" calcext:value-type="float">
            <text:p>0.270958412</text:p>
          </table:table-cell>
          <table:table-cell table:style-name="ce73" table:formula="of:=[$MEG.I4]" office:value-type="float" office:value="0.0695026846752887" calcext:value-type="float">
            <text:p>0.069502684675289</text:p>
          </table:table-cell>
          <table:covered-table-cell/>
          <table:table-cell office:value-type="string" calcext:value-type="string">
            <text:p>MLP</text:p>
          </table:table-cell>
          <table:table-cell table:formula="of:=[MEG.I25]" office:value-type="float" office:value="0.0493437956659163" calcext:value-type="float">
            <text:p>0.049343795665916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LSTM+Attention</text:p>
          </table:table-cell>
          <table:table-cell table:formula="of:=[$MEG.H5]" office:value-type="float" office:value="0.259739324" calcext:value-type="float">
            <text:p>0.259739324</text:p>
          </table:table-cell>
          <table:table-cell table:formula="of:=[$MEG.I5]" office:value-type="float" office:value="0.00803324961540036" calcext:value-type="float">
            <text:p>0.0080332496154</text:p>
          </table:table-cell>
          <table:covered-table-cell/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SCNN</text:p>
          </table:table-cell>
          <table:table-cell table:formula="of:=[$MEG.H6]" office:value-type="float" office:value="0.248370752" calcext:value-type="float">
            <text:p>0.248370752</text:p>
          </table:table-cell>
          <table:table-cell table:formula="of:=[$MEG.I6]" office:value-type="float" office:value="0.0877675273808982" calcext:value-type="float">
            <text:p>0.087767527380898</text:p>
          </table:table-cell>
          <table:covered-table-cell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92" office:value-type="string" calcext:value-type="string" table:number-columns-spanned="1" table:number-rows-spanned="5">
            <text:p>MEG (reduced)</text:p>
          </table:table-cell>
          <table:table-cell office:value-type="string" calcext:value-type="string">
            <text:p>Logistic Regression</text:p>
          </table:table-cell>
          <table:table-cell table:formula="of:=[$MEG.H9]" office:value-type="float" office:value="0.279386894" calcext:value-type="float">
            <text:p>0.279386894</text:p>
          </table:table-cell>
          <table:table-cell table:formula="of:=[$MEG.I9]" office:value-type="float" office:value="0.025269527421759" calcext:value-type="float">
            <text:p>0.025269527421759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Linear SVM</text:p>
          </table:table-cell>
          <table:table-cell table:style-name="ce73" table:formula="of:=[$MEG.H10]" office:value-type="float" office:value="0.285300506879073" calcext:value-type="float">
            <text:p>0.285300506879073</text:p>
          </table:table-cell>
          <table:table-cell table:style-name="ce73" table:formula="of:=[$MEG.I10]" office:value-type="float" office:value="0.00791157617067769" calcext:value-type="float">
            <text:p>0.007911576170678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SCNN</text:p>
          </table:table-cell>
          <table:table-cell table:formula="of:=[$MEG.H11]" office:value-type="float" office:value="0.224142858" calcext:value-type="float">
            <text:p>0.224142858</text:p>
          </table:table-cell>
          <table:table-cell table:formula="of:=[$MEG.I11]" office:value-type="float" office:value="0.0496284681952624" calcext:value-type="float">
            <text:p>0.049628468195262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Attention LSTM</text:p>
          </table:table-cell>
          <table:table-cell table:formula="of:=[$MEG.H12]" office:value-type="float" office:value="0.207482016" calcext:value-type="float">
            <text:p>0.207482016</text:p>
          </table:table-cell>
          <table:table-cell table:formula="of:=[$MEG.I12]" office:value-type="float" office:value="0.0690639981542195" calcext:value-type="float">
            <text:p>0.06906399815422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MLP</text:p>
          </table:table-cell>
          <table:table-cell table:style-name="ce73" table:formula="of:=[$MEG.H13]" office:value-type="float" office:value="0.28094033" calcext:value-type="float">
            <text:p>0.28094033</text:p>
          </table:table-cell>
          <table:table-cell table:style-name="ce73" table:formula="of:=[$MEG.I13]" office:value-type="float" office:value="0.0591203399545884" calcext:value-type="float">
            <text:p>0.059120339954588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4" table:number-rows-spanned="1">
            <text:p>End to End (7 Classes)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End to End (Binary)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104" office:value-type="string" calcext:value-type="string">
            <text:p>STD %</text:p>
          </table:table-cell>
          <table:table-cell table:style-name="ce104"/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110" office:value-type="string" calcext:value-type="string">
            <text:p>STD %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 table:number-columns-spanned="1" table:number-rows-spanned="2">
            <text:p>Raw MEG</text:p>
          </table:table-cell>
          <table:table-cell office:value-type="string" calcext:value-type="string">
            <text:p>LSTM+Attention</text:p>
          </table:table-cell>
          <table:table-cell table:formula="of:=[Raw.H2]" office:value-type="float" office:value="0.280935254" calcext:value-type="float">
            <text:p>0.280935254</text:p>
          </table:table-cell>
          <table:table-cell table:formula="of:=[Raw.I2]" office:value-type="float" office:value="0.0499546919648323" calcext:value-type="float">
            <text:p>0.049954691964832</text:p>
          </table:table-cell>
          <table:table-cell/>
          <table:table-cell table:style-name="ce3" office:value-type="string" calcext:value-type="string" table:number-columns-spanned="1" table:number-rows-spanned="2">
            <text:p>Raw MEG</text:p>
          </table:table-cell>
          <table:table-cell office:value-type="string" calcext:value-type="string">
            <text:p>LSTM+Attention</text:p>
          </table:table-cell>
          <table:table-cell table:formula="of:=[Raw.H8]" office:value-type="float" office:value="0.926115106" calcext:value-type="float">
            <text:p>0.926115106</text:p>
          </table:table-cell>
          <table:table-cell table:formula="of:=[Raw.I8]" office:value-type="float" office:value="0.0579201464392113" calcext:value-type="float">
            <text:p>0.057920146439211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formula="of:=[Raw.H5]" office:value-type="float" office:value="0.286386682" calcext:value-type="float">
            <text:p>0.286386682</text:p>
          </table:table-cell>
          <table:table-cell table:formula="of:=[Raw.I5]" office:value-type="float" office:value="0.0790565085724485" calcext:value-type="float">
            <text:p>0.079056508572449</text:p>
          </table:table-cell>
          <table:table-cell/>
          <table:covered-table-cell/>
          <table:table-cell office:value-type="string" calcext:value-type="string">
            <text:p>SCNN</text:p>
          </table:table-cell>
          <table:table-cell table:style-name="ce73" table:formula="of:=[Raw.H9]" office:value-type="float" office:value="0.95114286" calcext:value-type="float">
            <text:p>0.95114286</text:p>
          </table:table-cell>
          <table:table-cell table:style-name="ce73" table:formula="of:=[Raw.I9]" office:value-type="float" office:value="0.0231391677725043" calcext:value-type="float">
            <text:p>0.023139167772504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2">
          <table:table-cell table:style-name="ce8" office:value-type="string" calcext:value-type="string" table:number-columns-spanned="1" table:number-rows-spanned="3">
            <text:p>Temporal Augmentation MEG</text:p>
          </table:table-cell>
          <table:table-cell office:value-type="string" calcext:value-type="string">
            <text:p>Logistic Regression</text:p>
          </table:table-cell>
          <table:table-cell table:formula="of:=['Temporal Augmentation Raw'.H2]" office:value-type="float" office:value="0.206154958" calcext:value-type="float">
            <text:p>0.206154958</text:p>
          </table:table-cell>
          <table:table-cell table:formula="of:=['Temporal Augmentation Raw'.I2]" office:value-type="float" office:value="0.0381120086633514" calcext:value-type="float">
            <text:p>0.038112008663351</text:p>
          </table:table-cell>
          <table:table-cell/>
          <table:table-cell table:style-name="ce8" office:value-type="string" calcext:value-type="string" table:number-columns-spanned="1" table:number-rows-spanned="2">
            <text:p>Temporal Augmentation MEG</text:p>
          </table:table-cell>
          <table:table-cell office:value-type="string" calcext:value-type="string">
            <text:p>LSTM+Attention</text:p>
          </table:table-cell>
          <table:table-cell table:formula="of:=['Temporal Augmentation Raw'.H11]" office:value-type="float" office:value="0.938920863309352" calcext:value-type="float">
            <text:p>0.938920863309352</text:p>
          </table:table-cell>
          <table:table-cell table:formula="of:=['Temporal Augmentation Raw'.I11]" office:value-type="float" office:value="0.00932619427712246" calcext:value-type="float">
            <text:p>0.009326194277122</text:p>
          </table:table-cell>
          <table:table-cell table:number-columns-repeated="7"/>
        </table:table-row>
        <table:table-row table:style-name="ro1">
          <table:covered-table-cell table:style-name="ce6"/>
          <table:table-cell office:value-type="string" calcext:value-type="string">
            <text:p>LSTM+Attention</text:p>
          </table:table-cell>
          <table:table-cell table:formula="of:=['Temporal Augmentation Raw'.H4]" office:value-type="float" office:value="0.25" calcext:value-type="float">
            <text:p>0.25</text:p>
          </table:table-cell>
          <table:table-cell table:formula="of:=['Temporal Augmentation Raw'.I4]" office:value-type="float" office:value="0.014664616626359" calcext:value-type="float">
            <text:p>0.014664616626359</text:p>
          </table:table-cell>
          <table:table-cell/>
          <table:covered-table-cell table:style-name="ce6"/>
          <table:table-cell office:value-type="string" calcext:value-type="string">
            <text:p>SCNN</text:p>
          </table:table-cell>
          <table:table-cell table:formula="of:=['Temporal Augmentation Raw'.H12]" office:value-type="float" office:value="0.892086330935252" calcext:value-type="float">
            <text:p>0.892086330935252</text:p>
          </table:table-cell>
          <table:table-cell table:formula="of:=['Temporal Augmentation Raw'.I12]" office:value-type="float" office:value="0.0793000276440596" calcext:value-type="float">
            <text:p>0.07930002764406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style-name="ce73" table:formula="of:=['Temporal Augmentation Raw'.H7]" office:value-type="float" office:value="0.302805755395683" calcext:value-type="float">
            <text:p>0.302805755395683</text:p>
          </table:table-cell>
          <table:table-cell table:style-name="ce73" table:formula="of:=['Temporal Augmentation Raw'.I7]" office:value-type="float" office:value="0.0736191307276074" calcext:value-type="float">
            <text:p>0.073619130727607</text:p>
          </table:table-cell>
          <table:table-cell table:style-name="ce73"/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8" office:value-type="string" calcext:value-type="string" table:number-columns-spanned="1" table:number-rows-spanned="2">
            <text:p>Spatial Transform MEG</text:p>
          </table:table-cell>
          <table:table-cell table:number-columns-repeated="15"/>
        </table:table-row>
        <table:table-row table:style-name="ro1">
          <table:covered-table-cell table:style-name="ce6"/>
          <table:table-cell office:value-type="string" calcext:value-type="string">
            <text:p>SCNN</text:p>
          </table:table-cell>
          <table:table-cell table:formula="of:=['Spatial Transform Raw'.H3]" office:value-type="float" office:value="0.219214288" calcext:value-type="float">
            <text:p>0.219214288</text:p>
          </table:table-cell>
          <table:table-cell table:formula="of:=['Spatial Transform Raw'.I3]" office:value-type="float" office:value="0.0220322726161572" calcext:value-type="float">
            <text:p>0.022032272616157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2">
            <text:p>Spatial Augmentation MEG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formula="of:=['Spatial  Augmentation Raw'.H3]" office:value-type="float" office:value="0.150470673425055" calcext:value-type="float">
            <text:p>0.150470673425055</text:p>
          </table:table-cell>
          <table:table-cell table:formula="of:=['Spatial  Augmentation Raw'.I3]" office:value-type="float" office:value="0.0510053934161658" calcext:value-type="float">
            <text:p>0.05100539341616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4" table:number-rows-spanned="2">
            <text:p>Nemenyi Post-Hoc (1-off)</text:p>
          </table:table-cell>
          <table:covered-table-cell table:number-columns-repeated="3"/>
          <table:table-cell table:number-columns-repeated="12"/>
        </table:table-row>
        <table:table-row table:style-name="ro1"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udio.Logistic</text:p>
          </table:table-cell>
          <table:table-cell office:value-type="string" calcext:value-type="string">
            <text:p>Audio.SVM</text:p>
          </table:table-cell>
          <table:table-cell office:value-type="string" calcext:value-type="string">
            <text:p>Audio.MLP</text:p>
          </table:table-cell>
          <table:table-cell office:value-type="string" calcext:value-type="string">
            <text:p>Audio.aLSTM</text:p>
          </table:table-cell>
          <table:table-cell office:value-type="string" calcext:value-type="string">
            <text:p>Audio.SCNN</text:p>
          </table:table-cell>
          <table:table-cell office:value-type="string" calcext:value-type="string">
            <text:p>MEG.Reduced.Logistic</text:p>
          </table:table-cell>
          <table:table-cell office:value-type="string" calcext:value-type="string">
            <text:p>MEG.Reduced.SVM</text:p>
          </table:table-cell>
          <table:table-cell office:value-type="string" calcext:value-type="string">
            <text:p>MEG.Reduced.MLP</text:p>
          </table:table-cell>
          <table:table-cell office:value-type="string" calcext:value-type="string">
            <text:p>MEG.Rediced.aLSTM</text:p>
          </table:table-cell>
          <table:table-cell office:value-type="string" calcext:value-type="string">
            <text:p>MEG.Reduced.SCNN</text:p>
          </table:table-cell>
          <table:table-cell office:value-type="string" calcext:value-type="string">
            <text:p>Raw.MEG.aLSTM</text:p>
          </table:table-cell>
          <table:table-cell office:value-type="string" calcext:value-type="string">
            <text:p>Raw.MEG.SCNN</text:p>
          </table:table-cell>
          <table:table-cell office:value-type="string" calcext:value-type="string">
            <text:p>Raw.Cropping.SCNN</text:p>
          </table:table-cell>
          <table:table-cell/>
          <table:table-cell office:value-type="string" calcext:value-type="string">
            <text:p>Raw.Spatial.Projection.SCNN</text:p>
          </table:table-cell>
        </table:table-row>
        <table:table-row table:style-name="ro1">
          <table:table-cell office:value-type="string" calcext:value-type="string">
            <text:p>Audio.SVM</text:p>
          </table:table-cell>
          <table:table-cell office:value-type="float" office:value="0.9795167" calcext:value-type="float">
            <text:p>0.9795167</text:p>
          </table:table-cell>
          <table:table-cell table:number-columns-repeated="1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udio.MLP</text:p>
          </table:table-cell>
          <table:table-cell office:value-type="float" office:value="0.9999991" calcext:value-type="float">
            <text:p>0.9999991</text:p>
          </table:table-cell>
          <table:table-cell office:value-type="float" office:value="0.9999703" calcext:value-type="float">
            <text:p>0.9999703</text:p>
          </table:table-cell>
          <table:table-cell table:number-columns-repeated="1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udio.aLSTM</text:p>
          </table:table-cell>
          <table:table-cell office:value-type="float" office:value="0.7912552" calcext:value-type="float">
            <text:p>0.7912552</text:p>
          </table:table-cell>
          <table:table-cell office:value-type="float" office:value="1" calcext:value-type="float">
            <text:p>1</text:p>
          </table:table-cell>
          <table:table-cell office:value-type="float" office:value="0.9915881" calcext:value-type="float">
            <text:p>0.9915881</text:p>
          </table:table-cell>
          <table:table-cell table:number-columns-repeated="1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udio.SCNN</text:p>
          </table:table-cell>
          <table:table-cell office:value-type="float" office:value="0.9998172" calcext:value-type="float">
            <text:p>0.9998172</text:p>
          </table:table-cell>
          <table:table-cell office:value-type="float" office:value="0.4535685" calcext:value-type="float">
            <text:p>0.4535685</text:p>
          </table:table-cell>
          <table:table-cell office:value-type="float" office:value="0.9567684" calcext:value-type="float">
            <text:p>0.9567684</text:p>
          </table:table-cell>
          <table:table-cell office:value-type="float" office:value="0.1463908" calcext:value-type="float">
            <text:p>0.1463908</text:p>
          </table:table-cell>
          <table:table-cell table:number-columns-repeated="1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G.Reduced.Logistic</text:p>
          </table:table-cell>
          <table:table-cell office:value-type="float" office:value="1" calcext:value-type="float">
            <text:p>1</text:p>
          </table:table-cell>
          <table:table-cell office:value-type="float" office:value="0.9998172" calcext:value-type="float">
            <text:p>0.9998172</text:p>
          </table:table-cell>
          <table:table-cell office:value-type="float" office:value="1" calcext:value-type="float">
            <text:p>1</text:p>
          </table:table-cell>
          <table:table-cell office:value-type="float" office:value="0.9795167" calcext:value-type="float">
            <text:p>0.9795167</text:p>
          </table:table-cell>
          <table:table-cell office:value-type="float" office:value="0.97951668" calcext:value-type="float">
            <text:p>0.97951668</text:p>
          </table:table-cell>
          <table:table-cell table:number-columns-repeated="1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G.Reduced.SVM</text:p>
          </table:table-cell>
          <table:table-cell office:value-type="float" office:value="0.9995977" calcext:value-type="float">
            <text:p>0.99959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8172" calcext:value-type="float">
            <text:p>0.9998172</text:p>
          </table:table-cell>
          <table:table-cell office:value-type="float" office:value="0.79125518" calcext:value-type="float">
            <text:p>0.79125518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G.Reduced.MLP</text:p>
          </table:table-cell>
          <table:table-cell office:value-type="float" office:value="0.9995977" calcext:value-type="float">
            <text:p>0.99959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8172" calcext:value-type="float">
            <text:p>0.9998172</text:p>
          </table:table-cell>
          <table:table-cell office:value-type="float" office:value="0.79125518" calcext:value-type="float">
            <text:p>0.791255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G.Rediced.aLSTM</text:p>
          </table:table-cell>
          <table:table-cell office:value-type="float" office:value="0.999923" calcext:value-type="float">
            <text:p>0.999923</text:p>
          </table:table-cell>
          <table:table-cell office:value-type="float" office:value="0.9999998" calcext:value-type="float">
            <text:p>0.9999998</text:p>
          </table:table-cell>
          <table:table-cell office:value-type="float" office:value="1" calcext:value-type="float">
            <text:p>1</text:p>
          </table:table-cell>
          <table:table-cell office:value-type="float" office:value="0.9991736" calcext:value-type="float">
            <text:p>0.9991736</text:p>
          </table:table-cell>
          <table:table-cell office:value-type="float" office:value="0.86417263" calcext:value-type="float">
            <text:p>0.8641726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G.Reduced.SCNN</text:p>
          </table:table-cell>
          <table:table-cell office:value-type="float" office:value="0.9999703" calcext:value-type="float">
            <text:p>0.9999703</text:p>
          </table:table-cell>
          <table:table-cell office:value-type="float" office:value="0.9999991" calcext:value-type="float">
            <text:p>0.9999991</text:p>
          </table:table-cell>
          <table:table-cell office:value-type="float" office:value="1" calcext:value-type="float">
            <text:p>1</text:p>
          </table:table-cell>
          <table:table-cell office:value-type="float" office:value="0.9984036" calcext:value-type="float">
            <text:p>0.9984036</text:p>
          </table:table-cell>
          <table:table-cell office:value-type="float" office:value="0.89398955" calcext:value-type="float">
            <text:p>0.8939895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MEG.aLSTM</text:p>
          </table:table-cell>
          <table:table-cell office:value-type="float" office:value="0.7488274" calcext:value-type="float">
            <text:p>0.7488274</text:p>
          </table:table-cell>
          <table:table-cell office:value-type="float" office:value="0.9999998" calcext:value-type="float">
            <text:p>0.9999998</text:p>
          </table:table-cell>
          <table:table-cell office:value-type="float" office:value="0.986617" calcext:value-type="float">
            <text:p>0.986617</text:p>
          </table:table-cell>
          <table:table-cell office:value-type="float" office:value="1" calcext:value-type="float">
            <text:p>1</text:p>
          </table:table-cell>
          <table:table-cell office:value-type="float" office:value="0.12272963" calcext:value-type="float">
            <text:p>0.12272963</text:p>
          </table:table-cell>
          <table:table-cell office:value-type="float" office:value="0.969748" calcext:value-type="float">
            <text:p>0.969748</text:p>
          </table:table-cell>
          <table:table-cell table:number-columns-repeated="2" office:value-type="float" office:value="0.9995977" calcext:value-type="float">
            <text:p>0.9995977</text:p>
          </table:table-cell>
          <table:table-cell office:value-type="float" office:value="0.9984036" calcext:value-type="float">
            <text:p>0.9984036</text:p>
          </table:table-cell>
          <table:table-cell office:value-type="float" office:value="0.9970826" calcext:value-type="float">
            <text:p>0.9970826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MEG.SCNN</text:p>
          </table:table-cell>
          <table:table-cell office:value-type="float" office:value="0.6549623" calcext:value-type="float">
            <text:p>0.6549623</text:p>
          </table:table-cell>
          <table:table-cell office:value-type="float" office:value="0.9999968" calcext:value-type="float">
            <text:p>0.9999968</text:p>
          </table:table-cell>
          <table:table-cell office:value-type="float" office:value="0.969748" calcext:value-type="float">
            <text:p>0.969748</text:p>
          </table:table-cell>
          <table:table-cell office:value-type="float" office:value="1" calcext:value-type="float">
            <text:p>1</text:p>
          </table:table-cell>
          <table:table-cell office:value-type="float" office:value="0.08441744" calcext:value-type="float">
            <text:p>0.08441744</text:p>
          </table:table-cell>
          <table:table-cell office:value-type="float" office:value="0.9400744" calcext:value-type="float">
            <text:p>0.9400744</text:p>
          </table:table-cell>
          <table:table-cell table:number-columns-repeated="2" office:value-type="float" office:value="0.9984036" calcext:value-type="float">
            <text:p>0.9984036</text:p>
          </table:table-cell>
          <table:table-cell office:value-type="float" office:value="0.9949309" calcext:value-type="float">
            <text:p>0.9949309</text:p>
          </table:table-cell>
          <table:table-cell office:value-type="float" office:value="0.9915881" calcext:value-type="float">
            <text:p>0.991588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Cropping.aLSTM</text:p>
          </table:table-cell>
          <table:table-cell office:value-type="float" office:value="1" calcext:value-type="float">
            <text:p>1</text:p>
          </table:table-cell>
          <table:table-cell office:value-type="float" office:value="0.9984036" calcext:value-type="float">
            <text:p>0.9984036</text:p>
          </table:table-cell>
          <table:table-cell office:value-type="float" office:value="1" calcext:value-type="float">
            <text:p>1</text:p>
          </table:table-cell>
          <table:table-cell office:value-type="float" office:value="0.9400744" calcext:value-type="float">
            <text:p>0.9400744</text:p>
          </table:table-cell>
          <table:table-cell office:value-type="float" office:value="0.99493087" calcext:value-type="float">
            <text:p>0.994930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9968" calcext:value-type="float">
            <text:p>0.9999968</text:p>
          </table:table-cell>
          <table:table-cell office:value-type="float" office:value="0.9999998" calcext:value-type="float">
            <text:p>0.9999998</text:p>
          </table:table-cell>
          <table:table-cell office:value-type="float" office:value="1" calcext:value-type="float">
            <text:p>1</text:p>
          </table:table-cell>
          <table:table-cell office:value-type="float" office:value="0.9192459" calcext:value-type="float">
            <text:p>0.9192459</text:p>
          </table:table-cell>
          <table:table-cell office:value-type="float" office:value="0.86417263" calcext:value-type="float">
            <text:p>0.8641726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Cropping.SCNN</text:p>
          </table:table-cell>
          <table:table-cell office:value-type="float" office:value="0.5035316" calcext:value-type="float">
            <text:p>0.5035316</text:p>
          </table:table-cell>
          <table:table-cell office:value-type="float" office:value="0.999923" calcext:value-type="float">
            <text:p>0.999923</text:p>
          </table:table-cell>
          <table:table-cell office:value-type="float" office:value="0.9192459" calcext:value-type="float">
            <text:p>0.9192459</text:p>
          </table:table-cell>
          <table:table-cell office:value-type="float" office:value="1" calcext:value-type="float">
            <text:p>1</text:p>
          </table:table-cell>
          <table:table-cell office:value-type="float" office:value="0.0457277" calcext:value-type="float">
            <text:p>0.0457277</text:p>
          </table:table-cell>
          <table:table-cell office:value-type="float" office:value="0.8641726" calcext:value-type="float">
            <text:p>0.8641726</text:p>
          </table:table-cell>
          <table:table-cell table:number-columns-repeated="2" office:value-type="float" office:value="0.9915881" calcext:value-type="float">
            <text:p>0.9915881</text:p>
          </table:table-cell>
          <table:table-cell office:value-type="float" office:value="0.9795167" calcext:value-type="float">
            <text:p>0.9795167</text:p>
          </table:table-cell>
          <table:table-cell office:value-type="float" office:value="0.969748" calcext:value-type="float">
            <text:p>0.9697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488274" calcext:value-type="float">
            <text:p>0.748827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Spatial.Projection.SCNN</text:p>
          </table:table-cell>
          <table:table-cell office:value-type="float" office:value="0.9999998" calcext:value-type="float">
            <text:p>0.9999998</text:p>
          </table:table-cell>
          <table:table-cell office:value-type="float" office:value="0.7488274" calcext:value-type="float">
            <text:p>0.7488274</text:p>
          </table:table-cell>
          <table:table-cell office:value-type="float" office:value="0.9970826" calcext:value-type="float">
            <text:p>0.9970826</text:p>
          </table:table-cell>
          <table:table-cell office:value-type="float" office:value="0.35887" calcext:value-type="float">
            <text:p>0.35887</text:p>
          </table:table-cell>
          <table:table-cell office:value-type="float" office:value="1" calcext:value-type="float">
            <text:p>1</text:p>
          </table:table-cell>
          <table:table-cell office:value-type="float" office:value="0.9991736" calcext:value-type="float">
            <text:p>0.9991736</text:p>
          </table:table-cell>
          <table:table-cell table:number-columns-repeated="2" office:value-type="float" office:value="0.9567684" calcext:value-type="float">
            <text:p>0.9567684</text:p>
          </table:table-cell>
          <table:table-cell office:value-type="float" office:value="0.9795167" calcext:value-type="float">
            <text:p>0.9795167</text:p>
          </table:table-cell>
          <table:table-cell office:value-type="float" office:value="0.986617" calcext:value-type="float">
            <text:p>0.986617</text:p>
          </table:table-cell>
          <table:table-cell office:value-type="float" office:value="0.3152697" calcext:value-type="float">
            <text:p>0.3152697</text:p>
          </table:table-cell>
          <table:table-cell office:value-type="float" office:value="0.23747116" calcext:value-type="float">
            <text:p>0.23747116</text:p>
          </table:table-cell>
          <table:table-cell office:value-type="float" office:value="0.999923" calcext:value-type="float">
            <text:p>0.999923</text:p>
          </table:table-cell>
          <table:table-cell office:value-type="float" office:value="0.1463908" calcext:value-type="float">
            <text:p>0.146390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Spatial.Augmentation.SCNN</text:p>
          </table:table-cell>
          <table:table-cell office:value-type="float" office:value="0.9998172" calcext:value-type="float">
            <text:p>0.9998172</text:p>
          </table:table-cell>
          <table:table-cell office:value-type="float" office:value="0.4535685" calcext:value-type="float">
            <text:p>0.4535685</text:p>
          </table:table-cell>
          <table:table-cell office:value-type="float" office:value="0.9567684" calcext:value-type="float">
            <text:p>0.9567684</text:p>
          </table:table-cell>
          <table:table-cell office:value-type="float" office:value="0.1463908" calcext:value-type="float">
            <text:p>0.1463908</text:p>
          </table:table-cell>
          <table:table-cell office:value-type="float" office:value="1" calcext:value-type="float">
            <text:p>1</text:p>
          </table:table-cell>
          <table:table-cell office:value-type="float" office:value="0.9795167" calcext:value-type="float">
            <text:p>0.9795167</text:p>
          </table:table-cell>
          <table:table-cell table:number-columns-repeated="2" office:value-type="float" office:value="0.7912552" calcext:value-type="float">
            <text:p>0.7912552</text:p>
          </table:table-cell>
          <table:table-cell office:value-type="float" office:value="0.8641726" calcext:value-type="float">
            <text:p>0.8641726</text:p>
          </table:table-cell>
          <table:table-cell office:value-type="float" office:value="0.8939895" calcext:value-type="float">
            <text:p>0.8939895</text:p>
          </table:table-cell>
          <table:table-cell office:value-type="float" office:value="0.1227296" calcext:value-type="float">
            <text:p>0.1227296</text:p>
          </table:table-cell>
          <table:table-cell office:value-type="float" office:value="0.08441744" calcext:value-type="float">
            <text:p>0.08441744</text:p>
          </table:table-cell>
          <table:table-cell office:value-type="float" office:value="0.9949309" calcext:value-type="float">
            <text:p>0.9949309</text:p>
          </table:table-cell>
          <table:table-cell office:value-type="float" office:value="0.0457277" calcext:value-type="float">
            <text:p>0.045727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8" office:value-type="string" calcext:value-type="string" table:number-columns-spanned="5" table:number-rows-spanned="3">
            <text:p>Binary:Friedman chi-squared = 52.789, df = 13, p-value = 9.834e-07</text:p>
          </table:table-cell>
          <table:covered-table-cell table:number-columns-repeated="4"/>
          <table:table-cell table:number-columns-repeated="11"/>
        </table:table-row>
        <table:table-row table:style-name="ro1">
          <table:covered-table-cell table:number-columns-repeated="5"/>
          <table:table-cell table:number-columns-repeated="11"/>
        </table:table-row>
        <table:table-row table:style-name="ro1">
          <table:covered-table-cell table:number-columns-repeated="5"/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Audio.Logistic</text:p>
          </table:table-cell>
          <table:table-cell office:value-type="string" calcext:value-type="string">
            <text:p>Audio.SVM</text:p>
          </table:table-cell>
          <table:table-cell office:value-type="string" calcext:value-type="string">
            <text:p>Audio.MLP</text:p>
          </table:table-cell>
          <table:table-cell office:value-type="string" calcext:value-type="string">
            <text:p>Audio.aLSTM</text:p>
          </table:table-cell>
          <table:table-cell office:value-type="string" calcext:value-type="string">
            <text:p>Audio.SCNN</text:p>
          </table:table-cell>
          <table:table-cell office:value-type="string" calcext:value-type="string">
            <text:p>MEG.Reduced.Logistic</text:p>
          </table:table-cell>
          <table:table-cell office:value-type="string" calcext:value-type="string">
            <text:p>MEG.Reduced.SVM</text:p>
          </table:table-cell>
          <table:table-cell office:value-type="string" calcext:value-type="string">
            <text:p>MEG.Reduced.MLP</text:p>
          </table:table-cell>
          <table:table-cell office:value-type="string" calcext:value-type="string">
            <text:p>MEG.Rediced.aLSTM</text:p>
          </table:table-cell>
          <table:table-cell office:value-type="string" calcext:value-type="string">
            <text:p>MEG.Reduced.SCNN</text:p>
          </table:table-cell>
          <table:table-cell office:value-type="string" calcext:value-type="string">
            <text:p>Raw.MEG.aLSTM</text:p>
          </table:table-cell>
          <table:table-cell office:value-type="string" calcext:value-type="string">
            <text:p>Raw.MEG.SCNN</text:p>
          </table:table-cell>
          <table:table-cell office:value-type="string" calcext:value-type="string">
            <text:p>Raw.Cropping.a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o.SVM</text:p>
          </table:table-cell>
          <table:table-cell office:value-type="float" office:value="0.26636" calcext:value-type="float">
            <text:p>0.26636</text:p>
          </table:table-cell>
          <table:table-cell table:number-columns-repeated="1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o.MLP</text:p>
          </table:table-cell>
          <table:table-cell office:value-type="float" office:value="0.74166" calcext:value-type="float">
            <text:p>0.74166</text:p>
          </table:table-cell>
          <table:table-cell office:value-type="float" office:value="0.99999" calcext:value-type="float">
            <text:p>0.99999</text:p>
          </table:table-cell>
          <table:table-cell table:number-columns-repeated="11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o.aLSTM</text:p>
          </table:table-cell>
          <table:table-cell office:value-type="float" office:value="0.63539" calcext:value-type="float">
            <text:p>0.635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o.SCNN</text:p>
          </table:table-cell>
          <table:table-cell office:value-type="float" office:value="0.99177" calcext:value-type="float">
            <text:p>0.99177</text:p>
          </table:table-cell>
          <table:table-cell office:value-type="float" office:value="0.97774" calcext:value-type="float">
            <text:p>0.97774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99977" calcext:value-type="float">
            <text:p>0.99977</text:p>
          </table:table-cell>
          <table:table-cell table:number-columns-repeated="9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.Reduced.Logistic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74166" calcext:value-type="float">
            <text:p>0.74166</text:p>
          </table:table-cell>
          <table:table-cell office:value-type="float" office:value="0.98612" calcext:value-type="float">
            <text:p>0.98612</text:p>
          </table:table-cell>
          <table:table-cell office:value-type="float" office:value="0.96586" calcext:value-type="float">
            <text:p>0.9658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.Reduced.SVM</text:p>
          </table:table-cell>
          <table:table-cell office:value-type="float" office:value="0.87023" calcext:value-type="float">
            <text:p>0.87023</text:p>
          </table:table-cell>
          <table:table-cell office:value-type="float" office:value="0.99977" calcext:value-type="float">
            <text:p>0.999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756" calcext:value-type="float">
            <text:p>0.99756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.Reduced.MLP</text:p>
          </table:table-cell>
          <table:table-cell office:value-type="float" office:value="0.99538" calcext:value-type="float">
            <text:p>0.99538</text:p>
          </table:table-cell>
          <table:table-cell office:value-type="float" office:value="0.96586" calcext:value-type="float">
            <text:p>0.96586</text:p>
          </table:table-cell>
          <table:table-cell office:value-type="float" office:value="0.99991" calcext:value-type="float">
            <text:p>0.99991</text:p>
          </table:table-cell>
          <table:table-cell office:value-type="float" office:value="0.99945" calcext:value-type="float">
            <text:p>0.9994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.Rediced.aLSTM</text:p>
          </table:table-cell>
          <table:table-cell office:value-type="float" office:value="0.49406" calcext:value-type="float">
            <text:p>0.494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827" calcext:value-type="float">
            <text:p>0.99827</text:p>
          </table:table-cell>
          <table:table-cell office:value-type="float" office:value="0.91621" calcext:value-type="float">
            <text:p>0.91621</text:p>
          </table:table-cell>
          <table:table-cell office:value-type="float" office:value="1" calcext:value-type="float">
            <text:p>1</text:p>
          </table:table-cell>
          <table:table-cell office:value-type="float" office:value="0.99661" calcext:value-type="float">
            <text:p>0.99661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.Reduced.SCNN</text:p>
          </table:table-cell>
          <table:table-cell office:value-type="float" office:value="0.81162" calcext:value-type="float">
            <text:p>0.81162</text:p>
          </table:table-cell>
          <table:table-cell office:value-type="float" office:value="0.99995" calcext:value-type="float">
            <text:p>0.999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379" calcext:value-type="float">
            <text:p>0.99379</text:p>
          </table:table-cell>
          <table:table-cell office:value-type="float" office:value="1" calcext:value-type="float">
            <text:p>1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.MEG.aLSTM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96586" calcext:value-type="float">
            <text:p>0.96586</text:p>
          </table:table-cell>
          <table:table-cell office:value-type="float" office:value="0.63539" calcext:value-type="float">
            <text:p>0.63539</text:p>
          </table:table-cell>
          <table:table-cell office:value-type="float" office:value="0.74166" calcext:value-type="float">
            <text:p>0.74166</text:p>
          </table:table-cell>
          <table:table-cell office:value-type="float" office:value="0.15749" calcext:value-type="float">
            <text:p>0.15749</text:p>
          </table:table-cell>
          <table:table-cell office:value-type="float" office:value="0.02601" calcext:value-type="float">
            <text:p>0.02601</text:p>
          </table:table-cell>
          <table:table-cell office:value-type="float" office:value="0.46612" calcext:value-type="float">
            <text:p>0.46612</text:p>
          </table:table-cell>
          <table:table-cell office:value-type="float" office:value="0.12968" calcext:value-type="float">
            <text:p>0.12968</text:p>
          </table:table-cell>
          <table:table-cell office:value-type="float" office:value="0.85207" calcext:value-type="float">
            <text:p>0.85207</text:p>
          </table:table-cell>
          <table:table-cell office:value-type="float" office:value="0.55069" calcext:value-type="float">
            <text:p>0.55069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.MEG.SCNN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83252" calcext:value-type="float">
            <text:p>0.83252</text:p>
          </table:table-cell>
          <table:table-cell office:value-type="float" office:value="0.35972" calcext:value-type="float">
            <text:p>0.35972</text:p>
          </table:table-cell>
          <table:table-cell office:value-type="float" office:value="0.46612" calcext:value-type="float">
            <text:p>0.46612</text:p>
          </table:table-cell>
          <table:table-cell office:value-type="float" office:value="0.05448" calcext:value-type="float">
            <text:p>0.05448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0.22576" calcext:value-type="float">
            <text:p>0.22576</text:p>
          </table:table-cell>
          <table:table-cell office:value-type="float" office:value="0.04293" calcext:value-type="float">
            <text:p>0.04293</text:p>
          </table:table-cell>
          <table:table-cell office:value-type="float" office:value="0.60738" calcext:value-type="float">
            <text:p>0.60738</text:p>
          </table:table-cell>
          <table:table-cell office:value-type="float" office:value="0.28823" calcext:value-type="float">
            <text:p>0.288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.Cropping.aLSTM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97774" calcext:value-type="float">
            <text:p>0.97774</text:p>
          </table:table-cell>
          <table:table-cell office:value-type="float" office:value="0.68995" calcext:value-type="float">
            <text:p>0.68995</text:p>
          </table:table-cell>
          <table:table-cell office:value-type="float" office:value="0.78946" calcext:value-type="float">
            <text:p>0.78946</text:p>
          </table:table-cell>
          <table:table-cell office:value-type="float" office:value="0.18947" calcext:value-type="float">
            <text:p>0.18947</text:p>
          </table:table-cell>
          <table:table-cell office:value-type="float" office:value="0.03355" calcext:value-type="float">
            <text:p>0.03355</text:p>
          </table:table-cell>
          <table:table-cell office:value-type="float" office:value="0.5223" calcext:value-type="float">
            <text:p>0.5223</text:p>
          </table:table-cell>
          <table:table-cell office:value-type="float" office:value="0.15749" calcext:value-type="float">
            <text:p>0.15749</text:p>
          </table:table-cell>
          <table:table-cell office:value-type="float" office:value="0.88698" calcext:value-type="float">
            <text:p>0.88698</text:p>
          </table:table-cell>
          <table:table-cell office:value-type="float" office:value="0.60738" calcext:value-type="float">
            <text:p>0.60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.Cropping.SCNN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0.98612" calcext:value-type="float">
            <text:p>0.98612</text:p>
          </table:table-cell>
          <table:table-cell office:value-type="float" office:value="0.74166" calcext:value-type="float">
            <text:p>0.74166</text:p>
          </table:table-cell>
          <table:table-cell office:value-type="float" office:value="0.83252" calcext:value-type="float">
            <text:p>0.83252</text:p>
          </table:table-cell>
          <table:table-cell office:value-type="float" office:value="0.22576" calcext:value-type="float">
            <text:p>0.22576</text:p>
          </table:table-cell>
          <table:table-cell office:value-type="float" office:value="0.04293" calcext:value-type="float">
            <text:p>0.04293</text:p>
          </table:table-cell>
          <table:table-cell office:value-type="float" office:value="0.5791" calcext:value-type="float">
            <text:p>0.5791</text:p>
          </table:table-cell>
          <table:table-cell office:value-type="float" office:value="0.18947" calcext:value-type="float">
            <text:p>0.18947</text:p>
          </table:table-cell>
          <table:table-cell office:value-type="float" office:value="0.91621" calcext:value-type="float">
            <text:p>0.91621</text:p>
          </table:table-cell>
          <table:table-cell office:value-type="float" office:value="0.66296" calcext:value-type="float">
            <text:p>0.6629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calcext:conditional-formats>
          <calcext:conditional-format calcext:target-range-address="Summary.D2:Summary.E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D8:Summary.E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7:Summary.I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2:Summary.I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L2:Summary.L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D23:Summary.E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23:Summary.I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near Regression" table:style-name="ta1">
        <table:table-column table:style-name="co12" table:default-cell-style-name="Default"/>
        <table:table-column table:style-name="co11" table:number-columns-repeated="11" table:default-cell-style-name="Default"/>
        <table:table-column table:style-name="co13" table:default-cell-style-name="Default"/>
        <table:table-column table:style-name="co11" table:number-columns-repeated="4" table:default-cell-style-name="Default"/>
        <table:table-row table:style-name="ro1" table:number-rows-repeated="37">
          <table:table-cell table:number-columns-repeated="17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Fold 1</text:p>
          </table:table-cell>
          <table:covered-table-cell/>
          <table:table-cell table:style-name="ce177" office:value-type="string" calcext:value-type="string" table:number-columns-spanned="2" table:number-rows-spanned="1">
            <text:p>Fold 2</text:p>
          </table:table-cell>
          <table:covered-table-cell/>
          <table:table-cell table:style-name="ce177" office:value-type="string" calcext:value-type="string" table:number-columns-spanned="2" table:number-rows-spanned="1">
            <text:p>Fold 3</text:p>
          </table:table-cell>
          <table:covered-table-cell/>
          <table:table-cell table:style-name="ce177" office:value-type="string" calcext:value-type="string" table:number-columns-spanned="2" table:number-rows-spanned="1">
            <text:p>Fold 4</text:p>
          </table:table-cell>
          <table:covered-table-cell/>
          <table:table-cell table:style-name="ce177" office:value-type="string" calcext:value-type="string" table:number-columns-spanned="2" table:number-rows-spanned="1">
            <text:p>Fold 5</text:p>
          </table:table-cell>
          <table:covered-table-cell/>
          <table:table-cell/>
          <table:table-cell office:value-type="string" calcext:value-type="string">
            <text:p>RMSE – Mean</text:p>
          </table:table-cell>
          <table:table-cell office:value-type="string" calcext:value-type="string">
            <text:p>RMSE – std</text:p>
          </table:table-cell>
          <table:table-cell/>
          <table:table-cell office:value-type="string" calcext:value-type="string">
            <text:p>MAE – Mean</text:p>
          </table:table-cell>
          <table:table-cell office:value-type="string" calcext:value-type="string">
            <text:p>MAE – std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table:number-columns-repeated="6"/>
        </table:table-row>
        <table:table-row table:style-name="ro1">
          <table:table-cell table:style-name="ce73" office:value-type="string" calcext:value-type="string">
            <text:p>Audio</text:p>
          </table:table-cell>
          <table:table-cell office:value-type="float" office:value="16.21723762" calcext:value-type="float">
            <text:p>16.21723762</text:p>
          </table:table-cell>
          <table:table-cell office:value-type="float" office:value="2.90828081" calcext:value-type="float">
            <text:p>2.90828081</text:p>
          </table:table-cell>
          <table:table-cell office:value-type="float" office:value="20.56489411" calcext:value-type="float">
            <text:p>20.56489411</text:p>
          </table:table-cell>
          <table:table-cell office:value-type="float" office:value="3.14956851" calcext:value-type="float">
            <text:p>3.14956851</text:p>
          </table:table-cell>
          <table:table-cell office:value-type="float" office:value="19.25982166" calcext:value-type="float">
            <text:p>19.25982166</text:p>
          </table:table-cell>
          <table:table-cell office:value-type="float" office:value="3.20304821" calcext:value-type="float">
            <text:p>3.20304821</text:p>
          </table:table-cell>
          <table:table-cell office:value-type="float" office:value="22.79323145" calcext:value-type="float">
            <text:p>22.79323145</text:p>
          </table:table-cell>
          <table:table-cell office:value-type="float" office:value="3.80240983" calcext:value-type="float">
            <text:p>3.80240983</text:p>
          </table:table-cell>
          <table:table-cell office:value-type="float" office:value="27.41553391" calcext:value-type="float">
            <text:p>27.41553391</text:p>
          </table:table-cell>
          <table:table-cell office:value-type="float" office:value="3.63546776" calcext:value-type="float">
            <text:p>3.63546776</text:p>
          </table:table-cell>
          <table:table-cell/>
          <table:table-cell table:formula="of:=AVERAGE(SQRT([.B40]); SQRT([.D40]); SQRT([.F40]); SQRT([.H40]); SQRT([.J40]))" office:value-type="float" office:value="4.59214560220735" calcext:value-type="float">
            <text:p>4.59214560220735</text:p>
          </table:table-cell>
          <table:table-cell table:style-name="ce180" table:formula="of:=STDEV(SQRT([.B40]); SQRT([.D40]); SQRT([.F40]); SQRT([.H40]); SQRT([.J40]))" office:value-type="float" office:value="0.450475468432658" calcext:value-type="float">
            <text:p>0.450475468432658</text:p>
          </table:table-cell>
          <table:table-cell table:style-name="ce180"/>
          <table:table-cell table:formula="of:=AVERAGE([.C40];[.E40];[.G40];[.I40];[.K40])" office:value-type="float" office:value="3.339755024" calcext:value-type="float">
            <text:p>3.339755024</text:p>
          </table:table-cell>
          <table:table-cell table:formula="of:=STDEV([.C40];[.E40];[.G40];[.I40];[.K40])" office:value-type="float" office:value="0.368281533679033" calcext:value-type="float">
            <text:p>0.368281533679033</text:p>
          </table:table-cell>
        </table:table-row>
        <table:table-row table:style-name="ro1">
          <table:table-cell table:number-columns-repeated="13"/>
          <table:table-cell table:style-name="ce180" table:number-columns-repeated="2"/>
          <table:table-cell table:number-columns-repeated="2"/>
        </table:table-row>
        <table:table-row table:style-name="ro1">
          <table:table-cell table:style-name="ce73" office:value-type="string" calcext:value-type="string">
            <text:p>MEG</text:p>
          </table:table-cell>
          <table:table-cell office:value-type="float" office:value="152.91439896" calcext:value-type="float">
            <text:p>152.91439896</text:p>
          </table:table-cell>
          <table:table-cell office:value-type="float" office:value="7.24190565" calcext:value-type="float">
            <text:p>7.24190565</text:p>
          </table:table-cell>
          <table:table-cell office:value-type="float" office:value="99.92487476" calcext:value-type="float">
            <text:p>99.92487476</text:p>
          </table:table-cell>
          <table:table-cell office:value-type="float" office:value="5.13079507" calcext:value-type="float">
            <text:p>5.13079507</text:p>
          </table:table-cell>
          <table:table-cell office:value-type="float" office:value="165.25380983" calcext:value-type="float">
            <text:p>165.25380983</text:p>
          </table:table-cell>
          <table:table-cell office:value-type="float" office:value="7.39580814" calcext:value-type="float">
            <text:p>7.39580814</text:p>
          </table:table-cell>
          <table:table-cell office:value-type="float" office:value="2358.17112999" calcext:value-type="float">
            <text:p>2358.17112999</text:p>
          </table:table-cell>
          <table:table-cell office:value-type="float" office:value="23.91751537" calcext:value-type="float">
            <text:p>23.91751537</text:p>
          </table:table-cell>
          <table:table-cell office:value-type="float" office:value="130.82728002" calcext:value-type="float">
            <text:p>130.82728002</text:p>
          </table:table-cell>
          <table:table-cell office:value-type="float" office:value="6.11356338" calcext:value-type="float">
            <text:p>6.11356338</text:p>
          </table:table-cell>
          <table:table-cell/>
          <table:table-cell table:formula="of:=AVERAGE(SQRT([.B42]); SQRT([.D42]); SQRT([.F42]); SQRT([.H42]); SQRT([.J42]))" office:value-type="float" office:value="19.0432374163721" calcext:value-type="float">
            <text:p>19.0432374163721</text:p>
          </table:table-cell>
          <table:table-cell table:style-name="ce180" table:formula="of:=STDEV(SQRT([.B42]); SQRT([.D42]); SQRT([.F42]); SQRT([.H42]); SQRT([.J42]))" office:value-type="float" office:value="16.536830387641" calcext:value-type="float">
            <text:p>16.536830387641</text:p>
          </table:table-cell>
          <table:table-cell table:style-name="ce180"/>
          <table:table-cell table:formula="of:=AVERAGE([.C42];[.E42];[.G42];[.I42];[.K42])" office:value-type="float" office:value="9.959917522" calcext:value-type="float">
            <text:p>9.959917522</text:p>
          </table:table-cell>
          <table:table-cell table:formula="of:=STDEV([.C42];[.E42];[.G42];[.I42];[.K42])" office:value-type="float" office:value="7.85639304941808" calcext:value-type="float">
            <text:p>7.85639304941808</text:p>
          </table:table-cell>
        </table:table-row>
        <table:table-row table:style-name="ro1">
          <table:table-cell table:style-name="ce73" office:value-type="string" calcext:value-type="string">
            <text:p>MEG(red)</text:p>
          </table:table-cell>
          <table:table-cell office:value-type="float" office:value="16.15973283" calcext:value-type="float">
            <text:p>16.15973283</text:p>
          </table:table-cell>
          <table:table-cell office:value-type="float" office:value="3.0783939" calcext:value-type="float">
            <text:p>3.0783939</text:p>
          </table:table-cell>
          <table:table-cell office:value-type="float" office:value="17.30198562" calcext:value-type="float">
            <text:p>17.30198562</text:p>
          </table:table-cell>
          <table:table-cell office:value-type="float" office:value="3.09074298" calcext:value-type="float">
            <text:p>3.09074298</text:p>
          </table:table-cell>
          <table:table-cell office:value-type="float" office:value="22.53398593" calcext:value-type="float">
            <text:p>22.53398593</text:p>
          </table:table-cell>
          <table:table-cell office:value-type="float" office:value="3.28812349" calcext:value-type="float">
            <text:p>3.28812349</text:p>
          </table:table-cell>
          <table:table-cell office:value-type="float" office:value="29.50414379" calcext:value-type="float">
            <text:p>29.50414379</text:p>
          </table:table-cell>
          <table:table-cell office:value-type="float" office:value="3.14891282" calcext:value-type="float">
            <text:p>3.14891282</text:p>
          </table:table-cell>
          <table:table-cell office:value-type="float" office:value="84.16629902" calcext:value-type="float">
            <text:p>84.16629902</text:p>
          </table:table-cell>
          <table:table-cell office:value-type="float" office:value="3.80544454" calcext:value-type="float">
            <text:p>3.80544454</text:p>
          </table:table-cell>
          <table:table-cell/>
          <table:table-cell table:formula="of:=AVERAGE(SQRT([.B43]); SQRT([.D43]); SQRT([.F43]); SQRT([.H43]); SQRT([.J43]))" office:value-type="float" office:value="5.50649422058101" calcext:value-type="float">
            <text:p>5.50649422058101</text:p>
          </table:table-cell>
          <table:table-cell table:style-name="ce180" table:formula="of:=STDEV(SQRT([.B43]); SQRT([.D43]); SQRT([.F43]); SQRT([.H43]); SQRT([.J43]))" office:value-type="float" office:value="2.12477964643042" calcext:value-type="float">
            <text:p>2.12477964643042</text:p>
          </table:table-cell>
          <table:table-cell table:style-name="ce180"/>
          <table:table-cell table:formula="of:=AVERAGE([.C43];[.E43];[.G43];[.I43];[.K43])" office:value-type="float" office:value="3.282323546" calcext:value-type="float">
            <text:p>3.282323546</text:p>
          </table:table-cell>
          <table:table-cell table:formula="of:=STDEV([.C43];[.E43];[.G43];[.I43];[.K43])" office:value-type="float" office:value="0.304046891659972" calcext:value-type="float">
            <text:p>0.304046891659972</text:p>
          </table:table-cell>
        </table:table-row>
        <table:table-row table:style-name="ro1">
          <table:table-cell table:number-columns-repeated="13"/>
          <table:table-cell table:style-name="ce180"/>
          <table:table-cell table:number-columns-repeated="3"/>
        </table:table-row>
        <table:table-row table:style-name="ro1">
          <table:table-cell table:style-name="ce73" office:value-type="string" calcext:value-type="string">
            <text:p>Audio + MEG</text:p>
          </table:table-cell>
          <table:table-cell table:style-name="ce179" office:value-type="float" office:value="11834.001" calcext:value-type="float">
            <text:p>11,834.00</text:p>
          </table:table-cell>
          <table:table-cell office:value-type="float" office:value="108.78419495" calcext:value-type="float">
            <text:p>108.78419495</text:p>
          </table:table-cell>
          <table:table-cell table:style-name="ce179" office:value-type="float" office:value="113.722595" calcext:value-type="float">
            <text:p>113.72</text:p>
          </table:table-cell>
          <table:table-cell office:value-type="float" office:value="10.66407967" calcext:value-type="float">
            <text:p>10.66407967</text:p>
          </table:table-cell>
          <table:table-cell table:style-name="ce179" office:value-type="float" office:value="8.54520226" calcext:value-type="float">
            <text:p>8.55</text:p>
          </table:table-cell>
          <table:table-cell office:value-type="float" office:value="2.92321777" calcext:value-type="float">
            <text:p>2.92321777</text:p>
          </table:table-cell>
          <table:table-cell table:style-name="ce179" office:value-type="float" office:value="20390.459" calcext:value-type="float">
            <text:p>20,390.46</text:p>
          </table:table-cell>
          <table:table-cell office:value-type="float" office:value="142.79516602" calcext:value-type="float">
            <text:p>142.79516602</text:p>
          </table:table-cell>
          <table:table-cell table:style-name="ce179" office:value-type="float" office:value="2864.75635" calcext:value-type="float">
            <text:p>2,864.76</text:p>
          </table:table-cell>
          <table:table-cell office:value-type="float" office:value="53.52341843" calcext:value-type="float">
            <text:p>53.52341843</text:p>
          </table:table-cell>
          <table:table-cell/>
          <table:table-cell table:formula="of:=AVERAGE(SQRT([.B45]); SQRT([.D45]); SQRT([.F45]); SQRT([.H45]); SQRT([.J45]))" office:value-type="float" office:value="63.7380150533065" calcext:value-type="float">
            <text:p>63.7380150533065</text:p>
          </table:table-cell>
          <table:table-cell table:style-name="ce180" table:formula="of:=STDEV(SQRT([.B45]); SQRT([.D45]); SQRT([.F45]); SQRT([.H45]); SQRT([.J45]))" office:value-type="float" office:value="61.0303435443844" calcext:value-type="float">
            <text:p>61.0303435443844</text:p>
          </table:table-cell>
          <table:table-cell/>
          <table:table-cell table:formula="of:=AVERAGE([.C45];[.E45];[.G45];[.I45];[.K45])" office:value-type="float" office:value="63.738015368" calcext:value-type="float">
            <text:p>63.738015368</text:p>
          </table:table-cell>
          <table:table-cell table:formula="of:=STDEV([.C45];[.E45];[.G45];[.I45];[.K45])" office:value-type="float" office:value="61.0303441169099" calcext:value-type="float">
            <text:p>61.0303441169099</text:p>
          </table:table-cell>
        </table:table-row>
        <table:table-row table:style-name="ro1">
          <table:table-cell table:style-name="ce73" office:value-type="string" calcext:value-type="string">
            <text:p>Audio + MEG (red.)</text:p>
          </table:table-cell>
          <table:table-cell office:value-type="float" office:value="0.07552831" calcext:value-type="float">
            <text:p>0.07552831</text:p>
          </table:table-cell>
          <table:table-cell office:value-type="float" office:value="0.27482414" calcext:value-type="float">
            <text:p>0.27482414</text:p>
          </table:table-cell>
          <table:table-cell office:value-type="float" office:value="5.53384781" calcext:value-type="float">
            <text:p>5.53384781</text:p>
          </table:table-cell>
          <table:table-cell office:value-type="float" office:value="2.35241318" calcext:value-type="float">
            <text:p>2.35241318</text:p>
          </table:table-cell>
          <table:table-cell office:value-type="float" office:value="8.89435101" calcext:value-type="float">
            <text:p>8.89435101</text:p>
          </table:table-cell>
          <table:table-cell office:value-type="float" office:value="2.98233986" calcext:value-type="float">
            <text:p>2.98233986</text:p>
          </table:table-cell>
          <table:table-cell office:value-type="float" office:value="35.91950226" calcext:value-type="float">
            <text:p>35.91950226</text:p>
          </table:table-cell>
          <table:table-cell office:value-type="float" office:value="5.99328804" calcext:value-type="float">
            <text:p>5.99328804</text:p>
          </table:table-cell>
          <table:table-cell office:value-type="float" office:value="10.68131733" calcext:value-type="float">
            <text:p>10.68131733</text:p>
          </table:table-cell>
          <table:table-cell office:value-type="float" office:value="3.26822853" calcext:value-type="float">
            <text:p>3.26822853</text:p>
          </table:table-cell>
          <table:table-cell/>
          <table:table-cell table:formula="of:=AVERAGE(SQRT([.B46]); SQRT([.D46]); SQRT([.F46]); SQRT([.H46]); SQRT([.J46]))" office:value-type="float" office:value="2.97421875156317" calcext:value-type="float">
            <text:p>2.97421875156317</text:p>
          </table:table-cell>
          <table:table-cell table:style-name="ce180" table:formula="of:=STDEV(SQRT([.B46]); SQRT([.D46]); SQRT([.F46]); SQRT([.H46]); SQRT([.J46]))" office:value-type="float" office:value="2.05393894804898" calcext:value-type="float">
            <text:p>2.05393894804898</text:p>
          </table:table-cell>
          <table:table-cell/>
          <table:table-cell table:formula="of:=AVERAGE([.C46];[.E46];[.G46];[.I46];[.K46])" office:value-type="float" office:value="2.97421875" calcext:value-type="float">
            <text:p>2.97421875</text:p>
          </table:table-cell>
          <table:table-cell table:formula="of:=STDEV([.C46];[.E46];[.G46];[.I46];[.K46])" office:value-type="float" office:value="2.05393892973747" calcext:value-type="float">
            <text:p>2.05393892973747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7" office:value-type="string" calcext:value-type="string" table:number-columns-spanned="5" table:number-rows-spanned="2">
            <text:p>Friedman chi-squared = 10.72, df = 4, p-value = 0.0299</text:p>
          </table:table-cell>
          <table:covered-table-cell table:number-columns-repeated="4"/>
          <table:table-cell table:number-columns-repeated="12"/>
        </table:table-row>
        <table:table-row table:style-name="ro1">
          <table:covered-table-cell table:number-columns-repeated="5"/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table:number-columns-repeated="2" office:value-type="string" calcext:value-type="string">
            <text:p>MEG</text:p>
          </table:table-cell>
          <table:table-cell office:value-type="string" calcext:value-type="string">
            <text:p>Fus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G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string" calcext:value-type="string">
            <text:p>-</text:p>
          </table:table-cell>
          <table:table-cell table:style-name="ce179" office:value-type="string" calcext:value-type="string">
            <text:p>-</text:p>
          </table:table-cell>
          <table:table-cell table:style-name="ce17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MEG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sion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sion Reduced</text:p>
          </table:table-cell>
          <table:table-cell office:value-type="float" office:value="0.93" calcext:value-type="float">
            <text:p>0.93</text:p>
          </table:table-cell>
          <table:table-cell office:value-type="float" office:value="0.07" calcext:value-type="float">
            <text:p>0.07</text:p>
          </table:table-cell>
          <table:table-cell office:value-type="float" office:value="0.86" calcext:value-type="float">
            <text:p>0.86</text:p>
          </table:table-cell>
          <table:table-cell office:value-type="float" office:value="0.07" calcext:value-type="float">
            <text:p>0.07</text:p>
          </table:table-cell>
          <table:table-cell table:number-columns-repeated="12"/>
        </table:table-row>
      </table:table>
      <table:table table:name="Audio" table:style-name="ta1">
        <table:table-column table:style-name="co14" table:default-cell-style-name="Default"/>
        <table:table-column table:style-name="co11" table:number-columns-repeated="8" table:default-cell-style-name="Default"/>
        <table:table-column table:style-name="co15" table:default-cell-style-name="Default"/>
        <table:table-column table:style-name="co11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18428676" calcext:value-type="float">
            <text:p>0.18428676</text:p>
          </table:table-cell>
          <table:table-cell office:value-type="float" office:value="0.19804491" calcext:value-type="float">
            <text:p>0.19804491</text:p>
          </table:table-cell>
          <table:table-cell office:value-type="float" office:value="0.15025345" calcext:value-type="float">
            <text:p>0.15025345</text:p>
          </table:table-cell>
          <table:table-cell office:value-type="float" office:value="0.22881971" calcext:value-type="float">
            <text:p>0.22881971</text:p>
          </table:table-cell>
          <table:table-cell/>
          <table:table-cell table:formula="of:=AVERAGE([.B2:.F2])" office:value-type="float" office:value="0.175162936" calcext:value-type="float">
            <text:p>0.175162936</text:p>
          </table:table-cell>
          <table:table-cell table:formula="of:=STDEV([.B2:.F2])" office:value-type="float" office:value="0.0441511558340048" calcext:value-type="float">
            <text:p>0.044151155834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6908038" calcext:value-type="float">
            <text:p>0.16908038</text:p>
          </table:table-cell>
          <table:table-cell office:value-type="float" office:value="0.09522086" calcext:value-type="float">
            <text:p>0.09522086</text:p>
          </table:table-cell>
          <table:table-cell office:value-type="float" office:value="0.15858075" calcext:value-type="float">
            <text:p>0.15858075</text:p>
          </table:table-cell>
          <table:table-cell office:value-type="float" office:value="0.22085447" calcext:value-type="float">
            <text:p>0.22085447</text:p>
          </table:table-cell>
          <table:table-cell office:value-type="float" office:value="0.21832007" calcext:value-type="float">
            <text:p>0.21832007</text:p>
          </table:table-cell>
          <table:table-cell/>
          <table:table-cell table:formula="of:=AVERAGE([.B3:.F3])" office:value-type="float" office:value="0.172411306" calcext:value-type="float">
            <text:p>0.172411306</text:p>
          </table:table-cell>
          <table:table-cell table:formula="of:=STDEV([.B3:.F3])" office:value-type="float" office:value="0.0515148013955798" calcext:value-type="float">
            <text:p>0.051514801395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18682115" calcext:value-type="float">
            <text:p>0.18682115</text:p>
          </table:table-cell>
          <table:table-cell office:value-type="float" office:value="0.19840696" calcext:value-type="float">
            <text:p>0.19840696</text:p>
          </table:table-cell>
          <table:table-cell office:value-type="float" office:value="0.12744388" calcext:value-type="float">
            <text:p>0.12744388</text:p>
          </table:table-cell>
          <table:table-cell office:value-type="float" office:value="0.15097756" calcext:value-type="float">
            <text:p>0.15097756</text:p>
          </table:table-cell>
          <table:table-cell office:value-type="float" office:value="0.28312817" calcext:value-type="float">
            <text:p>0.28312817</text:p>
          </table:table-cell>
          <table:table-cell/>
          <table:table-cell table:formula="of:=AVERAGE([.B4:.F4])" office:value-type="float" office:value="0.189355544" calcext:value-type="float">
            <text:p>0.189355544</text:p>
          </table:table-cell>
          <table:table-cell table:formula="of:=STDEV([.B4:.F4])" office:value-type="float" office:value="0.0595558151372335" calcext:value-type="float">
            <text:p>0.0595558151372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6061624" calcext:value-type="float">
            <text:p>0.26061624</text:p>
          </table:table-cell>
          <table:table-cell office:value-type="float" office:value="0.30870448" calcext:value-type="float">
            <text:p>0.30870448</text:p>
          </table:table-cell>
          <table:table-cell office:value-type="float" office:value="0.13107143" calcext:value-type="float">
            <text:p>0.13107143</text:p>
          </table:table-cell>
          <table:table-cell office:value-type="float" office:value="0.20472689" calcext:value-type="float">
            <text:p>0.20472689</text:p>
          </table:table-cell>
          <table:table-cell office:value-type="float" office:value="0.28321429" calcext:value-type="float">
            <text:p>0.28321429</text:p>
          </table:table-cell>
          <table:table-cell/>
          <table:table-cell table:formula="of:=AVERAGE([.B5:.F5])" office:value-type="float" office:value="0.237666666" calcext:value-type="float">
            <text:p>0.237666666</text:p>
          </table:table-cell>
          <table:table-cell table:formula="of:=STDEV([.B5:.F5])" office:value-type="float" office:value="0.0708787930158791" calcext:value-type="float">
            <text:p>0.0708787930158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19188994" calcext:value-type="float">
            <text:p>0.19188994</text:p>
          </table:table-cell>
          <table:table-cell office:value-type="float" office:value="0.12056481" calcext:value-type="float">
            <text:p>0.12056481</text:p>
          </table:table-cell>
          <table:table-cell office:value-type="float" office:value="0.15677046" calcext:value-type="float">
            <text:p>0.15677046</text:p>
          </table:table-cell>
          <table:table-cell office:value-type="float" office:value="0.11187545" calcext:value-type="float">
            <text:p>0.11187545</text:p>
          </table:table-cell>
          <table:table-cell office:value-type="float" office:value="0.19913107" calcext:value-type="float">
            <text:p>0.19913107</text:p>
          </table:table-cell>
          <table:table-cell/>
          <table:table-cell table:formula="of:=AVERAGE([.B6:.F6])" office:value-type="float" office:value="0.156046346" calcext:value-type="float">
            <text:p>0.156046346</text:p>
          </table:table-cell>
          <table:table-cell table:formula="of:=STDEV([.B6:.F6])" office:value-type="float" office:value="0.0398484267708278" calcext:value-type="float">
            <text:p>0.0398484267708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– off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stic Regression</text:p>
          </table:table-cell>
          <table:table-cell table:formula="of:=(SUM(OFFSET([.$A22]; 2; [$Utils.A$2]; 2; 1)) + SUM(OFFSET([.$A22]; 2; [$Utils.A$2]+1; 3; 1))+ SUM(OFFSET([.$A22]; 3; [$Utils.A$2]+2; 3; 1))+ SUM(OFFSET([.$A22]; 4; [$Utils.A$2]+3; 3; 1))+ SUM(OFFSET([.$A22]; 5; [$Utils.A$2]+4; 3; 1))+ SUM(OFFSET([.$A22]; 6; [$Utils.A$2]+5; 3; 1))+SUM(OFFSET([.$A22]; 7; [$Utils.A$2]+6; 3; 1)))/SUM(OFFSET([.$A22]; 2; [$Utils.A$2]; 7; 7))" office:value-type="float" office:value="0.42795076031861" calcext:value-type="float">
            <text:p>0.42795076031861</text:p>
          </table:table-cell>
          <table:table-cell table:formula="of:=(SUM(OFFSET([.$A22]; 2; [$Utils.B$2]; 2; 1)) + SUM(OFFSET([.$A22]; 2; [$Utils.B$2]+1; 3; 1))+ SUM(OFFSET([.$A22]; 3; [$Utils.B$2]+2; 3; 1))+ SUM(OFFSET([.$A22]; 4; [$Utils.B$2]+3; 3; 1))+ SUM(OFFSET([.$A22]; 5; [$Utils.B$2]+4; 3; 1))+ SUM(OFFSET([.$A22]; 6; [$Utils.B$2]+5; 3; 1))+SUM(OFFSET([.$A22]; 7; [$Utils.B$2]+6; 3; 1)))/SUM(OFFSET([.$A22]; 2; [$Utils.B$2]; 7; 7))" office:value-type="float" office:value="0.466328747284576" calcext:value-type="float">
            <text:p>0.466328747284576</text:p>
          </table:table-cell>
          <table:table-cell table:formula="of:=(SUM(OFFSET([.$A22]; 2; [$Utils.C$2]; 2; 1)) + SUM(OFFSET([.$A22]; 2; [$Utils.C$2]+1; 3; 1))+ SUM(OFFSET([.$A22]; 3; [$Utils.C$2]+2; 3; 1))+ SUM(OFFSET([.$A22]; 4; [$Utils.C$2]+3; 3; 1))+ SUM(OFFSET([.$A22]; 5; [$Utils.C$2]+4; 3; 1))+ SUM(OFFSET([.$A22]; 6; [$Utils.C$2]+5; 3; 1))+SUM(OFFSET([.$A22]; 7; [$Utils.C$2]+6; 3; 1)))/SUM(OFFSET([.$A22]; 2; [$Utils.C$2]; 7; 7))" office:value-type="float" office:value="0.51810282404055" calcext:value-type="float">
            <text:p>0.51810282404055</text:p>
          </table:table-cell>
          <table:table-cell table:formula="of:=(SUM(OFFSET([.$A22]; 2; [$Utils.D$2]; 2; 1)) + SUM(OFFSET([.$A22]; 2; [$Utils.D$2]+1; 3; 1))+ SUM(OFFSET([.$A22]; 3; [$Utils.D$2]+2; 3; 1))+ SUM(OFFSET([.$A22]; 4; [$Utils.D$2]+3; 3; 1))+ SUM(OFFSET([.$A22]; 5; [$Utils.D$2]+4; 3; 1))+ SUM(OFFSET([.$A22]; 6; [$Utils.D$2]+5; 3; 1))+SUM(OFFSET([.$A22]; 7; [$Utils.D$2]+6; 3; 1)))/SUM(OFFSET([.$A22]; 2; [$Utils.D$2]; 7; 7))" office:value-type="float" office:value="0.534033309196235" calcext:value-type="float">
            <text:p>0.534033309196235</text:p>
          </table:table-cell>
          <table:table-cell table:formula="of:=(SUM(OFFSET([.$A22]; 2; [$Utils.E$2]; 2; 1)) + SUM(OFFSET([.$A22]; 2; [$Utils.E$2]+1; 3; 1))+ SUM(OFFSET([.$A22]; 3; [$Utils.E$2]+2; 3; 1))+ SUM(OFFSET([.$A22]; 4; [$Utils.E$2]+3; 3; 1))+ SUM(OFFSET([.$A22]; 5; [$Utils.E$2]+4; 3; 1))+ SUM(OFFSET([.$A22]; 6; [$Utils.E$2]+5; 3; 1))+SUM(OFFSET([.$A22]; 7; [$Utils.E$2]+6; 3; 1)))/SUM(OFFSET([.$A22]; 2; [$Utils.E$2]; 7; 7))" office:value-type="float" office:value="0.457639391745112" calcext:value-type="float">
            <text:p>0.457639391745112</text:p>
          </table:table-cell>
          <table:table-cell/>
          <table:table-cell table:formula="of:=AVERAGE([.B9:.F9])" office:value-type="float" office:value="0.480811006517017" calcext:value-type="float">
            <text:p>0.480811006517017</text:p>
          </table:table-cell>
          <table:table-cell table:formula="of:=STDEV([.B9:.F9])" office:value-type="float" office:value="0.0440572308153161" calcext:value-type="float">
            <text:p>0.0440572308153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table:formula="of:=(SUM(OFFSET([.$A32]; 2; [$Utils.A$2]; 2; 1)) + SUM(OFFSET([.$A32]; 2; [$Utils.A$2]+1; 3; 1))+ SUM(OFFSET([.$A32]; 3; [$Utils.A$2]+2; 3; 1))+ SUM(OFFSET([.$A32]; 4; [$Utils.A$2]+3; 3; 1))+ SUM(OFFSET([.$A32]; 5; [$Utils.A$2]+4; 3; 1))+ SUM(OFFSET([.$A32]; 6; [$Utils.A$2]+5; 3; 1))+SUM(OFFSET([.$A32]; 7; [$Utils.A$2]+6; 3; 1)))/SUM(OFFSET([.$A32]; 2; [$Utils.A$2]; 7; 7))" office:value-type="float" office:value="0.556118754525706" calcext:value-type="float">
            <text:p>0.556118754525706</text:p>
          </table:table-cell>
          <table:table-cell table:formula="of:=(SUM(OFFSET([.$A32]; 2; [$Utils.B$2]; 2; 1)) + SUM(OFFSET([.$A32]; 2; [$Utils.B$2]+1; 3; 1))+ SUM(OFFSET([.$A32]; 3; [$Utils.B$2]+2; 3; 1))+ SUM(OFFSET([.$A32]; 4; [$Utils.B$2]+3; 3; 1))+ SUM(OFFSET([.$A32]; 5; [$Utils.B$2]+4; 3; 1))+ SUM(OFFSET([.$A32]; 6; [$Utils.B$2]+5; 3; 1))+SUM(OFFSET([.$A32]; 7; [$Utils.B$2]+6; 3; 1)))/SUM(OFFSET([.$A32]; 2; [$Utils.B$2]; 7; 7))" office:value-type="float" office:value="0.533671252715424" calcext:value-type="float">
            <text:p>0.533671252715424</text:p>
          </table:table-cell>
          <table:table-cell table:formula="of:=(SUM(OFFSET([.$A32]; 2; [$Utils.C$2]; 2; 1)) + SUM(OFFSET([.$A32]; 2; [$Utils.C$2]+1; 3; 1))+ SUM(OFFSET([.$A32]; 3; [$Utils.C$2]+2; 3; 1))+ SUM(OFFSET([.$A32]; 4; [$Utils.C$2]+3; 3; 1))+ SUM(OFFSET([.$A32]; 5; [$Utils.C$2]+4; 3; 1))+ SUM(OFFSET([.$A32]; 6; [$Utils.C$2]+5; 3; 1))+SUM(OFFSET([.$A32]; 7; [$Utils.C$2]+6; 3; 1)))/SUM(OFFSET([.$A32]; 2; [$Utils.C$2]; 7; 7))" office:value-type="float" office:value="0.557204923968139" calcext:value-type="float">
            <text:p>0.557204923968139</text:p>
          </table:table-cell>
          <table:table-cell table:formula="of:=(SUM(OFFSET([.$A32]; 2; [$Utils.D$2]; 2; 1)) + SUM(OFFSET([.$A32]; 2; [$Utils.D$2]+1; 3; 1))+ SUM(OFFSET([.$A32]; 3; [$Utils.D$2]+2; 3; 1))+ SUM(OFFSET([.$A32]; 4; [$Utils.D$2]+3; 3; 1))+ SUM(OFFSET([.$A32]; 5; [$Utils.D$2]+4; 3; 1))+ SUM(OFFSET([.$A32]; 6; [$Utils.D$2]+5; 3; 1))+SUM(OFFSET([.$A32]; 7; [$Utils.D$2]+6; 3; 1)))/SUM(OFFSET([.$A32]; 2; [$Utils.D$2]; 7; 7))" office:value-type="float" office:value="0.557204923968139" calcext:value-type="float">
            <text:p>0.557204923968139</text:p>
          </table:table-cell>
          <table:table-cell table:formula="of:=(SUM(OFFSET([.$A32]; 2; [$Utils.E$2]; 2; 1)) + SUM(OFFSET([.$A32]; 2; [$Utils.E$2]+1; 3; 1))+ SUM(OFFSET([.$A32]; 3; [$Utils.E$2]+2; 3; 1))+ SUM(OFFSET([.$A32]; 4; [$Utils.E$2]+3; 3; 1))+ SUM(OFFSET([.$A32]; 5; [$Utils.E$2]+4; 3; 1))+ SUM(OFFSET([.$A32]; 6; [$Utils.E$2]+5; 3; 1))+SUM(OFFSET([.$A32]; 7; [$Utils.E$2]+6; 3; 1)))/SUM(OFFSET([.$A32]; 2; [$Utils.E$2]; 7; 7))" office:value-type="float" office:value="0.514844315713251" calcext:value-type="float">
            <text:p>0.514844315713251</text:p>
          </table:table-cell>
          <table:table-cell/>
          <table:table-cell table:formula="of:=AVERAGE([.B10:.F10])" office:value-type="float" office:value="0.543808834178132" calcext:value-type="float">
            <text:p>0.543808834178132</text:p>
          </table:table-cell>
          <table:table-cell table:formula="of:=STDEV([.B10:.F10])" office:value-type="float" office:value="0.0190535985453073" calcext:value-type="float">
            <text:p>0.0190535985453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table:style-name="ce180" table:formula="of:=(SUM(OFFSET([.$A61]; 2; [$Utils.A$2]; 2; 1)) + SUM(OFFSET([.$A61]; 2; [$Utils.A$2]+1; 3; 1))+ SUM(OFFSET([.$A61]; 3; [$Utils.A$2]+2; 3; 1))+ SUM(OFFSET([.$A61]; 4; [$Utils.A$2]+3; 3; 1))+ SUM(OFFSET([.$A61]; 5; [$Utils.A$2]+4; 3; 1))+ SUM(OFFSET([.$A61]; 6; [$Utils.A$2]+5; 3; 1))+SUM(OFFSET([.$A61]; 7; [$Utils.A$2]+6; 3; 1)))/SUM(OFFSET([.$A61]; 2; [$Utils.A$2]; 7; 7))" office:value-type="float" office:value="0.613323678493845" calcext:value-type="float">
            <text:p>0.613323678493845</text:p>
          </table:table-cell>
          <table:table-cell table:style-name="ce180" table:formula="of:=(SUM(OFFSET([.$A61]; 2; [$Utils.B$2]; 2; 1)) + SUM(OFFSET([.$A61]; 2; [$Utils.B$2]+1; 3; 1))+ SUM(OFFSET([.$A61]; 3; [$Utils.B$2]+2; 3; 1))+ SUM(OFFSET([.$A61]; 4; [$Utils.B$2]+3; 3; 1))+ SUM(OFFSET([.$A61]; 5; [$Utils.B$2]+4; 3; 1))+ SUM(OFFSET([.$A61]; 6; [$Utils.B$2]+5; 3; 1))+SUM(OFFSET([.$A61]; 7; [$Utils.B$2]+6; 3; 1)))/SUM(OFFSET([.$A61]; 2; [$Utils.B$2]; 7; 7))" office:value-type="float" office:value="0.524257784214337" calcext:value-type="float">
            <text:p>0.524257784214337</text:p>
          </table:table-cell>
          <table:table-cell table:style-name="ce180" table:formula="of:=(SUM(OFFSET([.$A61]; 2; [$Utils.C$2]; 2; 1)) + SUM(OFFSET([.$A61]; 2; [$Utils.C$2]+1; 3; 1))+ SUM(OFFSET([.$A61]; 3; [$Utils.C$2]+2; 3; 1))+ SUM(OFFSET([.$A61]; 4; [$Utils.C$2]+3; 3; 1))+ SUM(OFFSET([.$A61]; 5; [$Utils.C$2]+4; 3; 1))+ SUM(OFFSET([.$A61]; 6; [$Utils.C$2]+5; 3; 1))+SUM(OFFSET([.$A61]; 7; [$Utils.C$2]+6; 3; 1)))/SUM(OFFSET([.$A61]; 2; [$Utils.C$2]; 7; 7))" office:value-type="float" office:value="0.329471397538016" calcext:value-type="float">
            <text:p>0.329471397538016</text:p>
          </table:table-cell>
          <table:table-cell table:style-name="ce180" table:formula="of:=(SUM(OFFSET([.$A61]; 2; [$Utils.D$2]; 2; 1)) + SUM(OFFSET([.$A61]; 2; [$Utils.D$2]+1; 3; 1))+ SUM(OFFSET([.$A61]; 3; [$Utils.D$2]+2; 3; 1))+ SUM(OFFSET([.$A61]; 4; [$Utils.D$2]+3; 3; 1))+ SUM(OFFSET([.$A61]; 5; [$Utils.D$2]+4; 3; 1))+ SUM(OFFSET([.$A61]; 6; [$Utils.D$2]+5; 3; 1))+SUM(OFFSET([.$A61]; 7; [$Utils.D$2]+6; 3; 1)))/SUM(OFFSET([.$A61]; 2; [$Utils.D$2]; 7; 7))" office:value-type="float" office:value="0.42795076031861" calcext:value-type="float">
            <text:p>0.42795076031861</text:p>
          </table:table-cell>
          <table:table-cell table:style-name="ce180" table:formula="of:=(SUM(OFFSET([.$A61]; 2; [$Utils.E$2]; 2; 1)) + SUM(OFFSET([.$A61]; 2; [$Utils.E$2]+1; 3; 1))+ SUM(OFFSET([.$A61]; 3; [$Utils.E$2]+2; 3; 1))+ SUM(OFFSET([.$A61]; 4; [$Utils.E$2]+3; 3; 1))+ SUM(OFFSET([.$A61]; 5; [$Utils.E$2]+4; 3; 1))+ SUM(OFFSET([.$A61]; 6; [$Utils.E$2]+5; 3; 1))+SUM(OFFSET([.$A61]; 7; [$Utils.E$2]+6; 3; 1)))/SUM(OFFSET([.$A61]; 2; [$Utils.E$2]; 7; 7))" office:value-type="float" office:value="0.592324402606807" calcext:value-type="float">
            <text:p>0.592324402606807</text:p>
          </table:table-cell>
          <table:table-cell/>
          <table:table-cell table:formula="of:=AVERAGE([.B11:.F11])" office:value-type="float" office:value="0.497465604634323" calcext:value-type="float">
            <text:p>0.497465604634323</text:p>
          </table:table-cell>
          <table:table-cell table:formula="of:=STDEV([.B11:.F11])" office:value-type="float" office:value="0.118525812500933" calcext:value-type="float">
            <text:p>0.1185258125009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table:style-name="ce180" table:formula="of:=(SUM(OFFSET([.$A42]; 2; [$Utils.A$2]; 2; 1)) + SUM(OFFSET([.$A42]; 2; [$Utils.A$2]+1; 3; 1))+ SUM(OFFSET([.$A42]; 3; [$Utils.A$2]+2; 3; 1))+ SUM(OFFSET([.$A42]; 4; [$Utils.A$2]+3; 3; 1))+ SUM(OFFSET([.$A42]; 5; [$Utils.A$2]+4; 3; 1))+ SUM(OFFSET([.$A42]; 6; [$Utils.A$2]+5; 3; 1))+SUM(OFFSET([.$A42]; 7; [$Utils.A$2]+6; 3; 1)))/SUM(OFFSET([.$A42]; 2; [$Utils.A$2]; 7; 7))" office:value-type="float" office:value="0.672338884866039" calcext:value-type="float">
            <text:p>0.672338884866039</text:p>
          </table:table-cell>
          <table:table-cell table:style-name="ce180" table:formula="of:=(SUM(OFFSET([.$A42]; 2; [$Utils.B$2]; 2; 1)) + SUM(OFFSET([.$A42]; 2; [$Utils.B$2]+1; 3; 1))+ SUM(OFFSET([.$A42]; 3; [$Utils.B$2]+2; 3; 1))+ SUM(OFFSET([.$A42]; 4; [$Utils.B$2]+3; 3; 1))+ SUM(OFFSET([.$A42]; 5; [$Utils.B$2]+4; 3; 1))+ SUM(OFFSET([.$A42]; 6; [$Utils.B$2]+5; 3; 1))+SUM(OFFSET([.$A42]; 7; [$Utils.B$2]+6; 3; 1)))/SUM(OFFSET([.$A42]; 2; [$Utils.B$2]; 7; 7))" office:value-type="float" office:value="0.612237509051412" calcext:value-type="float">
            <text:p>0.612237509051412</text:p>
          </table:table-cell>
          <table:table-cell table:style-name="ce180" table:formula="of:=(SUM(OFFSET([.$A42]; 2; [$Utils.C$2]; 2; 1)) + SUM(OFFSET([.$A42]; 2; [$Utils.C$2]+1; 3; 1))+ SUM(OFFSET([.$A42]; 3; [$Utils.C$2]+2; 3; 1))+ SUM(OFFSET([.$A42]; 4; [$Utils.C$2]+3; 3; 1))+ SUM(OFFSET([.$A42]; 5; [$Utils.C$2]+4; 3; 1))+ SUM(OFFSET([.$A42]; 6; [$Utils.C$2]+5; 3; 1))+SUM(OFFSET([.$A42]; 7; [$Utils.C$2]+6; 3; 1)))/SUM(OFFSET([.$A42]; 2; [$Utils.C$2]; 7; 7))" office:value-type="float" office:value="0.507603186097031" calcext:value-type="float">
            <text:p>0.507603186097031</text:p>
          </table:table-cell>
          <table:table-cell table:style-name="ce180" table:formula="of:=(SUM(OFFSET([.$A42]; 2; [$Utils.D$2]; 2; 1)) + SUM(OFFSET([.$A42]; 2; [$Utils.D$2]+1; 3; 1))+ SUM(OFFSET([.$A42]; 3; [$Utils.D$2]+2; 3; 1))+ SUM(OFFSET([.$A42]; 4; [$Utils.D$2]+3; 3; 1))+ SUM(OFFSET([.$A42]; 5; [$Utils.D$2]+4; 3; 1))+ SUM(OFFSET([.$A42]; 6; [$Utils.D$2]+5; 3; 1))+SUM(OFFSET([.$A42]; 7; [$Utils.D$2]+6; 3; 1)))/SUM(OFFSET([.$A42]; 2; [$Utils.D$2]; 7; 7))" office:value-type="float" office:value="0.544170890658943" calcext:value-type="float">
            <text:p>0.544170890658943</text:p>
          </table:table-cell>
          <table:table-cell table:style-name="ce180" table:formula="of:=(SUM(OFFSET([.$A42]; 2; [$Utils.E$2]; 2; 1)) + SUM(OFFSET([.$A42]; 2; [$Utils.E$2]+1; 3; 1))+ SUM(OFFSET([.$A42]; 3; [$Utils.E$2]+2; 3; 1))+ SUM(OFFSET([.$A42]; 4; [$Utils.E$2]+3; 3; 1))+ SUM(OFFSET([.$A42]; 5; [$Utils.E$2]+4; 3; 1))+ SUM(OFFSET([.$A42]; 6; [$Utils.E$2]+5; 3; 1))+SUM(OFFSET([.$A42]; 7; [$Utils.E$2]+6; 3; 1)))/SUM(OFFSET([.$A42]; 2; [$Utils.E$2]; 7; 7))" office:value-type="float" office:value="0.585445329471397" calcext:value-type="float">
            <text:p>0.585445329471397</text:p>
          </table:table-cell>
          <table:table-cell/>
          <table:table-cell table:formula="of:=AVERAGE([.B12:.F12])" office:value-type="float" office:value="0.584359160028965" calcext:value-type="float">
            <text:p>0.584359160028965</text:p>
          </table:table-cell>
          <table:table-cell table:formula="of:=STDEV([.B12:.F12])" office:value-type="float" office:value="0.0632957159290412" calcext:value-type="float">
            <text:p>0.0632957159290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table:style-name="ce180" table:formula="of:=(SUM(OFFSET([.$A51]; 2; [$Utils.A$2]; 2; 1)) + SUM(OFFSET([.$A51]; 2; [$Utils.A$2]+1; 3; 1))+ SUM(OFFSET([.$A51]; 3; [$Utils.A$2]+2; 3; 1))+ SUM(OFFSET([.$A51]; 4; [$Utils.A$2]+3; 3; 1))+ SUM(OFFSET([.$A51]; 5; [$Utils.A$2]+4; 3; 1))+ SUM(OFFSET([.$A51]; 6; [$Utils.A$2]+5; 3; 1))+SUM(OFFSET([.$A51]; 7; [$Utils.A$2]+6; 3; 1)))/SUM(OFFSET([.$A51]; 2; [$Utils.A$2]; 7; 7))" office:value-type="float" office:value="0.313540912382332" calcext:value-type="float">
            <text:p>0.313540912382332</text:p>
          </table:table-cell>
          <table:table-cell table:style-name="ce180" table:formula="of:=(SUM(OFFSET([.$A51]; 2; [$Utils.B$2]; 2; 1)) + SUM(OFFSET([.$A51]; 2; [$Utils.B$2]+1; 3; 1))+ SUM(OFFSET([.$A51]; 3; [$Utils.B$2]+2; 3; 1))+ SUM(OFFSET([.$A51]; 4; [$Utils.B$2]+3; 3; 1))+ SUM(OFFSET([.$A51]; 5; [$Utils.B$2]+4; 3; 1))+ SUM(OFFSET([.$A51]; 6; [$Utils.B$2]+5; 3; 1))+SUM(OFFSET([.$A51]; 7; [$Utils.B$2]+6; 3; 1)))/SUM(OFFSET([.$A51]; 2; [$Utils.B$2]; 7; 7))" office:value-type="float" office:value="0.458725561187545" calcext:value-type="float">
            <text:p>0.458725561187545</text:p>
          </table:table-cell>
          <table:table-cell table:style-name="ce180" table:formula="of:=(SUM(OFFSET([.$A51]; 2; [$Utils.C$2]; 2; 1)) + SUM(OFFSET([.$A51]; 2; [$Utils.C$2]+1; 3; 1))+ SUM(OFFSET([.$A51]; 3; [$Utils.C$2]+2; 3; 1))+ SUM(OFFSET([.$A51]; 4; [$Utils.C$2]+3; 3; 1))+ SUM(OFFSET([.$A51]; 5; [$Utils.C$2]+4; 3; 1))+ SUM(OFFSET([.$A51]; 6; [$Utils.C$2]+5; 3; 1))+SUM(OFFSET([.$A51]; 7; [$Utils.C$2]+6; 3; 1)))/SUM(OFFSET([.$A51]; 2; [$Utils.C$2]; 7; 7))" office:value-type="float" office:value="0.503982621288921" calcext:value-type="float">
            <text:p>0.503982621288921</text:p>
          </table:table-cell>
          <table:table-cell table:style-name="ce180" table:formula="of:=(SUM(OFFSET([.$A51]; 2; [$Utils.D$2]; 2; 1)) + SUM(OFFSET([.$A51]; 2; [$Utils.D$2]+1; 3; 1))+ SUM(OFFSET([.$A51]; 3; [$Utils.D$2]+2; 3; 1))+ SUM(OFFSET([.$A51]; 4; [$Utils.D$2]+3; 3; 1))+ SUM(OFFSET([.$A51]; 5; [$Utils.D$2]+4; 3; 1))+ SUM(OFFSET([.$A51]; 6; [$Utils.D$2]+5; 3; 1))+SUM(OFFSET([.$A51]; 7; [$Utils.D$2]+6; 3; 1)))/SUM(OFFSET([.$A51]; 2; [$Utils.D$2]; 7; 7))" office:value-type="float" office:value="0.420347574221579" calcext:value-type="float">
            <text:p>0.420347574221579</text:p>
          </table:table-cell>
          <table:table-cell table:style-name="ce180" table:formula="of:=(SUM(OFFSET([.$A51]; 2; [$Utils.E$2]; 2; 1)) + SUM(OFFSET([.$A51]; 2; [$Utils.E$2]+1; 3; 1))+ SUM(OFFSET([.$A51]; 3; [$Utils.E$2]+2; 3; 1))+ SUM(OFFSET([.$A51]; 4; [$Utils.E$2]+3; 3; 1))+ SUM(OFFSET([.$A51]; 5; [$Utils.E$2]+4; 3; 1))+ SUM(OFFSET([.$A51]; 6; [$Utils.E$2]+5; 3; 1))+SUM(OFFSET([.$A51]; 7; [$Utils.E$2]+6; 3; 1)))/SUM(OFFSET([.$A51]; 2; [$Utils.E$2]; 7; 7))" office:value-type="float" office:value="0.313902968863143" calcext:value-type="float">
            <text:p>0.313902968863143</text:p>
          </table:table-cell>
          <table:table-cell/>
          <table:table-cell table:formula="of:=AVERAGE([.B13:.F13])" office:value-type="float" office:value="0.402099927588704" calcext:value-type="float">
            <text:p>0.402099927588704</text:p>
          </table:table-cell>
          <table:table-cell table:formula="of:=STDEV([.B13:.F13])" office:value-type="float" office:value="0.0859373681329629" calcext:value-type="float">
            <text:p>0.08593736813296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na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42795076031861" calcext:value-type="float">
            <text:p>0.42795076031861</text:p>
          </table:table-cell>
          <table:table-cell table:number-columns-repeated="4" office:value-type="float" office:value="0.57204923968139" calcext:value-type="float">
            <text:p>0.57204923968139</text:p>
          </table:table-cell>
          <table:table-cell/>
          <table:table-cell table:formula="of:=AVERAGE([.B16:.F16])" office:value-type="float" office:value="0.543229543808834" calcext:value-type="float">
            <text:p>0.543229543808834</text:p>
          </table:table-cell>
          <table:table-cell table:formula="of:=STDEV([.B16:.F16])" office:value-type="float" office:value="0.0644427990619053" calcext:value-type="float">
            <text:p>0.0644427990619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739319333816075" calcext:value-type="float">
            <text:p>0.739319333816075</text:p>
          </table:table-cell>
          <table:table-cell office:value-type="float" office:value="0.784938450398262" calcext:value-type="float">
            <text:p>0.784938450398262</text:p>
          </table:table-cell>
          <table:table-cell office:value-type="float" office:value="0.755611875452571" calcext:value-type="float">
            <text:p>0.755611875452571</text:p>
          </table:table-cell>
          <table:table-cell office:value-type="float" office:value="0.6908037653874" calcext:value-type="float">
            <text:p>0.6908037653874</text:p>
          </table:table-cell>
          <table:table-cell office:value-type="float" office:value="0.72664735698769" calcext:value-type="float">
            <text:p>0.72664735698769</text:p>
          </table:table-cell>
          <table:table-cell/>
          <table:table-cell table:formula="of:=AVERAGE([.B17:.F17])" office:value-type="float" office:value="0.7394641564084" calcext:value-type="float">
            <text:p>0.7394641564084</text:p>
          </table:table-cell>
          <table:table-cell table:formula="of:=STDEV([.B17:.F17])" office:value-type="float" office:value="0.03485966587439" calcext:value-type="float">
            <text:p>0.034859665874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755973931933381" calcext:value-type="float">
            <text:p>0.755973931933381</text:p>
          </table:table-cell>
          <table:table-cell office:value-type="float" office:value="0.714699493120927" calcext:value-type="float">
            <text:p>0.714699493120927</text:p>
          </table:table-cell>
          <table:table-cell office:value-type="float" office:value="0.705648081100652" calcext:value-type="float">
            <text:p>0.705648081100652</text:p>
          </table:table-cell>
          <table:table-cell office:value-type="float" office:value="0.717233888486604" calcext:value-type="float">
            <text:p>0.717233888486604</text:p>
          </table:table-cell>
          <table:table-cell office:value-type="float" office:value="0.690079652425778" calcext:value-type="float">
            <text:p>0.690079652425778</text:p>
          </table:table-cell>
          <table:table-cell/>
          <table:table-cell table:formula="of:=AVERAGE([.B18:.F18])" office:value-type="float" office:value="0.716727009413469" calcext:value-type="float">
            <text:p>0.716727009413469</text:p>
          </table:table-cell>
          <table:table-cell table:formula="of:=STDEV([.B18:.F18])" office:value-type="float" office:value="0.0243798736819188" calcext:value-type="float">
            <text:p>0.0243798736819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429761042722665" calcext:value-type="float">
            <text:p>0.429761042722665</text:p>
          </table:table-cell>
          <table:table-cell office:value-type="float" office:value="0.742215785662563" calcext:value-type="float">
            <text:p>0.742215785662563</text:p>
          </table:table-cell>
          <table:table-cell office:value-type="float" office:value="0.708906589427951" calcext:value-type="float">
            <text:p>0.708906589427951</text:p>
          </table:table-cell>
          <table:table-cell office:value-type="float" office:value="0.767921795800145" calcext:value-type="float">
            <text:p>0.767921795800145</text:p>
          </table:table-cell>
          <table:table-cell office:value-type="float" office:value="0.726285300506879" calcext:value-type="float">
            <text:p>0.726285300506879</text:p>
          </table:table-cell>
          <table:table-cell/>
          <table:table-cell table:formula="of:=AVERAGE([.B19:.F19])" office:value-type="float" office:value="0.675018102824041" calcext:value-type="float">
            <text:p>0.675018102824041</text:p>
          </table:table-cell>
          <table:table-cell table:formula="of:=STDEV([.B19:.F19])" office:value-type="float" office:value="0.138811387644881" calcext:value-type="float">
            <text:p>0.1388113876448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613685734974656" calcext:value-type="float">
            <text:p>0.613685734974656</text:p>
          </table:table-cell>
          <table:table-cell office:value-type="float" office:value="0.677407675597393" calcext:value-type="float">
            <text:p>0.677407675597393</text:p>
          </table:table-cell>
          <table:table-cell office:value-type="float" office:value="0.614409847936278" calcext:value-type="float">
            <text:p>0.614409847936278</text:p>
          </table:table-cell>
          <table:table-cell office:value-type="float" office:value="0.813178855901521" calcext:value-type="float">
            <text:p>0.813178855901521</text:p>
          </table:table-cell>
          <table:table-cell office:value-type="float" office:value="0.576393917451122" calcext:value-type="float">
            <text:p>0.576393917451122</text:p>
          </table:table-cell>
          <table:table-cell/>
          <table:table-cell table:formula="of:=AVERAGE([.B20:.F20])" office:value-type="float" office:value="0.659015206372194" calcext:value-type="float">
            <text:p>0.659015206372194</text:p>
          </table:table-cell>
          <table:table-cell table:formula="of:=STDEV([.B20:.F20])" office:value-type="float" office:value="0.0935085425532837" calcext:value-type="float">
            <text:p>0.09350854255328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>
            <text:p>Logistic Regression Confusion</text:p>
          </table:table-cell>
          <table:table-cell table:style-name="ce100" table:number-columns-repeated="7"/>
          <table:table-cell table:number-columns-repeated="3"/>
          <table:table-cell table:style-name="ce149"/>
          <table:table-cell table:style-name="ce163"/>
          <table:table-cell table:style-name="ce174"/>
          <table:table-cell table:style-name="ce188"/>
          <table:table-cell table:style-name="ce199"/>
          <table:table-cell table:style-name="ce210"/>
          <table:table-cell table:style-name="ce221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193"/>
          <table:table-cell table:style-name="ce204"/>
          <table:table-cell table:style-name="ce215"/>
          <table:table-cell table:style-name="ce145"/>
          <table:table-cell table:style-name="ce160"/>
          <table:table-cell table:style-name="ce171" office:value-type="string" calcext:value-type="string">
            <text:p>Fold 2</text:p>
          </table:table-cell>
          <table:table-cell table:style-name="ce185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90" office:value-type="float" office:value="47.4" calcext:value-type="float">
            <text:p>47.4</text:p>
          </table:table-cell>
          <table:table-cell table:style-name="ce90" office:value-type="float" office:value="161" calcext:value-type="float">
            <text:p>161</text:p>
          </table:table-cell>
          <table:table-cell table:style-name="ce90" office:value-type="float" office:value="167.4" calcext:value-type="float">
            <text:p>167.4</text:p>
          </table:table-cell>
          <table:table-cell table:style-name="ce90" office:value-type="float" office:value="4.8" calcext:value-type="float">
            <text:p>4.8</text:p>
          </table:table-cell>
          <table:table-cell table:style-name="ce90" office:value-type="float" office:value="126.6" calcext:value-type="float">
            <text:p>126.6</text:p>
          </table:table-cell>
          <table:table-cell table:style-name="ce90" office:value-type="float" office:value="39.2" calcext:value-type="float">
            <text:p>39.2</text:p>
          </table:table-cell>
          <table:table-cell table:style-name="ce90" office:value-type="float" office:value="3.6" calcext:value-type="float">
            <text:p>3.6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550" calcext:value-type="float">
            <text:p>550</text:p>
          </table:table-cell>
          <table:table-cell table:style-name="ce89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00"/>
          <table:table-cell table:style-name="ce224" office:value-type="float" office:value="0" calcext:value-type="float">
            <text:p>0</text:p>
          </table:table-cell>
          <table:table-cell table:style-name="ce250" office:value-type="float" office:value="123" calcext:value-type="float">
            <text:p>123</text:p>
          </table:table-cell>
          <table:table-cell table:style-name="ce89" office:value-type="float" office:value="316" calcext:value-type="float">
            <text:p>316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77" calcext:value-type="float">
            <text:p>77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18" calcext:value-type="float">
            <text:p>18</text:p>
          </table:table-cell>
          <table:table-cell table:style-name="ce14"/>
          <table:table-cell table:style-name="ce89" office:value-type="float" office:value="237" calcext:value-type="float">
            <text:p>237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2" calcext:value-type="float">
            <text:p>232</text:p>
          </table:table-cell>
          <table:table-cell table:style-name="ce89" office:value-type="float" office:value="23" calcext:value-type="float">
            <text:p>23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110" calcext:value-type="float">
            <text:p>110</text:p>
          </table:table-cell>
          <table:table-cell table:style-name="ce89" office:value-type="float" office:value="289" calcext:value-type="float">
            <text:p>289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145" calcext:value-type="float">
            <text:p>145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number-columns-repeated="4" table:style-name="ce89" office:value-type="float" office:value="0" calcext:value-type="float">
            <text:p>0</text:p>
          </table:table-cell>
          <table:table-cell table:style-name="ce89" office:value-type="float" office:value="550" calcext:value-type="float">
            <text:p>55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13.8" calcext:value-type="float">
            <text:p>13.8</text:p>
          </table:table-cell>
          <table:table-cell table:style-name="ce90" office:value-type="float" office:value="80.4" calcext:value-type="float">
            <text:p>80.4</text:p>
          </table:table-cell>
          <table:table-cell table:style-name="ce90" office:value-type="float" office:value="95.6" calcext:value-type="float">
            <text:p>95.6</text:p>
          </table:table-cell>
          <table:table-cell table:style-name="ce90" office:value-type="float" office:value="10.2" calcext:value-type="float">
            <text:p>10.2</text:p>
          </table:table-cell>
          <table:table-cell table:style-name="ce90" office:value-type="float" office:value="82.4" calcext:value-type="float">
            <text:p>82.4</text:p>
          </table:table-cell>
          <table:table-cell table:style-name="ce90" office:value-type="float" office:value="30.2" calcext:value-type="float">
            <text:p>30.2</text:p>
          </table:table-cell>
          <table:table-cell table:style-name="ce90" office:value-type="float" office:value="3.4" calcext:value-type="float">
            <text:p>3.4</text:p>
          </table:table-cell>
          <table:table-cell table:style-name="ce14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316" calcext:value-type="float">
            <text:p>316</text:p>
          </table:table-cell>
          <table:table-cell table:style-name="ce89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00"/>
          <table:table-cell table:style-name="ce224" office:value-type="float" office:value="0" calcext:value-type="float">
            <text:p>0</text:p>
          </table:table-cell>
          <table:table-cell table:style-name="ce250" office:value-type="float" office:value="49" calcext:value-type="float">
            <text:p>49</text:p>
          </table:table-cell>
          <table:table-cell table:style-name="ce89" office:value-type="float" office:value="151" calcext:value-type="float">
            <text:p>151</text:p>
          </table:table-cell>
          <table:table-cell table:style-name="ce89" office:value-type="float" office:value="9" calcext:value-type="float">
            <text:p>9</text:p>
          </table:table-cell>
          <table:table-cell table:style-name="ce89" office:value-type="float" office:value="89" calcext:value-type="float">
            <text:p>89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17" calcext:value-type="float">
            <text:p>17</text:p>
          </table:table-cell>
          <table:table-cell table:style-name="ce14"/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142" calcext:value-type="float">
            <text:p>142</text:p>
          </table:table-cell>
          <table:table-cell table:style-name="ce89" office:value-type="float" office:value="42" calcext:value-type="float">
            <text:p>42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43" calcext:value-type="float">
            <text:p>43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17" calcext:value-type="float">
            <text:p>17</text:p>
          </table:table-cell>
          <table:table-cell table:style-name="ce89" office:value-type="float" office:value="185" calcext:value-type="float">
            <text:p>185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7" calcext:value-type="float">
            <text:p>7</text:p>
          </table:table-cell>
          <table:table-cell table:style-name="ce89" office:value-type="float" office:value="107" calcext:value-type="float">
            <text:p>107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number-columns-repeated="4" table:style-name="ce89" office:value-type="float" office:value="0" calcext:value-type="float">
            <text:p>0</text:p>
          </table:table-cell>
          <table:table-cell table:style-name="ce89" office:value-type="float" office:value="316" calcext:value-type="float">
            <text:p>316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7.6" calcext:value-type="float">
            <text:p>7.6</text:p>
          </table:table-cell>
          <table:table-cell table:style-name="ce90" office:value-type="float" office:value="82.8" calcext:value-type="float">
            <text:p>82.8</text:p>
          </table:table-cell>
          <table:table-cell table:style-name="ce90" office:value-type="float" office:value="41" calcext:value-type="float">
            <text:p>41</text:p>
          </table:table-cell>
          <table:table-cell table:style-name="ce90" office:value-type="float" office:value="16.4" calcext:value-type="float">
            <text:p>16.4</text:p>
          </table:table-cell>
          <table:table-cell table:style-name="ce90" office:value-type="float" office:value="93" calcext:value-type="float">
            <text:p>93</text:p>
          </table:table-cell>
          <table:table-cell table:style-name="ce90" office:value-type="float" office:value="66.4" calcext:value-type="float">
            <text:p>66.4</text:p>
          </table:table-cell>
          <table:table-cell table:style-name="ce90" office:value-type="float" office:value="8.8" calcext:value-type="float">
            <text:p>8.8</text:p>
          </table:table-cell>
          <table:table-cell table:style-name="ce14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316" calcext:value-type="float">
            <text:p>316</text:p>
          </table:table-cell>
          <table:table-cell table:style-name="ce89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00"/>
          <table:table-cell table:style-name="ce224" office:value-type="float" office:value="0" calcext:value-type="float">
            <text:p>0</text:p>
          </table:table-cell>
          <table:table-cell table:style-name="ce250" office:value-type="float" office:value="70" calcext:value-type="float">
            <text:p>70</text:p>
          </table:table-cell>
          <table:table-cell table:style-name="ce89" office:value-type="float" office:value="65" calcext:value-type="float">
            <text:p>65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37" calcext:value-type="float">
            <text:p>137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44" calcext:value-type="float">
            <text:p>44</text:p>
          </table:table-cell>
          <table:table-cell table:style-name="ce14"/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79" calcext:value-type="float">
            <text:p>79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02" calcext:value-type="float">
            <text:p>102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13" calcext:value-type="float">
            <text:p>13</text:p>
          </table:table-cell>
          <table:table-cell table:style-name="ce89" office:value-type="float" office:value="61" calcext:value-type="float">
            <text:p>6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230" calcext:value-type="float">
            <text:p>230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number-columns-repeated="4" table:style-name="ce89" office:value-type="float" office:value="0" calcext:value-type="float">
            <text:p>0</text:p>
          </table:table-cell>
          <table:table-cell table:style-name="ce89" office:value-type="float" office:value="316" calcext:value-type="float">
            <text:p>316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12.4" calcext:value-type="float">
            <text:p>12.4</text:p>
          </table:table-cell>
          <table:table-cell table:style-name="ce90" office:value-type="float" office:value="84.4" calcext:value-type="float">
            <text:p>84.4</text:p>
          </table:table-cell>
          <table:table-cell table:style-name="ce90" office:value-type="float" office:value="37" calcext:value-type="float">
            <text:p>37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4.4" calcext:value-type="float">
            <text:p>94.4</text:p>
          </table:table-cell>
          <table:table-cell table:style-name="ce90" office:value-type="float" office:value="71.4" calcext:value-type="float">
            <text:p>71.4</text:p>
          </table:table-cell>
          <table:table-cell table:style-name="ce90" office:value-type="float" office:value="13.4" calcext:value-type="float">
            <text:p>13.4</text:p>
          </table:table-cell>
          <table:table-cell table:style-name="ce14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316" calcext:value-type="float">
            <text:p>316</text:p>
          </table:table-cell>
          <table:table-cell table:style-name="ce89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00"/>
          <table:table-cell table:style-name="ce224" office:value-type="float" office:value="0" calcext:value-type="float">
            <text:p>0</text:p>
          </table:table-cell>
          <table:table-cell table:style-name="ce250" office:value-type="float" office:value="80" calcext:value-type="float">
            <text:p>80</text:p>
          </table:table-cell>
          <table:table-cell table:style-name="ce89" office:value-type="float" office:value="41" calcext:value-type="float">
            <text:p>41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127" calcext:value-type="float">
            <text:p>127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67" calcext:value-type="float">
            <text:p>67</text:p>
          </table:table-cell>
          <table:table-cell table:style-name="ce14"/>
          <table:table-cell table:style-name="ce89" office:value-type="float" office:value="62" calcext:value-type="float">
            <text:p>62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105" calcext:value-type="float">
            <text:p>105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11" calcext:value-type="float">
            <text:p>111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9" calcext:value-type="float">
            <text:p>39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29" calcext:value-type="float">
            <text:p>29</text:p>
          </table:table-cell>
          <table:table-cell table:style-name="ce89" office:value-type="float" office:value="246" calcext:value-type="float">
            <text:p>246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number-columns-repeated="4" table:style-name="ce89" office:value-type="float" office:value="0" calcext:value-type="float">
            <text:p>0</text:p>
          </table:table-cell>
          <table:table-cell table:style-name="ce89" office:value-type="float" office:value="316" calcext:value-type="float">
            <text:p>316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4.4" calcext:value-type="float">
            <text:p>4.4</text:p>
          </table:table-cell>
          <table:table-cell table:style-name="ce90" office:value-type="float" office:value="178.4" calcext:value-type="float">
            <text:p>178.4</text:p>
          </table:table-cell>
          <table:table-cell table:style-name="ce90" office:value-type="float" office:value="22.8" calcext:value-type="float">
            <text:p>22.8</text:p>
          </table:table-cell>
          <table:table-cell table:style-name="ce90" office:value-type="float" office:value="63.8" calcext:value-type="float">
            <text:p>63.8</text:p>
          </table:table-cell>
          <table:table-cell table:style-name="ce90" office:value-type="float" office:value="189.6" calcext:value-type="float">
            <text:p>189.6</text:p>
          </table:table-cell>
          <table:table-cell table:style-name="ce90" office:value-type="float" office:value="155.6" calcext:value-type="float">
            <text:p>155.6</text:p>
          </table:table-cell>
          <table:table-cell table:style-name="ce90" office:value-type="float" office:value="17.4" calcext:value-type="float">
            <text:p>17.4</text:p>
          </table:table-cell>
          <table:table-cell table:style-name="ce14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632" calcext:value-type="float">
            <text:p>632</text:p>
          </table:table-cell>
          <table:table-cell table:style-name="ce89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00"/>
          <table:table-cell table:style-name="ce224" office:value-type="float" office:value="0" calcext:value-type="float">
            <text:p>0</text:p>
          </table:table-cell>
          <table:table-cell table:style-name="ce250" office:value-type="float" office:value="145" calcext:value-type="float">
            <text:p>145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19" calcext:value-type="float">
            <text:p>19</text:p>
          </table:table-cell>
          <table:table-cell table:style-name="ce89" office:value-type="float" office:value="237" calcext:value-type="float">
            <text:p>237</text:p>
          </table:table-cell>
          <table:table-cell table:style-name="ce89" office:value-type="float" office:value="140" calcext:value-type="float">
            <text:p>140</text:p>
          </table:table-cell>
          <table:table-cell table:style-name="ce89" office:value-type="float" office:value="87" calcext:value-type="float">
            <text:p>87</text:p>
          </table:table-cell>
          <table:table-cell table:style-name="ce14"/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83" calcext:value-type="float">
            <text:p>83</text:p>
          </table:table-cell>
          <table:table-cell table:style-name="ce89" office:value-type="float" office:value="97" calcext:value-type="float">
            <text:p>97</text:p>
          </table:table-cell>
          <table:table-cell table:style-name="ce89" office:value-type="float" office:value="300" calcext:value-type="float">
            <text:p>30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30" calcext:value-type="float">
            <text:p>130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32" calcext:value-type="float">
            <text:p>32</text:p>
          </table:table-cell>
          <table:table-cell table:style-name="ce89" office:value-type="float" office:value="13" calcext:value-type="float">
            <text:p>13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79" calcext:value-type="float">
            <text:p>79</text:p>
          </table:table-cell>
          <table:table-cell table:style-name="ce89" office:value-type="float" office:value="508" calcext:value-type="float">
            <text:p>508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number-columns-repeated="4" table:style-name="ce89" office:value-type="float" office:value="0" calcext:value-type="float">
            <text:p>0</text:p>
          </table:table-cell>
          <table:table-cell table:style-name="ce89" office:value-type="float" office:value="632" calcext:value-type="float">
            <text:p>632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0.6" calcext:value-type="float">
            <text:p>0.6</text:p>
          </table:table-cell>
          <table:table-cell table:style-name="ce90" office:value-type="float" office:value="81.4" calcext:value-type="float">
            <text:p>81.4</text:p>
          </table:table-cell>
          <table:table-cell table:style-name="ce90" office:value-type="float" office:value="0.2" calcext:value-type="float">
            <text:p>0.2</text:p>
          </table:table-cell>
          <table:table-cell table:style-name="ce90" office:value-type="float" office:value="23.8" calcext:value-type="float">
            <text:p>23.8</text:p>
          </table:table-cell>
          <table:table-cell table:style-name="ce90" office:value-type="float" office:value="77.2" calcext:value-type="float">
            <text:p>77.2</text:p>
          </table:table-cell>
          <table:table-cell table:style-name="ce90" office:value-type="float" office:value="118.8" calcext:value-type="float">
            <text:p>118.8</text:p>
          </table:table-cell>
          <table:table-cell table:style-name="ce90" office:value-type="float" office:value="14" calcext:value-type="float">
            <text:p>14</text:p>
          </table:table-cell>
          <table:table-cell table:style-name="ce14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316" calcext:value-type="float">
            <text:p>316</text:p>
          </table:table-cell>
          <table:table-cell table:style-name="ce9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95"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301"/>
          <table:table-cell table:style-name="ce373" office:value-type="float" office:value="0" calcext:value-type="float">
            <text:p>0</text:p>
          </table:table-cell>
          <table:table-cell table:style-name="ce405" office:value-type="float" office:value="78" calcext:value-type="float">
            <text:p>78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9" calcext:value-type="float">
            <text:p>9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139" calcext:value-type="float">
            <text:p>139</text:p>
          </table:table-cell>
          <table:table-cell table:style-name="ce89" office:value-type="float" office:value="70" calcext:value-type="float">
            <text:p>70</text:p>
          </table:table-cell>
          <table:table-cell table:style-name="ce14"/>
          <table:table-cell table:style-name="ce89" office:value-type="float" office:value="3" calcext:value-type="float">
            <text:p>3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10" calcext:value-type="float">
            <text:p>11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97" calcext:value-type="float">
            <text:p>197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7" calcext:value-type="float">
            <text:p>7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float" office:value="258" calcext:value-type="float">
            <text:p>258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number-columns-repeated="4" table:style-name="ce89" office:value-type="float" office:value="0" calcext:value-type="float">
            <text:p>0</text:p>
          </table:table-cell>
          <table:table-cell table:style-name="ce89" office:value-type="float" office:value="316" calcext:value-type="float">
            <text:p>316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11.6" calcext:value-type="float">
            <text:p>11.6</text:p>
          </table:table-cell>
          <table:table-cell table:style-name="ce90" office:value-type="float" office:value="90.2" calcext:value-type="float">
            <text:p>90.2</text:p>
          </table:table-cell>
          <table:table-cell table:style-name="ce90" office:value-type="float" office:value="22.6" calcext:value-type="float">
            <text:p>22.6</text:p>
          </table:table-cell>
          <table:table-cell table:style-name="ce90" office:value-type="float" office:value="21.6" calcext:value-type="float">
            <text:p>21.6</text:p>
          </table:table-cell>
          <table:table-cell table:style-name="ce90" office:value-type="float" office:value="133.8" calcext:value-type="float">
            <text:p>133.8</text:p>
          </table:table-cell>
          <table:table-cell table:style-name="ce90" office:value-type="float" office:value="32.6" calcext:value-type="float">
            <text:p>32.6</text:p>
          </table:table-cell>
          <table:table-cell table:style-name="ce90" office:value-type="float" office:value="3.6" calcext:value-type="float">
            <text:p>3.6</text:p>
          </table:table-cell>
          <table:table-cell table:style-name="ce14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316" calcext:value-type="float">
            <text:p>316</text:p>
          </table:table-cell>
          <table:table-cell table:style-name="ce9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95"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301"/>
          <table:table-cell table:style-name="ce373" office:value-type="float" office:value="0" calcext:value-type="float">
            <text:p>0</text:p>
          </table:table-cell>
          <table:table-cell table:style-name="ce405" office:value-type="float" office:value="57" calcext:value-type="float">
            <text:p>57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203" calcext:value-type="float">
            <text:p>203</text:p>
          </table:table-cell>
          <table:table-cell table:number-columns-repeated="2" table:style-name="ce89" office:value-type="float" office:value="18" calcext:value-type="float">
            <text:p>18</text:p>
          </table:table-cell>
          <table:table-cell table:style-name="ce14"/>
          <table:table-cell table:style-name="ce89" office:value-type="float" office:value="58" calcext:value-type="float">
            <text:p>58</text:p>
          </table:table-cell>
          <table:table-cell table:style-name="ce89" office:value-type="float" office:value="48" calcext:value-type="float">
            <text:p>48</text:p>
          </table:table-cell>
          <table:table-cell table:style-name="ce89" office:value-type="float" office:value="101" calcext:value-type="float">
            <text:p>101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9" calcext:value-type="float">
            <text:p>19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50" calcext:value-type="float">
            <text:p>150</text:p>
          </table:table-cell>
          <table:table-cell table:style-name="ce89" office:value-type="float" office:value="126" calcext:value-type="float">
            <text:p>126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number-columns-repeated="4" table:style-name="ce89" office:value-type="float" office:value="0" calcext:value-type="float">
            <text:p>0</text:p>
          </table:table-cell>
          <table:table-cell table:style-name="ce89" office:value-type="float" office:value="316" calcext:value-type="float">
            <text:p>316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number-columns-repeated="8"/>
          <table:table-cell table:style-name="ce100" table:number-columns-repeated="3"/>
          <table:table-cell table:style-name="ce120"/>
          <table:table-cell table:style-name="ce197"/>
          <table:table-cell table:style-name="ce258"/>
          <table:table-cell table:style-name="ce298"/>
          <table:table-cell table:style-name="ce365"/>
          <table:table-cell table:style-name="ce391"/>
          <table:table-cell table:style-name="ce429"/>
          <table:table-cell table:number-columns-repeated="1006"/>
        </table:table-row>
        <table:table-row table:style-name="ro1">
          <table:table-cell table:style-name="ce73" office:value-type="string" calcext:value-type="string">
            <text:p>Linear SVM Confusion</text:p>
          </table:table-cell>
          <table:table-cell table:style-name="ce100" table:number-columns-repeated="7"/>
          <table:table-cell table:number-columns-repeated="3"/>
          <table:table-cell table:style-name="ce226"/>
          <table:table-cell table:style-name="ce322"/>
          <table:table-cell table:style-name="ce148"/>
          <table:table-cell table:style-name="ce142"/>
          <table:table-cell table:style-name="ce157"/>
          <table:table-cell table:style-name="ce168"/>
          <table:table-cell table:style-name="ce182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207"/>
          <table:table-cell table:style-name="ce218"/>
          <table:table-cell table:style-name="ce150"/>
          <table:table-cell table:style-name="ce147"/>
          <table:table-cell table:style-name="ce162"/>
          <table:table-cell table:style-name="ce173" office:value-type="string" calcext:value-type="string">
            <text:p>Fold 2</text:p>
          </table:table-cell>
          <table:table-cell table:style-name="ce187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57" office:value-type="float" office:value="47.6" calcext:value-type="float">
            <text:p>47.6</text:p>
          </table:table-cell>
          <table:table-cell table:style-name="ce57" office:value-type="float" office:value="127.6" calcext:value-type="float">
            <text:p>127.6</text:p>
          </table:table-cell>
          <table:table-cell table:style-name="ce57" office:value-type="float" office:value="109.6" calcext:value-type="float">
            <text:p>109.6</text:p>
          </table:table-cell>
          <table:table-cell table:style-name="ce57" office:value-type="float" office:value="111" calcext:value-type="float">
            <text:p>111</text:p>
          </table:table-cell>
          <table:table-cell table:style-name="ce57" office:value-type="float" office:value="130.8" calcext:value-type="float">
            <text:p>130.8</text:p>
          </table:table-cell>
          <table:table-cell table:style-name="ce57" office:value-type="float" office:value="22.6" calcext:value-type="float">
            <text:p>22.6</text:p>
          </table:table-cell>
          <table:table-cell table:style-name="ce57" office:value-type="float" office:value="0.8" calcext:value-type="float">
            <text:p>0.8</text:p>
          </table:table-cell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188" calcext:value-type="float">
            <text:p>188</text:p>
          </table:table-cell>
          <table:table-cell table:style-name="ce97" office:value-type="float" office:value="78" calcext:value-type="float">
            <text:p>78</text:p>
          </table:table-cell>
          <table:table-cell table:style-name="ce124" office:value-type="float" office:value="76" calcext:value-type="float">
            <text:p>76</text:p>
          </table:table-cell>
          <table:table-cell table:style-name="ce211" office:value-type="float" office:value="205" calcext:value-type="float">
            <text:p>205</text:p>
          </table:table-cell>
          <table:table-cell table:style-name="ce268" office:value-type="float" office:value="2" calcext:value-type="float">
            <text:p>2</text:p>
          </table:table-cell>
          <table:table-cell table:style-name="ce310" office:value-type="float" office:value="0" calcext:value-type="float">
            <text:p>0</text:p>
          </table:table-cell>
          <table:table-cell table:style-name="ce157"/>
          <table:table-cell table:style-name="ce379" office:value-type="float" office:value="2" calcext:value-type="float">
            <text:p>2</text:p>
          </table:table-cell>
          <table:table-cell table:style-name="ce410" office:value-type="float" office:value="308" calcext:value-type="float">
            <text:p>308</text:p>
          </table:table-cell>
          <table:table-cell table:style-name="ce97" office:value-type="float" office:value="87" calcext:value-type="float">
            <text:p>87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2" calcext:value-type="float">
            <text:p>2</text:p>
          </table:table-cell>
          <table:table-cell/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74" calcext:value-type="float">
            <text:p>74</text:p>
          </table:table-cell>
          <table:table-cell table:style-name="ce97" office:value-type="float" office:value="260" calcext:value-type="float">
            <text:p>260</text:p>
          </table:table-cell>
          <table:table-cell table:style-name="ce97" office:value-type="float" office:value="39" calcext:value-type="float">
            <text:p>39</text:p>
          </table:table-cell>
          <table:table-cell table:style-name="ce97" office:value-type="float" office:value="162" calcext:value-type="float">
            <text:p>162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74" calcext:value-type="float">
            <text:p>74</text:p>
          </table:table-cell>
          <table:table-cell table:style-name="ce97" office:value-type="float" office:value="260" calcext:value-type="float">
            <text:p>260</text:p>
          </table:table-cell>
          <table:table-cell table:style-name="ce97" office:value-type="float" office:value="39" calcext:value-type="float">
            <text:p>39</text:p>
          </table:table-cell>
          <table:table-cell table:style-name="ce97" office:value-type="float" office:value="162" calcext:value-type="float">
            <text:p>162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97" office:value-type="float" office:value="16" calcext:value-type="float">
            <text:p>16</text:p>
          </table:table-cell>
          <table:table-cell table:style-name="ce97" office:value-type="float" office:value="65" calcext:value-type="float">
            <text:p>65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92" calcext:value-type="float">
            <text:p>292</text:p>
          </table:table-cell>
          <table:table-cell table:style-name="ce97" office:value-type="float" office:value="175" calcext:value-type="float">
            <text:p>175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table:style-name="ce57" office:value-type="float" office:value="10.8" calcext:value-type="float">
            <text:p>10.8</text:p>
          </table:table-cell>
          <table:table-cell table:style-name="ce57" office:value-type="float" office:value="33.4" calcext:value-type="float">
            <text:p>33.4</text:p>
          </table:table-cell>
          <table:table-cell table:style-name="ce57" office:value-type="float" office:value="79.2" calcext:value-type="float">
            <text:p>79.2</text:p>
          </table:table-cell>
          <table:table-cell table:style-name="ce57" office:value-type="float" office:value="75.4" calcext:value-type="float">
            <text:p>75.4</text:p>
          </table:table-cell>
          <table:table-cell table:style-name="ce57" office:value-type="float" office:value="106.6" calcext:value-type="float">
            <text:p>106.6</text:p>
          </table:table-cell>
          <table:table-cell table:style-name="ce57" office:value-type="float" office:value="8.8" calcext:value-type="float">
            <text:p>8.8</text:p>
          </table:table-cell>
          <table:table-cell table:style-name="ce57" office:value-type="float" office:value="1.8" calcext:value-type="float">
            <text:p>1.8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69" calcext:value-type="float">
            <text:p>69</text:p>
          </table:table-cell>
          <table:table-cell table:style-name="ce124" office:value-type="float" office:value="50" calcext:value-type="float">
            <text:p>50</text:p>
          </table:table-cell>
          <table:table-cell table:style-name="ce211" office:value-type="float" office:value="171" calcext:value-type="float">
            <text:p>171</text:p>
          </table:table-cell>
          <table:table-cell table:style-name="ce268" office:value-type="float" office:value="0" calcext:value-type="float">
            <text:p>0</text:p>
          </table:table-cell>
          <table:table-cell table:style-name="ce310" office:value-type="float" office:value="1" calcext:value-type="float">
            <text:p>1</text:p>
          </table:table-cell>
          <table:table-cell table:style-name="ce157"/>
          <table:table-cell table:style-name="ce379" office:value-type="float" office:value="0" calcext:value-type="float">
            <text:p>0</text:p>
          </table:table-cell>
          <table:table-cell table:style-name="ce410" office:value-type="float" office:value="119" calcext:value-type="float">
            <text:p>119</text:p>
          </table:table-cell>
          <table:table-cell table:style-name="ce97" office:value-type="float" office:value="96" calcext:value-type="float">
            <text:p>96</text:p>
          </table:table-cell>
          <table:table-cell table:style-name="ce97" office:value-type="float" office:value="98" calcext:value-type="float">
            <text:p>98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71" calcext:value-type="float">
            <text:p>171</text:p>
          </table:table-cell>
          <table:table-cell table:style-name="ce97" office:value-type="float" office:value="28" calcext:value-type="float">
            <text:p>28</text:p>
          </table:table-cell>
          <table:table-cell table:style-name="ce97" office:value-type="float" office:value="103" calcext:value-type="float">
            <text:p>10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71" calcext:value-type="float">
            <text:p>171</text:p>
          </table:table-cell>
          <table:table-cell table:style-name="ce97" office:value-type="float" office:value="28" calcext:value-type="float">
            <text:p>28</text:p>
          </table:table-cell>
          <table:table-cell table:style-name="ce97" office:value-type="float" office:value="103" calcext:value-type="float">
            <text:p>10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/>
          <table:table-cell table:style-name="ce97" office:value-type="float" office:value="4" calcext:value-type="float">
            <text:p>4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01" calcext:value-type="float">
            <text:p>201</text:p>
          </table:table-cell>
          <table:table-cell table:style-name="ce97" office:value-type="float" office:value="99" calcext:value-type="float">
            <text:p>99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number-columns-repeated="977"/>
        </table:table-row>
        <table:table-row table:style-name="ro1">
          <table:table-cell table:style-name="ce57" office:value-type="float" office:value="1.6" calcext:value-type="float">
            <text:p>1.6</text:p>
          </table:table-cell>
          <table:table-cell table:style-name="ce57" office:value-type="float" office:value="61.4" calcext:value-type="float">
            <text:p>61.4</text:p>
          </table:table-cell>
          <table:table-cell table:style-name="ce57" office:value-type="float" office:value="13.2" calcext:value-type="float">
            <text:p>13.2</text:p>
          </table:table-cell>
          <table:table-cell table:style-name="ce57" office:value-type="float" office:value="25.2" calcext:value-type="float">
            <text:p>25.2</text:p>
          </table:table-cell>
          <table:table-cell table:style-name="ce57" office:value-type="float" office:value="200.8" calcext:value-type="float">
            <text:p>200.8</text:p>
          </table:table-cell>
          <table:table-cell table:style-name="ce57" office:value-type="float" office:value="13.2" calcext:value-type="float">
            <text:p>13.2</text:p>
          </table:table-cell>
          <table:table-cell table:style-name="ce57" office:value-type="float" office:value="0.6" calcext:value-type="float">
            <text:p>0.6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5" calcext:value-type="float">
            <text:p>15</text:p>
          </table:table-cell>
          <table:table-cell table:style-name="ce97" office:value-type="float" office:value="4" calcext:value-type="float">
            <text:p>4</text:p>
          </table:table-cell>
          <table:table-cell table:style-name="ce124" office:value-type="float" office:value="3" calcext:value-type="float">
            <text:p>3</text:p>
          </table:table-cell>
          <table:table-cell table:style-name="ce211" office:value-type="float" office:value="294" calcext:value-type="float">
            <text:p>294</text:p>
          </table:table-cell>
          <table:table-cell table:style-name="ce268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157"/>
          <table:table-cell table:style-name="ce379" office:value-type="float" office:value="0" calcext:value-type="float">
            <text:p>0</text:p>
          </table:table-cell>
          <table:table-cell table:style-name="ce410" office:value-type="float" office:value="274" calcext:value-type="float">
            <text:p>27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33" calcext:value-type="float">
            <text:p>3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3" calcext:value-type="float">
            <text:p>3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6" calcext:value-type="float">
            <text:p>16</text:p>
          </table:table-cell>
          <table:table-cell table:style-name="ce97" office:value-type="float" office:value="54" calcext:value-type="float">
            <text:p>54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float" office:value="223" calcext:value-type="float">
            <text:p>223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6" calcext:value-type="float">
            <text:p>16</text:p>
          </table:table-cell>
          <table:table-cell table:style-name="ce97" office:value-type="float" office:value="54" calcext:value-type="float">
            <text:p>54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float" office:value="223" calcext:value-type="float">
            <text:p>223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67" calcext:value-type="float">
            <text:p>67</text:p>
          </table:table-cell>
          <table:table-cell table:style-name="ce97" office:value-type="float" office:value="248" calcext:value-type="float">
            <text:p>248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57" office:value-type="float" office:value="0" calcext:value-type="float">
            <text:p>0</text:p>
          </table:table-cell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2.2" calcext:value-type="float">
            <text:p>2.2</text:p>
          </table:table-cell>
          <table:table-cell table:style-name="ce57" office:value-type="float" office:value="4.8" calcext:value-type="float">
            <text:p>4.8</text:p>
          </table:table-cell>
          <table:table-cell table:style-name="ce57" office:value-type="float" office:value="229.2" calcext:value-type="float">
            <text:p>229.2</text:p>
          </table:table-cell>
          <table:table-cell table:style-name="ce57" office:value-type="float" office:value="17.6" calcext:value-type="float">
            <text:p>17.6</text:p>
          </table:table-cell>
          <table:table-cell table:style-name="ce57" office:value-type="float" office:value="5.2" calcext:value-type="float">
            <text:p>5.2</text:p>
          </table:table-cell>
          <table:table-cell/>
          <table:table-cell table:number-columns-repeated="3" table:style-name="ce97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211" office:value-type="float" office:value="315" calcext:value-type="float">
            <text:p>315</text:p>
          </table:table-cell>
          <table:table-cell table:style-name="ce268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157"/>
          <table:table-cell table:style-name="ce379" office:value-type="float" office:value="0" calcext:value-type="float">
            <text:p>0</text:p>
          </table:table-cell>
          <table:table-cell table:style-name="ce410" office:value-type="float" office:value="280" calcext:value-type="float">
            <text:p>28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5" calcext:value-type="float">
            <text:p>25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293" calcext:value-type="float">
            <text:p>293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293" calcext:value-type="float">
            <text:p>293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/>
          <table:table-cell table:number-columns-repeated="3" table:style-name="ce97" office:value-type="float" office:value="0" calcext:value-type="float">
            <text:p>0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310" calcext:value-type="float">
            <text:p>310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57" office:value-type="float" office:value="0.8" calcext:value-type="float">
            <text:p>0.8</text:p>
          </table:table-cell>
          <table:table-cell table:style-name="ce57" office:value-type="float" office:value="37.6" calcext:value-type="float">
            <text:p>37.6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37.8" calcext:value-type="float">
            <text:p>137.8</text:p>
          </table:table-cell>
          <table:table-cell table:style-name="ce57" office:value-type="float" office:value="332.2" calcext:value-type="float">
            <text:p>332.2</text:p>
          </table:table-cell>
          <table:table-cell table:style-name="ce57" office:value-type="float" office:value="97.2" calcext:value-type="float">
            <text:p>97.2</text:p>
          </table:table-cell>
          <table:table-cell table:style-name="ce57" office:value-type="float" office:value="20.4" calcext:value-type="float">
            <text:p>20.4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4" calcext:value-type="float">
            <text:p>4</text:p>
          </table:table-cell>
          <table:table-cell table:style-name="ce124" office:value-type="float" office:value="117" calcext:value-type="float">
            <text:p>117</text:p>
          </table:table-cell>
          <table:table-cell table:style-name="ce211" office:value-type="float" office:value="434" calcext:value-type="float">
            <text:p>434</text:p>
          </table:table-cell>
          <table:table-cell table:style-name="ce268" office:value-type="float" office:value="72" calcext:value-type="float">
            <text:p>72</text:p>
          </table:table-cell>
          <table:table-cell table:style-name="ce310" office:value-type="float" office:value="0" calcext:value-type="float">
            <text:p>0</text:p>
          </table:table-cell>
          <table:table-cell table:style-name="ce157"/>
          <table:table-cell table:style-name="ce379" office:value-type="float" office:value="0" calcext:value-type="float">
            <text:p>0</text:p>
          </table:table-cell>
          <table:table-cell table:style-name="ce410" office:value-type="float" office:value="164" calcext:value-type="float">
            <text:p>164</text:p>
          </table:table-cell>
          <table:table-cell table:style-name="ce97" office:value-type="float" office:value="20" calcext:value-type="float">
            <text:p>20</text:p>
          </table:table-cell>
          <table:table-cell table:style-name="ce97" office:value-type="float" office:value="319" calcext:value-type="float">
            <text:p>319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219" calcext:value-type="float">
            <text:p>219</text:p>
          </table:table-cell>
          <table:table-cell table:style-name="ce97" office:value-type="float" office:value="334" calcext:value-type="float">
            <text:p>334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60" calcext:value-type="float">
            <text:p>60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219" calcext:value-type="float">
            <text:p>219</text:p>
          </table:table-cell>
          <table:table-cell table:style-name="ce97" office:value-type="float" office:value="334" calcext:value-type="float">
            <text:p>334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60" calcext:value-type="float">
            <text:p>60</text:p>
          </table:table-cell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34" calcext:value-type="float">
            <text:p>34</text:p>
          </table:table-cell>
          <table:table-cell table:style-name="ce97" office:value-type="float" office:value="583" calcext:value-type="float">
            <text:p>58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2" calcext:value-type="float">
            <text:p>12</text:p>
          </table:table-cell>
          <table:table-cell table:number-columns-repeated="977"/>
        </table:table-row>
        <table:table-row table:style-name="ro1">
          <table:table-cell table:style-name="ce57" office:value-type="float" office:value="0.4" calcext:value-type="float">
            <text:p>0.4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0.6" calcext:value-type="float">
            <text:p>0.6</text:p>
          </table:table-cell>
          <table:table-cell table:style-name="ce57" office:value-type="float" office:value="20.8" calcext:value-type="float">
            <text:p>20.8</text:p>
          </table:table-cell>
          <table:table-cell table:style-name="ce57" office:value-type="float" office:value="103" calcext:value-type="float">
            <text:p>103</text:p>
          </table:table-cell>
          <table:table-cell table:style-name="ce57" office:value-type="float" office:value="37.2" calcext:value-type="float">
            <text:p>37.2</text:p>
          </table:table-cell>
          <table:table-cell table:style-name="ce57" office:value-type="float" office:value="135" calcext:value-type="float">
            <text:p>135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24" office:value-type="float" office:value="30" calcext:value-type="float">
            <text:p>30</text:p>
          </table:table-cell>
          <table:table-cell table:style-name="ce211" office:value-type="float" office:value="124" calcext:value-type="float">
            <text:p>124</text:p>
          </table:table-cell>
          <table:table-cell table:style-name="ce268" office:value-type="float" office:value="0" calcext:value-type="float">
            <text:p>0</text:p>
          </table:table-cell>
          <table:table-cell table:style-name="ce310" office:value-type="float" office:value="161" calcext:value-type="float">
            <text:p>161</text:p>
          </table:table-cell>
          <table:table-cell table:style-name="ce157"/>
          <table:table-cell table:style-name="ce379" office:value-type="float" office:value="0" calcext:value-type="float">
            <text:p>0</text:p>
          </table:table-cell>
          <table:table-cell table:style-name="ce410" office:value-type="float" office:value="89" calcext:value-type="float">
            <text:p>89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54" calcext:value-type="float">
            <text:p>54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17" calcext:value-type="float">
            <text:p>117</text:p>
          </table:table-cell>
          <table:table-cell table:style-name="ce97" office:value-type="float" office:value="55" calcext:value-type="float">
            <text:p>55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59" calcext:value-type="float">
            <text:p>159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59" calcext:value-type="float">
            <text:p>159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16" calcext:value-type="float">
            <text:p>116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93" calcext:value-type="float">
            <text:p>193</text:p>
          </table:table-cell>
          <table:table-cell table:number-columns-repeated="977"/>
        </table:table-row>
        <table:table-row table:style-name="ro1">
          <table:table-cell table:style-name="ce57" office:value-type="float" office:value="5.6" calcext:value-type="float">
            <text:p>5.6</text:p>
          </table:table-cell>
          <table:table-cell table:style-name="ce57" office:value-type="float" office:value="28.2" calcext:value-type="float">
            <text:p>28.2</text:p>
          </table:table-cell>
          <table:table-cell table:style-name="ce57" office:value-type="float" office:value="29.6" calcext:value-type="float">
            <text:p>29.6</text:p>
          </table:table-cell>
          <table:table-cell table:style-name="ce57" office:value-type="float" office:value="49.4" calcext:value-type="float">
            <text:p>49.4</text:p>
          </table:table-cell>
          <table:table-cell table:style-name="ce57" office:value-type="float" office:value="183.4" calcext:value-type="float">
            <text:p>183.4</text:p>
          </table:table-cell>
          <table:table-cell table:style-name="ce57" office:value-type="float" office:value="7.6" calcext:value-type="float">
            <text:p>7.6</text:p>
          </table:table-cell>
          <table:table-cell table:style-name="ce57" office:value-type="float" office:value="12.2" calcext:value-type="float">
            <text:p>12.2</text:p>
          </table:table-cell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0" calcext:value-type="float">
            <text:p>40</text:p>
          </table:table-cell>
          <table:table-cell table:style-name="ce124" office:value-type="float" office:value="85" calcext:value-type="float">
            <text:p>85</text:p>
          </table:table-cell>
          <table:table-cell table:style-name="ce211" office:value-type="float" office:value="180" calcext:value-type="float">
            <text:p>180</text:p>
          </table:table-cell>
          <table:table-cell table:style-name="ce268" office:value-type="float" office:value="2" calcext:value-type="float">
            <text:p>2</text:p>
          </table:table-cell>
          <table:table-cell table:style-name="ce310" office:value-type="float" office:value="5" calcext:value-type="float">
            <text:p>5</text:p>
          </table:table-cell>
          <table:table-cell table:style-name="ce157"/>
          <table:table-cell table:style-name="ce379" office:value-type="float" office:value="1" calcext:value-type="float">
            <text:p>1</text:p>
          </table:table-cell>
          <table:table-cell table:style-name="ce410" office:value-type="float" office:value="80" calcext:value-type="float">
            <text:p>80</text:p>
          </table:table-cell>
          <table:table-cell table:style-name="ce97" office:value-type="float" office:value="81" calcext:value-type="float">
            <text:p>81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22" calcext:value-type="float">
            <text:p>22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2" calcext:value-type="float">
            <text:p>2</text:p>
          </table:table-cell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44" calcext:value-type="float">
            <text:p>44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219" calcext:value-type="float">
            <text:p>219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3" calcext:value-type="float">
            <text:p>13</text:p>
          </table:table-cell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44" calcext:value-type="float">
            <text:p>44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219" calcext:value-type="float">
            <text:p>219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3" calcext:value-type="float">
            <text:p>13</text:p>
          </table:table-cell>
          <table:table-cell/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4" calcext:value-type="float">
            <text:p>24</text:p>
          </table:table-cell>
          <table:table-cell table:style-name="ce97" office:value-type="float" office:value="251" calcext:value-type="float">
            <text:p>25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2" calcext:value-type="float">
            <text:p>12</text:p>
          </table:table-cell>
          <table:table-cell table:number-columns-repeated="977"/>
        </table:table-row>
        <table:table-row table:style-name="ro1">
          <table:table-cell table:style-name="ce57" table:number-columns-repeated="7"/>
          <table:table-cell/>
          <table:table-cell table:style-name="ce97" table:number-columns-repeated="3"/>
          <table:table-cell table:style-name="ce124"/>
          <table:table-cell table:style-name="ce211"/>
          <table:table-cell table:style-name="ce268"/>
          <table:table-cell table:style-name="ce310"/>
          <table:table-cell table:style-name="ce157"/>
          <table:table-cell table:style-name="ce379"/>
          <table:table-cell table:style-name="ce410"/>
          <table:table-cell table:style-name="ce97" table:number-columns-repeated="5"/>
          <table:table-cell/>
          <table:table-cell table:style-name="ce97" table:number-columns-repeated="7"/>
          <table:table-cell/>
          <table:table-cell table:style-name="ce97" table:number-columns-repeated="7"/>
          <table:table-cell/>
          <table:table-cell table:style-name="ce97" table:number-columns-repeated="7"/>
          <table:table-cell table:number-columns-repeated="977"/>
        </table:table-row>
        <table:table-row table:style-name="ro1">
          <table:table-cell table:style-name="ce73" office:value-type="string" calcext:value-type="string">
            <text:p>LSTM+Attention Confusion</text:p>
          </table:table-cell>
          <table:table-cell table:style-name="ce100" table:number-columns-repeated="7"/>
          <table:table-cell table:number-columns-repeated="3"/>
          <table:table-cell table:style-name="ce226"/>
          <table:table-cell table:style-name="ce322"/>
          <table:table-cell table:style-name="ce148"/>
          <table:table-cell table:style-name="ce142"/>
          <table:table-cell table:style-name="ce157"/>
          <table:table-cell table:style-name="ce168"/>
          <table:table-cell table:style-name="ce182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109"/>
          <table:table-cell table:style-name="ce126"/>
          <table:table-cell table:style-name="ce151"/>
          <table:table-cell table:style-name="ce176"/>
          <table:table-cell table:style-name="ce203"/>
          <table:table-cell table:style-name="ce234" office:value-type="string" calcext:value-type="string">
            <text:p>Fold 2</text:p>
          </table:table-cell>
          <table:table-cell table:style-name="ce255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91" office:value-type="float" office:value="106.2" calcext:value-type="float">
            <text:p>106.20</text:p>
          </table:table-cell>
          <table:table-cell table:style-name="ce93" office:value-type="float" office:value="71.4" calcext:value-type="float">
            <text:p>71.40</text:p>
          </table:table-cell>
          <table:table-cell table:style-name="ce93" office:value-type="float" office:value="248.6" calcext:value-type="float">
            <text:p>248.60</text:p>
          </table:table-cell>
          <table:table-cell table:style-name="ce93" office:value-type="float" office:value="59.6" calcext:value-type="float">
            <text:p>59.60</text:p>
          </table:table-cell>
          <table:table-cell table:style-name="ce93" office:value-type="float" office:value="41.4" calcext:value-type="float">
            <text:p>41.40</text:p>
          </table:table-cell>
          <table:table-cell table:style-name="ce93" office:value-type="float" office:value="1.6" calcext:value-type="float">
            <text:p>1.60</text:p>
          </table:table-cell>
          <table:table-cell table:style-name="ce93" office:value-type="float" office:value="21.2" calcext:value-type="float">
            <text:p>21.20</text:p>
          </table:table-cell>
          <table:table-cell table:style-name="ce100"/>
          <table:table-cell table:style-name="ce99" office:value-type="float" office:value="237" calcext:value-type="float">
            <text:p>237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52" calcext:value-type="float">
            <text:p>52</text:p>
          </table:table-cell>
          <table:table-cell table:style-name="ce111" office:value-type="float" office:value="247" calcext:value-type="float">
            <text:p>247</text:p>
          </table:table-cell>
          <table:table-cell table:style-name="ce127" office:value-type="float" office:value="5" calcext:value-type="float">
            <text:p>5</text:p>
          </table:table-cell>
          <table:table-cell table:style-name="ce152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57"/>
          <table:table-cell table:style-name="ce235" office:value-type="float" office:value="110" calcext:value-type="float">
            <text:p>110</text:p>
          </table:table-cell>
          <table:table-cell table:style-name="ce260" office:value-type="float" office:value="49" calcext:value-type="float">
            <text:p>49</text:p>
          </table:table-cell>
          <table:table-cell table:style-name="ce99" office:value-type="float" office:value="254" calcext:value-type="float">
            <text:p>254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131" calcext:value-type="float">
            <text:p>13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32" calcext:value-type="float">
            <text:p>32</text:p>
          </table:table-cell>
          <table:table-cell table:style-name="ce99" office:value-type="float" office:value="259" calcext:value-type="float">
            <text:p>259</text:p>
          </table:table-cell>
          <table:table-cell table:style-name="ce99" office:value-type="float" office:value="69" calcext:value-type="float">
            <text:p>69</text:p>
          </table:table-cell>
          <table:table-cell table:style-name="ce99" office:value-type="float" office:value="27" calcext:value-type="float">
            <text:p>27</text:p>
          </table:table-cell>
          <table:table-cell table:style-name="ce99" office:value-type="float" office:value="53" calcext:value-type="float">
            <text:p>53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105" calcext:value-type="float">
            <text:p>105</text:p>
          </table:table-cell>
          <table:table-cell/>
          <table:table-cell table:style-name="ce99" office:value-type="float" office:value="142" calcext:value-type="float">
            <text:p>142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380" calcext:value-type="float">
            <text:p>380</text:p>
          </table:table-cell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34" calcext:value-type="float">
            <text:p>34</text:p>
          </table:table-cell>
          <table:table-cell table:style-name="ce99" office:value-type="float" office:value="488" calcext:value-type="float">
            <text:p>488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12" calcext:value-type="float">
            <text:p>12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3" office:value-type="float" office:value="19.4" calcext:value-type="float">
            <text:p>19.40</text:p>
          </table:table-cell>
          <table:table-cell table:style-name="ce93" office:value-type="float" office:value="29.4" calcext:value-type="float">
            <text:p>29.40</text:p>
          </table:table-cell>
          <table:table-cell table:style-name="ce93" office:value-type="float" office:value="184.8" calcext:value-type="float">
            <text:p>184.80</text:p>
          </table:table-cell>
          <table:table-cell table:style-name="ce93" office:value-type="float" office:value="48" calcext:value-type="float">
            <text:p>48.00</text:p>
          </table:table-cell>
          <table:table-cell table:style-name="ce91" office:value-type="float" office:value="24.6" calcext:value-type="float">
            <text:p>24.60</text:p>
          </table:table-cell>
          <table:table-cell table:style-name="ce93" office:value-type="float" office:value="0.2" calcext:value-type="float">
            <text:p>0.20</text:p>
          </table:table-cell>
          <table:table-cell table:style-name="ce93" office:value-type="float" office:value="9.6" calcext:value-type="float">
            <text:p>9.60</text:p>
          </table:table-cell>
          <table:table-cell table:style-name="ce100"/>
          <table:table-cell table:style-name="ce99" office:value-type="float" office:value="59" calcext:value-type="float">
            <text:p>59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83" calcext:value-type="float">
            <text:p>83</text:p>
          </table:table-cell>
          <table:table-cell table:style-name="ce111" office:value-type="float" office:value="165" calcext:value-type="float">
            <text:p>165</text:p>
          </table:table-cell>
          <table:table-cell table:style-name="ce127" office:value-type="float" office:value="4" calcext:value-type="float">
            <text:p>4</text:p>
          </table:table-cell>
          <table:table-cell table:style-name="ce152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57"/>
          <table:table-cell table:style-name="ce235" office:value-type="float" office:value="4" calcext:value-type="float">
            <text:p>4</text:p>
          </table:table-cell>
          <table:table-cell table:style-name="ce260" office:value-type="float" office:value="14" calcext:value-type="float">
            <text:p>14</text:p>
          </table:table-cell>
          <table:table-cell table:style-name="ce99" office:value-type="float" office:value="221" calcext:value-type="float">
            <text:p>221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71" calcext:value-type="float">
            <text:p>7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/>
          <table:table-cell table:style-name="ce99" office:value-type="float" office:value="2" calcext:value-type="float">
            <text:p>2</text:p>
          </table:table-cell>
          <table:table-cell table:style-name="ce99" office:value-type="float" office:value="113" calcext:value-type="float">
            <text:p>113</text:p>
          </table:table-cell>
          <table:table-cell table:style-name="ce99" office:value-type="float" office:value="67" calcext:value-type="float">
            <text:p>67</text:p>
          </table:table-cell>
          <table:table-cell table:style-name="ce99" office:value-type="float" office:value="48" calcext:value-type="float">
            <text:p>48</text:p>
          </table:table-cell>
          <table:table-cell table:style-name="ce99" office:value-type="float" office:value="38" calcext:value-type="float">
            <text:p>38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47" calcext:value-type="float">
            <text:p>47</text:p>
          </table:table-cell>
          <table:table-cell/>
          <table:table-cell table:style-name="ce99" office:value-type="float" office:value="29" calcext:value-type="float">
            <text:p>29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268" calcext:value-type="float">
            <text:p>268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4" calcext:value-type="float">
            <text:p>4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3" calcext:value-type="float">
            <text:p>3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285" calcext:value-type="float">
            <text:p>285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6" calcext:value-type="float">
            <text:p>6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1" office:value-type="float" office:value="2.8" calcext:value-type="float">
            <text:p>2.80</text:p>
          </table:table-cell>
          <table:table-cell table:style-name="ce93" office:value-type="float" office:value="24.4" calcext:value-type="float">
            <text:p>24.40</text:p>
          </table:table-cell>
          <table:table-cell table:style-name="ce93" office:value-type="float" office:value="161.2" calcext:value-type="float">
            <text:p>161.20</text:p>
          </table:table-cell>
          <table:table-cell table:style-name="ce93" office:value-type="float" office:value="74.8" calcext:value-type="float">
            <text:p>74.80</text:p>
          </table:table-cell>
          <table:table-cell table:style-name="ce91" office:value-type="float" office:value="37.6" calcext:value-type="float">
            <text:p>37.60</text:p>
          </table:table-cell>
          <table:table-cell table:style-name="ce93" office:value-type="float" office:value="0" calcext:value-type="float">
            <text:p>0.00</text:p>
          </table:table-cell>
          <table:table-cell table:style-name="ce93" office:value-type="float" office:value="15.2" calcext:value-type="float">
            <text:p>15.20</text:p>
          </table:table-cell>
          <table:table-cell table:style-name="ce100"/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2" calcext:value-type="float">
            <text:p>2</text:p>
          </table:table-cell>
          <table:table-cell table:style-name="ce111" office:value-type="float" office:value="302" calcext:value-type="float">
            <text:p>302</text:p>
          </table:table-cell>
          <table:table-cell table:style-name="ce127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57"/>
          <table:table-cell table:style-name="ce235" office:value-type="float" office:value="0" calcext:value-type="float">
            <text:p>0</text:p>
          </table:table-cell>
          <table:table-cell table:style-name="ce260" office:value-type="float" office:value="2" calcext:value-type="float">
            <text:p>2</text:p>
          </table:table-cell>
          <table:table-cell table:style-name="ce99" office:value-type="float" office:value="215" calcext:value-type="float">
            <text:p>215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95" calcext:value-type="float">
            <text:p>95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95" calcext:value-type="float">
            <text:p>95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50" calcext:value-type="float">
            <text:p>50</text:p>
          </table:table-cell>
          <table:table-cell table:style-name="ce99" office:value-type="float" office:value="79" calcext:value-type="float">
            <text:p>79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76" calcext:value-type="float">
            <text:p>76</text:p>
          </table:table-cell>
          <table:table-cell/>
          <table:table-cell table:number-columns-repeated="2" table:style-name="ce99" office:value-type="float" office:value="2" calcext:value-type="float">
            <text:p>2</text:p>
          </table:table-cell>
          <table:table-cell table:style-name="ce99" office:value-type="float" office:value="310" calcext:value-type="float">
            <text:p>310</text:p>
          </table:table-cell>
          <table:table-cell table:style-name="ce99" office:value-type="float" office:value="2" calcext:value-type="float">
            <text:p>2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23" calcext:value-type="float">
            <text:p>23</text:p>
          </table:table-cell>
          <table:table-cell table:style-name="ce99" office:value-type="float" office:value="263" calcext:value-type="float">
            <text:p>263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14" calcext:value-type="float">
            <text:p>14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3" office:value-type="float" office:value="0" calcext:value-type="float">
            <text:p>0.00</text:p>
          </table:table-cell>
          <table:table-cell table:style-name="ce93" office:value-type="float" office:value="12.6" calcext:value-type="float">
            <text:p>12.60</text:p>
          </table:table-cell>
          <table:table-cell table:style-name="ce93" office:value-type="float" office:value="155.4" calcext:value-type="float">
            <text:p>155.40</text:p>
          </table:table-cell>
          <table:table-cell table:style-name="ce93" office:value-type="float" office:value="72.2" calcext:value-type="float">
            <text:p>72.20</text:p>
          </table:table-cell>
          <table:table-cell table:style-name="ce93" office:value-type="float" office:value="61.8" calcext:value-type="float">
            <text:p>61.80</text:p>
          </table:table-cell>
          <table:table-cell table:style-name="ce93" office:value-type="float" office:value="0" calcext:value-type="float">
            <text:p>0.00</text:p>
          </table:table-cell>
          <table:table-cell table:style-name="ce93" office:value-type="float" office:value="14" calcext:value-type="float">
            <text:p>14.00</text:p>
          </table:table-cell>
          <table:table-cell table:style-name="ce100"/>
          <table:table-cell table:number-columns-repeated="3" table:style-name="ce99" office:value-type="float" office:value="0" calcext:value-type="float">
            <text:p>0</text:p>
          </table:table-cell>
          <table:table-cell table:style-name="ce111" office:value-type="float" office:value="316" calcext:value-type="float">
            <text:p>316</text:p>
          </table:table-cell>
          <table:table-cell table:style-name="ce127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57"/>
          <table:table-cell table:style-name="ce235" office:value-type="float" office:value="0" calcext:value-type="float">
            <text:p>0</text:p>
          </table:table-cell>
          <table:table-cell table:style-name="ce260" office:value-type="float" office:value="0" calcext:value-type="float">
            <text:p>0</text:p>
          </table:table-cell>
          <table:table-cell table:style-name="ce99" office:value-type="float" office:value="157" calcext:value-type="float">
            <text:p>157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59" calcext:value-type="float">
            <text:p>159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49" calcext:value-type="float">
            <text:p>49</text:p>
          </table:table-cell>
          <table:table-cell table:style-name="ce99" office:value-type="float" office:value="50" calcext:value-type="float">
            <text:p>50</text:p>
          </table:table-cell>
          <table:table-cell table:style-name="ce99" office:value-type="float" office:value="11" calcext:value-type="float">
            <text:p>11</text:p>
          </table:table-cell>
          <table:table-cell table:style-name="ce99" office:value-type="float" office:value="136" calcext:value-type="float">
            <text:p>136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70" calcext:value-type="float">
            <text:p>70</text:p>
          </table:table-cell>
          <table:table-cell/>
          <table:table-cell table:number-columns-repeated="2" table:style-name="ce99" office:value-type="float" office:value="0" calcext:value-type="float">
            <text:p>0</text:p>
          </table:table-cell>
          <table:table-cell table:style-name="ce99" office:value-type="float" office:value="302" calcext:value-type="float">
            <text:p>302</text:p>
          </table:table-cell>
          <table:table-cell table:style-name="ce99" office:value-type="float" office:value="13" calcext:value-type="float">
            <text:p>13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268" calcext:value-type="float">
            <text:p>268</text:p>
          </table:table-cell>
          <table:table-cell table:style-name="ce99" office:value-type="float" office:value="21" calcext:value-type="float">
            <text:p>21</text:p>
          </table:table-cell>
          <table:table-cell table:style-name="ce99" office:value-type="float" office:value="13" calcext:value-type="float">
            <text:p>13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3" office:value-type="float" office:value="5.2" calcext:value-type="float">
            <text:p>5.20</text:p>
          </table:table-cell>
          <table:table-cell table:style-name="ce93" office:value-type="float" office:value="30.4" calcext:value-type="float">
            <text:p>30.40</text:p>
          </table:table-cell>
          <table:table-cell table:style-name="ce93" office:value-type="float" office:value="176.2" calcext:value-type="float">
            <text:p>176.20</text:p>
          </table:table-cell>
          <table:table-cell table:style-name="ce93" office:value-type="float" office:value="130.2" calcext:value-type="float">
            <text:p>130.20</text:p>
          </table:table-cell>
          <table:table-cell table:style-name="ce93" office:value-type="float" office:value="175.2" calcext:value-type="float">
            <text:p>175.20</text:p>
          </table:table-cell>
          <table:table-cell table:style-name="ce93" office:value-type="float" office:value="25" calcext:value-type="float">
            <text:p>25.00</text:p>
          </table:table-cell>
          <table:table-cell table:style-name="ce93" office:value-type="float" office:value="89.8" calcext:value-type="float">
            <text:p>89.80</text:p>
          </table:table-cell>
          <table:table-cell table:style-name="ce100"/>
          <table:table-cell table:style-name="ce99" office:value-type="float" office:value="18" calcext:value-type="float">
            <text:p>18</text:p>
          </table:table-cell>
          <table:table-cell table:style-name="ce99" office:value-type="float" office:value="58" calcext:value-type="float">
            <text:p>58</text:p>
          </table:table-cell>
          <table:table-cell table:style-name="ce99" office:value-type="float" office:value="12" calcext:value-type="float">
            <text:p>12</text:p>
          </table:table-cell>
          <table:table-cell table:style-name="ce111" office:value-type="float" office:value="495" calcext:value-type="float">
            <text:p>495</text:p>
          </table:table-cell>
          <table:table-cell table:style-name="ce127" office:value-type="float" office:value="2" calcext:value-type="float">
            <text:p>2</text:p>
          </table:table-cell>
          <table:table-cell table:style-name="ce152" office:value-type="float" office:value="40" calcext:value-type="float">
            <text:p>40</text:p>
          </table:table-cell>
          <table:table-cell table:style-name="ce178" office:value-type="float" office:value="7" calcext:value-type="float">
            <text:p>7</text:p>
          </table:table-cell>
          <table:table-cell table:style-name="ce157"/>
          <table:table-cell table:style-name="ce235" office:value-type="float" office:value="0" calcext:value-type="float">
            <text:p>0</text:p>
          </table:table-cell>
          <table:table-cell table:style-name="ce260" office:value-type="float" office:value="6" calcext:value-type="float">
            <text:p>6</text:p>
          </table:table-cell>
          <table:table-cell table:style-name="ce99" office:value-type="float" office:value="164" calcext:value-type="float">
            <text:p>164</text:p>
          </table:table-cell>
          <table:table-cell table:style-name="ce99" office:value-type="float" office:value="15" calcext:value-type="float">
            <text:p>15</text:p>
          </table:table-cell>
          <table:table-cell table:style-name="ce99" office:value-type="float" office:value="445" calcext:value-type="float">
            <text:p>445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2" calcext:value-type="float">
            <text:p>2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28" calcext:value-type="float">
            <text:p>28</text:p>
          </table:table-cell>
          <table:table-cell table:style-name="ce99" office:value-type="float" office:value="34" calcext:value-type="float">
            <text:p>34</text:p>
          </table:table-cell>
          <table:table-cell table:style-name="ce99" office:value-type="float" office:value="87" calcext:value-type="float">
            <text:p>87</text:p>
          </table:table-cell>
          <table:table-cell table:style-name="ce99" office:value-type="float" office:value="54" calcext:value-type="float">
            <text:p>54</text:p>
          </table:table-cell>
          <table:table-cell table:style-name="ce99" office:value-type="float" office:value="423" calcext:value-type="float">
            <text:p>423</text:p>
          </table:table-cell>
          <table:table-cell/>
          <table:table-cell table:style-name="ce99" office:value-type="float" office:value="8" calcext:value-type="float">
            <text:p>8</text:p>
          </table:table-cell>
          <table:table-cell table:style-name="ce99" office:value-type="float" office:value="13" calcext:value-type="float">
            <text:p>13</text:p>
          </table:table-cell>
          <table:table-cell table:style-name="ce99" office:value-type="float" office:value="469" calcext:value-type="float">
            <text:p>469</text:p>
          </table:table-cell>
          <table:table-cell table:style-name="ce99" office:value-type="float" office:value="104" calcext:value-type="float">
            <text:p>104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22" calcext:value-type="float">
            <text:p>22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69" calcext:value-type="float">
            <text:p>69</text:p>
          </table:table-cell>
          <table:table-cell table:style-name="ce99" office:value-type="float" office:value="208" calcext:value-type="float">
            <text:p>208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326" calcext:value-type="float">
            <text:p>326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float" office:value="17" calcext:value-type="float">
            <text:p>17</text:p>
          </table:table-cell>
          <table:table-cell table:number-columns-repeated="977"/>
        </table:table-row>
        <table:table-row table:style-name="ro1">
          <table:table-cell table:style-name="ce93" office:value-type="float" office:value="1" calcext:value-type="float">
            <text:p>1.00</text:p>
          </table:table-cell>
          <table:table-cell table:style-name="ce93" office:value-type="float" office:value="6" calcext:value-type="float">
            <text:p>6.00</text:p>
          </table:table-cell>
          <table:table-cell table:number-columns-repeated="2" table:style-name="ce93" office:value-type="float" office:value="26.2" calcext:value-type="float">
            <text:p>26.20</text:p>
          </table:table-cell>
          <table:table-cell table:style-name="ce93" office:value-type="float" office:value="81.4" calcext:value-type="float">
            <text:p>81.40</text:p>
          </table:table-cell>
          <table:table-cell table:style-name="ce93" office:value-type="float" office:value="87.4" calcext:value-type="float">
            <text:p>87.40</text:p>
          </table:table-cell>
          <table:table-cell table:style-name="ce93" office:value-type="float" office:value="87.8" calcext:value-type="float">
            <text:p>87.80</text:p>
          </table:table-cell>
          <table:table-cell table:style-name="ce100"/>
          <table:table-cell table:style-name="ce99" office:value-type="float" office:value="2" calcext:value-type="float">
            <text:p>2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0" calcext:value-type="float">
            <text:p>0</text:p>
          </table:table-cell>
          <table:table-cell table:style-name="ce111" office:value-type="float" office:value="113" calcext:value-type="float">
            <text:p>113</text:p>
          </table:table-cell>
          <table:table-cell table:style-name="ce127" office:value-type="float" office:value="0" calcext:value-type="float">
            <text:p>0</text:p>
          </table:table-cell>
          <table:table-cell table:style-name="ce152" office:value-type="float" office:value="149" calcext:value-type="float">
            <text:p>149</text:p>
          </table:table-cell>
          <table:table-cell table:style-name="ce178" office:value-type="float" office:value="47" calcext:value-type="float">
            <text:p>47</text:p>
          </table:table-cell>
          <table:table-cell table:style-name="ce157"/>
          <table:table-cell table:style-name="ce235" office:value-type="float" office:value="0" calcext:value-type="float">
            <text:p>0</text:p>
          </table:table-cell>
          <table:table-cell table:style-name="ce260" office:value-type="float" office:value="18" calcext:value-type="float">
            <text:p>18</text:p>
          </table:table-cell>
          <table:table-cell table:number-columns-repeated="2" table:style-name="ce99" office:value-type="float" office:value="5" calcext:value-type="float">
            <text:p>5</text:p>
          </table:table-cell>
          <table:table-cell table:style-name="ce99" office:value-type="float" office:value="162" calcext:value-type="float">
            <text:p>162</text:p>
          </table:table-cell>
          <table:table-cell table:style-name="ce99" office:value-type="float" office:value="79" calcext:value-type="float">
            <text:p>79</text:p>
          </table:table-cell>
          <table:table-cell table:style-name="ce99" office:value-type="float" office:value="47" calcext:value-type="float">
            <text:p>47</text:p>
          </table:table-cell>
          <table:table-cell/>
          <table:table-cell table:number-columns-repeated="3" table:style-name="ce99" office:value-type="float" office:value="0" calcext:value-type="float">
            <text:p>0</text:p>
          </table:table-cell>
          <table:table-cell table:style-name="ce99" office:value-type="float" office:value="11" calcext:value-type="float">
            <text:p>1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24" calcext:value-type="float">
            <text:p>24</text:p>
          </table:table-cell>
          <table:table-cell table:style-name="ce99" office:value-type="float" office:value="281" calcext:value-type="float">
            <text:p>281</text:p>
          </table:table-cell>
          <table:table-cell/>
          <table:table-cell table:style-name="ce99" office:value-type="float" office:value="3" calcext:value-type="float">
            <text:p>3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25" calcext:value-type="float">
            <text:p>125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30" calcext:value-type="float">
            <text:p>130</text:p>
          </table:table-cell>
          <table:table-cell table:style-name="ce99" office:value-type="float" office:value="31" calcext:value-type="float">
            <text:p>31</text:p>
          </table:table-cell>
          <table:table-cell table:style-name="ce99" office:value-type="float" office:value="25" calcext:value-type="float">
            <text:p>25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15" calcext:value-type="float">
            <text:p>115</text:p>
          </table:table-cell>
          <table:table-cell table:style-name="ce99" office:value-type="float" office:value="154" calcext:value-type="float">
            <text:p>154</text:p>
          </table:table-cell>
          <table:table-cell table:style-name="ce99" office:value-type="float" office:value="39" calcext:value-type="float">
            <text:p>39</text:p>
          </table:table-cell>
          <table:table-cell table:number-columns-repeated="977"/>
        </table:table-row>
        <table:table-row table:style-name="ro1">
          <table:table-cell table:style-name="ce93" office:value-type="float" office:value="18" calcext:value-type="float">
            <text:p>18.00</text:p>
          </table:table-cell>
          <table:table-cell table:style-name="ce93" office:value-type="float" office:value="24.8" calcext:value-type="float">
            <text:p>24.80</text:p>
          </table:table-cell>
          <table:table-cell table:style-name="ce93" office:value-type="float" office:value="74.6" calcext:value-type="float">
            <text:p>74.60</text:p>
          </table:table-cell>
          <table:table-cell table:style-name="ce93" office:value-type="float" office:value="32.4" calcext:value-type="float">
            <text:p>32.40</text:p>
          </table:table-cell>
          <table:table-cell table:style-name="ce93" office:value-type="float" office:value="100.2" calcext:value-type="float">
            <text:p>100.20</text:p>
          </table:table-cell>
          <table:table-cell table:style-name="ce93" office:value-type="float" office:value="33.4" calcext:value-type="float">
            <text:p>33.40</text:p>
          </table:table-cell>
          <table:table-cell table:style-name="ce93" office:value-type="float" office:value="32.6" calcext:value-type="float">
            <text:p>32.60</text:p>
          </table:table-cell>
          <table:table-cell table:style-name="ce100"/>
          <table:table-cell table:style-name="ce99" office:value-type="float" office:value="11" calcext:value-type="float">
            <text:p>11</text:p>
          </table:table-cell>
          <table:table-cell table:style-name="ce99" office:value-type="float" office:value="38" calcext:value-type="float">
            <text:p>38</text:p>
          </table:table-cell>
          <table:table-cell table:style-name="ce99" office:value-type="float" office:value="35" calcext:value-type="float">
            <text:p>35</text:p>
          </table:table-cell>
          <table:table-cell table:style-name="ce111" office:value-type="float" office:value="118" calcext:value-type="float">
            <text:p>118</text:p>
          </table:table-cell>
          <table:table-cell table:style-name="ce127" office:value-type="float" office:value="2" calcext:value-type="float">
            <text:p>2</text:p>
          </table:table-cell>
          <table:table-cell table:style-name="ce152" office:value-type="float" office:value="97" calcext:value-type="float">
            <text:p>97</text:p>
          </table:table-cell>
          <table:table-cell table:style-name="ce178" office:value-type="float" office:value="15" calcext:value-type="float">
            <text:p>15</text:p>
          </table:table-cell>
          <table:table-cell table:style-name="ce157"/>
          <table:table-cell table:style-name="ce235" office:value-type="float" office:value="0" calcext:value-type="float">
            <text:p>0</text:p>
          </table:table-cell>
          <table:table-cell table:style-name="ce260" office:value-type="float" office:value="5" calcext:value-type="float">
            <text:p>5</text:p>
          </table:table-cell>
          <table:table-cell table:style-name="ce99" office:value-type="float" office:value="47" calcext:value-type="float">
            <text:p>47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254" calcext:value-type="float">
            <text:p>254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1" calcext:value-type="float">
            <text:p>1</text:p>
          </table:table-cell>
          <table:table-cell/>
          <table:table-cell table:style-name="ce99" office:value-type="float" office:value="5" calcext:value-type="float">
            <text:p>5</text:p>
          </table:table-cell>
          <table:table-cell table:style-name="ce99" office:value-type="float" office:value="20" calcext:value-type="float">
            <text:p>20</text:p>
          </table:table-cell>
          <table:table-cell table:style-name="ce99" office:value-type="float" office:value="47" calcext:value-type="float">
            <text:p>47</text:p>
          </table:table-cell>
          <table:table-cell table:style-name="ce99" office:value-type="float" office:value="35" calcext:value-type="float">
            <text:p>35</text:p>
          </table:table-cell>
          <table:table-cell table:style-name="ce99" office:value-type="float" office:value="118" calcext:value-type="float">
            <text:p>118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84" calcext:value-type="float">
            <text:p>84</text:p>
          </table:table-cell>
          <table:table-cell/>
          <table:table-cell table:style-name="ce99" office:value-type="float" office:value="46" calcext:value-type="float">
            <text:p>46</text:p>
          </table:table-cell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97" calcext:value-type="float">
            <text:p>97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61" calcext:value-type="float">
            <text:p>61</text:p>
          </table:table-cell>
          <table:table-cell table:style-name="ce99" office:value-type="float" office:value="40" calcext:value-type="float">
            <text:p>40</text:p>
          </table:table-cell>
          <table:table-cell table:style-name="ce99" office:value-type="float" office:value="58" calcext:value-type="float">
            <text:p>58</text:p>
          </table:table-cell>
          <table:table-cell/>
          <table:table-cell table:style-name="ce99" office:value-type="float" office:value="28" calcext:value-type="float">
            <text:p>28</text:p>
          </table:table-cell>
          <table:table-cell table:style-name="ce99" office:value-type="float" office:value="49" calcext:value-type="float">
            <text:p>49</text:p>
          </table:table-cell>
          <table:table-cell table:style-name="ce99" office:value-type="float" office:value="147" calcext:value-type="float">
            <text:p>147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66" calcext:value-type="float">
            <text:p>66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5" calcext:value-type="float">
            <text:p>5</text:p>
          </table:table-cell>
          <table:table-cell table:number-columns-repeated="977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style-name="ce100" table:number-columns-repeated="7"/>
          <table:table-cell table:number-columns-repeated="3"/>
          <table:table-cell table:style-name="ce226"/>
          <table:table-cell table:style-name="ce322"/>
          <table:table-cell table:style-name="ce148"/>
          <table:table-cell table:style-name="ce142"/>
          <table:table-cell table:style-name="ce157"/>
          <table:table-cell table:style-name="ce168"/>
          <table:table-cell table:style-name="ce182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112"/>
          <table:table-cell table:style-name="ce128"/>
          <table:table-cell table:style-name="ce153"/>
          <table:table-cell table:style-name="ce181"/>
          <table:table-cell table:style-name="ce206"/>
          <table:table-cell table:style-name="ce236" office:value-type="string" calcext:value-type="string">
            <text:p>Fold 2</text:p>
          </table:table-cell>
          <table:table-cell table:style-name="ce265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94" office:value-type="float" office:value="243.2" calcext:value-type="float">
            <text:p>243.20</text:p>
          </table:table-cell>
          <table:table-cell table:style-name="ce94" office:value-type="float" office:value="107.4" calcext:value-type="float">
            <text:p>107.4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187.6" calcext:value-type="float">
            <text:p>187.60</text:p>
          </table:table-cell>
          <table:table-cell table:style-name="ce94" office:value-type="float" office:value="11.8" calcext:value-type="float">
            <text:p>11.80</text:p>
          </table:table-cell>
          <table:table-cell table:number-columns-repeated="2" table:style-name="ce94" office:value-type="float" office:value="0" calcext:value-type="float">
            <text:p>0.00</text:p>
          </table:table-cell>
          <table:table-cell table:style-name="ce100"/>
          <table:table-cell table:style-name="ce101" office:value-type="float" office:value="546" calcext:value-type="float">
            <text:p>546</text:p>
          </table:table-cell>
          <table:table-cell table:style-name="ce101" office:value-type="float" office:value="2" calcext:value-type="float">
            <text:p>2</text:p>
          </table:table-cell>
          <table:table-cell table:style-name="ce102" office:value-type="float" office:value="0" calcext:value-type="float">
            <text:p>0</text:p>
          </table:table-cell>
          <table:table-cell table:style-name="ce113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365"/>
          <table:table-cell table:style-name="ce237" office:value-type="float" office:value="3" calcext:value-type="float">
            <text:p>3</text:p>
          </table:table-cell>
          <table:table-cell table:style-name="ce266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497" calcext:value-type="float">
            <text:p>497</text:p>
          </table:table-cell>
          <table:table-cell table:style-name="ce102" office:value-type="float" office:value="50" calcext:value-type="float">
            <text:p>5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117" calcext:value-type="float">
            <text:p>117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433" calcext:value-type="float">
            <text:p>433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422" office:value-type="float" office:value="0" calcext:value-type="float">
            <text:p>0</text:p>
          </table:table-cell>
          <table:table-cell table:style-name="ce102" office:value-type="float" office:value="535" calcext:value-type="float">
            <text:p>535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550" calcext:value-type="float">
            <text:p>550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5" office:value-type="float" office:value="128.6" calcext:value-type="float">
            <text:p>128.60</text:p>
          </table:table-cell>
          <table:table-cell table:style-name="ce95" office:value-type="float" office:value="62.4" calcext:value-type="float">
            <text:p>62.40</text:p>
          </table:table-cell>
          <table:table-cell table:style-name="ce95" office:value-type="float" office:value="0" calcext:value-type="float">
            <text:p>0.00</text:p>
          </table:table-cell>
          <table:table-cell table:style-name="ce95" office:value-type="float" office:value="118.4" calcext:value-type="float">
            <text:p>118.40</text:p>
          </table:table-cell>
          <table:table-cell table:style-name="ce95" office:value-type="float" office:value="6.6" calcext:value-type="float">
            <text:p>6.60</text:p>
          </table:table-cell>
          <table:table-cell table:number-columns-repeated="2" table:style-name="ce95" office:value-type="float" office:value="0" calcext:value-type="float">
            <text:p>0.00</text:p>
          </table:table-cell>
          <table:table-cell table:style-name="ce100"/>
          <table:table-cell table:style-name="ce101" office:value-type="float" office:value="312" calcext:value-type="float">
            <text:p>312</text:p>
          </table:table-cell>
          <table:table-cell table:style-name="ce101" office:value-type="float" office:value="3" calcext:value-type="float">
            <text:p>3</text:p>
          </table:table-cell>
          <table:table-cell table:style-name="ce102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365"/>
          <table:table-cell table:style-name="ce237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84" calcext:value-type="float">
            <text:p>284</text:p>
          </table:table-cell>
          <table:table-cell table:style-name="ce102" office:value-type="float" office:value="32" calcext:value-type="float">
            <text:p>32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15" calcext:value-type="float">
            <text:p>15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301" calcext:value-type="float">
            <text:p>30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422" office:value-type="float" office:value="0" calcext:value-type="float">
            <text:p>0</text:p>
          </table:table-cell>
          <table:table-cell table:style-name="ce102" office:value-type="float" office:value="309" calcext:value-type="float">
            <text:p>309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16" calcext:value-type="float">
            <text:p>316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5" office:value-type="float" office:value="127" calcext:value-type="float">
            <text:p>127.00</text:p>
          </table:table-cell>
          <table:table-cell table:style-name="ce95" office:value-type="float" office:value="63.2" calcext:value-type="float">
            <text:p>63.20</text:p>
          </table:table-cell>
          <table:table-cell table:style-name="ce95" office:value-type="float" office:value="0" calcext:value-type="float">
            <text:p>0.00</text:p>
          </table:table-cell>
          <table:table-cell table:style-name="ce95" office:value-type="float" office:value="125.8" calcext:value-type="float">
            <text:p>125.80</text:p>
          </table:table-cell>
          <table:table-cell table:number-columns-repeated="3" table:style-name="ce94" office:value-type="float" office:value="0" calcext:value-type="float">
            <text:p>0.00</text:p>
          </table:table-cell>
          <table:table-cell/>
          <table:table-cell table:style-name="ce101" office:value-type="float" office:value="316" calcext:value-type="float">
            <text:p>316</text:p>
          </table:table-cell>
          <table:table-cell table:number-columns-repeated="6" table:style-name="ce101" office:value-type="float" office:value="0" calcext:value-type="float">
            <text:p>0</text:p>
          </table:table-cell>
          <table:table-cell/>
          <table:table-cell table:number-columns-repeated="3"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313" calcext:value-type="float">
            <text:p>313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5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16" calcext:value-type="float">
            <text:p>316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4" office:value-type="float" office:value="126.4" calcext:value-type="float">
            <text:p>126.40</text:p>
          </table:table-cell>
          <table:table-cell table:style-name="ce94" office:value-type="float" office:value="63.2" calcext:value-type="float">
            <text:p>63.2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126.4" calcext:value-type="float">
            <text:p>126.40</text:p>
          </table:table-cell>
          <table:table-cell table:number-columns-repeated="3" table:style-name="ce94" office:value-type="float" office:value="0" calcext:value-type="float">
            <text:p>0.00</text:p>
          </table:table-cell>
          <table:table-cell/>
          <table:table-cell table:style-name="ce101" office:value-type="float" office:value="316" calcext:value-type="float">
            <text:p>316</text:p>
          </table:table-cell>
          <table:table-cell table:number-columns-repeated="6" table:style-name="ce101" office:value-type="float" office:value="0" calcext:value-type="float">
            <text:p>0</text:p>
          </table:table-cell>
          <table:table-cell/>
          <table:table-cell table:number-columns-repeated="3"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number-columns-repeated="3"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5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16" calcext:value-type="float">
            <text:p>316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4" office:value-type="float" office:value="251.8" calcext:value-type="float">
            <text:p>251.80</text:p>
          </table:table-cell>
          <table:table-cell table:style-name="ce94" office:value-type="float" office:value="126.8" calcext:value-type="float">
            <text:p>126.8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250.6" calcext:value-type="float">
            <text:p>250.60</text:p>
          </table:table-cell>
          <table:table-cell table:style-name="ce94" office:value-type="float" office:value="2.8" calcext:value-type="float">
            <text:p>2.80</text:p>
          </table:table-cell>
          <table:table-cell table:number-columns-repeated="2" table:style-name="ce94" office:value-type="float" office:value="0" calcext:value-type="float">
            <text:p>0.00</text:p>
          </table:table-cell>
          <table:table-cell/>
          <table:table-cell table:style-name="ce101" office:value-type="float" office:value="626" calcext:value-type="float">
            <text:p>626</text:p>
          </table:table-cell>
          <table:table-cell table:style-name="ce101" office:value-type="float" office:value="3" calcext:value-type="float">
            <text:p>3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number-columns-repeated="3" table:style-name="ce102" office:value-type="float" office:value="0" calcext:value-type="float">
            <text:p>0</text:p>
          </table:table-cell>
          <table:table-cell table:style-name="ce102" office:value-type="float" office:value="618" calcext:value-type="float">
            <text:p>618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631" calcext:value-type="float">
            <text:p>63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31" calcext:value-type="float">
            <text:p>63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632" calcext:value-type="float">
            <text:p>632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4" office:value-type="float" office:value="123" calcext:value-type="float">
            <text:p>123.00</text:p>
          </table:table-cell>
          <table:table-cell table:style-name="ce94" office:value-type="float" office:value="75.2" calcext:value-type="float">
            <text:p>75.2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117.6" calcext:value-type="float">
            <text:p>117.60</text:p>
          </table:table-cell>
          <table:table-cell table:number-columns-repeated="2" table:style-name="ce94" office:value-type="float" office:value="0" calcext:value-type="float">
            <text:p>0.00</text:p>
          </table:table-cell>
          <table:table-cell table:style-name="ce94" office:value-type="float" office:value="0.2" calcext:value-type="float">
            <text:p>0.20</text:p>
          </table:table-cell>
          <table:table-cell table:style-name="ce100"/>
          <table:table-cell table:style-name="ce101" office:value-type="float" office:value="252" calcext:value-type="float">
            <text:p>252</text:p>
          </table:table-cell>
          <table:table-cell table:style-name="ce101" office:value-type="float" office:value="64" calcext:value-type="float">
            <text:p>64</text:p>
          </table:table-cell>
          <table:table-cell table:style-name="ce10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75"/>
          <table:table-cell table:style-name="ce240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48" calcext:value-type="float">
            <text:p>48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268" calcext:value-type="float">
            <text:p>268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12" calcext:value-type="float">
            <text:p>312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15" calcext:value-type="float">
            <text:p>315</text:p>
          </table:table-cell>
          <table:table-cell table:number-columns-repeated="5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table:style-name="ce95" office:value-type="float" office:value="133.6" calcext:value-type="float">
            <text:p>133.60</text:p>
          </table:table-cell>
          <table:table-cell table:style-name="ce95" office:value-type="float" office:value="66.2" calcext:value-type="float">
            <text:p>66.20</text:p>
          </table:table-cell>
          <table:table-cell table:style-name="ce95" office:value-type="float" office:value="5.4" calcext:value-type="float">
            <text:p>5.40</text:p>
          </table:table-cell>
          <table:table-cell table:style-name="ce95" office:value-type="float" office:value="67" calcext:value-type="float">
            <text:p>67.00</text:p>
          </table:table-cell>
          <table:table-cell table:style-name="ce95" office:value-type="float" office:value="43.8" calcext:value-type="float">
            <text:p>43.80</text:p>
          </table:table-cell>
          <table:table-cell table:number-columns-repeated="2" table:style-name="ce95" office:value-type="float" office:value="0" calcext:value-type="float">
            <text:p>0.00</text:p>
          </table:table-cell>
          <table:table-cell table:style-name="ce100"/>
          <table:table-cell table:style-name="ce102" office:value-type="float" office:value="154" calcext:value-type="float">
            <text:p>154</text:p>
          </table:table-cell>
          <table:table-cell table:style-name="ce102" office:value-type="float" office:value="157" calcext:value-type="float">
            <text:p>157</text:p>
          </table:table-cell>
          <table:table-cell table:style-name="ce102" office:value-type="float" office:value="0" calcext:value-type="float">
            <text:p>0</text:p>
          </table:table-cell>
          <table:table-cell table:style-name="ce116" office:value-type="float" office:value="5" calcext:value-type="float">
            <text:p>5</text:p>
          </table:table-cell>
          <table:table-cell table:style-name="ce130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75"/>
          <table:table-cell table:style-name="ce240" office:value-type="float" office:value="12" calcext:value-type="float">
            <text:p>12</text:p>
          </table:table-cell>
          <table:table-cell table:style-name="ce269" office:value-type="float" office:value="0" calcext:value-type="float">
            <text:p>0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133" calcext:value-type="float">
            <text:p>133</text:p>
          </table:table-cell>
          <table:table-cell table:style-name="ce102" office:value-type="float" office:value="145" calcext:value-type="float">
            <text:p>145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189" calcext:value-type="float">
            <text:p>189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27" calcext:value-type="float">
            <text:p>127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74" calcext:value-type="float">
            <text:p>174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8" calcext:value-type="float">
            <text:p>68</text:p>
          </table:table-cell>
          <table:table-cell table:style-name="ce102" office:value-type="float" office:value="74" calcext:value-type="float">
            <text:p>74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13" calcext:value-type="float">
            <text:p>313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/>
          <table:table-cell table:style-name="ce100" table:number-columns-repeated="7"/>
          <table:table-cell table:number-columns-repeated="3"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  <table:table-cell table:number-columns-repeated="1006"/>
        </table:table-row>
        <table:table-row table:style-name="ro1">
          <table:table-cell table:style-name="ce73" office:value-type="string" calcext:value-type="string">
            <text:p>MLP Confusion</text:p>
          </table:table-cell>
          <table:table-cell table:style-name="ce100" table:number-columns-repeated="7"/>
          <table:table-cell table:number-columns-repeated="3"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159"/>
          <table:table-cell table:style-name="ce232"/>
          <table:table-cell table:style-name="ce281"/>
          <table:table-cell table:style-name="ce321"/>
          <table:table-cell table:style-name="ce360"/>
          <table:table-cell table:style-name="ce392" office:value-type="string" calcext:value-type="string">
            <text:p>Fold 2</text:p>
          </table:table-cell>
          <table:table-cell table:style-name="ce417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80" office:value-type="float" office:value="115.4" calcext:value-type="float">
            <text:p>115.4</text:p>
          </table:table-cell>
          <table:table-cell table:style-name="ce80" office:value-type="float" office:value="85.2" calcext:value-type="float">
            <text:p>85.2</text:p>
          </table:table-cell>
          <table:table-cell table:style-name="ce80" office:value-type="float" office:value="156.2" calcext:value-type="float">
            <text:p>156.2</text:p>
          </table:table-cell>
          <table:table-cell table:style-name="ce80" office:value-type="float" office:value="25.8" calcext:value-type="float">
            <text:p>25.8</text:p>
          </table:table-cell>
          <table:table-cell table:style-name="ce80" office:value-type="float" office:value="89.2" calcext:value-type="float">
            <text:p>89.2</text:p>
          </table:table-cell>
          <table:table-cell table:style-name="ce80" office:value-type="float" office:value="13.4" calcext:value-type="float">
            <text:p>13.4</text:p>
          </table:table-cell>
          <table:table-cell table:style-name="ce80" office:value-type="float" office:value="64.8" calcext:value-type="float">
            <text:p>64.8</text:p>
          </table:table-cell>
          <table:table-cell/>
          <table:table-cell table:style-name="ce107" office:value-type="float" office:value="72" calcext:value-type="float">
            <text:p>72</text:p>
          </table:table-cell>
          <table:table-cell table:style-name="ce108" office:value-type="float" office:value="294" calcext:value-type="float">
            <text:p>294</text:p>
          </table:table-cell>
          <table:table-cell table:style-name="ce107" office:value-type="float" office:value="108" calcext:value-type="float">
            <text:p>108</text:p>
          </table:table-cell>
          <table:table-cell table:style-name="ce164" office:value-type="float" office:value="48" calcext:value-type="float">
            <text:p>48</text:p>
          </table:table-cell>
          <table:table-cell table:style-name="ce233" office:value-type="float" office:value="16" calcext:value-type="float">
            <text:p>16</text:p>
          </table:table-cell>
          <table:table-cell table:style-name="ce286" office:value-type="float" office:value="9" calcext:value-type="float">
            <text:p>9</text:p>
          </table:table-cell>
          <table:table-cell table:style-name="ce323" office:value-type="float" office:value="3" calcext:value-type="float">
            <text:p>3</text:p>
          </table:table-cell>
          <table:table-cell table:style-name="ce75"/>
          <table:table-cell table:style-name="ce393" office:value-type="float" office:value="116" calcext:value-type="float">
            <text:p>116</text:p>
          </table:table-cell>
          <table:table-cell table:style-name="ce418" office:value-type="float" office:value="23" calcext:value-type="float">
            <text:p>23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45" calcext:value-type="float">
            <text:p>45</text:p>
          </table:table-cell>
          <table:table-cell table:style-name="ce80" office:value-type="float" office:value="281" calcext:value-type="float">
            <text:p>281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0" calcext:value-type="float">
            <text:p>0</text:p>
          </table:table-cell>
          <table:table-cell/>
          <table:table-cell table:style-name="ce80" office:value-type="float" office:value="34" calcext:value-type="float">
            <text:p>34</text:p>
          </table:table-cell>
          <table:table-cell table:style-name="ce80" office:value-type="float" office:value="51" calcext:value-type="float">
            <text:p>51</text:p>
          </table:table-cell>
          <table:table-cell table:style-name="ce80" office:value-type="float" office:value="99" calcext:value-type="float">
            <text:p>99</text:p>
          </table:table-cell>
          <table:table-cell table:style-name="ce80" office:value-type="float" office:value="23" calcext:value-type="float">
            <text:p>23</text:p>
          </table:table-cell>
          <table:table-cell table:style-name="ce80" office:value-type="float" office:value="111" calcext:value-type="float">
            <text:p>111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228" calcext:value-type="float">
            <text:p>228</text:p>
          </table:table-cell>
          <table:table-cell/>
          <table:table-cell table:style-name="ce80" office:value-type="float" office:value="138" calcext:value-type="float">
            <text:p>138</text:p>
          </table:table-cell>
          <table:table-cell table:style-name="ce80" office:value-type="float" office:value="29" calcext:value-type="float">
            <text:p>29</text:p>
          </table:table-cell>
          <table:table-cell table:style-name="ce80" office:value-type="float" office:value="202" calcext:value-type="float">
            <text:p>202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35" calcext:value-type="float">
            <text:p>35</text:p>
          </table:table-cell>
          <table:table-cell table:style-name="ce80" office:value-type="float" office:value="48" calcext:value-type="float">
            <text:p>48</text:p>
          </table:table-cell>
          <table:table-cell table:style-name="ce80" office:value-type="float" office:value="93" calcext:value-type="float">
            <text:p>93</text:p>
          </table:table-cell>
          <table:table-cell/>
          <table:table-cell table:style-name="ce80" office:value-type="float" office:value="217" calcext:value-type="float">
            <text:p>217</text:p>
          </table:table-cell>
          <table:table-cell table:style-name="ce80" office:value-type="float" office:value="29" calcext:value-type="float">
            <text:p>29</text:p>
          </table:table-cell>
          <table:table-cell table:style-name="ce80" office:value-type="float" office:value="292" calcext:value-type="float">
            <text:p>292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0" office:value-type="float" office:value="34.2" calcext:value-type="float">
            <text:p>34.2</text:p>
          </table:table-cell>
          <table:table-cell table:style-name="ce80" office:value-type="float" office:value="39.6" calcext:value-type="float">
            <text:p>39.6</text:p>
          </table:table-cell>
          <table:table-cell table:style-name="ce80" office:value-type="float" office:value="96.4" calcext:value-type="float">
            <text:p>96.4</text:p>
          </table:table-cell>
          <table:table-cell table:style-name="ce80" office:value-type="float" office:value="16.4" calcext:value-type="float">
            <text:p>16.4</text:p>
          </table:table-cell>
          <table:table-cell table:style-name="ce80" office:value-type="float" office:value="70.4" calcext:value-type="float">
            <text:p>70.4</text:p>
          </table:table-cell>
          <table:table-cell table:style-name="ce80" office:value-type="float" office:value="7.4" calcext:value-type="float">
            <text:p>7.4</text:p>
          </table:table-cell>
          <table:table-cell table:style-name="ce80" office:value-type="float" office:value="51.6" calcext:value-type="float">
            <text:p>51.6</text:p>
          </table:table-cell>
          <table:table-cell/>
          <table:table-cell table:style-name="ce107" office:value-type="float" office:value="12" calcext:value-type="float">
            <text:p>12</text:p>
          </table:table-cell>
          <table:table-cell table:style-name="ce108" office:value-type="float" office:value="167" calcext:value-type="float">
            <text:p>167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38" calcext:value-type="float">
            <text:p>38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7" calcext:value-type="float">
            <text:p>7</text:p>
          </table:table-cell>
          <table:table-cell/>
          <table:table-cell table:style-name="ce80" office:value-type="float" office:value="36" calcext:value-type="float">
            <text:p>36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36" calcext:value-type="float">
            <text:p>36</text:p>
          </table:table-cell>
          <table:table-cell table:style-name="ce80" office:value-type="float" office:value="19" calcext:value-type="float">
            <text:p>19</text:p>
          </table:table-cell>
          <table:table-cell table:style-name="ce80" office:value-type="float" office:value="219" calcext:value-type="float">
            <text:p>219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3" calcext:value-type="float">
            <text:p>3</text:p>
          </table:table-cell>
          <table:table-cell/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22" calcext:value-type="float">
            <text:p>22</text:p>
          </table:table-cell>
          <table:table-cell table:style-name="ce80" office:value-type="float" office:value="46" calcext:value-type="float">
            <text:p>46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float" office:value="79" calcext:value-type="float">
            <text:p>79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145" calcext:value-type="float">
            <text:p>145</text:p>
          </table:table-cell>
          <table:table-cell/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21" calcext:value-type="float">
            <text:p>121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36" calcext:value-type="float">
            <text:p>36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float" office:value="101" calcext:value-type="float">
            <text:p>101</text:p>
          </table:table-cell>
          <table:table-cell/>
          <table:table-cell table:style-name="ce80" office:value-type="float" office:value="83" calcext:value-type="float">
            <text:p>83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209" calcext:value-type="float">
            <text:p>209</text:p>
          </table:table-cell>
          <table:table-cell table:style-name="ce80" office:value-type="float" office:value="13" calcext:value-type="float">
            <text:p>13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977"/>
        </table:table-row>
        <table:table-row table:style-name="ro1">
          <table:table-cell table:style-name="ce80" office:value-type="float" office:value="6.6" calcext:value-type="float">
            <text:p>6.6</text:p>
          </table:table-cell>
          <table:table-cell table:style-name="ce80" office:value-type="float" office:value="53.8" calcext:value-type="float">
            <text:p>53.8</text:p>
          </table:table-cell>
          <table:table-cell table:style-name="ce80" office:value-type="float" office:value="61" calcext:value-type="float">
            <text:p>61</text:p>
          </table:table-cell>
          <table:table-cell table:style-name="ce80" office:value-type="float" office:value="15.6" calcext:value-type="float">
            <text:p>15.6</text:p>
          </table:table-cell>
          <table:table-cell table:style-name="ce80" office:value-type="float" office:value="73" calcext:value-type="float">
            <text:p>73</text:p>
          </table:table-cell>
          <table:table-cell table:style-name="ce80" office:value-type="float" office:value="5.6" calcext:value-type="float">
            <text:p>5.6</text:p>
          </table:table-cell>
          <table:table-cell table:style-name="ce80" office:value-type="float" office:value="100.4" calcext:value-type="float">
            <text:p>100.4</text:p>
          </table:table-cell>
          <table:table-cell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46" calcext:value-type="float">
            <text:p>246</text:p>
          </table:table-cell>
          <table:table-cell table:style-name="ce107" office:value-type="float" office:value="10" calcext:value-type="float">
            <text:p>10</text:p>
          </table:table-cell>
          <table:table-cell table:style-name="ce165" office:value-type="float" office:value="42" calcext:value-type="float">
            <text:p>42</text:p>
          </table:table-cell>
          <table:table-cell table:style-name="ce242" office:value-type="float" office:value="8" calcext:value-type="float">
            <text:p>8</text:p>
          </table:table-cell>
          <table:table-cell table:style-name="ce287" office:value-type="float" office:value="7" calcext:value-type="float">
            <text:p>7</text:p>
          </table:table-cell>
          <table:table-cell table:style-name="ce329" office:value-type="float" office:value="3" calcext:value-type="float">
            <text:p>3</text:p>
          </table:table-cell>
          <table:table-cell table:style-name="ce76"/>
          <table:table-cell table:style-name="ce394" office:value-type="float" office:value="3" calcext:value-type="float">
            <text:p>3</text:p>
          </table:table-cell>
          <table:table-cell table:style-name="ce41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289" calcext:value-type="float">
            <text:p>289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/>
          <table:table-cell table:style-name="ce80" office:value-type="float" office:value="0" calcext:value-type="float">
            <text:p>0</text:p>
          </table:table-cell>
          <table:table-cell table:style-name="ce80" office:value-type="float" office:value="15" calcext:value-type="float">
            <text:p>15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15" calcext:value-type="float">
            <text:p>15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259" calcext:value-type="float">
            <text:p>259</text:p>
          </table:table-cell>
          <table:table-cell/>
          <table:table-cell table:number-columns-repeated="2" table:style-name="ce80" office:value-type="float" office:value="4" calcext:value-type="float">
            <text:p>4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39" calcext:value-type="float">
            <text:p>39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239" calcext:value-type="float">
            <text:p>239</text:p>
          </table:table-cell>
          <table:table-cell/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281" calcext:value-type="float">
            <text:p>281</text:p>
          </table:table-cell>
          <table:table-cell table:number-columns-repeated="2" table:style-name="ce80" office:value-type="float" office:value="3" calcext:value-type="float">
            <text:p>3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0" office:value-type="float" office:value="7.2" calcext:value-type="float">
            <text:p>7.2</text:p>
          </table:table-cell>
          <table:table-cell table:style-name="ce80" office:value-type="float" office:value="57.6" calcext:value-type="float">
            <text:p>57.6</text:p>
          </table:table-cell>
          <table:table-cell table:style-name="ce80" office:value-type="float" office:value="58.6" calcext:value-type="float">
            <text:p>58.6</text:p>
          </table:table-cell>
          <table:table-cell table:style-name="ce80" office:value-type="float" office:value="3.8" calcext:value-type="float">
            <text:p>3.8</text:p>
          </table:table-cell>
          <table:table-cell table:style-name="ce80" office:value-type="float" office:value="84.8" calcext:value-type="float">
            <text:p>84.8</text:p>
          </table:table-cell>
          <table:table-cell table:style-name="ce80" office:value-type="float" office:value="14.6" calcext:value-type="float">
            <text:p>14.6</text:p>
          </table:table-cell>
          <table:table-cell table:style-name="ce80" office:value-type="float" office:value="89.4" calcext:value-type="float">
            <text:p>89.4</text:p>
          </table:table-cell>
          <table:table-cell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69" calcext:value-type="float">
            <text:p>269</text:p>
          </table:table-cell>
          <table:table-cell table:style-name="ce107" office:value-type="float" office:value="14" calcext:value-type="float">
            <text:p>14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float" office:value="19" calcext:value-type="float">
            <text:p>19</text:p>
          </table:table-cell>
          <table:table-cell table:style-name="ce107" office:value-type="float" office:value="4" calcext:value-type="float">
            <text:p>4</text:p>
          </table:table-cell>
          <table:table-cell/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310" calcext:value-type="float">
            <text:p>31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/>
          <table:table-cell table:style-name="ce80" office:value-type="float" office:value="0" calcext:value-type="float">
            <text:p>0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239" calcext:value-type="float">
            <text:p>239</text:p>
          </table:table-cell>
          <table:table-cell/>
          <table:table-cell table:number-columns-repeated="3" table:style-name="ce80" office:value-type="float" office:value="0" calcext:value-type="float">
            <text:p>0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56" calcext:value-type="float">
            <text:p>56</text:p>
          </table:table-cell>
          <table:table-cell table:style-name="ce80" office:value-type="float" office:value="54" calcext:value-type="float">
            <text:p>54</text:p>
          </table:table-cell>
          <table:table-cell table:style-name="ce80" office:value-type="float" office:value="204" calcext:value-type="float">
            <text:p>204</text:p>
          </table:table-cell>
          <table:table-cell/>
          <table:table-cell table:style-name="ce80" office:value-type="float" office:value="36" calcext:value-type="float">
            <text:p>36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277" calcext:value-type="float">
            <text:p>277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0" office:value-type="float" office:value="21" calcext:value-type="float">
            <text:p>21</text:p>
          </table:table-cell>
          <table:table-cell table:style-name="ce80" office:value-type="float" office:value="34.2" calcext:value-type="float">
            <text:p>34.2</text:p>
          </table:table-cell>
          <table:table-cell table:style-name="ce80" office:value-type="float" office:value="53.4" calcext:value-type="float">
            <text:p>53.4</text:p>
          </table:table-cell>
          <table:table-cell table:style-name="ce80" office:value-type="float" office:value="119" calcext:value-type="float">
            <text:p>119</text:p>
          </table:table-cell>
          <table:table-cell table:style-name="ce80" office:value-type="float" office:value="158.6" calcext:value-type="float">
            <text:p>158.6</text:p>
          </table:table-cell>
          <table:table-cell table:style-name="ce80" office:value-type="float" office:value="113.6" calcext:value-type="float">
            <text:p>113.6</text:p>
          </table:table-cell>
          <table:table-cell table:style-name="ce80" office:value-type="float" office:value="132.2" calcext:value-type="float">
            <text:p>132.2</text:p>
          </table:table-cell>
          <table:table-cell/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10" calcext:value-type="float">
            <text:p>11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20" calcext:value-type="float">
            <text:p>120</text:p>
          </table:table-cell>
          <table:table-cell table:style-name="ce108" office:value-type="float" office:value="197" calcext:value-type="float">
            <text:p>197</text:p>
          </table:table-cell>
          <table:table-cell table:style-name="ce108" office:value-type="float" office:value="162" calcext:value-type="float">
            <text:p>162</text:p>
          </table:table-cell>
          <table:table-cell table:style-name="ce108" office:value-type="float" office:value="32" calcext:value-type="float">
            <text:p>32</text:p>
          </table:table-cell>
          <table:table-cell/>
          <table:table-cell table:style-name="ce80" office:value-type="float" office:value="2" calcext:value-type="float">
            <text:p>2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284" calcext:value-type="float">
            <text:p>284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float" office:value="12" calcext:value-type="float">
            <text:p>12</text:p>
          </table:table-cell>
          <table:table-cell/>
          <table:table-cell table:style-name="ce80" office:value-type="float" office:value="0" calcext:value-type="float">
            <text:p>0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108" calcext:value-type="float">
            <text:p>108</text:p>
          </table:table-cell>
          <table:table-cell table:style-name="ce80" office:value-type="float" office:value="119" calcext:value-type="float">
            <text:p>119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379" calcext:value-type="float">
            <text:p>379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14" calcext:value-type="float">
            <text:p>14</text:p>
          </table:table-cell>
          <table:table-cell table:number-columns-repeated="2" table:style-name="ce80" office:value-type="float" office:value="22" calcext:value-type="float">
            <text:p>22</text:p>
          </table:table-cell>
          <table:table-cell table:style-name="ce80" office:value-type="float" office:value="84" calcext:value-type="float">
            <text:p>84</text:p>
          </table:table-cell>
          <table:table-cell table:style-name="ce80" office:value-type="float" office:value="246" calcext:value-type="float">
            <text:p>246</text:p>
          </table:table-cell>
          <table:table-cell table:style-name="ce80" office:value-type="float" office:value="236" calcext:value-type="float">
            <text:p>236</text:p>
          </table:table-cell>
          <table:table-cell/>
          <table:table-cell table:style-name="ce80" office:value-type="float" office:value="93" calcext:value-type="float">
            <text:p>93</text:p>
          </table:table-cell>
          <table:table-cell table:style-name="ce80" office:value-type="float" office:value="23" calcext:value-type="float">
            <text:p>23</text:p>
          </table:table-cell>
          <table:table-cell table:style-name="ce80" office:value-type="float" office:value="230" calcext:value-type="float">
            <text:p>230</text:p>
          </table:table-cell>
          <table:table-cell table:style-name="ce80" office:value-type="float" office:value="45" calcext:value-type="float">
            <text:p>45</text:p>
          </table:table-cell>
          <table:table-cell table:style-name="ce80" office:value-type="float" office:value="109" calcext:value-type="float">
            <text:p>109</text:p>
          </table:table-cell>
          <table:table-cell table:style-name="ce80" office:value-type="float" office:value="130" calcext:value-type="float">
            <text:p>130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977"/>
        </table:table-row>
        <table:table-row table:style-name="ro1">
          <table:table-cell table:style-name="ce80" office:value-type="float" office:value="4.2" calcext:value-type="float">
            <text:p>4.2</text:p>
          </table:table-cell>
          <table:table-cell table:style-name="ce80" office:value-type="float" office:value="3.6" calcext:value-type="float">
            <text:p>3.6</text:p>
          </table:table-cell>
          <table:table-cell table:style-name="ce80" office:value-type="float" office:value="9.4" calcext:value-type="float">
            <text:p>9.4</text:p>
          </table:table-cell>
          <table:table-cell table:style-name="ce80" office:value-type="float" office:value="52.6" calcext:value-type="float">
            <text:p>52.6</text:p>
          </table:table-cell>
          <table:table-cell table:style-name="ce80" office:value-type="float" office:value="19.8" calcext:value-type="float">
            <text:p>19.8</text:p>
          </table:table-cell>
          <table:table-cell table:style-name="ce80" office:value-type="float" office:value="98" calcext:value-type="float">
            <text:p>98</text:p>
          </table:table-cell>
          <table:table-cell table:style-name="ce80" office:value-type="float" office:value="128.4" calcext:value-type="float">
            <text:p>128.4</text:p>
          </table:table-cell>
          <table:table-cell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2" calcext:value-type="float">
            <text:p>2</text:p>
          </table:table-cell>
          <table:table-cell table:style-name="ce166" office:value-type="float" office:value="109" calcext:value-type="float">
            <text:p>109</text:p>
          </table:table-cell>
          <table:table-cell table:style-name="ce243" office:value-type="float" office:value="4" calcext:value-type="float">
            <text:p>4</text:p>
          </table:table-cell>
          <table:table-cell table:style-name="ce288" office:value-type="float" office:value="68" calcext:value-type="float">
            <text:p>68</text:p>
          </table:table-cell>
          <table:table-cell table:style-name="ce337" office:value-type="float" office:value="129" calcext:value-type="float">
            <text:p>129</text:p>
          </table:table-cell>
          <table:table-cell table:style-name="ce77"/>
          <table:table-cell table:style-name="ce396" office:value-type="float" office:value="5" calcext:value-type="float">
            <text:p>5</text:p>
          </table:table-cell>
          <table:table-cell table:style-name="ce420" office:value-type="float" office:value="7" calcext:value-type="float">
            <text:p>7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76" calcext:value-type="float">
            <text:p>76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99" calcext:value-type="float">
            <text:p>99</text:p>
          </table:table-cell>
          <table:table-cell table:style-name="ce80" office:value-type="float" office:value="68" calcext:value-type="float">
            <text:p>68</text:p>
          </table:table-cell>
          <table:table-cell/>
          <table:table-cell table:number-columns-repeated="2" table:style-name="ce80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float" office:value="13" calcext:value-type="float">
            <text:p>13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191" calcext:value-type="float">
            <text:p>191</text:p>
          </table:table-cell>
          <table:table-cell/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19" calcext:value-type="float">
            <text:p>19</text:p>
          </table:table-cell>
          <table:table-cell table:style-name="ce80" office:value-type="float" office:value="82" calcext:value-type="float">
            <text:p>82</text:p>
          </table:table-cell>
          <table:table-cell table:style-name="ce80" office:value-type="float" office:value="209" calcext:value-type="float">
            <text:p>209</text:p>
          </table:table-cell>
          <table:table-cell/>
          <table:table-cell table:style-name="ce80" office:value-type="float" office:value="11" calcext:value-type="float">
            <text:p>11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34" calcext:value-type="float">
            <text:p>34</text:p>
          </table:table-cell>
          <table:table-cell table:style-name="ce80" office:value-type="float" office:value="61" calcext:value-type="float">
            <text:p>61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161" calcext:value-type="float">
            <text:p>161</text:p>
          </table:table-cell>
          <table:table-cell table:style-name="ce80" office:value-type="float" office:value="45" calcext:value-type="float">
            <text:p>45</text:p>
          </table:table-cell>
          <table:table-cell table:number-columns-repeated="977"/>
        </table:table-row>
        <table:table-row table:style-name="ro1">
          <table:table-cell table:style-name="ce80" office:value-type="float" office:value="47.4" calcext:value-type="float">
            <text:p>47.4</text:p>
          </table:table-cell>
          <table:table-cell table:style-name="ce80" office:value-type="float" office:value="24.4" calcext:value-type="float">
            <text:p>24.4</text:p>
          </table:table-cell>
          <table:table-cell table:style-name="ce80" office:value-type="float" office:value="52" calcext:value-type="float">
            <text:p>52</text:p>
          </table:table-cell>
          <table:table-cell table:style-name="ce80" office:value-type="float" office:value="46.6" calcext:value-type="float">
            <text:p>46.6</text:p>
          </table:table-cell>
          <table:table-cell table:style-name="ce80" office:value-type="float" office:value="57.4" calcext:value-type="float">
            <text:p>57.4</text:p>
          </table:table-cell>
          <table:table-cell table:style-name="ce80" office:value-type="float" office:value="39.4" calcext:value-type="float">
            <text:p>39.4</text:p>
          </table:table-cell>
          <table:table-cell table:style-name="ce80" office:value-type="float" office:value="48.8" calcext:value-type="float">
            <text:p>48.8</text:p>
          </table:table-cell>
          <table:table-cell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34" calcext:value-type="float">
            <text:p>34</text:p>
          </table:table-cell>
          <table:table-cell table:style-name="ce107" office:value-type="float" office:value="60" calcext:value-type="float">
            <text:p>60</text:p>
          </table:table-cell>
          <table:table-cell table:style-name="ce170" office:value-type="float" office:value="96" calcext:value-type="float">
            <text:p>96</text:p>
          </table:table-cell>
          <table:table-cell table:style-name="ce243" office:value-type="float" office:value="39" calcext:value-type="float">
            <text:p>39</text:p>
          </table:table-cell>
          <table:table-cell table:style-name="ce288" office:value-type="float" office:value="67" calcext:value-type="float">
            <text:p>67</text:p>
          </table:table-cell>
          <table:table-cell table:style-name="ce337" office:value-type="float" office:value="10" calcext:value-type="float">
            <text:p>10</text:p>
          </table:table-cell>
          <table:table-cell table:style-name="ce77"/>
          <table:table-cell table:style-name="ce396" office:value-type="float" office:value="61" calcext:value-type="float">
            <text:p>61</text:p>
          </table:table-cell>
          <table:table-cell table:style-name="ce420" office:value-type="float" office:value="14" calcext:value-type="float">
            <text:p>14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73" calcext:value-type="float">
            <text:p>73</text:p>
          </table:table-cell>
          <table:table-cell table:style-name="ce80" office:value-type="float" office:value="101" calcext:value-type="float">
            <text:p>101</text:p>
          </table:table-cell>
          <table:table-cell table:style-name="ce80" office:value-type="float" office:value="21" calcext:value-type="float">
            <text:p>21</text:p>
          </table:table-cell>
          <table:table-cell table:style-name="ce80" office:value-type="float" office:value="41" calcext:value-type="float">
            <text:p>41</text:p>
          </table:table-cell>
          <table:table-cell/>
          <table:table-cell table:style-name="ce80" office:value-type="float" office:value="5" calcext:value-type="float">
            <text:p>5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59" calcext:value-type="float">
            <text:p>59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35" calcext:value-type="float">
            <text:p>35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87" calcext:value-type="float">
            <text:p>87</text:p>
          </table:table-cell>
          <table:table-cell/>
          <table:table-cell table:style-name="ce80" office:value-type="float" office:value="68" calcext:value-type="float">
            <text:p>68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13" calcext:value-type="float">
            <text:p>13</text:p>
          </table:table-cell>
          <table:table-cell table:style-name="ce80" office:value-type="float" office:value="17" calcext:value-type="float">
            <text:p>17</text:p>
          </table:table-cell>
          <table:table-cell table:style-name="ce80" office:value-type="float" office:value="83" calcext:value-type="float">
            <text:p>83</text:p>
          </table:table-cell>
          <table:table-cell table:style-name="ce80" office:value-type="float" office:value="33" calcext:value-type="float">
            <text:p>33</text:p>
          </table:table-cell>
          <table:table-cell table:style-name="ce80" office:value-type="float" office:value="97" calcext:value-type="float">
            <text:p>97</text:p>
          </table:table-cell>
          <table:table-cell/>
          <table:table-cell table:style-name="ce80" office:value-type="float" office:value="93" calcext:value-type="float">
            <text:p>93</text:p>
          </table:table-cell>
          <table:table-cell table:style-name="ce80" office:value-type="float" office:value="19" calcext:value-type="float">
            <text:p>19</text:p>
          </table:table-cell>
          <table:table-cell table:style-name="ce80" office:value-type="float" office:value="123" calcext:value-type="float">
            <text:p>123</text:p>
          </table:table-cell>
          <table:table-cell table:style-name="ce80" office:value-type="float" office:value="17" calcext:value-type="float">
            <text:p>17</text:p>
          </table:table-cell>
          <table:table-cell table:style-name="ce80" office:value-type="float" office:value="29" calcext:value-type="float">
            <text:p>29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9" calcext:value-type="float">
            <text:p>9</text:p>
          </table:table-cell>
          <table:table-cell table:number-columns-repeated="977"/>
        </table:table-row>
        <table:table-row table:style-name="ro1" table:number-rows-repeated="3">
          <table:table-cell table:number-columns-repeated="11"/>
          <table:table-cell table:style-name="ce32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table:style-name="ce134"/>
          <table:table-cell table:number-columns-repeated="1008"/>
        </table:table-row>
        <table:table-row table:style-name="ro1" table:number-rows-repeated="4">
          <table:table-cell table:number-columns-repeated="16"/>
          <table:table-cell table:style-name="ce134"/>
          <table:table-cell table:number-columns-repeated="1007"/>
        </table:table-row>
        <table:table-row table:style-name="ro1">
          <table:table-cell table:number-columns-repeated="16"/>
          <table:table-cell table:style-name="ce134"/>
          <table:table-cell table:number-columns-repeated="1007"/>
        </table:table-row>
        <calcext:conditional-formats>
          <calcext:conditional-format calcext:target-range-address="Audio.L53:Audio.L54 Audio.L44:Audio.L51 Audio.L23:Audio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3:Audio.M54 Audio.M44:Audio.M51 Audio.M23:Audio.M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3:Audio.N54 Audio.N44:Audio.N51 Audio.N23:Audio.N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3:Audio.O54 Audio.O44:Audio.O51 Audio.O23:Audio.O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3:Audio.P54 Audio.P44:Audio.P51 Audio.P23:Audio.P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3:Audio.Q54 Audio.Q44:Audio.Q51 Audio.Q23:Audio.Q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3:Audio.R54 Audio.R44:Audio.R51 Audio.R23:Audio.R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3:Audio.L63 Audio.L58:Audio.L58 Audio.L60:Audio.L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9:Audio.L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63:Audio.M63 Audio.M58:Audio.M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63:Audio.N63 Audio.N58:Audio.N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63:Audio.O63 Audio.O58:Audio.O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63:Audio.P63 Audio.P58:Audio.P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63:Audio.Q63 Audio.Q58:Audio.Q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63:Audio.R63 Audio.R58:Audio.R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5:Audio.L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65:Audio.M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65:Audio.N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65:Audio.O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65:Audio.P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65:Audio.Q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65:Audio.R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9:Audio.L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8:Audio.L6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68:Audio.M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68:Audio.N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68:Audio.O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68:Audio.P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68:Audio.Q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68:Audio.R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4:Audio.L28 Audio.L22:Audio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24:Audio.M28 Audio.M22:Audio.M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24:Audio.N28 Audio.N22:Audio.N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24:Audio.O28 Audio.O22:Audio.O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24:Audio.P28 Audio.P22:Audio.P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24:Audio.Q28 Audio.Q22:Audio.Q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24:Audio.R28 Audio.R22:Audio.R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4:Audio.L51 Audio.L32:Audio.L32 Audio.L34:Audio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4:Audio.M51 Audio.M32:Audio.M32 Audio.M34:Audio.M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4:Audio.N51 Audio.N32:Audio.N32 Audio.N34:Audio.N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4:Audio.O51 Audio.O32:Audio.O32 Audio.O34:Audio.O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4:Audio.P51 Audio.P32:Audio.P32 Audio.P34:Audio.P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4:Audio.Q51 Audio.Q32:Audio.Q32 Audio.Q34:Audio.Q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4:Audio.R51 Audio.R32:Audio.R32 Audio.R34:Audio.R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3:Audio.L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23:Audio.M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23:Audio.N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23:Audio.O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23:Audio.P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23:Audio.Q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23:Audio.R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I24:Audio.O30 Audio.Y24:Audio.AE30 Audio.AG24:Audio.AM30 Audio.AO24:Audio.AU30 Audio.Q24:Audio.W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3:Audio.L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33:Audio.M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33:Audio.N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33:Audio.O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33:Audio.P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33:Audio.Q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33:Audio.R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24:Audio.G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2:Audio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2:Audio.M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2:Audio.N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2:Audio.O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2:Audio.P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2:Audio.Q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2:Audio.R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2:Audio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2:Audio.M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2:Audio.N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2:Audio.O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2:Audio.P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2:Audio.Q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2:Audio.R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53:Audio.G59 Audio.I53:Audio.O59 Audio.Q53:Audio.W59 Audio.Y53:Audio.AE59 Audio.AG53:Audio.AM59 Audio.AO53:Audio.AU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53:Audio.G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3:Audio.L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3:Audio.M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3:Audio.N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3:Audio.O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3:Audio.P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3:Audio.Q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3:Audio.R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3:Audio.L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3:Audio.M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3:Audio.N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3:Audio.O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3:Audio.P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3:Audio.Q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3:Audio.R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44:Audio.G50 Audio.I44:Audio.O50 Audio.Q44:Audio.W50 Audio.Y44:Audio.AE50 Audio.AG44:Audio.AM50 Audio.AO44:Audio.AU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I34:Audio.O41 Audio.Q34:Audio.W41 Audio.Y34:Audio.AE41 Audio.AG34:Audio.AM41 Audio.AG53:Audio.AG54 Audio.AO34:Audio.AU41 Audio.A34:Audio.G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2:Audio.L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62:Audio.M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62:Audio.N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62:Audio.O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62:Audio.P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62:Audio.Q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62:Audio.R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2:Audio.L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62:Audio.M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62:Audio.N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62:Audio.O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62:Audio.P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62:Audio.Q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62:Audio.R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63:Audio.G69 Audio.I63:Audio.O69 Audio.Q63:Audio.W69 Audio.Y63:Audio.AE69 Audio.AG63:Audio.AM69 Audio.AO63:Audio.AU6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I63:Audio.O6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MEG" table:style-name="ta1">
        <table:table-column table:style-name="co16" table:default-cell-style-name="Default"/>
        <table:table-column table:style-name="co17" table:default-cell-style-name="Default"/>
        <table:table-column table:style-name="co11" table:number-columns-repeated="5" table:default-cell-style-name="Default"/>
        <table:table-column table:style-name="co17" table:default-cell-style-name="Default"/>
        <table:table-column table:style-name="co11" table:number-columns-repeated="101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803041" calcext:value-type="float">
            <text:p>0.11803041</text:p>
          </table:table-cell>
          <table:table-cell office:value-type="float" office:value="0.11477191" calcext:value-type="float">
            <text:p>0.11477191</text:p>
          </table:table-cell>
          <table:table-cell office:value-type="float" office:value="0.25090515" calcext:value-type="float">
            <text:p>0.25090515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165387402" calcext:value-type="float">
            <text:p>0.165387402</text:p>
          </table:table-cell>
          <table:table-cell table:formula="of:=STDEV([.B2:.F2])" office:value-type="float" office:value="0.068447541799376" calcext:value-type="float">
            <text:p>0.0684475417993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2516341" calcext:value-type="float">
            <text:p>0.12516341</text:p>
          </table:table-cell>
          <table:table-cell office:value-type="float" office:value="0.25488778" calcext:value-type="float">
            <text:p>0.25488778</text:p>
          </table:table-cell>
          <table:table-cell office:value-type="float" office:value="0.21868213" calcext:value-type="float">
            <text:p>0.21868213</text:p>
          </table:table-cell>
          <table:table-cell office:value-type="float" office:value="0.23099205" calcext:value-type="float">
            <text:p>0.23099205</text:p>
          </table:table-cell>
          <table:table-cell office:value-type="float" office:value="0.128168" calcext:value-type="float">
            <text:p>0.128168</text:p>
          </table:table-cell>
          <table:table-cell/>
          <table:table-cell table:formula="of:=AVERAGE([.B3:.F3])" office:value-type="float" office:value="0.191578674" calcext:value-type="float">
            <text:p>0.191578674</text:p>
          </table:table-cell>
          <table:table-cell table:formula="of:=STDEV([.B3:.F3])" office:value-type="float" office:value="0.0606793937566628" calcext:value-type="float">
            <text:p>0.0606793937566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3323689" calcext:value-type="float">
            <text:p>0.3323689</text:p>
          </table:table-cell>
          <table:table-cell office:value-type="float" office:value="0.29547921" calcext:value-type="float">
            <text:p>0.29547921</text:p>
          </table:table-cell>
          <table:table-cell office:value-type="float" office:value="0.15732369" calcext:value-type="float">
            <text:p>0.15732369</text:p>
          </table:table-cell>
          <table:table-cell office:value-type="float" office:value="0.25605787" calcext:value-type="float">
            <text:p>0.25605787</text:p>
          </table:table-cell>
          <table:table-cell office:value-type="float" office:value="0.31356239" calcext:value-type="float">
            <text:p>0.31356239</text:p>
          </table:table-cell>
          <table:table-cell/>
          <table:table-cell table:formula="of:=AVERAGE([.B4:.F4])" office:value-type="float" office:value="0.270958412" calcext:value-type="float">
            <text:p>0.270958412</text:p>
          </table:table-cell>
          <table:table-cell table:formula="of:=STDEV([.B4:.F4])" office:value-type="float" office:value="0.0695026846752887" calcext:value-type="float">
            <text:p>0.0695026846752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5235337" calcext:value-type="float">
            <text:p>0.25235337</text:p>
          </table:table-cell>
          <table:table-cell office:value-type="float" office:value="0.26249095" calcext:value-type="float">
            <text:p>0.26249095</text:p>
          </table:table-cell>
          <table:table-cell office:value-type="float" office:value="0.25778422" calcext:value-type="float">
            <text:p>0.25778422</text:p>
          </table:table-cell>
          <table:table-cell office:value-type="float" office:value="0.27226648" calcext:value-type="float">
            <text:p>0.27226648</text:p>
          </table:table-cell>
          <table:table-cell office:value-type="float" office:value="0.2538016" calcext:value-type="float">
            <text:p>0.2538016</text:p>
          </table:table-cell>
          <table:table-cell/>
          <table:table-cell table:formula="of:=AVERAGE([.B5:.F5])" office:value-type="float" office:value="0.259739324" calcext:value-type="float">
            <text:p>0.259739324</text:p>
          </table:table-cell>
          <table:table-cell table:formula="of:=STDEV([.B5:.F5])" office:value-type="float" office:value="0.00803324961540036" calcext:value-type="float">
            <text:p>0.00803324961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313541" calcext:value-type="float">
            <text:p>0.2313541</text:p>
          </table:table-cell>
          <table:table-cell office:value-type="float" office:value="0.31028241" calcext:value-type="float">
            <text:p>0.31028241</text:p>
          </table:table-cell>
          <table:table-cell office:value-type="float" office:value="0.34178133" calcext:value-type="float">
            <text:p>0.34178133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4402607" calcext:value-type="float">
            <text:p>0.24402607</text:p>
          </table:table-cell>
          <table:table-cell/>
          <table:table-cell table:formula="of:=AVERAGE([.B6:.F6])" office:value-type="float" office:value="0.248370752" calcext:value-type="float">
            <text:p>0.248370752</text:p>
          </table:table-cell>
          <table:table-cell table:formula="of:=STDEV([.B6:.F6])" office:value-type="float" office:value="0.0877675273808982" calcext:value-type="float">
            <text:p>0.087767527380898</text:p>
          </table:table-cell>
          <table:table-cell table:number-columns-repeated="1015"/>
        </table:table-row>
        <table:table-row table:style-name="ro1">
          <table:table-cell table:style-name="ce73"/>
          <table:table-cell table:number-columns-repeated="1023"/>
        </table:table-row>
        <table:table-row table:style-name="ro1">
          <table:table-cell table:style-name="ce238" office:value-type="string" calcext:value-type="string">
            <text:p>Reduc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stic Regression</text:p>
          </table:table-cell>
          <table:table-cell table:style-name="ce239" office:value-type="float" office:value="0.30004178" calcext:value-type="float">
            <text:p>0.30004178</text:p>
          </table:table-cell>
          <table:table-cell table:style-name="ce239" office:value-type="float" office:value="0.24575119" calcext:value-type="float">
            <text:p>0.24575119</text:p>
          </table:table-cell>
          <table:table-cell table:style-name="ce239" office:value-type="float" office:value="0.30551187" calcext:value-type="float">
            <text:p>0.30551187</text:p>
          </table:table-cell>
          <table:table-cell table:style-name="ce239" office:value-type="float" office:value="0.28347578" calcext:value-type="float">
            <text:p>0.28347578</text:p>
          </table:table-cell>
          <table:table-cell table:style-name="ce239" office:value-type="float" office:value="0.26215385" calcext:value-type="float">
            <text:p>0.26215385</text:p>
          </table:table-cell>
          <table:table-cell table:style-name="ce179"/>
          <table:table-cell table:formula="of:=AVERAGE([.B9:.F9])" office:value-type="float" office:value="0.279386894" calcext:value-type="float">
            <text:p>0.279386894</text:p>
          </table:table-cell>
          <table:table-cell table:formula="of:=STDEV([.B9:.F9])" office:value-type="float" office:value="0.025269527421759" calcext:value-type="float">
            <text:p>0.025269527421759</text:p>
          </table:table-cell>
          <table:table-cell table:number-columns-repeated="2"/>
          <table:table-cell table:style-name="ce455"/>
          <table:table-cell table:style-name="ce478"/>
          <table:table-cell table:style-name="ce494"/>
          <table:table-cell table:style-name="ce511"/>
          <table:table-cell table:style-name="ce528"/>
          <table:table-cell table:style-name="ce547"/>
          <table:table-cell table:style-name="ce564"/>
          <table:table-cell table:number-columns-repeated="1006"/>
        </table:table-row>
        <table:table-row table:style-name="ro1">
          <table:table-cell office:value-type="string" calcext:value-type="string">
            <text:p>Linear SVM</text:p>
          </table:table-cell>
          <table:table-cell table:style-name="ce239" office:value-type="float" office:value="0.280231716147719" calcext:value-type="float">
            <text:p>0.280231716147719</text:p>
          </table:table-cell>
          <table:table-cell table:style-name="ce239" office:value-type="float" office:value="0.29145546705286" calcext:value-type="float">
            <text:p>0.29145546705286</text:p>
          </table:table-cell>
          <table:table-cell table:style-name="ce239" office:value-type="float" office:value="0.292541636495293" calcext:value-type="float">
            <text:p>0.292541636495293</text:p>
          </table:table-cell>
          <table:table-cell table:style-name="ce239" office:value-type="float" office:value="0.288196958725561" calcext:value-type="float">
            <text:p>0.288196958725561</text:p>
          </table:table-cell>
          <table:table-cell table:style-name="ce239" office:value-type="float" office:value="0.274076755973932" calcext:value-type="float">
            <text:p>0.274076755973932</text:p>
          </table:table-cell>
          <table:table-cell table:style-name="ce179"/>
          <table:table-cell table:formula="of:=AVERAGE([.B10:.F10])" office:value-type="float" office:value="0.285300506879073" calcext:value-type="float">
            <text:p>0.285300506879073</text:p>
          </table:table-cell>
          <table:table-cell table:formula="of:=STDEV([.B10:.F10])" office:value-type="float" office:value="0.00791157617067769" calcext:value-type="float">
            <text:p>0.007911576170678</text:p>
          </table:table-cell>
          <table:table-cell table:number-columns-repeated="2"/>
          <table:table-cell table:style-name="ce455"/>
          <table:table-cell table:style-name="ce478"/>
          <table:table-cell table:style-name="ce494"/>
          <table:table-cell table:style-name="ce511"/>
          <table:table-cell table:style-name="ce528"/>
          <table:table-cell table:style-name="ce547"/>
          <table:table-cell table:style-name="ce564"/>
          <table:table-cell table:number-columns-repeated="1006"/>
        </table:table-row>
        <table:table-row table:style-name="ro1">
          <table:table-cell office:value-type="string" calcext:value-type="string">
            <text:p>SCNN</text:p>
          </table:table-cell>
          <table:table-cell table:style-name="ce239" office:value-type="float" office:value="0.2475" calcext:value-type="float">
            <text:p>0.2475</text:p>
          </table:table-cell>
          <table:table-cell table:style-name="ce239" office:value-type="float" office:value="0.27964286" calcext:value-type="float">
            <text:p>0.27964286</text:p>
          </table:table-cell>
          <table:table-cell table:style-name="ce239" office:value-type="float" office:value="0.23321429" calcext:value-type="float">
            <text:p>0.23321429</text:p>
          </table:table-cell>
          <table:table-cell table:style-name="ce239" office:value-type="float" office:value="0.14642857" calcext:value-type="float">
            <text:p>0.14642857</text:p>
          </table:table-cell>
          <table:table-cell table:style-name="ce239" office:value-type="float" office:value="0.21392857" calcext:value-type="float">
            <text:p>0.21392857</text:p>
          </table:table-cell>
          <table:table-cell table:style-name="ce179"/>
          <table:table-cell table:formula="of:=AVERAGE([.B11:.F11])" office:value-type="float" office:value="0.224142858" calcext:value-type="float">
            <text:p>0.224142858</text:p>
          </table:table-cell>
          <table:table-cell table:formula="of:=STDEV([.B11:.F11])" office:value-type="float" office:value="0.0496284681952624" calcext:value-type="float">
            <text:p>0.049628468195262</text:p>
          </table:table-cell>
          <table:table-cell table:number-columns-repeated="2"/>
          <table:table-cell table:style-name="ce456"/>
          <table:table-cell table:style-name="ce478"/>
          <table:table-cell table:style-name="ce494"/>
          <table:table-cell table:style-name="ce511"/>
          <table:table-cell table:style-name="ce528"/>
          <table:table-cell table:style-name="ce547"/>
          <table:table-cell table:style-name="ce564"/>
          <table:table-cell table:number-columns-repeated="1006"/>
        </table:table-row>
        <table:table-row table:style-name="ro1">
          <table:table-cell office:value-type="string" calcext:value-type="string">
            <text:p>Attention LSTM</text:p>
          </table:table-cell>
          <table:table-cell table:style-name="ce239" office:value-type="float" office:value="0.16510792" calcext:value-type="float">
            <text:p>0.16510792</text:p>
          </table:table-cell>
          <table:table-cell table:style-name="ce239" office:value-type="float" office:value="0.28956835" calcext:value-type="float">
            <text:p>0.28956835</text:p>
          </table:table-cell>
          <table:table-cell table:style-name="ce239" office:value-type="float" office:value="0.25719424" calcext:value-type="float">
            <text:p>0.25719424</text:p>
          </table:table-cell>
          <table:table-cell table:style-name="ce239" office:value-type="float" office:value="0.1176259" calcext:value-type="float">
            <text:p>0.1176259</text:p>
          </table:table-cell>
          <table:table-cell table:style-name="ce239" office:value-type="float" office:value="0.20791367" calcext:value-type="float">
            <text:p>0.20791367</text:p>
          </table:table-cell>
          <table:table-cell table:style-name="ce179"/>
          <table:table-cell table:formula="of:=AVERAGE([.B12:.F12])" office:value-type="float" office:value="0.207482016" calcext:value-type="float">
            <text:p>0.207482016</text:p>
          </table:table-cell>
          <table:table-cell table:formula="of:=STDEV([.B12:.F12])" office:value-type="float" office:value="0.0690639981542195" calcext:value-type="float">
            <text:p>0.06906399815422</text:p>
          </table:table-cell>
          <table:table-cell table:number-columns-repeated="2"/>
          <table:table-cell table:style-name="ce455"/>
          <table:table-cell table:style-name="ce478"/>
          <table:table-cell table:style-name="ce494"/>
          <table:table-cell table:style-name="ce511"/>
          <table:table-cell table:style-name="ce528"/>
          <table:table-cell table:style-name="ce547"/>
          <table:table-cell table:style-name="ce564"/>
          <table:table-cell table:number-columns-repeated="1006"/>
        </table:table-row>
        <table:table-row table:style-name="ro1">
          <table:table-cell office:value-type="string" calcext:value-type="string">
            <text:p>MLP</text:p>
          </table:table-cell>
          <table:table-cell table:style-name="ce239" office:value-type="float" office:value="0.25714286" calcext:value-type="float">
            <text:p>0.25714286</text:p>
          </table:table-cell>
          <table:table-cell table:style-name="ce239" office:value-type="float" office:value="0.26256782" calcext:value-type="float">
            <text:p>0.26256782</text:p>
          </table:table-cell>
          <table:table-cell table:style-name="ce239" office:value-type="float" office:value="0.31862568" calcext:value-type="float">
            <text:p>0.31862568</text:p>
          </table:table-cell>
          <table:table-cell table:style-name="ce239" office:value-type="float" office:value="0.20687161" calcext:value-type="float">
            <text:p>0.20687161</text:p>
          </table:table-cell>
          <table:table-cell table:style-name="ce239" office:value-type="float" office:value="0.35949368" calcext:value-type="float">
            <text:p>0.35949368</text:p>
          </table:table-cell>
          <table:table-cell table:style-name="ce179"/>
          <table:table-cell table:formula="of:=AVERAGE([.B13:.F13])" office:value-type="float" office:value="0.28094033" calcext:value-type="float">
            <text:p>0.28094033</text:p>
          </table:table-cell>
          <table:table-cell table:formula="of:=STDEV([.B13:.F13])" office:value-type="float" office:value="0.0591203399545884" calcext:value-type="float">
            <text:p>0.059120339954588</text:p>
          </table:table-cell>
          <table:table-cell table:number-columns-repeated="2"/>
          <table:table-cell table:style-name="ce455"/>
          <table:table-cell table:style-name="ce478"/>
          <table:table-cell table:style-name="ce494"/>
          <table:table-cell table:style-name="ce511"/>
          <table:table-cell table:style-name="ce528"/>
          <table:table-cell table:style-name="ce547"/>
          <table:table-cell table:style-name="ce564"/>
          <table:table-cell table:number-columns-repeated="1006"/>
        </table:table-row>
        <table:table-row table:style-name="ro1">
          <table:table-cell/>
          <table:table-cell table:style-name="ce179" table:number-columns-repeated="7"/>
          <table:table-cell table:number-columns-repeated="3"/>
          <table:table-cell table:style-name="ce455"/>
          <table:table-cell table:style-name="ce478"/>
          <table:table-cell table:style-name="ce494"/>
          <table:table-cell table:style-name="ce511"/>
          <table:table-cell table:style-name="ce528"/>
          <table:table-cell table:style-name="ce547"/>
          <table:table-cell table:style-name="ce564"/>
          <table:table-cell table:number-columns-repeated="1006"/>
        </table:table-row>
        <table:table-row table:style-name="ro1">
          <table:table-cell table:style-name="ce238" office:value-type="string" calcext:value-type="string">
            <text:p>1 off &amp; Reduced</text:p>
          </table:table-cell>
          <table:table-cell table:number-columns-repeated="10"/>
          <table:table-cell table:style-name="ce455"/>
          <table:table-cell table:style-name="ce478"/>
          <table:table-cell table:style-name="ce494"/>
          <table:table-cell table:style-name="ce511"/>
          <table:table-cell table:style-name="ce528"/>
          <table:table-cell table:style-name="ce547"/>
          <table:table-cell table:style-name="ce564"/>
          <table:table-cell table:number-columns-repeated="1006"/>
        </table:table-row>
        <table:table-row table:style-name="ro1">
          <table:table-cell table:style-name="ce423" office:value-type="string" calcext:value-type="string">
            <text:p>Logistic Regression</text:p>
          </table:table-cell>
          <table:table-cell table:style-name="ce180" table:formula="of:=(SUM(OFFSET([.$A30]; 2; [$Utils.A$2]; 2; 1)) + SUM(OFFSET([.$A30]; 2; [$Utils.A$2]+1; 3; 1))+ SUM(OFFSET([.$A30]; 3; [$Utils.A$2]+2; 3; 1))+ SUM(OFFSET([.$A30]; 4; [$Utils.A$2]+3; 3; 1))+ SUM(OFFSET([.$A30]; 5; [$Utils.A$2]+4; 3; 1))+ SUM(OFFSET([.$A30]; 6; [$Utils.A$2]+5; 3; 1))+SUM(OFFSET([.$A30]; 7; [$Utils.A$2]+6; 3; 1)))/SUM(OFFSET([.$A30]; 2; [$Utils.A$2]; 7; 7))" office:value-type="float" office:value="0.536929761042723" calcext:value-type="float">
            <text:p>0.536929761042723</text:p>
          </table:table-cell>
          <table:table-cell table:style-name="ce180" table:formula="of:=(SUM(OFFSET([.$A30]; 2; [$Utils.B$2]; 2; 1)) + SUM(OFFSET([.$A30]; 2; [$Utils.B$2]+1; 3; 1))+ SUM(OFFSET([.$A30]; 3; [$Utils.B$2]+2; 3; 1))+ SUM(OFFSET([.$A30]; 4; [$Utils.B$2]+3; 3; 1))+ SUM(OFFSET([.$A30]; 5; [$Utils.B$2]+4; 3; 1))+ SUM(OFFSET([.$A30]; 6; [$Utils.B$2]+5; 3; 1))+SUM(OFFSET([.$A30]; 7; [$Utils.B$2]+6; 3; 1)))/SUM(OFFSET([.$A30]; 2; [$Utils.B$2]; 7; 7))" office:value-type="float" office:value="0.416727009413469" calcext:value-type="float">
            <text:p>0.416727009413469</text:p>
          </table:table-cell>
          <table:table-cell table:style-name="ce180" table:formula="of:=(SUM(OFFSET([.$A30]; 2; [$Utils.C$2]; 2; 1)) + SUM(OFFSET([.$A30]; 2; [$Utils.C$2]+1; 3; 1))+ SUM(OFFSET([.$A30]; 3; [$Utils.C$2]+2; 3; 1))+ SUM(OFFSET([.$A30]; 4; [$Utils.C$2]+3; 3; 1))+ SUM(OFFSET([.$A30]; 5; [$Utils.C$2]+4; 3; 1))+ SUM(OFFSET([.$A30]; 6; [$Utils.C$2]+5; 3; 1))+SUM(OFFSET([.$A30]; 7; [$Utils.C$2]+6; 3; 1)))/SUM(OFFSET([.$A30]; 2; [$Utils.C$2]; 7; 7))" office:value-type="float" office:value="0.354815351194786" calcext:value-type="float">
            <text:p>0.354815351194786</text:p>
          </table:table-cell>
          <table:table-cell table:style-name="ce180" table:formula="of:=(SUM(OFFSET([.$A30]; 2; [$Utils.D$2]; 2; 1)) + SUM(OFFSET([.$A30]; 2; [$Utils.D$2]+1; 3; 1))+ SUM(OFFSET([.$A30]; 3; [$Utils.D$2]+2; 3; 1))+ SUM(OFFSET([.$A30]; 4; [$Utils.D$2]+3; 3; 1))+ SUM(OFFSET([.$A30]; 5; [$Utils.D$2]+4; 3; 1))+ SUM(OFFSET([.$A30]; 6; [$Utils.D$2]+5; 3; 1))+SUM(OFFSET([.$A30]; 7; [$Utils.D$2]+6; 3; 1)))/SUM(OFFSET([.$A30]; 2; [$Utils.D$2]; 7; 7))" office:value-type="float" office:value="0.587617668356264" calcext:value-type="float">
            <text:p>0.587617668356264</text:p>
          </table:table-cell>
          <table:table-cell table:style-name="ce180" table:formula="of:=(SUM(OFFSET([.$A30]; 2; [$Utils.E$2]; 2; 1)) + SUM(OFFSET([.$A30]; 2; [$Utils.E$2]+1; 3; 1))+ SUM(OFFSET([.$A30]; 3; [$Utils.E$2]+2; 3; 1))+ SUM(OFFSET([.$A30]; 4; [$Utils.E$2]+3; 3; 1))+ SUM(OFFSET([.$A30]; 5; [$Utils.E$2]+4; 3; 1))+ SUM(OFFSET([.$A30]; 6; [$Utils.E$2]+5; 3; 1))+SUM(OFFSET([.$A30]; 7; [$Utils.E$2]+6; 3; 1)))/SUM(OFFSET([.$A30]; 2; [$Utils.E$2]; 7; 7))" office:value-type="float" office:value="0.556118754525706" calcext:value-type="float">
            <text:p>0.556118754525706</text:p>
          </table:table-cell>
          <table:table-cell/>
          <table:table-cell table:formula="of:=AVERAGE([.B16:.F16])" office:value-type="float" office:value="0.490441708906589" calcext:value-type="float">
            <text:p>0.490441708906589</text:p>
          </table:table-cell>
          <table:table-cell table:formula="of:=STDEV([.B16:.F16])" office:value-type="float" office:value="0.099682177739006" calcext:value-type="float">
            <text:p>0.099682177739006</text:p>
          </table:table-cell>
          <table:table-cell table:number-columns-repeated="2"/>
          <table:table-cell table:style-name="ce455"/>
          <table:table-cell table:style-name="ce478"/>
          <table:table-cell table:style-name="ce494"/>
          <table:table-cell table:style-name="ce511"/>
          <table:table-cell table:style-name="ce528"/>
          <table:table-cell table:style-name="ce547"/>
          <table:table-cell table:style-name="ce564"/>
          <table:table-cell table:number-columns-repeated="1006"/>
        </table:table-row>
        <table:table-row table:style-name="ro1">
          <table:table-cell table:style-name="ce141" office:value-type="string" calcext:value-type="string">
            <text:p>Linear SVM</text:p>
          </table:table-cell>
          <table:table-cell table:formula="of:=(SUM([.I42:.I43]) + SUM([.J42:.J44])+ SUM([.K43:.K45])+ SUM([.L44:.L46])+ SUM([.M45:.M47])+ SUM([.N46:.N48])+SUM([.O47:.O48]))/SUM([.I42:.O48])" office:value-type="float" office:value="0.540188269370022" calcext:value-type="float">
            <text:p>0.540188269370022</text:p>
          </table:table-cell>
          <table:table-cell table:formula="of:=(SUM([.Q42:.Q43]) + SUM([.R42:.R44])+ SUM([.S43:.S45])+ SUM([.T44:.T46])+ SUM([.U45:.U47])+ SUM([.V46:.V48])+SUM([.W47:.W48]))/SUM([.Q42:.W48])" office:value-type="float" office:value="0.481173062997828" calcext:value-type="float">
            <text:p>0.481173062997828</text:p>
          </table:table-cell>
          <table:table-cell table:formula="of:=(SUM([.Y42:.Y43]) + SUM([.Z42:.Z44])+ SUM([.AA43:.AA45])+ SUM([.AB44:.AB46])+ SUM([.AC45:.AC47])+ SUM([.AD46:.AD48])+SUM([.AE47:.AE48]))/SUM([.Y42:.AE48])" office:value-type="float" office:value="0.535119478638668" calcext:value-type="float">
            <text:p>0.535119478638668</text:p>
          </table:table-cell>
          <table:table-cell table:formula="of:=(SUM([.AG42:.AG43]) + SUM([.AH42:.AH44])+ SUM([.AI43:.AI45])+ SUM([.AJ44:.AJ46])+ SUM([.AK45:.AK47])+ SUM([.AL46:.AL48])+SUM([.AM47:.AM48]))/SUM([.AG42:.AM48])" office:value-type="float" office:value="0.5394641564084" calcext:value-type="float">
            <text:p>0.5394641564084</text:p>
          </table:table-cell>
          <table:table-cell table:formula="of:=(SUM([.AO42:.AO43]) + SUM([.AP42:.AP44])+ SUM([.AQ43:.AQ45])+ SUM([.AR44:.AR46])+ SUM([.AS45:.AS47])+ SUM([.AT46:.AT48])+SUM([.AU47:.AU48]))/SUM([.AO42:.AU48])" office:value-type="float" office:value="0.55394641564084" calcext:value-type="float">
            <text:p>0.55394641564084</text:p>
          </table:table-cell>
          <table:table-cell/>
          <table:table-cell table:formula="of:=AVERAGE([.B17:.F17])" office:value-type="float" office:value="0.529978276611151" calcext:value-type="float">
            <text:p>0.529978276611151</text:p>
          </table:table-cell>
          <table:table-cell table:formula="of:=STDEV([.B17:.F17])" office:value-type="float" office:value="0.0281827890313415" calcext:value-type="float">
            <text:p>0.028182789031342</text:p>
          </table:table-cell>
          <table:table-cell table:number-columns-repeated="2"/>
          <table:table-cell table:style-name="ce455"/>
          <table:table-cell table:style-name="ce478"/>
          <table:table-cell table:style-name="ce494"/>
          <table:table-cell table:style-name="ce511"/>
          <table:table-cell table:style-name="ce528"/>
          <table:table-cell table:style-name="ce547"/>
          <table:table-cell table:style-name="ce564"/>
          <table:table-cell table:number-columns-repeated="1006"/>
        </table:table-row>
        <table:table-row table:style-name="ro1">
          <table:table-cell table:style-name="ce141" office:value-type="string" calcext:value-type="string">
            <text:p>Attention LSTM</text:p>
          </table:table-cell>
          <table:table-cell table:style-name="ce180" table:formula="of:=(SUM(OFFSET([.$A72]; 2; [$Utils.A$2]; 2; 1)) + SUM(OFFSET([.$A72]; 2; [$Utils.A$2]+1; 3; 1))+ SUM(OFFSET([.$A72]; 3; [$Utils.A$2]+2; 3; 1))+ SUM(OFFSET([.$A72]; 4; [$Utils.A$2]+3; 3; 1))+ SUM(OFFSET([.$A72]; 5; [$Utils.A$2]+4; 3; 1))+ SUM(OFFSET([.$A72]; 6; [$Utils.A$2]+5; 3; 1))+SUM(OFFSET([.$A72]; 7; [$Utils.A$2]+6; 3; 1)))/SUM(OFFSET([.$A72]; 2; [$Utils.A$2]; 7; 7))" office:value-type="float" office:value="0.59341057204924" calcext:value-type="float">
            <text:p>0.59341057204924</text:p>
          </table:table-cell>
          <table:table-cell table:style-name="ce180" table:formula="of:=(SUM(OFFSET([.$A72]; 2; [$Utils.B$2]; 2; 1)) + SUM(OFFSET([.$A72]; 2; [$Utils.B$2]+1; 3; 1))+ SUM(OFFSET([.$A72]; 3; [$Utils.B$2]+2; 3; 1))+ SUM(OFFSET([.$A72]; 4; [$Utils.B$2]+3; 3; 1))+ SUM(OFFSET([.$A72]; 5; [$Utils.B$2]+4; 3; 1))+ SUM(OFFSET([.$A72]; 6; [$Utils.B$2]+5; 3; 1))+SUM(OFFSET([.$A72]; 7; [$Utils.B$2]+6; 3; 1)))/SUM(OFFSET([.$A72]; 2; [$Utils.B$2]; 7; 7))" office:value-type="float" office:value="0.538377986965967" calcext:value-type="float">
            <text:p>0.538377986965967</text:p>
          </table:table-cell>
          <table:table-cell table:style-name="ce180" table:formula="of:=(SUM(OFFSET([.$A72]; 2; [$Utils.C$2]; 2; 1)) + SUM(OFFSET([.$A72]; 2; [$Utils.C$2]+1; 3; 1))+ SUM(OFFSET([.$A72]; 3; [$Utils.C$2]+2; 3; 1))+ SUM(OFFSET([.$A72]; 4; [$Utils.C$2]+3; 3; 1))+ SUM(OFFSET([.$A72]; 5; [$Utils.C$2]+4; 3; 1))+ SUM(OFFSET([.$A72]; 6; [$Utils.C$2]+5; 3; 1))+SUM(OFFSET([.$A72]; 7; [$Utils.C$2]+6; 3; 1)))/SUM(OFFSET([.$A72]; 2; [$Utils.C$2]; 7; 7))" office:value-type="float" office:value="0.56842867487328" calcext:value-type="float">
            <text:p>0.56842867487328</text:p>
          </table:table-cell>
          <table:table-cell table:style-name="ce180" table:formula="of:=(SUM(OFFSET([.$A72]; 2; [$Utils.D$2]; 2; 1)) + SUM(OFFSET([.$A72]; 2; [$Utils.D$2]+1; 3; 1))+ SUM(OFFSET([.$A72]; 3; [$Utils.D$2]+2; 3; 1))+ SUM(OFFSET([.$A72]; 4; [$Utils.D$2]+3; 3; 1))+ SUM(OFFSET([.$A72]; 5; [$Utils.D$2]+4; 3; 1))+ SUM(OFFSET([.$A72]; 6; [$Utils.D$2]+5; 3; 1))+SUM(OFFSET([.$A72]; 7; [$Utils.D$2]+6; 3; 1)))/SUM(OFFSET([.$A72]; 2; [$Utils.D$2]; 7; 7))" office:value-type="float" office:value="0.503258508327299" calcext:value-type="float">
            <text:p>0.503258508327299</text:p>
          </table:table-cell>
          <table:table-cell table:style-name="ce180" table:formula="of:=(SUM(OFFSET([.$A72]; 2; [$Utils.E$2]; 2; 1)) + SUM(OFFSET([.$A72]; 2; [$Utils.E$2]+1; 3; 1))+ SUM(OFFSET([.$A72]; 3; [$Utils.E$2]+2; 3; 1))+ SUM(OFFSET([.$A72]; 4; [$Utils.E$2]+3; 3; 1))+ SUM(OFFSET([.$A72]; 5; [$Utils.E$2]+4; 3; 1))+ SUM(OFFSET([.$A72]; 6; [$Utils.E$2]+5; 3; 1))+SUM(OFFSET([.$A72]; 7; [$Utils.E$2]+6; 3; 1)))/SUM(OFFSET([.$A72]; 2; [$Utils.E$2]; 7; 7))" office:value-type="float" office:value="0.379435191889935" calcext:value-type="float">
            <text:p>0.379435191889935</text:p>
          </table:table-cell>
          <table:table-cell/>
          <table:table-cell table:formula="of:=AVERAGE([.B18:.F18])" office:value-type="float" office:value="0.516582186821144" calcext:value-type="float">
            <text:p>0.516582186821144</text:p>
          </table:table-cell>
          <table:table-cell table:formula="of:=STDEV([.B18:.F18])" office:value-type="float" office:value="0.0837444544900116" calcext:value-type="float">
            <text:p>0.083744454490012</text:p>
          </table:table-cell>
          <table:table-cell table:number-columns-repeated="2"/>
          <table:table-cell table:style-name="ce455"/>
          <table:table-cell table:style-name="ce478"/>
          <table:table-cell table:style-name="ce494"/>
          <table:table-cell table:style-name="ce511"/>
          <table:table-cell table:style-name="ce528"/>
          <table:table-cell table:style-name="ce547"/>
          <table:table-cell table:style-name="ce564"/>
          <table:table-cell table:number-columns-repeated="1006"/>
        </table:table-row>
        <table:table-row table:style-name="ro1">
          <table:table-cell table:style-name="ce141" office:value-type="string" calcext:value-type="string">
            <text:p>SCNN</text:p>
          </table:table-cell>
          <table:table-cell table:style-name="ce180" table:formula="of:=(SUM(OFFSET([.$A62]; 2; [$Utils.A$2]; 2; 1)) + SUM(OFFSET([.$A62]; 2; [$Utils.A$2]+1; 3; 1))+ SUM(OFFSET([.$A62]; 3; [$Utils.A$2]+2; 3; 1))+ SUM(OFFSET([.$A62]; 4; [$Utils.A$2]+3; 3; 1))+ SUM(OFFSET([.$A62]; 5; [$Utils.A$2]+4; 3; 1))+ SUM(OFFSET([.$A62]; 6; [$Utils.A$2]+5; 3; 1))+SUM(OFFSET([.$A62]; 7; [$Utils.A$2]+6; 3; 1)))/SUM(OFFSET([.$A62]; 2; [$Utils.A$2]; 7; 7))" office:value-type="float" office:value="0.480811006517017" calcext:value-type="float">
            <text:p>0.480811006517017</text:p>
          </table:table-cell>
          <table:table-cell table:style-name="ce180" table:formula="of:=(SUM(OFFSET([.$A62]; 2; [$Utils.B$2]; 2; 1)) + SUM(OFFSET([.$A62]; 2; [$Utils.B$2]+1; 3; 1))+ SUM(OFFSET([.$A62]; 3; [$Utils.B$2]+2; 3; 1))+ SUM(OFFSET([.$A62]; 4; [$Utils.B$2]+3; 3; 1))+ SUM(OFFSET([.$A62]; 5; [$Utils.B$2]+4; 3; 1))+ SUM(OFFSET([.$A62]; 6; [$Utils.B$2]+5; 3; 1))+SUM(OFFSET([.$A62]; 7; [$Utils.B$2]+6; 3; 1)))/SUM(OFFSET([.$A62]; 2; [$Utils.B$2]; 7; 7))" office:value-type="float" office:value="0.61875452570601" calcext:value-type="float">
            <text:p>0.61875452570601</text:p>
          </table:table-cell>
          <table:table-cell table:style-name="ce180" table:formula="of:=(SUM(OFFSET([.$A62]; 2; [$Utils.C$2]; 2; 1)) + SUM(OFFSET([.$A62]; 2; [$Utils.C$2]+1; 3; 1))+ SUM(OFFSET([.$A62]; 3; [$Utils.C$2]+2; 3; 1))+ SUM(OFFSET([.$A62]; 4; [$Utils.C$2]+3; 3; 1))+ SUM(OFFSET([.$A62]; 5; [$Utils.C$2]+4; 3; 1))+ SUM(OFFSET([.$A62]; 6; [$Utils.C$2]+5; 3; 1))+SUM(OFFSET([.$A62]; 7; [$Utils.C$2]+6; 3; 1)))/SUM(OFFSET([.$A62]; 2; [$Utils.C$2]; 7; 7))" office:value-type="float" office:value="0.583635047067342" calcext:value-type="float">
            <text:p>0.583635047067342</text:p>
          </table:table-cell>
          <table:table-cell table:style-name="ce180" table:formula="of:=(SUM(OFFSET([.$A62]; 2; [$Utils.D$2]; 2; 1)) + SUM(OFFSET([.$A62]; 2; [$Utils.D$2]+1; 3; 1))+ SUM(OFFSET([.$A62]; 3; [$Utils.D$2]+2; 3; 1))+ SUM(OFFSET([.$A62]; 4; [$Utils.D$2]+3; 3; 1))+ SUM(OFFSET([.$A62]; 5; [$Utils.D$2]+4; 3; 1))+ SUM(OFFSET([.$A62]; 6; [$Utils.D$2]+5; 3; 1))+SUM(OFFSET([.$A62]; 7; [$Utils.D$2]+6; 3; 1)))/SUM(OFFSET([.$A62]; 2; [$Utils.D$2]; 7; 7))" office:value-type="float" office:value="0.320782041998552" calcext:value-type="float">
            <text:p>0.320782041998552</text:p>
          </table:table-cell>
          <table:table-cell table:style-name="ce180" table:formula="of:=(SUM(OFFSET([.$A62]; 2; [$Utils.E$2]; 2; 1)) + SUM(OFFSET([.$A62]; 2; [$Utils.E$2]+1; 3; 1))+ SUM(OFFSET([.$A62]; 3; [$Utils.E$2]+2; 3; 1))+ SUM(OFFSET([.$A62]; 4; [$Utils.E$2]+3; 3; 1))+ SUM(OFFSET([.$A62]; 5; [$Utils.E$2]+4; 3; 1))+ SUM(OFFSET([.$A62]; 6; [$Utils.E$2]+5; 3; 1))+SUM(OFFSET([.$A62]; 7; [$Utils.E$2]+6; 3; 1)))/SUM(OFFSET([.$A62]; 2; [$Utils.E$2]; 7; 7))" office:value-type="float" office:value="0.503258508327299" calcext:value-type="float">
            <text:p>0.503258508327299</text:p>
          </table:table-cell>
          <table:table-cell/>
          <table:table-cell table:formula="of:=AVERAGE([.B19:.F19])" office:value-type="float" office:value="0.501448225923244" calcext:value-type="float">
            <text:p>0.501448225923244</text:p>
          </table:table-cell>
          <table:table-cell table:formula="of:=STDEV([.B19:.F19])" office:value-type="float" office:value="0.115742044542606" calcext:value-type="float">
            <text:p>0.115742044542606</text:p>
          </table:table-cell>
          <table:table-cell table:number-columns-repeated="2"/>
          <table:table-cell table:style-name="ce455"/>
          <table:table-cell table:style-name="ce478"/>
          <table:table-cell table:style-name="ce494"/>
          <table:table-cell table:style-name="ce511"/>
          <table:table-cell table:style-name="ce528"/>
          <table:table-cell table:style-name="ce547"/>
          <table:table-cell table:style-name="ce564"/>
          <table:table-cell table:number-columns-repeated="1006"/>
        </table:table-row>
        <table:table-row table:style-name="ro1">
          <table:table-cell table:style-name="ce141" office:value-type="string" calcext:value-type="string">
            <text:p>MLP</text:p>
          </table:table-cell>
          <table:table-cell table:style-name="ce180" table:formula="of:=(SUM(OFFSET([.$A51]; 2; [$Utils.A$2]; 2; 1)) + SUM(OFFSET([.$A51]; 2; [$Utils.A$2]+1; 3; 1))+ SUM(OFFSET([.$A51]; 3; [$Utils.A$2]+2; 3; 1))+ SUM(OFFSET([.$A51]; 4; [$Utils.A$2]+3; 3; 1))+ SUM(OFFSET([.$A51]; 5; [$Utils.A$2]+4; 3; 1))+ SUM(OFFSET([.$A51]; 6; [$Utils.A$2]+5; 3; 1))+SUM(OFFSET([.$A51]; 7; [$Utils.A$2]+6; 3; 1)))/SUM(OFFSET([.$A51]; 2; [$Utils.A$2]; 7; 7))" office:value-type="float" office:value="0.484069514844316" calcext:value-type="float">
            <text:p>0.484069514844316</text:p>
          </table:table-cell>
          <table:table-cell table:style-name="ce180" table:formula="of:=(SUM(OFFSET([.$A51]; 2; [$Utils.B$2]; 2; 1)) + SUM(OFFSET([.$A51]; 2; [$Utils.B$2]+1; 3; 1))+ SUM(OFFSET([.$A51]; 3; [$Utils.B$2]+2; 3; 1))+ SUM(OFFSET([.$A51]; 4; [$Utils.B$2]+3; 3; 1))+ SUM(OFFSET([.$A51]; 5; [$Utils.B$2]+4; 3; 1))+ SUM(OFFSET([.$A51]; 6; [$Utils.B$2]+5; 3; 1))+SUM(OFFSET([.$A51]; 7; [$Utils.B$2]+6; 3; 1)))/SUM(OFFSET([.$A51]; 2; [$Utils.B$2]; 7; 7))" office:value-type="float" office:value="0.547791455467053" calcext:value-type="float">
            <text:p>0.547791455467053</text:p>
          </table:table-cell>
          <table:table-cell table:style-name="ce180" table:formula="of:=(SUM(OFFSET([.$A51]; 2; [$Utils.C$2]; 2; 1)) + SUM(OFFSET([.$A51]; 2; [$Utils.C$2]+1; 3; 1))+ SUM(OFFSET([.$A51]; 3; [$Utils.C$2]+2; 3; 1))+ SUM(OFFSET([.$A51]; 4; [$Utils.C$2]+3; 3; 1))+ SUM(OFFSET([.$A51]; 5; [$Utils.C$2]+4; 3; 1))+ SUM(OFFSET([.$A51]; 6; [$Utils.C$2]+5; 3; 1))+SUM(OFFSET([.$A51]; 7; [$Utils.C$2]+6; 3; 1)))/SUM(OFFSET([.$A51]; 2; [$Utils.C$2]; 7; 7))" office:value-type="float" office:value="0.545257060101376" calcext:value-type="float">
            <text:p>0.545257060101376</text:p>
          </table:table-cell>
          <table:table-cell table:style-name="ce180" table:formula="of:=(SUM(OFFSET([.$A51]; 2; [$Utils.D$2]; 2; 1)) + SUM(OFFSET([.$A51]; 2; [$Utils.D$2]+1; 3; 1))+ SUM(OFFSET([.$A51]; 3; [$Utils.D$2]+2; 3; 1))+ SUM(OFFSET([.$A51]; 4; [$Utils.D$2]+3; 3; 1))+ SUM(OFFSET([.$A51]; 5; [$Utils.D$2]+4; 3; 1))+ SUM(OFFSET([.$A51]; 6; [$Utils.D$2]+5; 3; 1))+SUM(OFFSET([.$A51]; 7; [$Utils.D$2]+6; 3; 1)))/SUM(OFFSET([.$A51]; 2; [$Utils.D$2]; 7; 7))" office:value-type="float" office:value="0.501810282404055" calcext:value-type="float">
            <text:p>0.501810282404055</text:p>
          </table:table-cell>
          <table:table-cell table:style-name="ce180" table:formula="of:=(SUM(OFFSET([.$A51]; 2; [$Utils.E$2]; 2; 1)) + SUM(OFFSET([.$A51]; 2; [$Utils.E$2]+1; 3; 1))+ SUM(OFFSET([.$A51]; 3; [$Utils.E$2]+2; 3; 1))+ SUM(OFFSET([.$A51]; 4; [$Utils.E$2]+3; 3; 1))+ SUM(OFFSET([.$A51]; 5; [$Utils.E$2]+4; 3; 1))+ SUM(OFFSET([.$A51]; 6; [$Utils.E$2]+5; 3; 1))+SUM(OFFSET([.$A51]; 7; [$Utils.E$2]+6; 3; 1)))/SUM(OFFSET([.$A51]; 2; [$Utils.E$2]; 7; 7))" office:value-type="float" office:value="0.574221578566256" calcext:value-type="float">
            <text:p>0.574221578566256</text:p>
          </table:table-cell>
          <table:table-cell/>
          <table:table-cell table:formula="of:=AVERAGE([.B20:.F20])" office:value-type="float" office:value="0.530629978276611" calcext:value-type="float">
            <text:p>0.530629978276611</text:p>
          </table:table-cell>
          <table:table-cell table:formula="of:=STDEV([.B20:.F20])" office:value-type="float" office:value="0.0367666529041445" calcext:value-type="float">
            <text:p>0.036766652904145</text:p>
          </table:table-cell>
          <table:table-cell table:number-columns-repeated="2"/>
          <table:table-cell table:style-name="ce455"/>
          <table:table-cell table:style-name="ce478"/>
          <table:table-cell table:style-name="ce494"/>
          <table:table-cell table:style-name="ce511"/>
          <table:table-cell table:style-name="ce528"/>
          <table:table-cell table:style-name="ce547"/>
          <table:table-cell table:style-name="ce564"/>
          <table:table-cell table:number-columns-repeated="1006"/>
        </table:table-row>
        <table:table-row table:style-name="ro1">
          <table:table-cell table:style-name="ce141"/>
          <table:table-cell table:number-columns-repeated="10"/>
          <table:table-cell table:style-name="ce455"/>
          <table:table-cell table:style-name="ce478"/>
          <table:table-cell table:style-name="ce494"/>
          <table:table-cell table:style-name="ce511"/>
          <table:table-cell table:style-name="ce528"/>
          <table:table-cell table:style-name="ce547"/>
          <table:table-cell table:style-name="ce564"/>
          <table:table-cell table:number-columns-repeated="1006"/>
        </table:table-row>
        <table:table-row table:style-name="ro1">
          <table:table-cell table:style-name="ce238" office:value-type="string" calcext:value-type="string">
            <text:p>Binary+Reduced</text:p>
          </table:table-cell>
          <table:table-cell table:style-name="ce179" table:number-columns-repeated="7"/>
          <table:table-cell table:number-columns-repeated="3"/>
          <table:table-cell table:style-name="ce455"/>
          <table:table-cell table:style-name="ce478"/>
          <table:table-cell table:style-name="ce494"/>
          <table:table-cell table:style-name="ce511"/>
          <table:table-cell table:style-name="ce528"/>
          <table:table-cell table:style-name="ce547"/>
          <table:table-cell table:style-name="ce564"/>
          <table:table-cell table:number-columns-repeated="1006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59610636" calcext:value-type="float">
            <text:p>0.59610636</text:p>
          </table:table-cell>
          <table:table-cell office:value-type="float" office:value="0.64148908" calcext:value-type="float">
            <text:p>0.64148908</text:p>
          </table:table-cell>
          <table:table-cell office:value-type="float" office:value="0.56167522" calcext:value-type="float">
            <text:p>0.56167522</text:p>
          </table:table-cell>
          <table:table-cell office:value-type="float" office:value="0.69628111" calcext:value-type="float">
            <text:p>0.69628111</text:p>
          </table:table-cell>
          <table:table-cell office:value-type="float" office:value="0.68004179" calcext:value-type="float">
            <text:p>0.68004179</text:p>
          </table:table-cell>
          <table:table-cell/>
          <table:table-cell table:formula="of:=AVERAGE([.B23:.F23])" office:value-type="float" office:value="0.635118712" calcext:value-type="float">
            <text:p>0.635118712</text:p>
          </table:table-cell>
          <table:table-cell table:formula="of:=STDEV([.B23:.F23])" office:value-type="float" office:value="0.0563813213313724" calcext:value-type="float">
            <text:p>0.0563813213313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679217958001448" calcext:value-type="float">
            <text:p>0.679217958001448</text:p>
          </table:table-cell>
          <table:table-cell office:value-type="float" office:value="0.599203475742216" calcext:value-type="float">
            <text:p>0.599203475742216</text:p>
          </table:table-cell>
          <table:table-cell office:value-type="float" office:value="0.745474293989862" calcext:value-type="float">
            <text:p>0.745474293989862</text:p>
          </table:table-cell>
          <table:table-cell office:value-type="float" office:value="0.712889210716872" calcext:value-type="float">
            <text:p>0.712889210716872</text:p>
          </table:table-cell>
          <table:table-cell office:value-type="float" office:value="0.725561187545257" calcext:value-type="float">
            <text:p>0.725561187545257</text:p>
          </table:table-cell>
          <table:table-cell/>
          <table:table-cell table:formula="of:=AVERAGE([.B24:.F24])" office:value-type="float" office:value="0.692469225199131" calcext:value-type="float">
            <text:p>0.692469225199131</text:p>
          </table:table-cell>
          <table:table-cell table:formula="of:=STDEV([.B24:.F24])" office:value-type="float" office:value="0.057436241176797" calcext:value-type="float">
            <text:p>0.0574362411767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665097755249819" calcext:value-type="float">
            <text:p>0.665097755249819</text:p>
          </table:table-cell>
          <table:table-cell table:number-columns-repeated="2" office:value-type="float" office:value="0.684286748732802" calcext:value-type="float">
            <text:p>0.684286748732802</text:p>
          </table:table-cell>
          <table:table-cell office:value-type="float" office:value="0.578204199855178" calcext:value-type="float">
            <text:p>0.578204199855178</text:p>
          </table:table-cell>
          <table:table-cell office:value-type="float" office:value="0.703475742215786" calcext:value-type="float">
            <text:p>0.703475742215786</text:p>
          </table:table-cell>
          <table:table-cell/>
          <table:table-cell table:formula="of:=AVERAGE([.B25:.F25])" office:value-type="float" office:value="0.663070238957277" calcext:value-type="float">
            <text:p>0.663070238957277</text:p>
          </table:table-cell>
          <table:table-cell table:formula="of:=STDEV([.B25:.F25])" office:value-type="float" office:value="0.0493437956659163" calcext:value-type="float">
            <text:p>0.0493437956659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701665459811731" calcext:value-type="float">
            <text:p>0.701665459811731</text:p>
          </table:table-cell>
          <table:table-cell office:value-type="float" office:value="0.716509775524982" calcext:value-type="float">
            <text:p>0.716509775524982</text:p>
          </table:table-cell>
          <table:table-cell office:value-type="float" office:value="0.749818971759594" calcext:value-type="float">
            <text:p>0.749818971759594</text:p>
          </table:table-cell>
          <table:table-cell office:value-type="float" office:value="0.724112961622013" calcext:value-type="float">
            <text:p>0.724112961622013</text:p>
          </table:table-cell>
          <table:table-cell office:value-type="float" office:value="0.725199131064446" calcext:value-type="float">
            <text:p>0.725199131064446</text:p>
          </table:table-cell>
          <table:table-cell/>
          <table:table-cell table:formula="of:=AVERAGE([.B26:.F26])" office:value-type="float" office:value="0.723461259956553" calcext:value-type="float">
            <text:p>0.723461259956553</text:p>
          </table:table-cell>
          <table:table-cell table:formula="of:=STDEV([.B26:.F26])" office:value-type="float" office:value="0.017475367823711" calcext:value-type="float">
            <text:p>0.0174753678237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739681390296886" calcext:value-type="float">
            <text:p>0.739681390296886</text:p>
          </table:table-cell>
          <table:table-cell office:value-type="float" office:value="0.742577842143374" calcext:value-type="float">
            <text:p>0.742577842143374</text:p>
          </table:table-cell>
          <table:table-cell office:value-type="float" office:value="0.702027516292542" calcext:value-type="float">
            <text:p>0.702027516292542</text:p>
          </table:table-cell>
          <table:table-cell office:value-type="float" office:value="0.574221578566256" calcext:value-type="float">
            <text:p>0.574221578566256</text:p>
          </table:table-cell>
          <table:table-cell office:value-type="float" office:value="0.725199131064446" calcext:value-type="float">
            <text:p>0.725199131064446</text:p>
          </table:table-cell>
          <table:table-cell/>
          <table:table-cell table:formula="of:=AVERAGE([.B27:.F27])" office:value-type="float" office:value="0.696741491672701" calcext:value-type="float">
            <text:p>0.696741491672701</text:p>
          </table:table-cell>
          <table:table-cell table:formula="of:=STDEV([.B27:.F27])" office:value-type="float" office:value="0.0703450679187402" calcext:value-type="float">
            <text:p>0.07034506791874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3" office:value-type="string" calcext:value-type="string">
            <text:p>Log Confusion (reduced)</text:p>
          </table:table-cell>
          <table:table-cell table:number-columns-repeated="1023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458"/>
          <table:table-cell table:style-name="ce457"/>
          <table:table-cell table:style-name="ce476"/>
          <table:table-cell table:style-name="ce495"/>
          <table:table-cell table:style-name="ce516"/>
          <table:table-cell table:style-name="ce531" office:value-type="string" calcext:value-type="string">
            <text:p>Fold 2</text:p>
          </table:table-cell>
          <table:table-cell table:style-name="ce548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425" office:value-type="float" office:value="95.4" calcext:value-type="float">
            <text:p>95.4</text:p>
          </table:table-cell>
          <table:table-cell table:style-name="ce425" office:value-type="float" office:value="101.8" calcext:value-type="float">
            <text:p>101.8</text:p>
          </table:table-cell>
          <table:table-cell table:style-name="ce425" office:value-type="float" office:value="109.8" calcext:value-type="float">
            <text:p>109.8</text:p>
          </table:table-cell>
          <table:table-cell table:style-name="ce425" office:value-type="float" office:value="51.2" calcext:value-type="float">
            <text:p>51.2</text:p>
          </table:table-cell>
          <table:table-cell table:style-name="ce425" office:value-type="float" office:value="44.8" calcext:value-type="float">
            <text:p>44.8</text:p>
          </table:table-cell>
          <table:table-cell table:style-name="ce425" office:value-type="float" office:value="20" calcext:value-type="float">
            <text:p>20</text:p>
          </table:table-cell>
          <table:table-cell table:style-name="ce425" office:value-type="float" office:value="127" calcext:value-type="float">
            <text:p>127</text:p>
          </table:table-cell>
          <table:table-cell/>
          <table:table-cell table:style-name="ce425" office:value-type="float" office:value="72" calcext:value-type="float">
            <text:p>72</text:p>
          </table:table-cell>
          <table:table-cell table:style-name="ce425" office:value-type="float" office:value="85" calcext:value-type="float">
            <text:p>85</text:p>
          </table:table-cell>
          <table:table-cell table:style-name="ce425" office:value-type="float" office:value="217" calcext:value-type="float">
            <text:p>217</text:p>
          </table:table-cell>
          <table:table-cell table:style-name="ce425" office:value-type="float" office:value="23" calcext:value-type="float">
            <text:p>23</text:p>
          </table:table-cell>
          <table:table-cell table:style-name="ce425" office:value-type="float" office:value="63" calcext:value-type="float">
            <text:p>63</text:p>
          </table:table-cell>
          <table:table-cell table:style-name="ce425" office:value-type="float" office:value="24" calcext:value-type="float">
            <text:p>24</text:p>
          </table:table-cell>
          <table:table-cell table:style-name="ce425" office:value-type="float" office:value="66" calcext:value-type="float">
            <text:p>66</text:p>
          </table:table-cell>
          <table:table-cell/>
          <table:table-cell table:style-name="ce425" office:value-type="float" office:value="160" calcext:value-type="float">
            <text:p>160</text:p>
          </table:table-cell>
          <table:table-cell table:style-name="ce425" office:value-type="float" office:value="102" calcext:value-type="float">
            <text:p>102</text:p>
          </table:table-cell>
          <table:table-cell table:style-name="ce425" office:value-type="float" office:value="45" calcext:value-type="float">
            <text:p>45</text:p>
          </table:table-cell>
          <table:table-cell table:style-name="ce425" office:value-type="float" office:value="94" calcext:value-type="float">
            <text:p>94</text:p>
          </table:table-cell>
          <table:table-cell table:style-name="ce425" office:value-type="float" office:value="8" calcext:value-type="float">
            <text:p>8</text:p>
          </table:table-cell>
          <table:table-cell table:style-name="ce425" office:value-type="float" office:value="20" calcext:value-type="float">
            <text:p>20</text:p>
          </table:table-cell>
          <table:table-cell table:style-name="ce425" office:value-type="float" office:value="121" calcext:value-type="float">
            <text:p>121</text:p>
          </table:table-cell>
          <table:table-cell/>
          <table:table-cell table:style-name="ce425" office:value-type="float" office:value="173" calcext:value-type="float">
            <text:p>173</text:p>
          </table:table-cell>
          <table:table-cell table:number-columns-repeated="2" table:style-name="ce425" office:value-type="float" office:value="0" calcext:value-type="float">
            <text:p>0</text:p>
          </table:table-cell>
          <table:table-cell table:style-name="ce425" office:value-type="float" office:value="25" calcext:value-type="float">
            <text:p>25</text:p>
          </table:table-cell>
          <table:table-cell table:style-name="ce425" office:value-type="float" office:value="13" calcext:value-type="float">
            <text:p>13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338" calcext:value-type="float">
            <text:p>338</text:p>
          </table:table-cell>
          <table:table-cell/>
          <table:table-cell table:style-name="ce425" office:value-type="float" office:value="71" calcext:value-type="float">
            <text:p>71</text:p>
          </table:table-cell>
          <table:table-cell table:style-name="ce425" office:value-type="float" office:value="175" calcext:value-type="float">
            <text:p>175</text:p>
          </table:table-cell>
          <table:table-cell table:style-name="ce425" office:value-type="float" office:value="82" calcext:value-type="float">
            <text:p>82</text:p>
          </table:table-cell>
          <table:table-cell table:style-name="ce425" office:value-type="float" office:value="71" calcext:value-type="float">
            <text:p>71</text:p>
          </table:table-cell>
          <table:table-cell table:style-name="ce425" office:value-type="float" office:value="73" calcext:value-type="float">
            <text:p>73</text:p>
          </table:table-cell>
          <table:table-cell table:style-name="ce425" office:value-type="float" office:value="52" calcext:value-type="float">
            <text:p>52</text:p>
          </table:table-cell>
          <table:table-cell table:style-name="ce425" office:value-type="float" office:value="26" calcext:value-type="float">
            <text:p>26</text:p>
          </table:table-cell>
          <table:table-cell/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147" calcext:value-type="float">
            <text:p>147</text:p>
          </table:table-cell>
          <table:table-cell table:style-name="ce425" office:value-type="float" office:value="205" calcext:value-type="float">
            <text:p>205</text:p>
          </table:table-cell>
          <table:table-cell table:style-name="ce425" office:value-type="float" office:value="43" calcext:value-type="float">
            <text:p>43</text:p>
          </table:table-cell>
          <table:table-cell table:style-name="ce425" office:value-type="float" office:value="67" calcext:value-type="float">
            <text:p>67</text:p>
          </table:table-cell>
          <table:table-cell table:style-name="ce425" office:value-type="float" office:value="3" calcext:value-type="float">
            <text:p>3</text:p>
          </table:table-cell>
          <table:table-cell table:style-name="ce425" office:value-type="float" office:value="84" calcext:value-type="float">
            <text:p>84</text:p>
          </table:table-cell>
          <table:table-cell table:number-columns-repeated="977"/>
        </table:table-row>
        <table:table-row table:style-name="ro1">
          <table:table-cell table:style-name="ce425" office:value-type="float" office:value="11" calcext:value-type="float">
            <text:p>11</text:p>
          </table:table-cell>
          <table:table-cell table:style-name="ce425" office:value-type="float" office:value="71.4" calcext:value-type="float">
            <text:p>71.4</text:p>
          </table:table-cell>
          <table:table-cell table:style-name="ce425" office:value-type="float" office:value="26.6" calcext:value-type="float">
            <text:p>26.6</text:p>
          </table:table-cell>
          <table:table-cell table:style-name="ce425" office:value-type="float" office:value="30.4" calcext:value-type="float">
            <text:p>30.4</text:p>
          </table:table-cell>
          <table:table-cell table:style-name="ce425" office:value-type="float" office:value="8.6" calcext:value-type="float">
            <text:p>8.6</text:p>
          </table:table-cell>
          <table:table-cell table:style-name="ce425" office:value-type="float" office:value="151.8" calcext:value-type="float">
            <text:p>151.8</text:p>
          </table:table-cell>
          <table:table-cell table:style-name="ce425" office:value-type="float" office:value="16.2" calcext:value-type="float">
            <text:p>16.2</text:p>
          </table:table-cell>
          <table:table-cell/>
          <table:table-cell table:number-columns-repeated="2" table:style-name="ce425" office:value-type="float" office:value="13" calcext:value-type="float">
            <text:p>13</text:p>
          </table:table-cell>
          <table:table-cell table:style-name="ce425" office:value-type="float" office:value="33" calcext:value-type="float">
            <text:p>33</text:p>
          </table:table-cell>
          <table:table-cell table:style-name="ce425" office:value-type="float" office:value="15" calcext:value-type="float">
            <text:p>15</text:p>
          </table:table-cell>
          <table:table-cell table:style-name="ce425" office:value-type="float" office:value="27" calcext:value-type="float">
            <text:p>27</text:p>
          </table:table-cell>
          <table:table-cell table:style-name="ce425" office:value-type="float" office:value="212" calcext:value-type="float">
            <text:p>212</text:p>
          </table:table-cell>
          <table:table-cell table:style-name="ce425" office:value-type="float" office:value="3" calcext:value-type="float">
            <text:p>3</text:p>
          </table:table-cell>
          <table:table-cell/>
          <table:table-cell table:style-name="ce425" office:value-type="float" office:value="5" calcext:value-type="float">
            <text:p>5</text:p>
          </table:table-cell>
          <table:table-cell table:style-name="ce425" office:value-type="float" office:value="36" calcext:value-type="float">
            <text:p>36</text:p>
          </table:table-cell>
          <table:table-cell table:style-name="ce425" office:value-type="float" office:value="8" calcext:value-type="float">
            <text:p>8</text:p>
          </table:table-cell>
          <table:table-cell table:style-name="ce425" office:value-type="float" office:value="31" calcext:value-type="float">
            <text:p>31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234" calcext:value-type="float">
            <text:p>234</text:p>
          </table:table-cell>
          <table:table-cell table:style-name="ce425" office:value-type="float" office:value="2" calcext:value-type="float">
            <text:p>2</text:p>
          </table:table-cell>
          <table:table-cell/>
          <table:table-cell table:style-name="ce425" office:value-type="float" office:value="34" calcext:value-type="float">
            <text:p>34</text:p>
          </table:table-cell>
          <table:table-cell table:number-columns-repeated="4" table:style-name="ce425" office:value-type="float" office:value="0" calcext:value-type="float">
            <text:p>0</text:p>
          </table:table-cell>
          <table:table-cell table:style-name="ce425" office:value-type="float" office:value="208" calcext:value-type="float">
            <text:p>208</text:p>
          </table:table-cell>
          <table:table-cell table:style-name="ce425" office:value-type="float" office:value="74" calcext:value-type="float">
            <text:p>74</text:p>
          </table:table-cell>
          <table:table-cell/>
          <table:table-cell table:style-name="ce425" office:value-type="float" office:value="3" calcext:value-type="float">
            <text:p>3</text:p>
          </table:table-cell>
          <table:table-cell table:style-name="ce425" office:value-type="float" office:value="136" calcext:value-type="float">
            <text:p>136</text:p>
          </table:table-cell>
          <table:table-cell table:style-name="ce425" office:value-type="float" office:value="4" calcext:value-type="float">
            <text:p>4</text:p>
          </table:table-cell>
          <table:table-cell table:style-name="ce425" office:value-type="float" office:value="105" calcext:value-type="float">
            <text:p>105</text:p>
          </table:table-cell>
          <table:table-cell table:style-name="ce425" office:value-type="float" office:value="5" calcext:value-type="float">
            <text:p>5</text:p>
          </table:table-cell>
          <table:table-cell table:style-name="ce425" office:value-type="float" office:value="62" calcext:value-type="float">
            <text:p>62</text:p>
          </table:table-cell>
          <table:table-cell table:style-name="ce425" office:value-type="float" office:value="1" calcext:value-type="float">
            <text:p>1</text:p>
          </table:table-cell>
          <table:table-cell/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172" calcext:value-type="float">
            <text:p>172</text:p>
          </table:table-cell>
          <table:table-cell table:style-name="ce425" office:value-type="float" office:value="88" calcext:value-type="float">
            <text:p>88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11" calcext:value-type="float">
            <text:p>11</text:p>
          </table:table-cell>
          <table:table-cell table:style-name="ce425" office:value-type="float" office:value="43" calcext:value-type="float">
            <text:p>43</text:p>
          </table:table-cell>
          <table:table-cell table:style-name="ce425"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table:style-name="ce425" office:value-type="float" office:value="40" calcext:value-type="float">
            <text:p>40</text:p>
          </table:table-cell>
          <table:table-cell table:style-name="ce425" office:value-type="float" office:value="61.8" calcext:value-type="float">
            <text:p>61.8</text:p>
          </table:table-cell>
          <table:table-cell table:style-name="ce425" office:value-type="float" office:value="71.4" calcext:value-type="float">
            <text:p>71.4</text:p>
          </table:table-cell>
          <table:table-cell table:style-name="ce425" office:value-type="float" office:value="18.4" calcext:value-type="float">
            <text:p>18.4</text:p>
          </table:table-cell>
          <table:table-cell table:style-name="ce425" office:value-type="float" office:value="27.4" calcext:value-type="float">
            <text:p>27.4</text:p>
          </table:table-cell>
          <table:table-cell table:style-name="ce425" office:value-type="float" office:value="10.4" calcext:value-type="float">
            <text:p>10.4</text:p>
          </table:table-cell>
          <table:table-cell table:style-name="ce425" office:value-type="float" office:value="86.6" calcext:value-type="float">
            <text:p>86.6</text:p>
          </table:table-cell>
          <table:table-cell/>
          <table:table-cell table:style-name="ce425" office:value-type="float" office:value="10" calcext:value-type="float">
            <text:p>10</text:p>
          </table:table-cell>
          <table:table-cell table:style-name="ce425" office:value-type="float" office:value="14" calcext:value-type="float">
            <text:p>14</text:p>
          </table:table-cell>
          <table:table-cell table:style-name="ce425" office:value-type="float" office:value="195" calcext:value-type="float">
            <text:p>195</text:p>
          </table:table-cell>
          <table:table-cell table:style-name="ce425" office:value-type="float" office:value="9" calcext:value-type="float">
            <text:p>9</text:p>
          </table:table-cell>
          <table:table-cell table:style-name="ce425" office:value-type="float" office:value="44" calcext:value-type="float">
            <text:p>44</text:p>
          </table:table-cell>
          <table:table-cell table:style-name="ce425" office:value-type="float" office:value="5" calcext:value-type="float">
            <text:p>5</text:p>
          </table:table-cell>
          <table:table-cell table:style-name="ce425" office:value-type="float" office:value="39" calcext:value-type="float">
            <text:p>39</text:p>
          </table:table-cell>
          <table:table-cell/>
          <table:table-cell table:style-name="ce425" office:value-type="float" office:value="56" calcext:value-type="float">
            <text:p>56</text:p>
          </table:table-cell>
          <table:table-cell table:style-name="ce425" office:value-type="float" office:value="95" calcext:value-type="float">
            <text:p>95</text:p>
          </table:table-cell>
          <table:table-cell table:style-name="ce425" office:value-type="float" office:value="18" calcext:value-type="float">
            <text:p>18</text:p>
          </table:table-cell>
          <table:table-cell table:style-name="ce425" office:value-type="float" office:value="34" calcext:value-type="float">
            <text:p>34</text:p>
          </table:table-cell>
          <table:table-cell table:style-name="ce425" office:value-type="float" office:value="8" calcext:value-type="float">
            <text:p>8</text:p>
          </table:table-cell>
          <table:table-cell table:style-name="ce425" office:value-type="float" office:value="26" calcext:value-type="float">
            <text:p>26</text:p>
          </table:table-cell>
          <table:table-cell table:style-name="ce425" office:value-type="float" office:value="79" calcext:value-type="float">
            <text:p>79</text:p>
          </table:table-cell>
          <table:table-cell/>
          <table:table-cell table:style-name="ce425" office:value-type="float" office:value="110" calcext:value-type="float">
            <text:p>110</text:p>
          </table:table-cell>
          <table:table-cell table:number-columns-repeated="3" table:style-name="ce425" office:value-type="float" office:value="0" calcext:value-type="float">
            <text:p>0</text:p>
          </table:table-cell>
          <table:table-cell table:style-name="ce425" office:value-type="float" office:value="3" calcext:value-type="float">
            <text:p>3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202" calcext:value-type="float">
            <text:p>202</text:p>
          </table:table-cell>
          <table:table-cell/>
          <table:table-cell table:style-name="ce425" office:value-type="float" office:value="22" calcext:value-type="float">
            <text:p>22</text:p>
          </table:table-cell>
          <table:table-cell table:style-name="ce425" office:value-type="float" office:value="85" calcext:value-type="float">
            <text:p>85</text:p>
          </table:table-cell>
          <table:table-cell table:style-name="ce425" office:value-type="float" office:value="25" calcext:value-type="float">
            <text:p>25</text:p>
          </table:table-cell>
          <table:table-cell table:style-name="ce425" office:value-type="float" office:value="49" calcext:value-type="float">
            <text:p>49</text:p>
          </table:table-cell>
          <table:table-cell table:style-name="ce425" office:value-type="float" office:value="56" calcext:value-type="float">
            <text:p>56</text:p>
          </table:table-cell>
          <table:table-cell table:style-name="ce425" office:value-type="float" office:value="18" calcext:value-type="float">
            <text:p>18</text:p>
          </table:table-cell>
          <table:table-cell table:style-name="ce425" office:value-type="float" office:value="61" calcext:value-type="float">
            <text:p>61</text:p>
          </table:table-cell>
          <table:table-cell/>
          <table:table-cell table:style-name="ce425" office:value-type="float" office:value="2" calcext:value-type="float">
            <text:p>2</text:p>
          </table:table-cell>
          <table:table-cell table:style-name="ce425" office:value-type="float" office:value="115" calcext:value-type="float">
            <text:p>115</text:p>
          </table:table-cell>
          <table:table-cell table:style-name="ce425" office:value-type="float" office:value="119" calcext:value-type="float">
            <text:p>119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26" calcext:value-type="float">
            <text:p>26</text:p>
          </table:table-cell>
          <table:table-cell table:style-name="ce425" office:value-type="float" office:value="2" calcext:value-type="float">
            <text:p>2</text:p>
          </table:table-cell>
          <table:table-cell table:style-name="ce425" office:value-type="float" office:value="52" calcext:value-type="float">
            <text:p>52</text:p>
          </table:table-cell>
          <table:table-cell table:number-columns-repeated="977"/>
        </table:table-row>
        <table:table-row table:style-name="ro1">
          <table:table-cell table:style-name="ce425" office:value-type="float" office:value="50.8" calcext:value-type="float">
            <text:p>50.8</text:p>
          </table:table-cell>
          <table:table-cell table:style-name="ce425" office:value-type="float" office:value="38.2" calcext:value-type="float">
            <text:p>38.2</text:p>
          </table:table-cell>
          <table:table-cell table:style-name="ce425" office:value-type="float" office:value="70.6" calcext:value-type="float">
            <text:p>70.6</text:p>
          </table:table-cell>
          <table:table-cell table:style-name="ce425" office:value-type="float" office:value="30.2" calcext:value-type="float">
            <text:p>30.2</text:p>
          </table:table-cell>
          <table:table-cell table:style-name="ce425" office:value-type="float" office:value="23.8" calcext:value-type="float">
            <text:p>23.8</text:p>
          </table:table-cell>
          <table:table-cell table:style-name="ce425" office:value-type="float" office:value="17.2" calcext:value-type="float">
            <text:p>17.2</text:p>
          </table:table-cell>
          <table:table-cell table:style-name="ce425" office:value-type="float" office:value="85.2" calcext:value-type="float">
            <text:p>85.2</text:p>
          </table:table-cell>
          <table:table-cell/>
          <table:table-cell table:style-name="ce425" office:value-type="float" office:value="31" calcext:value-type="float">
            <text:p>31</text:p>
          </table:table-cell>
          <table:table-cell table:style-name="ce425" office:value-type="float" office:value="21" calcext:value-type="float">
            <text:p>21</text:p>
          </table:table-cell>
          <table:table-cell table:style-name="ce425" office:value-type="float" office:value="145" calcext:value-type="float">
            <text:p>145</text:p>
          </table:table-cell>
          <table:table-cell table:style-name="ce425" office:value-type="float" office:value="42" calcext:value-type="float">
            <text:p>42</text:p>
          </table:table-cell>
          <table:table-cell table:style-name="ce425" office:value-type="float" office:value="29" calcext:value-type="float">
            <text:p>29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47" calcext:value-type="float">
            <text:p>47</text:p>
          </table:table-cell>
          <table:table-cell/>
          <table:table-cell table:style-name="ce425" office:value-type="float" office:value="83" calcext:value-type="float">
            <text:p>83</text:p>
          </table:table-cell>
          <table:table-cell table:style-name="ce425" office:value-type="float" office:value="58" calcext:value-type="float">
            <text:p>58</text:p>
          </table:table-cell>
          <table:table-cell table:style-name="ce425" office:value-type="float" office:value="9" calcext:value-type="float">
            <text:p>9</text:p>
          </table:table-cell>
          <table:table-cell table:style-name="ce425" office:value-type="float" office:value="27" calcext:value-type="float">
            <text:p>27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53" calcext:value-type="float">
            <text:p>53</text:p>
          </table:table-cell>
          <table:table-cell table:style-name="ce425" office:value-type="float" office:value="85" calcext:value-type="float">
            <text:p>85</text:p>
          </table:table-cell>
          <table:table-cell/>
          <table:table-cell table:style-name="ce425" office:value-type="float" office:value="92" calcext:value-type="float">
            <text:p>92</text:p>
          </table:table-cell>
          <table:table-cell table:number-columns-repeated="3" table:style-name="ce425" office:value-type="float" office:value="0" calcext:value-type="float">
            <text:p>0</text:p>
          </table:table-cell>
          <table:table-cell table:style-name="ce425" office:value-type="float" office:value="2" calcext:value-type="float">
            <text:p>2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222" calcext:value-type="float">
            <text:p>222</text:p>
          </table:table-cell>
          <table:table-cell/>
          <table:table-cell table:style-name="ce425" office:value-type="float" office:value="47" calcext:value-type="float">
            <text:p>47</text:p>
          </table:table-cell>
          <table:table-cell table:style-name="ce425" office:value-type="float" office:value="50" calcext:value-type="float">
            <text:p>50</text:p>
          </table:table-cell>
          <table:table-cell table:style-name="ce425" office:value-type="float" office:value="44" calcext:value-type="float">
            <text:p>44</text:p>
          </table:table-cell>
          <table:table-cell table:style-name="ce425" office:value-type="float" office:value="81" calcext:value-type="float">
            <text:p>81</text:p>
          </table:table-cell>
          <table:table-cell table:style-name="ce425" office:value-type="float" office:value="46" calcext:value-type="float">
            <text:p>46</text:p>
          </table:table-cell>
          <table:table-cell table:style-name="ce425" office:value-type="float" office:value="32" calcext:value-type="float">
            <text:p>32</text:p>
          </table:table-cell>
          <table:table-cell table:style-name="ce425" office:value-type="float" office:value="16" calcext:value-type="float">
            <text:p>16</text:p>
          </table:table-cell>
          <table:table-cell/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62" calcext:value-type="float">
            <text:p>62</text:p>
          </table:table-cell>
          <table:table-cell table:style-name="ce425" office:value-type="float" office:value="155" calcext:value-type="float">
            <text:p>155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41" calcext:value-type="float">
            <text:p>41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56" calcext:value-type="float">
            <text:p>56</text:p>
          </table:table-cell>
          <table:table-cell table:number-columns-repeated="977"/>
        </table:table-row>
        <table:table-row table:style-name="ro1">
          <table:table-cell table:style-name="ce425" office:value-type="float" office:value="26.4" calcext:value-type="float">
            <text:p>26.4</text:p>
          </table:table-cell>
          <table:table-cell table:style-name="ce425" office:value-type="float" office:value="6.6" calcext:value-type="float">
            <text:p>6.6</text:p>
          </table:table-cell>
          <table:table-cell table:style-name="ce425" office:value-type="float" office:value="67.4" calcext:value-type="float">
            <text:p>67.4</text:p>
          </table:table-cell>
          <table:table-cell table:style-name="ce425" office:value-type="float" office:value="23.8" calcext:value-type="float">
            <text:p>23.8</text:p>
          </table:table-cell>
          <table:table-cell table:style-name="ce425" office:value-type="float" office:value="267.2" calcext:value-type="float">
            <text:p>267.2</text:p>
          </table:table-cell>
          <table:table-cell table:style-name="ce425" office:value-type="float" office:value="66.4" calcext:value-type="float">
            <text:p>66.4</text:p>
          </table:table-cell>
          <table:table-cell table:style-name="ce425" office:value-type="float" office:value="174.2" calcext:value-type="float">
            <text:p>174.2</text:p>
          </table:table-cell>
          <table:table-cell/>
          <table:table-cell table:number-columns-repeated="2" table:style-name="ce425" office:value-type="float" office:value="6" calcext:value-type="float">
            <text:p>6</text:p>
          </table:table-cell>
          <table:table-cell table:style-name="ce425" office:value-type="float" office:value="50" calcext:value-type="float">
            <text:p>50</text:p>
          </table:table-cell>
          <table:table-cell table:style-name="ce425" office:value-type="float" office:value="48" calcext:value-type="float">
            <text:p>48</text:p>
          </table:table-cell>
          <table:table-cell table:style-name="ce425" office:value-type="float" office:value="367" calcext:value-type="float">
            <text:p>367</text:p>
          </table:table-cell>
          <table:table-cell table:style-name="ce425" office:value-type="float" office:value="5" calcext:value-type="float">
            <text:p>5</text:p>
          </table:table-cell>
          <table:table-cell table:style-name="ce425" office:value-type="float" office:value="150" calcext:value-type="float">
            <text:p>150</text:p>
          </table:table-cell>
          <table:table-cell/>
          <table:table-cell table:style-name="ce425" office:value-type="float" office:value="74" calcext:value-type="float">
            <text:p>74</text:p>
          </table:table-cell>
          <table:table-cell table:style-name="ce425" office:value-type="float" office:value="8" calcext:value-type="float">
            <text:p>8</text:p>
          </table:table-cell>
          <table:table-cell table:style-name="ce425" office:value-type="float" office:value="199" calcext:value-type="float">
            <text:p>199</text:p>
          </table:table-cell>
          <table:table-cell table:style-name="ce425" office:value-type="float" office:value="29" calcext:value-type="float">
            <text:p>29</text:p>
          </table:table-cell>
          <table:table-cell table:style-name="ce425" office:value-type="float" office:value="37" calcext:value-type="float">
            <text:p>37</text:p>
          </table:table-cell>
          <table:table-cell table:style-name="ce425" office:value-type="float" office:value="152" calcext:value-type="float">
            <text:p>152</text:p>
          </table:table-cell>
          <table:table-cell table:style-name="ce425" office:value-type="float" office:value="133" calcext:value-type="float">
            <text:p>133</text:p>
          </table:table-cell>
          <table:table-cell/>
          <table:table-cell table:style-name="ce425" office:value-type="float" office:value="42" calcext:value-type="float">
            <text:p>42</text:p>
          </table:table-cell>
          <table:table-cell table:number-columns-repeated="3" table:style-name="ce425" office:value-type="float" office:value="0" calcext:value-type="float">
            <text:p>0</text:p>
          </table:table-cell>
          <table:table-cell table:style-name="ce425" office:value-type="float" office:value="330" calcext:value-type="float">
            <text:p>330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259" calcext:value-type="float">
            <text:p>259</text:p>
          </table:table-cell>
          <table:table-cell/>
          <table:table-cell table:style-name="ce425" office:value-type="float" office:value="10" calcext:value-type="float">
            <text:p>10</text:p>
          </table:table-cell>
          <table:table-cell table:style-name="ce425" office:value-type="float" office:value="4" calcext:value-type="float">
            <text:p>4</text:p>
          </table:table-cell>
          <table:table-cell table:style-name="ce425" office:value-type="float" office:value="31" calcext:value-type="float">
            <text:p>31</text:p>
          </table:table-cell>
          <table:table-cell table:style-name="ce425" office:value-type="float" office:value="41" calcext:value-type="float">
            <text:p>41</text:p>
          </table:table-cell>
          <table:table-cell table:style-name="ce425" office:value-type="float" office:value="314" calcext:value-type="float">
            <text:p>314</text:p>
          </table:table-cell>
          <table:table-cell table:style-name="ce425" office:value-type="float" office:value="168" calcext:value-type="float">
            <text:p>168</text:p>
          </table:table-cell>
          <table:table-cell table:style-name="ce425" office:value-type="float" office:value="64" calcext:value-type="float">
            <text:p>64</text:p>
          </table:table-cell>
          <table:table-cell/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15" calcext:value-type="float">
            <text:p>15</text:p>
          </table:table-cell>
          <table:table-cell table:style-name="ce425" office:value-type="float" office:value="57" calcext:value-type="float">
            <text:p>57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288" calcext:value-type="float">
            <text:p>288</text:p>
          </table:table-cell>
          <table:table-cell table:style-name="ce425" office:value-type="float" office:value="6" calcext:value-type="float">
            <text:p>6</text:p>
          </table:table-cell>
          <table:table-cell table:style-name="ce425" office:value-type="float" office:value="265" calcext:value-type="float">
            <text:p>265</text:p>
          </table:table-cell>
          <table:table-cell table:number-columns-repeated="977"/>
        </table:table-row>
        <table:table-row table:style-name="ro1">
          <table:table-cell table:style-name="ce425" office:value-type="float" office:value="0.4" calcext:value-type="float">
            <text:p>0.4</text:p>
          </table:table-cell>
          <table:table-cell table:style-name="ce425" office:value-type="float" office:value="23.2" calcext:value-type="float">
            <text:p>23.2</text:p>
          </table:table-cell>
          <table:table-cell table:style-name="ce425" office:value-type="float" office:value="14.4" calcext:value-type="float">
            <text:p>14.4</text:p>
          </table:table-cell>
          <table:table-cell table:style-name="ce425" office:value-type="float" office:value="21.2" calcext:value-type="float">
            <text:p>21.2</text:p>
          </table:table-cell>
          <table:table-cell table:style-name="ce425" office:value-type="float" office:value="54.8" calcext:value-type="float">
            <text:p>54.8</text:p>
          </table:table-cell>
          <table:table-cell table:style-name="ce425" office:value-type="float" office:value="145" calcext:value-type="float">
            <text:p>145</text:p>
          </table:table-cell>
          <table:table-cell table:style-name="ce425" office:value-type="float" office:value="57" calcext:value-type="float">
            <text:p>57</text:p>
          </table:table-cell>
          <table:table-cell/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2" calcext:value-type="float">
            <text:p>2</text:p>
          </table:table-cell>
          <table:table-cell table:style-name="ce425" office:value-type="float" office:value="13" calcext:value-type="float">
            <text:p>13</text:p>
          </table:table-cell>
          <table:table-cell table:style-name="ce425" office:value-type="float" office:value="5" calcext:value-type="float">
            <text:p>5</text:p>
          </table:table-cell>
          <table:table-cell table:style-name="ce425" office:value-type="float" office:value="104" calcext:value-type="float">
            <text:p>104</text:p>
          </table:table-cell>
          <table:table-cell table:style-name="ce425" office:value-type="float" office:value="136" calcext:value-type="float">
            <text:p>136</text:p>
          </table:table-cell>
          <table:table-cell table:style-name="ce425" office:value-type="float" office:value="56" calcext:value-type="float">
            <text:p>56</text:p>
          </table:table-cell>
          <table:table-cell/>
          <table:table-cell table:number-columns-repeated="2" table:style-name="ce425" office:value-type="float" office:value="2" calcext:value-type="float">
            <text:p>2</text:p>
          </table:table-cell>
          <table:table-cell table:style-name="ce425" office:value-type="float" office:value="17" calcext:value-type="float">
            <text:p>17</text:p>
          </table:table-cell>
          <table:table-cell table:style-name="ce425" office:value-type="float" office:value="26" calcext:value-type="float">
            <text:p>26</text:p>
          </table:table-cell>
          <table:table-cell table:style-name="ce425" office:value-type="float" office:value="2" calcext:value-type="float">
            <text:p>2</text:p>
          </table:table-cell>
          <table:table-cell table:style-name="ce425" office:value-type="float" office:value="227" calcext:value-type="float">
            <text:p>227</text:p>
          </table:table-cell>
          <table:table-cell table:style-name="ce425" office:value-type="float" office:value="40" calcext:value-type="float">
            <text:p>40</text:p>
          </table:table-cell>
          <table:table-cell/>
          <table:table-cell table:number-columns-repeated="4" table:style-name="ce425" office:value-type="float" office:value="0" calcext:value-type="float">
            <text:p>0</text:p>
          </table:table-cell>
          <table:table-cell table:style-name="ce425" office:value-type="float" office:value="109" calcext:value-type="float">
            <text:p>109</text:p>
          </table:table-cell>
          <table:table-cell table:style-name="ce425" office:value-type="float" office:value="143" calcext:value-type="float">
            <text:p>143</text:p>
          </table:table-cell>
          <table:table-cell table:style-name="ce425" office:value-type="float" office:value="64" calcext:value-type="float">
            <text:p>64</text:p>
          </table:table-cell>
          <table:table-cell/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33" calcext:value-type="float">
            <text:p>33</text:p>
          </table:table-cell>
          <table:table-cell table:style-name="ce425" office:value-type="float" office:value="2" calcext:value-type="float">
            <text:p>2</text:p>
          </table:table-cell>
          <table:table-cell table:style-name="ce425" office:value-type="float" office:value="75" calcext:value-type="float">
            <text:p>75</text:p>
          </table:table-cell>
          <table:table-cell table:style-name="ce425" office:value-type="float" office:value="28" calcext:value-type="float">
            <text:p>28</text:p>
          </table:table-cell>
          <table:table-cell table:style-name="ce425" office:value-type="float" office:value="153" calcext:value-type="float">
            <text:p>153</text:p>
          </table:table-cell>
          <table:table-cell table:style-name="ce425" office:value-type="float" office:value="25" calcext:value-type="float">
            <text:p>25</text:p>
          </table:table-cell>
          <table:table-cell/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79" calcext:value-type="float">
            <text:p>79</text:p>
          </table:table-cell>
          <table:table-cell table:style-name="ce425" office:value-type="float" office:value="40" calcext:value-type="float">
            <text:p>40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31" calcext:value-type="float">
            <text:p>31</text:p>
          </table:table-cell>
          <table:table-cell table:style-name="ce425" office:value-type="float" office:value="66" calcext:value-type="float">
            <text:p>66</text:p>
          </table:table-cell>
          <table:table-cell table:style-name="ce425" office:value-type="float" office:value="100" calcext:value-type="float">
            <text:p>100</text:p>
          </table:table-cell>
          <table:table-cell table:number-columns-repeated="977"/>
        </table:table-row>
        <table:table-row table:style-name="ro1">
          <table:table-cell table:style-name="ce425" office:value-type="float" office:value="8" calcext:value-type="float">
            <text:p>8</text:p>
          </table:table-cell>
          <table:table-cell table:style-name="ce425" office:value-type="float" office:value="0.8" calcext:value-type="float">
            <text:p>0.8</text:p>
          </table:table-cell>
          <table:table-cell table:style-name="ce425" office:value-type="float" office:value="28" calcext:value-type="float">
            <text:p>28</text:p>
          </table:table-cell>
          <table:table-cell table:style-name="ce425" office:value-type="float" office:value="1.2" calcext:value-type="float">
            <text:p>1.2</text:p>
          </table:table-cell>
          <table:table-cell table:style-name="ce425" office:value-type="float" office:value="120" calcext:value-type="float">
            <text:p>120</text:p>
          </table:table-cell>
          <table:table-cell table:style-name="ce425" office:value-type="float" office:value="30" calcext:value-type="float">
            <text:p>30</text:p>
          </table:table-cell>
          <table:table-cell table:style-name="ce425" office:value-type="float" office:value="128" calcext:value-type="float">
            <text:p>128</text:p>
          </table:table-cell>
          <table:table-cell/>
          <table:table-cell table:number-columns-repeated="2" table:style-name="ce425" office:value-type="float" office:value="0" calcext:value-type="float">
            <text:p>0</text:p>
          </table:table-cell>
          <table:table-cell table:style-name="ce425" office:value-type="float" office:value="15" calcext:value-type="float">
            <text:p>15</text:p>
          </table:table-cell>
          <table:table-cell table:style-name="ce425" office:value-type="float" office:value="4" calcext:value-type="float">
            <text:p>4</text:p>
          </table:table-cell>
          <table:table-cell table:style-name="ce425" office:value-type="float" office:value="180" calcext:value-type="float">
            <text:p>180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117" calcext:value-type="float">
            <text:p>117</text:p>
          </table:table-cell>
          <table:table-cell/>
          <table:table-cell table:style-name="ce425" office:value-type="float" office:value="18" calcext:value-type="float">
            <text:p>18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100" calcext:value-type="float">
            <text:p>100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28" calcext:value-type="float">
            <text:p>28</text:p>
          </table:table-cell>
          <table:table-cell table:style-name="ce425" office:value-type="float" office:value="44" calcext:value-type="float">
            <text:p>44</text:p>
          </table:table-cell>
          <table:table-cell table:style-name="ce425" office:value-type="float" office:value="125" calcext:value-type="float">
            <text:p>125</text:p>
          </table:table-cell>
          <table:table-cell/>
          <table:table-cell table:style-name="ce425" office:value-type="float" office:value="22" calcext:value-type="float">
            <text:p>22</text:p>
          </table:table-cell>
          <table:table-cell table:number-columns-repeated="3" table:style-name="ce425" office:value-type="float" office:value="0" calcext:value-type="float">
            <text:p>0</text:p>
          </table:table-cell>
          <table:table-cell table:style-name="ce425" office:value-type="float" office:value="170" calcext:value-type="float">
            <text:p>170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124" calcext:value-type="float">
            <text:p>124</text:p>
          </table:table-cell>
          <table:table-cell/>
          <table:table-cell table:number-columns-repeated="2" table:style-name="ce425" office:value-type="float" office:value="0" calcext:value-type="float">
            <text:p>0</text:p>
          </table:table-cell>
          <table:table-cell table:style-name="ce425" office:value-type="float" office:value="10" calcext:value-type="float">
            <text:p>10</text:p>
          </table:table-cell>
          <table:table-cell table:style-name="ce425" office:value-type="float" office:value="2" calcext:value-type="float">
            <text:p>2</text:p>
          </table:table-cell>
          <table:table-cell table:style-name="ce425" office:value-type="float" office:value="129" calcext:value-type="float">
            <text:p>129</text:p>
          </table:table-cell>
          <table:table-cell table:style-name="ce425" office:value-type="float" office:value="106" calcext:value-type="float">
            <text:p>106</text:p>
          </table:table-cell>
          <table:table-cell table:style-name="ce425" office:value-type="float" office:value="69" calcext:value-type="float">
            <text:p>69</text:p>
          </table:table-cell>
          <table:table-cell/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3" calcext:value-type="float">
            <text:p>3</text:p>
          </table:table-cell>
          <table:table-cell table:style-name="ce425" office:value-type="float" office:value="15" calcext:value-type="float">
            <text:p>15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93" calcext:value-type="float">
            <text:p>93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205" calcext:value-type="float">
            <text:p>205</text:p>
          </table:table-cell>
          <table:table-cell table:number-columns-repeated="977"/>
        </table:table-row>
        <table:table-row table:style-name="ro1">
          <table:table-cell table:number-columns-repeated="1024"/>
        </table:table-row>
        <table:table-row table:style-name="ro1">
          <table:table-cell table:style-name="ce73" office:value-type="string" calcext:value-type="string">
            <text:p>SVM (reduced) Confusion</text:p>
          </table:table-cell>
          <table:table-cell table:number-columns-repeated="1023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295"/>
          <table:table-cell table:style-name="ce320"/>
          <table:table-cell table:style-name="ce343"/>
          <table:table-cell table:style-name="ce356"/>
          <table:table-cell table:style-name="ce369"/>
          <table:table-cell table:style-name="ce382" office:value-type="string" calcext:value-type="string">
            <text:p>Fold 2</text:p>
          </table:table-cell>
          <table:table-cell table:style-name="ce395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135" office:value-type="float" office:value="97.2" calcext:value-type="float">
            <text:p>97.2</text:p>
          </table:table-cell>
          <table:table-cell table:style-name="ce135" office:value-type="float" office:value="112.8" calcext:value-type="float">
            <text:p>112.8</text:p>
          </table:table-cell>
          <table:table-cell table:style-name="ce135" office:value-type="float" office:value="90.4" calcext:value-type="float">
            <text:p>90.4</text:p>
          </table:table-cell>
          <table:table-cell table:style-name="ce135" office:value-type="float" office:value="83.6" calcext:value-type="float">
            <text:p>83.6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office:value-type="float" office:value="42.2" calcext:value-type="float">
            <text:p>42.2</text:p>
          </table:table-cell>
          <table:table-cell table:style-name="ce135" office:value-type="float" office:value="70.8" calcext:value-type="float">
            <text:p>70.8</text:p>
          </table:table-cell>
          <table:table-cell table:style-name="ce135"/>
          <table:table-cell table:style-name="ce135" office:value-type="float" office:value="99" calcext:value-type="float">
            <text:p>99</text:p>
          </table:table-cell>
          <table:table-cell table:style-name="ce135" office:value-type="float" office:value="110" calcext:value-type="float">
            <text:p>110</text:p>
          </table:table-cell>
          <table:table-cell table:style-name="ce135" office:value-type="float" office:value="95" calcext:value-type="float">
            <text:p>95</text:p>
          </table:table-cell>
          <table:table-cell table:style-name="ce143" office:value-type="float" office:value="71" calcext:value-type="float">
            <text:p>71</text:p>
          </table:table-cell>
          <table:table-cell table:style-name="ce158" office:value-type="float" office:value="46" calcext:value-type="float">
            <text:p>46</text:p>
          </table:table-cell>
          <table:table-cell table:style-name="ce169" office:value-type="float" office:value="53" calcext:value-type="float">
            <text:p>53</text:p>
          </table:table-cell>
          <table:table-cell table:style-name="ce183" office:value-type="float" office:value="76" calcext:value-type="float">
            <text:p>76</text:p>
          </table:table-cell>
          <table:table-cell table:style-name="ce194"/>
          <table:table-cell table:style-name="ce205" office:value-type="float" office:value="116" calcext:value-type="float">
            <text:p>116</text:p>
          </table:table-cell>
          <table:table-cell table:style-name="ce216" office:value-type="float" office:value="97" calcext:value-type="float">
            <text:p>97</text:p>
          </table:table-cell>
          <table:table-cell table:style-name="ce135" office:value-type="float" office:value="76" calcext:value-type="float">
            <text:p>76</text:p>
          </table:table-cell>
          <table:table-cell table:style-name="ce135" office:value-type="float" office:value="98" calcext:value-type="float">
            <text:p>98</text:p>
          </table:table-cell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99" calcext:value-type="float">
            <text:p>99</text:p>
          </table:table-cell>
          <table:table-cell table:style-name="ce225"/>
          <table:table-cell table:style-name="ce135" office:value-type="float" office:value="105" calcext:value-type="float">
            <text:p>105</text:p>
          </table:table-cell>
          <table:table-cell table:style-name="ce135" office:value-type="float" office:value="101" calcext:value-type="float">
            <text:p>101</text:p>
          </table:table-cell>
          <table:table-cell table:style-name="ce135" office:value-type="float" office:value="96" calcext:value-type="float">
            <text:p>96</text:p>
          </table:table-cell>
          <table:table-cell table:style-name="ce135" office:value-type="float" office:value="78" calcext:value-type="float">
            <text:p>78</text:p>
          </table:table-cell>
          <table:table-cell table:style-name="ce135" office:value-type="float" office:value="57" calcext:value-type="float">
            <text:p>57</text:p>
          </table:table-cell>
          <table:table-cell table:style-name="ce135" office:value-type="float" office:value="43" calcext:value-type="float">
            <text:p>43</text:p>
          </table:table-cell>
          <table:table-cell table:style-name="ce135" office:value-type="float" office:value="70" calcext:value-type="float">
            <text:p>70</text:p>
          </table:table-cell>
          <table:table-cell table:style-name="ce135"/>
          <table:table-cell table:style-name="ce135" office:value-type="float" office:value="100" calcext:value-type="float">
            <text:p>100</text:p>
          </table:table-cell>
          <table:table-cell table:style-name="ce135" office:value-type="float" office:value="132" calcext:value-type="float">
            <text:p>132</text:p>
          </table:table-cell>
          <table:table-cell table:style-name="ce135" office:value-type="float" office:value="70" calcext:value-type="float">
            <text:p>70</text:p>
          </table:table-cell>
          <table:table-cell table:style-name="ce135" office:value-type="float" office:value="112" calcext:value-type="float">
            <text:p>112</text:p>
          </table:table-cell>
          <table:table-cell table:style-name="ce135" office:value-type="float" office:value="55" calcext:value-type="float">
            <text:p>55</text:p>
          </table:table-cell>
          <table:table-cell table:style-name="ce135" office:value-type="float" office:value="48" calcext:value-type="float">
            <text:p>48</text:p>
          </table:table-cell>
          <table:table-cell table:style-name="ce135" office:value-type="float" office:value="33" calcext:value-type="float">
            <text:p>33</text:p>
          </table:table-cell>
          <table:table-cell table:style-name="ce227"/>
          <table:table-cell table:style-name="ce135" office:value-type="float" office:value="66" calcext:value-type="float">
            <text:p>66</text:p>
          </table:table-cell>
          <table:table-cell table:style-name="ce135" office:value-type="float" office:value="124" calcext:value-type="float">
            <text:p>124</text:p>
          </table:table-cell>
          <table:table-cell table:style-name="ce135" office:value-type="float" office:value="115" calcext:value-type="float">
            <text:p>115</text:p>
          </table:table-cell>
          <table:table-cell table:style-name="ce135" office:value-type="float" office:value="59" calcext:value-type="float">
            <text:p>59</text:p>
          </table:table-cell>
          <table:table-cell table:style-name="ce135" office:value-type="float" office:value="63" calcext:value-type="float">
            <text:p>63</text:p>
          </table:table-cell>
          <table:table-cell table:style-name="ce135" office:value-type="float" office:value="47" calcext:value-type="float">
            <text:p>47</text:p>
          </table:table-cell>
          <table:table-cell table:style-name="ce135" office:value-type="float" office:value="76" calcext:value-type="float">
            <text:p>76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15.8" calcext:value-type="float">
            <text:p>15.8</text:p>
          </table:table-cell>
          <table:table-cell table:style-name="ce135" office:value-type="float" office:value="77" calcext:value-type="float">
            <text:p>77</text:p>
          </table:table-cell>
          <table:table-cell table:style-name="ce135" office:value-type="float" office:value="19.4" calcext:value-type="float">
            <text:p>19.4</text:p>
          </table:table-cell>
          <table:table-cell table:style-name="ce135" office:value-type="float" office:value="89.6" calcext:value-type="float">
            <text:p>89.6</text:p>
          </table:table-cell>
          <table:table-cell table:style-name="ce135" office:value-type="float" office:value="9.8" calcext:value-type="float">
            <text:p>9.8</text:p>
          </table:table-cell>
          <table:table-cell table:style-name="ce135" office:value-type="float" office:value="103" calcext:value-type="float">
            <text:p>103</text:p>
          </table:table-cell>
          <table:table-cell table:style-name="ce135" office:value-type="float" office:value="1.4" calcext:value-type="float">
            <text:p>1.4</text:p>
          </table:table-cell>
          <table:table-cell table:style-name="ce135"/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28" calcext:value-type="float">
            <text:p>28</text:p>
          </table:table-cell>
          <table:table-cell table:style-name="ce135" office:value-type="float" office:value="35" calcext:value-type="float">
            <text:p>35</text:p>
          </table:table-cell>
          <table:table-cell table:style-name="ce143" office:value-type="float" office:value="114" calcext:value-type="float">
            <text:p>114</text:p>
          </table:table-cell>
          <table:table-cell table:style-name="ce158" office:value-type="float" office:value="29" calcext:value-type="float">
            <text:p>29</text:p>
          </table:table-cell>
          <table:table-cell table:style-name="ce169" office:value-type="float" office:value="82" calcext:value-type="float">
            <text:p>82</text:p>
          </table:table-cell>
          <table:table-cell table:style-name="ce183" office:value-type="float" office:value="4" calcext:value-type="float">
            <text:p>4</text:p>
          </table:table-cell>
          <table:table-cell table:style-name="ce194"/>
          <table:table-cell table:style-name="ce205" office:value-type="float" office:value="11" calcext:value-type="float">
            <text:p>11</text:p>
          </table:table-cell>
          <table:table-cell table:style-name="ce216" office:value-type="float" office:value="83" calcext:value-type="float">
            <text:p>83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52" calcext:value-type="float">
            <text:p>52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48" calcext:value-type="float">
            <text:p>148</text:p>
          </table:table-cell>
          <table:table-cell table:style-name="ce135" office:value-type="float" office:value="0" calcext:value-type="float">
            <text:p>0</text:p>
          </table:table-cell>
          <table:table-cell table:style-name="ce225"/>
          <table:table-cell table:style-name="ce135" office:value-type="float" office:value="15" calcext:value-type="float">
            <text:p>15</text:p>
          </table:table-cell>
          <table:table-cell table:style-name="ce135" office:value-type="float" office:value="71" calcext:value-type="float">
            <text:p>71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08" calcext:value-type="float">
            <text:p>108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11" calcext:value-type="float">
            <text:p>111</text:p>
          </table:table-cell>
          <table:table-cell table:style-name="ce135" office:value-type="float" office:value="0" calcext:value-type="float">
            <text:p>0</text:p>
          </table:table-cell>
          <table:table-cell table:style-name="ce135"/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120" calcext:value-type="float">
            <text:p>120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145" calcext:value-type="float">
            <text:p>145</text:p>
          </table:table-cell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0" calcext:value-type="float">
            <text:p>0</text:p>
          </table:table-cell>
          <table:table-cell table:style-name="ce227"/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83" calcext:value-type="float">
            <text:p>83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43" calcext:value-type="float">
            <text:p>143</text:p>
          </table:table-cell>
          <table:table-cell table:style-name="ce135" office:value-type="float" office:value="3" calcext:value-type="float">
            <text:p>3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32" calcext:value-type="float">
            <text:p>32</text:p>
          </table:table-cell>
          <table:table-cell table:style-name="ce135" office:value-type="float" office:value="83.6" calcext:value-type="float">
            <text:p>83.6</text:p>
          </table:table-cell>
          <table:table-cell table:style-name="ce135" office:value-type="float" office:value="65.8" calcext:value-type="float">
            <text:p>65.8</text:p>
          </table:table-cell>
          <table:table-cell table:style-name="ce135" office:value-type="float" office:value="32.8" calcext:value-type="float">
            <text:p>32.8</text:p>
          </table:table-cell>
          <table:table-cell table:style-name="ce135" office:value-type="float" office:value="35.6" calcext:value-type="float">
            <text:p>35.6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36.2" calcext:value-type="float">
            <text:p>36.2</text:p>
          </table:table-cell>
          <table:table-cell table:style-name="ce135"/>
          <table:table-cell table:style-name="ce135" office:value-type="float" office:value="32" calcext:value-type="float">
            <text:p>32</text:p>
          </table:table-cell>
          <table:table-cell table:style-name="ce135" office:value-type="float" office:value="59" calcext:value-type="float">
            <text:p>59</text:p>
          </table:table-cell>
          <table:table-cell table:style-name="ce135" office:value-type="float" office:value="85" calcext:value-type="float">
            <text:p>85</text:p>
          </table:table-cell>
          <table:table-cell table:style-name="ce143" office:value-type="float" office:value="34" calcext:value-type="float">
            <text:p>34</text:p>
          </table:table-cell>
          <table:table-cell table:style-name="ce158" office:value-type="float" office:value="47" calcext:value-type="float">
            <text:p>47</text:p>
          </table:table-cell>
          <table:table-cell table:style-name="ce169" office:value-type="float" office:value="20" calcext:value-type="float">
            <text:p>20</text:p>
          </table:table-cell>
          <table:table-cell table:style-name="ce183" office:value-type="float" office:value="39" calcext:value-type="float">
            <text:p>39</text:p>
          </table:table-cell>
          <table:table-cell table:style-name="ce194"/>
          <table:table-cell table:style-name="ce205" office:value-type="float" office:value="53" calcext:value-type="float">
            <text:p>53</text:p>
          </table:table-cell>
          <table:table-cell table:style-name="ce216" office:value-type="float" office:value="85" calcext:value-type="float">
            <text:p>85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38" calcext:value-type="float">
            <text:p>38</text:p>
          </table:table-cell>
          <table:table-cell table:style-name="ce225"/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116" calcext:value-type="float">
            <text:p>116</text:p>
          </table:table-cell>
          <table:table-cell table:style-name="ce135" office:value-type="float" office:value="79" calcext:value-type="float">
            <text:p>79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47" calcext:value-type="float">
            <text:p>47</text:p>
          </table:table-cell>
          <table:table-cell table:style-name="ce135" office:value-type="float" office:value="9" calcext:value-type="float">
            <text:p>9</text:p>
          </table:table-cell>
          <table:table-cell table:style-name="ce135"/>
          <table:table-cell table:style-name="ce135" office:value-type="float" office:value="41" calcext:value-type="float">
            <text:p>41</text:p>
          </table:table-cell>
          <table:table-cell table:style-name="ce135" office:value-type="float" office:value="68" calcext:value-type="float">
            <text:p>68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63" calcext:value-type="float">
            <text:p>63</text:p>
          </table:table-cell>
          <table:table-cell table:style-name="ce135" office:value-type="float" office:value="46" calcext:value-type="float">
            <text:p>46</text:p>
          </table:table-cell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56" calcext:value-type="float">
            <text:p>56</text:p>
          </table:table-cell>
          <table:table-cell table:style-name="ce227"/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90" calcext:value-type="float">
            <text:p>90</text:p>
          </table:table-cell>
          <table:table-cell table:style-name="ce135" office:value-type="float" office:value="82" calcext:value-type="float">
            <text:p>82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39" calcext:value-type="float">
            <text:p>39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48.4" calcext:value-type="float">
            <text:p>48.4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31.8" calcext:value-type="float">
            <text:p>31.8</text:p>
          </table:table-cell>
          <table:table-cell table:style-name="ce135" office:value-type="float" office:value="87.4" calcext:value-type="float">
            <text:p>87.4</text:p>
          </table:table-cell>
          <table:table-cell table:style-name="ce135" office:value-type="float" office:value="28.8" calcext:value-type="float">
            <text:p>28.8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51.6" calcext:value-type="float">
            <text:p>51.6</text:p>
          </table:table-cell>
          <table:table-cell table:style-name="ce135"/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8" calcext:value-type="float">
            <text:p>28</text:p>
          </table:table-cell>
          <table:table-cell table:style-name="ce143" office:value-type="float" office:value="122" calcext:value-type="float">
            <text:p>122</text:p>
          </table:table-cell>
          <table:table-cell table:style-name="ce158" office:value-type="float" office:value="15" calcext:value-type="float">
            <text:p>15</text:p>
          </table:table-cell>
          <table:table-cell table:style-name="ce169" office:value-type="float" office:value="14" calcext:value-type="float">
            <text:p>14</text:p>
          </table:table-cell>
          <table:table-cell table:style-name="ce183" office:value-type="float" office:value="72" calcext:value-type="float">
            <text:p>72</text:p>
          </table:table-cell>
          <table:table-cell table:style-name="ce194"/>
          <table:table-cell table:style-name="ce205" office:value-type="float" office:value="67" calcext:value-type="float">
            <text:p>67</text:p>
          </table:table-cell>
          <table:table-cell table:style-name="ce216" office:value-type="float" office:value="59" calcext:value-type="float">
            <text:p>59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7" calcext:value-type="float">
            <text:p>37</text:p>
          </table:table-cell>
          <table:table-cell table:style-name="ce135" office:value-type="float" office:value="72" calcext:value-type="float">
            <text:p>72</text:p>
          </table:table-cell>
          <table:table-cell table:style-name="ce225"/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49" calcext:value-type="float">
            <text:p>49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98" calcext:value-type="float">
            <text:p>98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46" calcext:value-type="float">
            <text:p>46</text:p>
          </table:table-cell>
          <table:table-cell table:style-name="ce135"/>
          <table:table-cell table:style-name="ce135" office:value-type="float" office:value="56" calcext:value-type="float">
            <text:p>56</text:p>
          </table:table-cell>
          <table:table-cell table:style-name="ce135" office:value-type="float" office:value="33" calcext:value-type="float">
            <text:p>33</text:p>
          </table:table-cell>
          <table:table-cell table:style-name="ce135" office:value-type="float" office:value="36" calcext:value-type="float">
            <text:p>36</text:p>
          </table:table-cell>
          <table:table-cell table:style-name="ce135" office:value-type="float" office:value="115" calcext:value-type="float">
            <text:p>115</text:p>
          </table:table-cell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15" calcext:value-type="float">
            <text:p>15</text:p>
          </table:table-cell>
          <table:table-cell table:style-name="ce227"/>
          <table:table-cell table:style-name="ce135" office:value-type="float" office:value="51" calcext:value-type="float">
            <text:p>51</text:p>
          </table:table-cell>
          <table:table-cell table:style-name="ce135" office:value-type="float" office:value="28" calcext:value-type="float">
            <text:p>28</text:p>
          </table:table-cell>
          <table:table-cell table:style-name="ce135" office:value-type="float" office:value="40" calcext:value-type="float">
            <text:p>40</text:p>
          </table:table-cell>
          <table:table-cell table:style-name="ce135" office:value-type="float" office:value="73" calcext:value-type="float">
            <text:p>73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42" calcext:value-type="float">
            <text:p>42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25.8" calcext:value-type="float">
            <text:p>25.8</text:p>
          </table:table-cell>
          <table:table-cell table:style-name="ce135" office:value-type="float" office:value="41" calcext:value-type="float">
            <text:p>41</text:p>
          </table:table-cell>
          <table:table-cell table:style-name="ce135" office:value-type="float" office:value="115.4" calcext:value-type="float">
            <text:p>115.4</text:p>
          </table:table-cell>
          <table:table-cell table:style-name="ce135" office:value-type="float" office:value="133.8" calcext:value-type="float">
            <text:p>133.8</text:p>
          </table:table-cell>
          <table:table-cell table:style-name="ce135" office:value-type="float" office:value="108.2" calcext:value-type="float">
            <text:p>108.2</text:p>
          </table:table-cell>
          <table:table-cell table:style-name="ce135" office:value-type="float" office:value="187.8" calcext:value-type="float">
            <text:p>187.8</text:p>
          </table:table-cell>
          <table:table-cell table:style-name="ce135"/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29" calcext:value-type="float">
            <text:p>29</text:p>
          </table:table-cell>
          <table:table-cell table:style-name="ce143" office:value-type="float" office:value="154" calcext:value-type="float">
            <text:p>154</text:p>
          </table:table-cell>
          <table:table-cell table:style-name="ce158" office:value-type="float" office:value="117" calcext:value-type="float">
            <text:p>117</text:p>
          </table:table-cell>
          <table:table-cell table:style-name="ce169" office:value-type="float" office:value="88" calcext:value-type="float">
            <text:p>88</text:p>
          </table:table-cell>
          <table:table-cell table:style-name="ce183" office:value-type="float" office:value="216" calcext:value-type="float">
            <text:p>216</text:p>
          </table:table-cell>
          <table:table-cell table:style-name="ce194"/>
          <table:table-cell table:style-name="ce205" office:value-type="float" office:value="31" calcext:value-type="float">
            <text:p>31</text:p>
          </table:table-cell>
          <table:table-cell table:style-name="ce216" office:value-type="float" office:value="32" calcext:value-type="float">
            <text:p>32</text:p>
          </table:table-cell>
          <table:table-cell table:style-name="ce135" office:value-type="float" office:value="61" calcext:value-type="float">
            <text:p>61</text:p>
          </table:table-cell>
          <table:table-cell table:style-name="ce135" office:value-type="float" office:value="56" calcext:value-type="float">
            <text:p>56</text:p>
          </table:table-cell>
          <table:table-cell table:style-name="ce135" office:value-type="float" office:value="160" calcext:value-type="float">
            <text:p>160</text:p>
          </table:table-cell>
          <table:table-cell table:style-name="ce135" office:value-type="float" office:value="89" calcext:value-type="float">
            <text:p>89</text:p>
          </table:table-cell>
          <table:table-cell table:style-name="ce135" office:value-type="float" office:value="203" calcext:value-type="float">
            <text:p>203</text:p>
          </table:table-cell>
          <table:table-cell table:style-name="ce225"/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55" calcext:value-type="float">
            <text:p>55</text:p>
          </table:table-cell>
          <table:table-cell table:style-name="ce135" office:value-type="float" office:value="88" calcext:value-type="float">
            <text:p>88</text:p>
          </table:table-cell>
          <table:table-cell table:style-name="ce135" office:value-type="float" office:value="135" calcext:value-type="float">
            <text:p>135</text:p>
          </table:table-cell>
          <table:table-cell table:style-name="ce135" office:value-type="float" office:value="114" calcext:value-type="float">
            <text:p>114</text:p>
          </table:table-cell>
          <table:table-cell table:style-name="ce135" office:value-type="float" office:value="190" calcext:value-type="float">
            <text:p>190</text:p>
          </table:table-cell>
          <table:table-cell table:style-name="ce135"/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123" calcext:value-type="float">
            <text:p>123</text:p>
          </table:table-cell>
          <table:table-cell table:style-name="ce135" office:value-type="float" office:value="139" calcext:value-type="float">
            <text:p>139</text:p>
          </table:table-cell>
          <table:table-cell table:style-name="ce135" office:value-type="float" office:value="123" calcext:value-type="float">
            <text:p>123</text:p>
          </table:table-cell>
          <table:table-cell table:style-name="ce135" office:value-type="float" office:value="184" calcext:value-type="float">
            <text:p>184</text:p>
          </table:table-cell>
          <table:table-cell table:style-name="ce227"/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6" calcext:value-type="float">
            <text:p>36</text:p>
          </table:table-cell>
          <table:table-cell table:style-name="ce135" office:value-type="float" office:value="156" calcext:value-type="float">
            <text:p>156</text:p>
          </table:table-cell>
          <table:table-cell table:style-name="ce135" office:value-type="float" office:value="118" calcext:value-type="float">
            <text:p>118</text:p>
          </table:table-cell>
          <table:table-cell table:style-name="ce135" office:value-type="float" office:value="127" calcext:value-type="float">
            <text:p>127</text:p>
          </table:table-cell>
          <table:table-cell table:style-name="ce135" office:value-type="float" office:value="146" calcext:value-type="float">
            <text:p>146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0.4" calcext:value-type="float">
            <text:p>0.4</text:p>
          </table:table-cell>
          <table:table-cell table:style-name="ce135" office:value-type="float" office:value="12.2" calcext:value-type="float">
            <text:p>12.2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70.4" calcext:value-type="float">
            <text:p>70.4</text:p>
          </table:table-cell>
          <table:table-cell table:style-name="ce135" office:value-type="float" office:value="12.8" calcext:value-type="float">
            <text:p>12.8</text:p>
          </table:table-cell>
          <table:table-cell table:style-name="ce135" office:value-type="float" office:value="146.2" calcext:value-type="float">
            <text:p>146.2</text:p>
          </table:table-cell>
          <table:table-cell table:style-name="ce135" office:value-type="float" office:value="54" calcext:value-type="float">
            <text:p>54</text:p>
          </table:table-cell>
          <table:table-cell table:style-name="ce135"/>
          <table:table-cell table:number-columns-repeated="2" table:style-name="ce135" office:value-type="float" office:value="0" calcext:value-type="float">
            <text:p>0</text:p>
          </table:table-cell>
          <table:table-cell table:style-name="ce135" office:value-type="float" office:value="39" calcext:value-type="float">
            <text:p>39</text:p>
          </table:table-cell>
          <table:table-cell table:style-name="ce143" office:value-type="float" office:value="23" calcext:value-type="float">
            <text:p>23</text:p>
          </table:table-cell>
          <table:table-cell table:style-name="ce158" office:value-type="float" office:value="36" calcext:value-type="float">
            <text:p>36</text:p>
          </table:table-cell>
          <table:table-cell table:style-name="ce169" office:value-type="float" office:value="115" calcext:value-type="float">
            <text:p>115</text:p>
          </table:table-cell>
          <table:table-cell table:style-name="ce183" office:value-type="float" office:value="103" calcext:value-type="float">
            <text:p>103</text:p>
          </table:table-cell>
          <table:table-cell table:style-name="ce194"/>
          <table:table-cell table:style-name="ce205" office:value-type="float" office:value="1" calcext:value-type="float">
            <text:p>1</text:p>
          </table:table-cell>
          <table:table-cell table:style-name="ce216" office:value-type="float" office:value="9" calcext:value-type="float">
            <text:p>9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84" calcext:value-type="float">
            <text:p>84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53" calcext:value-type="float">
            <text:p>153</text:p>
          </table:table-cell>
          <table:table-cell table:style-name="ce135" office:value-type="float" office:value="53" calcext:value-type="float">
            <text:p>53</text:p>
          </table:table-cell>
          <table:table-cell table:style-name="ce225"/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35" office:value-type="float" office:value="81" calcext:value-type="float">
            <text:p>81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183" calcext:value-type="float">
            <text:p>183</text:p>
          </table:table-cell>
          <table:table-cell table:style-name="ce135" office:value-type="float" office:value="8" calcext:value-type="float">
            <text:p>8</text:p>
          </table:table-cell>
          <table:table-cell table:style-name="ce13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37" calcext:value-type="float">
            <text:p>137</text:p>
          </table:table-cell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84" calcext:value-type="float">
            <text:p>84</text:p>
          </table:table-cell>
          <table:table-cell table:style-name="ce135" office:value-type="float" office:value="53" calcext:value-type="float">
            <text:p>53</text:p>
          </table:table-cell>
          <table:table-cell table:style-name="ce227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96" calcext:value-type="float">
            <text:p>196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8.4" calcext:value-type="float">
            <text:p>8.4</text:p>
          </table:table-cell>
          <table:table-cell table:style-name="ce135" office:value-type="float" office:value="6.8" calcext:value-type="float">
            <text:p>6.8</text:p>
          </table:table-cell>
          <table:table-cell table:style-name="ce135" office:value-type="float" office:value="24.6" calcext:value-type="float">
            <text:p>24.6</text:p>
          </table:table-cell>
          <table:table-cell table:style-name="ce135" office:value-type="float" office:value="34.2" calcext:value-type="float">
            <text:p>34.2</text:p>
          </table:table-cell>
          <table:table-cell table:style-name="ce135" office:value-type="float" office:value="60.4" calcext:value-type="float">
            <text:p>60.4</text:p>
          </table:table-cell>
          <table:table-cell table:style-name="ce135" office:value-type="float" office:value="180.6" calcext:value-type="float">
            <text:p>180.6</text:p>
          </table:table-cell>
          <table:table-cell table:style-name="ce13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6" calcext:value-type="float">
            <text:p>6</text:p>
          </table:table-cell>
          <table:table-cell table:style-name="ce143" office:value-type="float" office:value="29" calcext:value-type="float">
            <text:p>29</text:p>
          </table:table-cell>
          <table:table-cell table:style-name="ce158" office:value-type="float" office:value="40" calcext:value-type="float">
            <text:p>40</text:p>
          </table:table-cell>
          <table:table-cell table:style-name="ce169" office:value-type="float" office:value="32" calcext:value-type="float">
            <text:p>32</text:p>
          </table:table-cell>
          <table:table-cell table:style-name="ce183" office:value-type="float" office:value="208" calcext:value-type="float">
            <text:p>208</text:p>
          </table:table-cell>
          <table:table-cell table:style-name="ce194"/>
          <table:table-cell table:style-name="ce205" office:value-type="float" office:value="4" calcext:value-type="float">
            <text:p>4</text:p>
          </table:table-cell>
          <table:table-cell table:style-name="ce216" office:value-type="float" office:value="10" calcext:value-type="float">
            <text:p>10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211" calcext:value-type="float">
            <text:p>211</text:p>
          </table:table-cell>
          <table:table-cell table:style-name="ce22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107" calcext:value-type="float">
            <text:p>107</text:p>
          </table:table-cell>
          <table:table-cell table:style-name="ce135" office:value-type="float" office:value="137" calcext:value-type="float">
            <text:p>137</text:p>
          </table:table-cell>
          <table:table-cell table:style-name="ce13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18" calcext:value-type="float">
            <text:p>18</text:p>
          </table:table-cell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208" calcext:value-type="float">
            <text:p>208</text:p>
          </table:table-cell>
          <table:table-cell table:style-name="ce227"/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49" calcext:value-type="float">
            <text:p>49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85" calcext:value-type="float">
            <text:p>85</text:p>
          </table:table-cell>
          <table:table-cell table:style-name="ce135" office:value-type="float" office:value="139" calcext:value-type="float">
            <text:p>139</text:p>
          </table:table-cell>
          <table:table-cell table:style-name="ce135" table:number-columns-repeated="977"/>
        </table:table-row>
        <table:table-row table:style-name="ro1">
          <table:table-cell table:formula="of:=SUM([.A42:.A48])" office:value-type="float" office:value="214.8" calcext:value-type="float">
            <text:p>214.8</text:p>
          </table:table-cell>
          <table:table-cell table:formula="of:=SUM([.B42:.B48])" office:value-type="float" office:value="357.8" calcext:value-type="float">
            <text:p>357.8</text:p>
          </table:table-cell>
          <table:table-cell table:formula="of:=SUM([.C42:.C48])" office:value-type="float" office:value="275.2" calcext:value-type="float">
            <text:p>275.2</text:p>
          </table:table-cell>
          <table:table-cell table:formula="of:=SUM([.D42:.D48])" office:value-type="float" office:value="503.8" calcext:value-type="float">
            <text:p>503.8</text:p>
          </table:table-cell>
          <table:table-cell table:formula="of:=SUM([.E42:.E48])" office:value-type="float" office:value="308" calcext:value-type="float">
            <text:p>308</text:p>
          </table:table-cell>
          <table:table-cell table:formula="of:=SUM([.F42:.F48])" office:value-type="float" office:value="520" calcext:value-type="float">
            <text:p>520</text:p>
          </table:table-cell>
          <table:table-cell table:formula="of:=SUM([.G42:.G48])" office:value-type="float" office:value="582.4" calcext:value-type="float">
            <text:p>582.4</text:p>
          </table:table-cell>
          <table:table-cell table:formula="of:=SUM([.H42:.H48])" office:value-type="float" office:value="0" calcext:value-type="float">
            <text:p>0</text:p>
          </table:table-cell>
          <table:table-cell table:formula="of:=SUM([.I42:.I48])" office:value-type="float" office:value="223" calcext:value-type="float">
            <text:p>223</text:p>
          </table:table-cell>
          <table:table-cell table:formula="of:=SUM([.J42:.J48])" office:value-type="float" office:value="223" calcext:value-type="float">
            <text:p>223</text:p>
          </table:table-cell>
          <table:table-cell table:formula="of:=SUM([.K42:.K48])" office:value-type="float" office:value="317" calcext:value-type="float">
            <text:p>317</text:p>
          </table:table-cell>
          <table:table-cell table:formula="of:=SUM([.L42:.L48])" office:value-type="float" office:value="547" calcext:value-type="float">
            <text:p>547</text:p>
          </table:table-cell>
          <table:table-cell table:formula="of:=SUM([.M42:.M48])" office:value-type="float" office:value="330" calcext:value-type="float">
            <text:p>330</text:p>
          </table:table-cell>
          <table:table-cell table:formula="of:=SUM([.N42:.N48])" office:value-type="float" office:value="404" calcext:value-type="float">
            <text:p>404</text:p>
          </table:table-cell>
          <table:table-cell table:formula="of:=SUM([.O42:.O48])" office:value-type="float" office:value="718" calcext:value-type="float">
            <text:p>718</text:p>
          </table:table-cell>
          <table:table-cell table:formula="of:=SUM([.P42:.P48])" office:value-type="float" office:value="0" calcext:value-type="float">
            <text:p>0</text:p>
          </table:table-cell>
          <table:table-cell table:formula="of:=SUM([.Q42:.Q48])" office:value-type="float" office:value="283" calcext:value-type="float">
            <text:p>283</text:p>
          </table:table-cell>
          <table:table-cell table:formula="of:=SUM([.R42:.R48])" office:value-type="float" office:value="375" calcext:value-type="float">
            <text:p>375</text:p>
          </table:table-cell>
          <table:table-cell table:formula="of:=SUM([.S42:.S48])" office:value-type="float" office:value="245" calcext:value-type="float">
            <text:p>245</text:p>
          </table:table-cell>
          <table:table-cell table:formula="of:=SUM([.T42:.T48])" office:value-type="float" office:value="357" calcext:value-type="float">
            <text:p>357</text:p>
          </table:table-cell>
          <table:table-cell table:formula="of:=SUM([.U42:.U48])" office:value-type="float" office:value="318" calcext:value-type="float">
            <text:p>318</text:p>
          </table:table-cell>
          <table:table-cell table:formula="of:=SUM([.V42:.V48])" office:value-type="float" office:value="508" calcext:value-type="float">
            <text:p>508</text:p>
          </table:table-cell>
          <table:table-cell table:formula="of:=SUM([.W42:.W48])" office:value-type="float" office:value="676" calcext:value-type="float">
            <text:p>676</text:p>
          </table:table-cell>
          <table:table-cell table:formula="of:=SUM([.X42:.X48])" office:value-type="float" office:value="0" calcext:value-type="float">
            <text:p>0</text:p>
          </table:table-cell>
          <table:table-cell table:formula="of:=SUM([.Y42:.Y48])" office:value-type="float" office:value="171" calcext:value-type="float">
            <text:p>171</text:p>
          </table:table-cell>
          <table:table-cell table:formula="of:=SUM([.Z42:.Z48])" office:value-type="float" office:value="405" calcext:value-type="float">
            <text:p>405</text:p>
          </table:table-cell>
          <table:table-cell table:formula="of:=SUM([.AA42:.AA48])" office:value-type="float" office:value="305" calcext:value-type="float">
            <text:p>305</text:p>
          </table:table-cell>
          <table:table-cell table:formula="of:=SUM([.AB42:.AB48])" office:value-type="float" office:value="498" calcext:value-type="float">
            <text:p>498</text:p>
          </table:table-cell>
          <table:table-cell table:formula="of:=SUM([.AC42:.AC48])" office:value-type="float" office:value="288" calcext:value-type="float">
            <text:p>288</text:p>
          </table:table-cell>
          <table:table-cell table:formula="of:=SUM([.AD42:.AD48])" office:value-type="float" office:value="635" calcext:value-type="float">
            <text:p>635</text:p>
          </table:table-cell>
          <table:table-cell table:formula="of:=SUM([.AE42:.AE48])" office:value-type="float" office:value="460" calcext:value-type="float">
            <text:p>460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9"/>
          <table:table-cell table:style-name="ce482"/>
          <table:table-cell table:style-name="ce499"/>
          <table:table-cell table:style-name="ce515"/>
          <table:table-cell table:style-name="ce535"/>
          <table:table-cell table:style-name="ce552"/>
          <table:table-cell table:style-name="ce30"/>
          <table:table-cell table:number-columns-repeated="1006"/>
        </table:table-row>
        <table:table-row table:style-name="ro1">
          <table:table-cell table:style-name="ce73" office:value-type="string" calcext:value-type="string">
            <text:p>MLP Confusion</text:p>
          </table:table-cell>
          <table:table-cell table:number-columns-repeated="10"/>
          <table:table-cell table:style-name="ce19"/>
          <table:table-cell table:style-name="ce482"/>
          <table:table-cell table:style-name="ce499"/>
          <table:table-cell table:style-name="ce515"/>
          <table:table-cell table:style-name="ce535"/>
          <table:table-cell table:style-name="ce552"/>
          <table:table-cell table:style-name="ce30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299"/>
          <table:table-cell table:style-name="ce327"/>
          <table:table-cell table:style-name="ce346"/>
          <table:table-cell table:style-name="ce359"/>
          <table:table-cell table:style-name="ce196"/>
          <table:table-cell table:style-name="ce385" office:value-type="string" calcext:value-type="string">
            <text:p>Fold 2</text:p>
          </table:table-cell>
          <table:table-cell table:style-name="ce398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136" office:value-type="float" office:value="66" calcext:value-type="float">
            <text:p>66</text:p>
          </table:table-cell>
          <table:table-cell table:style-name="ce136" office:value-type="float" office:value="78" calcext:value-type="float">
            <text:p>78</text:p>
          </table:table-cell>
          <table:table-cell table:style-name="ce136" office:value-type="float" office:value="97.6" calcext:value-type="float">
            <text:p>97.6</text:p>
          </table:table-cell>
          <table:table-cell table:style-name="ce136" office:value-type="float" office:value="100" calcext:value-type="float">
            <text:p>100</text:p>
          </table:table-cell>
          <table:table-cell table:style-name="ce136" office:value-type="float" office:value="116.4" calcext:value-type="float">
            <text:p>116.4</text:p>
          </table:table-cell>
          <table:table-cell table:style-name="ce136" office:value-type="float" office:value="18" calcext:value-type="float">
            <text:p>18</text:p>
          </table:table-cell>
          <table:table-cell table:style-name="ce136" office:value-type="float" office:value="74" calcext:value-type="float">
            <text:p>74</text:p>
          </table:table-cell>
          <table:table-cell table:style-name="ce14"/>
          <table:table-cell table:style-name="ce136" office:value-type="float" office:value="118" calcext:value-type="float">
            <text:p>118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66" calcext:value-type="float">
            <text:p>166</text:p>
          </table:table-cell>
          <table:table-cell table:style-name="ce146" office:value-type="float" office:value="83" calcext:value-type="float">
            <text:p>83</text:p>
          </table:table-cell>
          <table:table-cell table:style-name="ce161" office:value-type="float" office:value="33" calcext:value-type="float">
            <text:p>33</text:p>
          </table:table-cell>
          <table:table-cell table:style-name="ce172" office:value-type="float" office:value="3" calcext:value-type="float">
            <text:p>3</text:p>
          </table:table-cell>
          <table:table-cell table:style-name="ce186" office:value-type="float" office:value="147" calcext:value-type="float">
            <text:p>147</text:p>
          </table:table-cell>
          <table:table-cell table:style-name="ce270"/>
          <table:table-cell table:style-name="ce208" office:value-type="float" office:value="47" calcext:value-type="float">
            <text:p>47</text:p>
          </table:table-cell>
          <table:table-cell table:style-name="ce219" office:value-type="float" office:value="250" calcext:value-type="float">
            <text:p>250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67" calcext:value-type="float">
            <text:p>167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80" calcext:value-type="float">
            <text:p>80</text:p>
          </table:table-cell>
          <table:table-cell table:style-name="ce14"/>
          <table:table-cell table:style-name="ce136" office:value-type="float" office:value="113" calcext:value-type="float">
            <text:p>113</text:p>
          </table:table-cell>
          <table:table-cell table:style-name="ce136" office:value-type="float" office:value="34" calcext:value-type="float">
            <text:p>34</text:p>
          </table:table-cell>
          <table:table-cell table:style-name="ce136" office:value-type="float" office:value="130" calcext:value-type="float">
            <text:p>130</text:p>
          </table:table-cell>
          <table:table-cell table:style-name="ce136" office:value-type="float" office:value="150" calcext:value-type="float">
            <text:p>150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float" office:value="90" calcext:value-type="float">
            <text:p>90</text:p>
          </table:table-cell>
          <table:table-cell table:style-name="ce14"/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210" calcext:value-type="float">
            <text:p>210</text:p>
          </table:table-cell>
          <table:table-cell table:style-name="ce136" office:value-type="float" office:value="324" calcext:value-type="float">
            <text:p>32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2" calcext:value-type="float">
            <text:p>12</text:p>
          </table:table-cell>
          <table:table-cell table:style-name="ce14"/>
          <table:table-cell table:style-name="ce136" office:value-type="float" office:value="48" calcext:value-type="float">
            <text:p>48</text:p>
          </table:table-cell>
          <table:table-cell table:style-name="ce136" office:value-type="float" office:value="106" calcext:value-type="float">
            <text:p>106</text:p>
          </table:table-cell>
          <table:table-cell table:style-name="ce136" office:value-type="float" office:value="188" calcext:value-type="float">
            <text:p>188</text:p>
          </table:table-cell>
          <table:table-cell table:style-name="ce136" office:value-type="float" office:value="57" calcext:value-type="float">
            <text:p>57</text:p>
          </table:table-cell>
          <table:table-cell table:style-name="ce136" office:value-type="float" office:value="45" calcext:value-type="float">
            <text:p>45</text:p>
          </table:table-cell>
          <table:table-cell table:style-name="ce136" office:value-type="float" office:value="65" calcext:value-type="float">
            <text:p>65</text:p>
          </table:table-cell>
          <table:table-cell table:style-name="ce136" office:value-type="float" office:value="41" calcext:value-type="float">
            <text:p>41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1.6" calcext:value-type="float">
            <text:p>1.6</text:p>
          </table:table-cell>
          <table:table-cell table:style-name="ce136" office:value-type="float" office:value="54.8" calcext:value-type="float">
            <text:p>54.8</text:p>
          </table:table-cell>
          <table:table-cell table:style-name="ce136" office:value-type="float" office:value="48.6" calcext:value-type="float">
            <text:p>48.6</text:p>
          </table:table-cell>
          <table:table-cell table:style-name="ce136" office:value-type="float" office:value="8.8" calcext:value-type="float">
            <text:p>8.8</text:p>
          </table:table-cell>
          <table:table-cell table:style-name="ce136" office:value-type="float" office:value="140.2" calcext:value-type="float">
            <text:p>140.2</text:p>
          </table:table-cell>
          <table:table-cell table:style-name="ce136" office:value-type="float" office:value="58.6" calcext:value-type="float">
            <text:p>58.6</text:p>
          </table:table-cell>
          <table:table-cell table:style-name="ce136" office:value-type="float" office:value="3.4" calcext:value-type="float">
            <text:p>3.4</text:p>
          </table:table-cell>
          <table:table-cell table:style-name="ce14"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79" calcext:value-type="float">
            <text:p>79</text:p>
          </table:table-cell>
          <table:table-cell table:style-name="ce146" office:value-type="float" office:value="11" calcext:value-type="float">
            <text:p>11</text:p>
          </table:table-cell>
          <table:table-cell table:style-name="ce161" office:value-type="float" office:value="188" calcext:value-type="float">
            <text:p>188</text:p>
          </table:table-cell>
          <table:table-cell table:style-name="ce172" office:value-type="float" office:value="22" calcext:value-type="float">
            <text:p>22</text:p>
          </table:table-cell>
          <table:table-cell table:style-name="ce186" office:value-type="float" office:value="14" calcext:value-type="float">
            <text:p>14</text:p>
          </table:table-cell>
          <table:table-cell table:style-name="ce271"/>
          <table:table-cell table:style-name="ce208" office:value-type="float" office:value="1" calcext:value-type="float">
            <text:p>1</text:p>
          </table:table-cell>
          <table:table-cell table:style-name="ce219" office:value-type="float" office:value="141" calcext:value-type="float">
            <text:p>14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69" calcext:value-type="float">
            <text:p>169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4"/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80" calcext:value-type="float">
            <text:p>80</text:p>
          </table:table-cell>
          <table:table-cell table:style-name="ce136" office:value-type="float" office:value="54" calcext:value-type="float">
            <text:p>54</text:p>
          </table:table-cell>
          <table:table-cell table:style-name="ce136" office:value-type="float" office:value="22" calcext:value-type="float">
            <text:p>22</text:p>
          </table:table-cell>
          <table:table-cell table:style-name="ce136" office:value-type="float" office:value="24" calcext:value-type="float">
            <text:p>24</text:p>
          </table:table-cell>
          <table:table-cell table:style-name="ce136" office:value-type="float" office:value="130" calcext:value-type="float">
            <text:p>130</text:p>
          </table:table-cell>
          <table:table-cell table:style-name="ce136" office:value-type="float" office:value="1" calcext:value-type="float">
            <text:p>1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306" calcext:value-type="float">
            <text:p>306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4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53" calcext:value-type="float">
            <text:p>53</text:p>
          </table:table-cell>
          <table:table-cell table:style-name="ce136" office:value-type="float" office:value="108" calcext:value-type="float">
            <text:p>108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4" calcext:value-type="float">
            <text:p>14</text:p>
          </table:table-cell>
          <table:table-cell table:style-name="ce136" office:value-type="float" office:value="140" calcext:value-type="float">
            <text:p>140</text:p>
          </table:table-cell>
          <table:table-cell table:style-name="ce136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10.8" calcext:value-type="float">
            <text:p>10.8</text:p>
          </table:table-cell>
          <table:table-cell table:style-name="ce136" office:value-type="float" office:value="31.2" calcext:value-type="float">
            <text:p>31.2</text:p>
          </table:table-cell>
          <table:table-cell table:style-name="ce136" office:value-type="float" office:value="82.6" calcext:value-type="float">
            <text:p>82.6</text:p>
          </table:table-cell>
          <table:table-cell table:style-name="ce136" office:value-type="float" office:value="68.6" calcext:value-type="float">
            <text:p>68.6</text:p>
          </table:table-cell>
          <table:table-cell table:style-name="ce136" office:value-type="float" office:value="90.2" calcext:value-type="float">
            <text:p>90.2</text:p>
          </table:table-cell>
          <table:table-cell table:style-name="ce136" office:value-type="float" office:value="4.6" calcext:value-type="float">
            <text:p>4.6</text:p>
          </table:table-cell>
          <table:table-cell table:style-name="ce136" office:value-type="float" office:value="28" calcext:value-type="float">
            <text:p>28</text:p>
          </table:table-cell>
          <table:table-cell table:style-name="ce14"/>
          <table:table-cell table:style-name="ce136" office:value-type="float" office:value="14" calcext:value-type="float">
            <text:p>1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22" calcext:value-type="float">
            <text:p>122</text:p>
          </table:table-cell>
          <table:table-cell table:style-name="ce146" office:value-type="float" office:value="79" calcext:value-type="float">
            <text:p>79</text:p>
          </table:table-cell>
          <table:table-cell table:style-name="ce161" office:value-type="float" office:value="31" calcext:value-type="float">
            <text:p>31</text:p>
          </table:table-cell>
          <table:table-cell table:style-name="ce172" office:value-type="float" office:value="1" calcext:value-type="float">
            <text:p>1</text:p>
          </table:table-cell>
          <table:table-cell table:style-name="ce186" office:value-type="float" office:value="69" calcext:value-type="float">
            <text:p>69</text:p>
          </table:table-cell>
          <table:table-cell table:style-name="ce271"/>
          <table:table-cell table:style-name="ce208" office:value-type="float" office:value="5" calcext:value-type="float">
            <text:p>5</text:p>
          </table:table-cell>
          <table:table-cell table:style-name="ce219" office:value-type="float" office:value="93" calcext:value-type="float">
            <text:p>93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86" calcext:value-type="float">
            <text:p>186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7" calcext:value-type="float">
            <text:p>27</text:p>
          </table:table-cell>
          <table:table-cell table:style-name="ce14"/>
          <table:table-cell table:style-name="ce136" office:value-type="float" office:value="28" calcext:value-type="float">
            <text:p>28</text:p>
          </table:table-cell>
          <table:table-cell table:style-name="ce136" office:value-type="float" office:value="24" calcext:value-type="float">
            <text:p>24</text:p>
          </table:table-cell>
          <table:table-cell table:style-name="ce136" office:value-type="float" office:value="136" calcext:value-type="float">
            <text:p>136</text:p>
          </table:table-cell>
          <table:table-cell table:style-name="ce136" office:value-type="float" office:value="111" calcext:value-type="float">
            <text:p>111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2" calcext:value-type="float">
            <text:p>12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50" calcext:value-type="float">
            <text:p>150</text:p>
          </table:table-cell>
          <table:table-cell table:style-name="ce136" office:value-type="float" office:value="164" calcext:value-type="float">
            <text:p>16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2" calcext:value-type="float">
            <text:p>2</text:p>
          </table:table-cell>
          <table:table-cell table:style-name="ce14"/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39" calcext:value-type="float">
            <text:p>39</text:p>
          </table:table-cell>
          <table:table-cell table:style-name="ce136" office:value-type="float" office:value="151" calcext:value-type="float">
            <text:p>151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67" calcext:value-type="float">
            <text:p>67</text:p>
          </table:table-cell>
          <table:table-cell table:style-name="ce136" office:value-type="float" office:value="19" calcext:value-type="float">
            <text:p>19</text:p>
          </table:table-cell>
          <table:table-cell table:style-name="ce136" office:value-type="float" office:value="30" calcext:value-type="float">
            <text:p>30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17.2" calcext:value-type="float">
            <text:p>17.2</text:p>
          </table:table-cell>
          <table:table-cell table:style-name="ce136" office:value-type="float" office:value="25.2" calcext:value-type="float">
            <text:p>25.2</text:p>
          </table:table-cell>
          <table:table-cell table:style-name="ce136" office:value-type="float" office:value="66.2" calcext:value-type="float">
            <text:p>66.2</text:p>
          </table:table-cell>
          <table:table-cell table:style-name="ce136" office:value-type="float" office:value="80" calcext:value-type="float">
            <text:p>80</text:p>
          </table:table-cell>
          <table:table-cell table:style-name="ce136" office:value-type="float" office:value="66.8" calcext:value-type="float">
            <text:p>66.8</text:p>
          </table:table-cell>
          <table:table-cell table:style-name="ce136" office:value-type="float" office:value="9.2" calcext:value-type="float">
            <text:p>9.2</text:p>
          </table:table-cell>
          <table:table-cell table:style-name="ce136" office:value-type="float" office:value="51.4" calcext:value-type="float">
            <text:p>51.4</text:p>
          </table:table-cell>
          <table:table-cell table:style-name="ce14"/>
          <table:table-cell table:style-name="ce136" office:value-type="float" office:value="26" calcext:value-type="float">
            <text:p>26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07" calcext:value-type="float">
            <text:p>107</text:p>
          </table:table-cell>
          <table:table-cell table:style-name="ce146" office:value-type="float" office:value="60" calcext:value-type="float">
            <text:p>60</text:p>
          </table:table-cell>
          <table:table-cell table:style-name="ce161" office:value-type="float" office:value="4" calcext:value-type="float">
            <text:p>4</text:p>
          </table:table-cell>
          <table:table-cell table:style-name="ce172" office:value-type="float" office:value="0" calcext:value-type="float">
            <text:p>0</text:p>
          </table:table-cell>
          <table:table-cell table:style-name="ce186" office:value-type="float" office:value="119" calcext:value-type="float">
            <text:p>119</text:p>
          </table:table-cell>
          <table:table-cell table:style-name="ce271"/>
          <table:table-cell table:style-name="ce208" office:value-type="float" office:value="10" calcext:value-type="float">
            <text:p>10</text:p>
          </table:table-cell>
          <table:table-cell table:style-name="ce219" office:value-type="float" office:value="101" calcext:value-type="float">
            <text:p>10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41" calcext:value-type="float">
            <text:p>14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62" calcext:value-type="float">
            <text:p>62</text:p>
          </table:table-cell>
          <table:table-cell table:style-name="ce14"/>
          <table:table-cell table:style-name="ce136" office:value-type="float" office:value="22" calcext:value-type="float">
            <text:p>22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86" calcext:value-type="float">
            <text:p>86</text:p>
          </table:table-cell>
          <table:table-cell table:style-name="ce136" office:value-type="float" office:value="137" calcext:value-type="float">
            <text:p>137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float" office:value="50" calcext:value-type="float">
            <text:p>50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96" calcext:value-type="float">
            <text:p>196</text:p>
          </table:table-cell>
          <table:table-cell table:style-name="ce136" office:value-type="float" office:value="120" calcext:value-type="float">
            <text:p>120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4"/>
          <table:table-cell table:style-name="ce136" office:value-type="float" office:value="28" calcext:value-type="float">
            <text:p>28</text:p>
          </table:table-cell>
          <table:table-cell table:style-name="ce136" office:value-type="float" office:value="19" calcext:value-type="float">
            <text:p>19</text:p>
          </table:table-cell>
          <table:table-cell table:style-name="ce136" office:value-type="float" office:value="136" calcext:value-type="float">
            <text:p>136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65" calcext:value-type="float">
            <text:p>65</text:p>
          </table:table-cell>
          <table:table-cell table:style-name="ce136" office:value-type="float" office:value="35" calcext:value-type="float">
            <text:p>35</text:p>
          </table:table-cell>
          <table:table-cell table:style-name="ce136" office:value-type="float" office:value="26" calcext:value-type="float">
            <text:p>26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1.2" calcext:value-type="float">
            <text:p>1.2</text:p>
          </table:table-cell>
          <table:table-cell table:style-name="ce136" office:value-type="float" office:value="25.4" calcext:value-type="float">
            <text:p>25.4</text:p>
          </table:table-cell>
          <table:table-cell table:style-name="ce136" office:value-type="float" office:value="34.4" calcext:value-type="float">
            <text:p>34.4</text:p>
          </table:table-cell>
          <table:table-cell table:style-name="ce136" office:value-type="float" office:value="103.4" calcext:value-type="float">
            <text:p>103.4</text:p>
          </table:table-cell>
          <table:table-cell table:style-name="ce136" office:value-type="float" office:value="291" calcext:value-type="float">
            <text:p>291</text:p>
          </table:table-cell>
          <table:table-cell table:style-name="ce136" office:value-type="float" office:value="16.4" calcext:value-type="float">
            <text:p>16.4</text:p>
          </table:table-cell>
          <table:table-cell table:style-name="ce136" office:value-type="float" office:value="160.2" calcext:value-type="float">
            <text:p>160.2</text:p>
          </table:table-cell>
          <table:table-cell table:style-name="ce14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49" calcext:value-type="float">
            <text:p>49</text:p>
          </table:table-cell>
          <table:table-cell table:style-name="ce146" office:value-type="float" office:value="54" calcext:value-type="float">
            <text:p>54</text:p>
          </table:table-cell>
          <table:table-cell table:style-name="ce161" office:value-type="float" office:value="108" calcext:value-type="float">
            <text:p>108</text:p>
          </table:table-cell>
          <table:table-cell table:style-name="ce172" office:value-type="float" office:value="0" calcext:value-type="float">
            <text:p>0</text:p>
          </table:table-cell>
          <table:table-cell table:style-name="ce186" office:value-type="float" office:value="421" calcext:value-type="float">
            <text:p>421</text:p>
          </table:table-cell>
          <table:table-cell table:style-name="ce271"/>
          <table:table-cell table:style-name="ce208" office:value-type="float" office:value="1" calcext:value-type="float">
            <text:p>1</text:p>
          </table:table-cell>
          <table:table-cell table:style-name="ce219" office:value-type="float" office:value="94" calcext:value-type="float">
            <text:p>94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442" calcext:value-type="float">
            <text:p>442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88" calcext:value-type="float">
            <text:p>88</text:p>
          </table:table-cell>
          <table:table-cell table:style-name="ce14"/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45" calcext:value-type="float">
            <text:p>45</text:p>
          </table:table-cell>
          <table:table-cell table:style-name="ce136" office:value-type="float" office:value="186" calcext:value-type="float">
            <text:p>186</text:p>
          </table:table-cell>
          <table:table-cell table:style-name="ce136" office:value-type="float" office:value="208" calcext:value-type="float">
            <text:p>208</text:p>
          </table:table-cell>
          <table:table-cell table:style-name="ce136" office:value-type="float" office:value="27" calcext:value-type="float">
            <text:p>27</text:p>
          </table:table-cell>
          <table:table-cell table:style-name="ce136" office:value-type="float" office:value="155" calcext:value-type="float">
            <text:p>155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260" calcext:value-type="float">
            <text:p>260</text:p>
          </table:table-cell>
          <table:table-cell table:style-name="ce136" office:value-type="float" office:value="371" calcext:value-type="float">
            <text:p>37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"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25" calcext:value-type="float">
            <text:p>25</text:p>
          </table:table-cell>
          <table:table-cell table:style-name="ce136" office:value-type="float" office:value="78" calcext:value-type="float">
            <text:p>78</text:p>
          </table:table-cell>
          <table:table-cell table:style-name="ce136" office:value-type="float" office:value="17" calcext:value-type="float">
            <text:p>17</text:p>
          </table:table-cell>
          <table:table-cell table:style-name="ce136" office:value-type="float" office:value="326" calcext:value-type="float">
            <text:p>326</text:p>
          </table:table-cell>
          <table:table-cell table:style-name="ce136" office:value-type="float" office:value="48" calcext:value-type="float">
            <text:p>48</text:p>
          </table:table-cell>
          <table:table-cell table:style-name="ce136" office:value-type="float" office:value="136" calcext:value-type="float">
            <text:p>136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7.2" calcext:value-type="float">
            <text:p>7.2</text:p>
          </table:table-cell>
          <table:table-cell table:style-name="ce136" office:value-type="float" office:value="11.4" calcext:value-type="float">
            <text:p>11.4</text:p>
          </table:table-cell>
          <table:table-cell table:style-name="ce136" office:value-type="float" office:value="20.8" calcext:value-type="float">
            <text:p>20.8</text:p>
          </table:table-cell>
          <table:table-cell table:style-name="ce136" office:value-type="float" office:value="154.6" calcext:value-type="float">
            <text:p>154.6</text:p>
          </table:table-cell>
          <table:table-cell table:style-name="ce136" office:value-type="float" office:value="80.6" calcext:value-type="float">
            <text:p>80.6</text:p>
          </table:table-cell>
          <table:table-cell table:style-name="ce136" office:value-type="float" office:value="41.4" calcext:value-type="float">
            <text:p>41.4</text:p>
          </table:table-cell>
          <table:table-cell table:style-name="ce14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4" calcext:value-type="float">
            <text:p>4</text:p>
          </table:table-cell>
          <table:table-cell table:style-name="ce146" office:value-type="float" office:value="0" calcext:value-type="float">
            <text:p>0</text:p>
          </table:table-cell>
          <table:table-cell table:style-name="ce161" office:value-type="float" office:value="161" calcext:value-type="float">
            <text:p>161</text:p>
          </table:table-cell>
          <table:table-cell table:style-name="ce172" office:value-type="float" office:value="11" calcext:value-type="float">
            <text:p>11</text:p>
          </table:table-cell>
          <table:table-cell table:style-name="ce186" office:value-type="float" office:value="140" calcext:value-type="float">
            <text:p>140</text:p>
          </table:table-cell>
          <table:table-cell table:style-name="ce271"/>
          <table:table-cell table:style-name="ce208" office:value-type="float" office:value="0" calcext:value-type="float">
            <text:p>0</text:p>
          </table:table-cell>
          <table:table-cell table:style-name="ce219" office:value-type="float" office:value="25" calcext:value-type="float">
            <text:p>25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258" calcext:value-type="float">
            <text:p>258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30" calcext:value-type="float">
            <text:p>30</text:p>
          </table:table-cell>
          <table:table-cell table:style-name="ce14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32" calcext:value-type="float">
            <text:p>32</text:p>
          </table:table-cell>
          <table:table-cell table:style-name="ce136" office:value-type="float" office:value="72" calcext:value-type="float">
            <text:p>72</text:p>
          </table:table-cell>
          <table:table-cell table:style-name="ce136" office:value-type="float" office:value="64" calcext:value-type="float">
            <text:p>64</text:p>
          </table:table-cell>
          <table:table-cell table:style-name="ce136" office:value-type="float" office:value="123" calcext:value-type="float">
            <text:p>123</text:p>
          </table:table-cell>
          <table:table-cell table:style-name="ce136" office:value-type="float" office:value="18" calcext:value-type="float">
            <text:p>18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32" calcext:value-type="float">
            <text:p>32</text:p>
          </table:table-cell>
          <table:table-cell table:style-name="ce136" office:value-type="float" office:value="284" calcext:value-type="float">
            <text:p>284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4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21" calcext:value-type="float">
            <text:p>2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266" calcext:value-type="float">
            <text:p>266</text:p>
          </table:table-cell>
          <table:table-cell table:style-name="ce136" office:value-type="float" office:value="19" calcext:value-type="float">
            <text:p>19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8.6" calcext:value-type="float">
            <text:p>8.6</text:p>
          </table:table-cell>
          <table:table-cell table:style-name="ce136" office:value-type="float" office:value="6.4" calcext:value-type="float">
            <text:p>6.4</text:p>
          </table:table-cell>
          <table:table-cell table:style-name="ce136" office:value-type="float" office:value="46.6" calcext:value-type="float">
            <text:p>46.6</text:p>
          </table:table-cell>
          <table:table-cell table:style-name="ce136" office:value-type="float" office:value="120.6" calcext:value-type="float">
            <text:p>120.6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121.8" calcext:value-type="float">
            <text:p>121.8</text:p>
          </table:table-cell>
          <table:table-cell table:style-name="ce14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5" calcext:value-type="float">
            <text:p>5</text:p>
          </table:table-cell>
          <table:table-cell table:style-name="ce146" office:value-type="float" office:value="6" calcext:value-type="float">
            <text:p>6</text:p>
          </table:table-cell>
          <table:table-cell table:style-name="ce161" office:value-type="float" office:value="13" calcext:value-type="float">
            <text:p>13</text:p>
          </table:table-cell>
          <table:table-cell table:style-name="ce172" office:value-type="float" office:value="0" calcext:value-type="float">
            <text:p>0</text:p>
          </table:table-cell>
          <table:table-cell table:style-name="ce186" office:value-type="float" office:value="292" calcext:value-type="float">
            <text:p>292</text:p>
          </table:table-cell>
          <table:table-cell table:style-name="ce271"/>
          <table:table-cell table:style-name="ce208" office:value-type="float" office:value="0" calcext:value-type="float">
            <text:p>0</text:p>
          </table:table-cell>
          <table:table-cell table:style-name="ce219" office:value-type="float" office:value="42" calcext:value-type="float">
            <text:p>42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182" calcext:value-type="float">
            <text:p>18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89" calcext:value-type="float">
            <text:p>89</text:p>
          </table:table-cell>
          <table:table-cell table:style-name="ce14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float" office:value="141" calcext:value-type="float">
            <text:p>141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84" calcext:value-type="float">
            <text:p>84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52" calcext:value-type="float">
            <text:p>152</text:p>
          </table:table-cell>
          <table:table-cell table:style-name="ce136" office:value-type="float" office:value="163" calcext:value-type="float">
            <text:p>163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2" calcext:value-type="float">
            <text:p>22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04" calcext:value-type="float">
            <text:p>104</text:p>
          </table:table-cell>
          <table:table-cell table:style-name="ce136" office:value-type="float" office:value="45" calcext:value-type="float">
            <text:p>45</text:p>
          </table:table-cell>
          <table:table-cell table:style-name="ce136" office:value-type="float" office:value="143" calcext:value-type="float">
            <text:p>143</text:p>
          </table:table-cell>
          <table:table-cell table:style-name="ce14" table:number-columns-repeated="977"/>
        </table:table-row>
        <table:table-row table:style-name="ro1">
          <table:table-cell table:number-columns-repeated="11"/>
          <table:table-cell table:style-name="ce19"/>
          <table:table-cell table:style-name="ce482"/>
          <table:table-cell table:style-name="ce499"/>
          <table:table-cell table:style-name="ce515"/>
          <table:table-cell table:style-name="ce535"/>
          <table:table-cell table:style-name="ce552"/>
          <table:table-cell table:style-name="ce30"/>
          <table:table-cell table:number-columns-repeated="1006"/>
        </table:table-row>
        <table:table-row table:style-name="ro1">
          <table:table-cell table:number-columns-repeated="11"/>
          <table:table-cell table:style-name="ce303"/>
          <table:table-cell table:style-name="ce331"/>
          <table:table-cell table:style-name="ce348"/>
          <table:table-cell table:style-name="ce361"/>
          <table:table-cell table:style-name="ce198"/>
          <table:table-cell table:style-name="ce209"/>
          <table:table-cell table:style-name="ce220"/>
          <table:table-cell table:number-columns-repeated="1006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number-columns-repeated="10"/>
          <table:table-cell table:style-name="ce303"/>
          <table:table-cell table:style-name="ce331"/>
          <table:table-cell table:style-name="ce348"/>
          <table:table-cell table:style-name="ce361"/>
          <table:table-cell table:style-name="ce198"/>
          <table:table-cell table:style-name="ce209"/>
          <table:table-cell table:style-name="ce220"/>
          <table:table-cell table:number-columns-repeated="1006"/>
        </table:table-row>
        <table:table-row table:style-name="ro3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304"/>
          <table:table-cell table:style-name="ce333"/>
          <table:table-cell table:style-name="ce349"/>
          <table:table-cell table:style-name="ce362"/>
          <table:table-cell table:style-name="ce376"/>
          <table:table-cell table:style-name="ce388" office:value-type="string" calcext:value-type="string">
            <text:p>Fold 2</text:p>
          </table:table-cell>
          <table:table-cell table:style-name="ce401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285" office:value-type="float" office:value="107.2" calcext:value-type="float">
            <text:p>107.2</text:p>
          </table:table-cell>
          <table:table-cell table:style-name="ce285" office:value-type="float" office:value="69" calcext:value-type="float">
            <text:p>69</text:p>
          </table:table-cell>
          <table:table-cell table:style-name="ce285" office:value-type="float" office:value="104.8" calcext:value-type="float">
            <text:p>104.8</text:p>
          </table:table-cell>
          <table:table-cell table:style-name="ce285" office:value-type="float" office:value="57" calcext:value-type="float">
            <text:p>57</text:p>
          </table:table-cell>
          <table:table-cell table:style-name="ce285" office:value-type="float" office:value="125.2" calcext:value-type="float">
            <text:p>125.2</text:p>
          </table:table-cell>
          <table:table-cell table:style-name="ce285" office:value-type="float" office:value="13.2" calcext:value-type="float">
            <text:p>13.2</text:p>
          </table:table-cell>
          <table:table-cell table:style-name="ce285" office:value-type="float" office:value="73.6" calcext:value-type="float">
            <text:p>73.6</text:p>
          </table:table-cell>
          <table:table-cell/>
          <table:table-cell table:style-name="ce285" office:value-type="float" office:value="295" calcext:value-type="float">
            <text:p>295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21" calcext:value-type="float">
            <text:p>121</text:p>
          </table:table-cell>
          <table:table-cell table:style-name="ce305" office:value-type="float" office:value="35" calcext:value-type="float">
            <text:p>35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99" calcext:value-type="float">
            <text:p>99</text:p>
          </table:table-cell>
          <table:table-cell table:style-name="ce198"/>
          <table:table-cell table:style-name="ce389" office:value-type="float" office:value="91" calcext:value-type="float">
            <text:p>91</text:p>
          </table:table-cell>
          <table:table-cell table:style-name="ce402" office:value-type="float" office:value="190" calcext:value-type="float">
            <text:p>190</text:p>
          </table:table-cell>
          <table:table-cell table:style-name="ce285" office:value-type="float" office:value="70" calcext:value-type="float">
            <text:p>70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99" calcext:value-type="float">
            <text:p>199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78" calcext:value-type="float">
            <text:p>78</text:p>
          </table:table-cell>
          <table:table-cell table:style-name="ce285" office:value-type="float" office:value="26" calcext:value-type="float">
            <text:p>26</text:p>
          </table:table-cell>
          <table:table-cell table:style-name="ce285" office:value-type="float" office:value="180" calcext:value-type="float">
            <text:p>180</text:p>
          </table:table-cell>
          <table:table-cell table:style-name="ce285" office:value-type="float" office:value="127" calcext:value-type="float">
            <text:p>127</text:p>
          </table:table-cell>
          <table:table-cell table:style-name="ce285" office:value-type="float" office:value="73" calcext:value-type="float">
            <text:p>73</text:p>
          </table:table-cell>
          <table:table-cell table:style-name="ce285" office:value-type="float" office:value="66" calcext:value-type="float">
            <text:p>66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4" calcext:value-type="float">
            <text:p>4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97" calcext:value-type="float">
            <text:p>97</text:p>
          </table:table-cell>
          <table:table-cell table:style-name="ce285" office:value-type="float" office:value="304" calcext:value-type="float">
            <text:p>30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45" calcext:value-type="float">
            <text:p>145</text:p>
          </table:table-cell>
          <table:table-cell/>
          <table:table-cell table:style-name="ce285" office:value-type="float" office:value="68" calcext:value-type="float">
            <text:p>68</text:p>
          </table:table-cell>
          <table:table-cell table:style-name="ce285" office:value-type="float" office:value="129" calcext:value-type="float">
            <text:p>129</text:p>
          </table:table-cell>
          <table:table-cell table:style-name="ce285" office:value-type="float" office:value="153" calcext:value-type="float">
            <text:p>153</text:p>
          </table:table-cell>
          <table:table-cell table:style-name="ce285" office:value-type="float" office:value="26" calcext:value-type="float">
            <text:p>26</text:p>
          </table:table-cell>
          <table:table-cell table:style-name="ce285" office:value-type="float" office:value="50" calcext:value-type="float">
            <text:p>50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24" calcext:value-type="float">
            <text:p>124</text:p>
          </table:table-cell>
          <table:table-cell table:number-columns-repeated="977"/>
        </table:table-row>
        <table:table-row table:style-name="ro1">
          <table:table-cell table:style-name="ce285" office:value-type="float" office:value="5.2" calcext:value-type="float">
            <text:p>5.2</text:p>
          </table:table-cell>
          <table:table-cell table:style-name="ce285" office:value-type="float" office:value="11" calcext:value-type="float">
            <text:p>11</text:p>
          </table:table-cell>
          <table:table-cell table:style-name="ce285" office:value-type="float" office:value="48.6" calcext:value-type="float">
            <text:p>48.6</text:p>
          </table:table-cell>
          <table:table-cell table:style-name="ce285" office:value-type="float" office:value="70.2" calcext:value-type="float">
            <text:p>70.2</text:p>
          </table:table-cell>
          <table:table-cell table:style-name="ce285" office:value-type="float" office:value="133.2" calcext:value-type="float">
            <text:p>133.2</text:p>
          </table:table-cell>
          <table:table-cell table:style-name="ce285" office:value-type="float" office:value="0.8" calcext:value-type="float">
            <text:p>0.8</text:p>
          </table:table-cell>
          <table:table-cell table:style-name="ce285" office:value-type="float" office:value="47" calcext:value-type="float">
            <text:p>47</text:p>
          </table:table-cell>
          <table:table-cell/>
          <table:table-cell table:style-name="ce285" office:value-type="float" office:value="20" calcext:value-type="float">
            <text:p>20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8" calcext:value-type="float">
            <text:p>58</text:p>
          </table:table-cell>
          <table:table-cell table:style-name="ce305" office:value-type="float" office:value="77" calcext:value-type="float">
            <text:p>77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161" calcext:value-type="float">
            <text:p>161</text:p>
          </table:table-cell>
          <table:table-cell table:style-name="ce198"/>
          <table:table-cell table:style-name="ce389" office:value-type="float" office:value="0" calcext:value-type="float">
            <text:p>0</text:p>
          </table:table-cell>
          <table:table-cell table:style-name="ce402" office:value-type="float" office:value="34" calcext:value-type="float">
            <text:p>34</text:p>
          </table:table-cell>
          <table:table-cell table:style-name="ce285" office:value-type="float" office:value="55" calcext:value-type="float">
            <text:p>55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227" calcext:value-type="float">
            <text:p>227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2" calcext:value-type="float">
            <text:p>2</text:p>
          </table:table-cell>
          <table:table-cell table:style-name="ce285" office:value-type="float" office:value="54" calcext:value-type="float">
            <text:p>54</text:p>
          </table:table-cell>
          <table:table-cell table:style-name="ce285" office:value-type="float" office:value="126" calcext:value-type="float">
            <text:p>126</text:p>
          </table:table-cell>
          <table:table-cell table:style-name="ce285" office:value-type="float" office:value="125" calcext:value-type="float">
            <text:p>125</text:p>
          </table:table-cell>
          <table:table-cell table:style-name="ce285" office:value-type="float" office:value="4" calcext:value-type="float">
            <text:p>4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1" calcext:value-type="float">
            <text:p>1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109" calcext:value-type="float">
            <text:p>109</text:p>
          </table:table-cell>
          <table:table-cell table:style-name="ce285" office:value-type="float" office:value="187" calcext:value-type="float">
            <text:p>187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9" calcext:value-type="float">
            <text:p>19</text:p>
          </table:table-cell>
          <table:table-cell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9" calcext:value-type="float">
            <text:p>19</text:p>
          </table:table-cell>
          <table:table-cell table:style-name="ce285" office:value-type="float" office:value="76" calcext:value-type="float">
            <text:p>76</text:p>
          </table:table-cell>
          <table:table-cell table:style-name="ce285" office:value-type="float" office:value="39" calcext:value-type="float">
            <text:p>39</text:p>
          </table:table-cell>
          <table:table-cell table:style-name="ce285" office:value-type="float" office:value="127" calcext:value-type="float">
            <text:p>127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5" calcext:value-type="float">
            <text:p>55</text:p>
          </table:table-cell>
          <table:table-cell table:number-columns-repeated="977"/>
        </table:table-row>
        <table:table-row table:style-name="ro1">
          <table:table-cell table:style-name="ce285" office:value-type="float" office:value="44.2" calcext:value-type="float">
            <text:p>44.2</text:p>
          </table:table-cell>
          <table:table-cell table:style-name="ce285" office:value-type="float" office:value="49" calcext:value-type="float">
            <text:p>49</text:p>
          </table:table-cell>
          <table:table-cell table:style-name="ce285" office:value-type="float" office:value="74.2" calcext:value-type="float">
            <text:p>74.2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float" office:value="67.2" calcext:value-type="float">
            <text:p>67.2</text:p>
          </table:table-cell>
          <table:table-cell table:style-name="ce285" office:value-type="float" office:value="3" calcext:value-type="float">
            <text:p>3</text:p>
          </table:table-cell>
          <table:table-cell table:style-name="ce285" office:value-type="float" office:value="45.4" calcext:value-type="float">
            <text:p>45.4</text:p>
          </table:table-cell>
          <table:table-cell/>
          <table:table-cell table:style-name="ce285" office:value-type="float" office:value="144" calcext:value-type="float">
            <text:p>14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02" calcext:value-type="float">
            <text:p>102</text:p>
          </table:table-cell>
          <table:table-cell table:style-name="ce305" office:value-type="float" office:value="26" calcext:value-type="float">
            <text:p>26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44" calcext:value-type="float">
            <text:p>44</text:p>
          </table:table-cell>
          <table:table-cell table:style-name="ce198"/>
          <table:table-cell table:style-name="ce389" office:value-type="float" office:value="14" calcext:value-type="float">
            <text:p>14</text:p>
          </table:table-cell>
          <table:table-cell table:style-name="ce402" office:value-type="float" office:value="160" calcext:value-type="float">
            <text:p>160</text:p>
          </table:table-cell>
          <table:table-cell table:style-name="ce285" office:value-type="float" office:value="74" calcext:value-type="float">
            <text:p>7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68" calcext:value-type="float">
            <text:p>68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50" calcext:value-type="float">
            <text:p>50</text:p>
          </table:table-cell>
          <table:table-cell table:style-name="ce285" office:value-type="float" office:value="17" calcext:value-type="float">
            <text:p>17</text:p>
          </table:table-cell>
          <table:table-cell table:style-name="ce285" office:value-type="float" office:value="106" calcext:value-type="float">
            <text:p>106</text:p>
          </table:table-cell>
          <table:table-cell table:style-name="ce285" office:value-type="float" office:value="78" calcext:value-type="float">
            <text:p>78</text:p>
          </table:table-cell>
          <table:table-cell table:style-name="ce285" office:value-type="float" office:value="51" calcext:value-type="float">
            <text:p>51</text:p>
          </table:table-cell>
          <table:table-cell table:style-name="ce285" office:value-type="float" office:value="14" calcext:value-type="float">
            <text:p>14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number-columns-repeated="3" table:style-name="ce285" office:value-type="float" office:value="0" calcext:value-type="float">
            <text:p>0</text:p>
          </table:table-cell>
          <table:table-cell table:style-name="ce285" office:value-type="float" office:value="27" calcext:value-type="float">
            <text:p>27</text:p>
          </table:table-cell>
          <table:table-cell table:style-name="ce285" office:value-type="float" office:value="169" calcext:value-type="float">
            <text:p>169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20" calcext:value-type="float">
            <text:p>120</text:p>
          </table:table-cell>
          <table:table-cell/>
          <table:table-cell table:style-name="ce285" office:value-type="float" office:value="13" calcext:value-type="float">
            <text:p>13</text:p>
          </table:table-cell>
          <table:table-cell table:style-name="ce285" office:value-type="float" office:value="68" calcext:value-type="float">
            <text:p>68</text:p>
          </table:table-cell>
          <table:table-cell table:style-name="ce285" office:value-type="float" office:value="89" calcext:value-type="float">
            <text:p>89</text:p>
          </table:table-cell>
          <table:table-cell table:style-name="ce285" office:value-type="float" office:value="34" calcext:value-type="float">
            <text:p>34</text:p>
          </table:table-cell>
          <table:table-cell table:style-name="ce285" office:value-type="float" office:value="48" calcext:value-type="float">
            <text:p>48</text:p>
          </table:table-cell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63" calcext:value-type="float">
            <text:p>63</text:p>
          </table:table-cell>
          <table:table-cell table:number-columns-repeated="977"/>
        </table:table-row>
        <table:table-row table:style-name="ro1">
          <table:table-cell table:style-name="ce285" office:value-type="float" office:value="16.2" calcext:value-type="float">
            <text:p>16.2</text:p>
          </table:table-cell>
          <table:table-cell table:style-name="ce285" office:value-type="float" office:value="20.2" calcext:value-type="float">
            <text:p>20.2</text:p>
          </table:table-cell>
          <table:table-cell table:style-name="ce285" office:value-type="float" office:value="65.8" calcext:value-type="float">
            <text:p>65.8</text:p>
          </table:table-cell>
          <table:table-cell table:style-name="ce285" office:value-type="float" office:value="45" calcext:value-type="float">
            <text:p>45</text:p>
          </table:table-cell>
          <table:table-cell table:style-name="ce285" office:value-type="float" office:value="97.6" calcext:value-type="float">
            <text:p>97.6</text:p>
          </table:table-cell>
          <table:table-cell table:style-name="ce285" office:value-type="float" office:value="9" calcext:value-type="float">
            <text:p>9</text:p>
          </table:table-cell>
          <table:table-cell table:style-name="ce285" office:value-type="float" office:value="62.2" calcext:value-type="float">
            <text:p>62.2</text:p>
          </table:table-cell>
          <table:table-cell/>
          <table:table-cell table:style-name="ce285" office:value-type="float" office:value="61" calcext:value-type="float">
            <text:p>6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36" calcext:value-type="float">
            <text:p>136</text:p>
          </table:table-cell>
          <table:table-cell table:style-name="ce305" office:value-type="float" office:value="47" calcext:value-type="float">
            <text:p>47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72" calcext:value-type="float">
            <text:p>72</text:p>
          </table:table-cell>
          <table:table-cell table:style-name="ce198"/>
          <table:table-cell table:style-name="ce389" office:value-type="float" office:value="9" calcext:value-type="float">
            <text:p>9</text:p>
          </table:table-cell>
          <table:table-cell table:style-name="ce402" office:value-type="float" office:value="66" calcext:value-type="float">
            <text:p>66</text:p>
          </table:table-cell>
          <table:table-cell table:style-name="ce285" office:value-type="float" office:value="46" calcext:value-type="float">
            <text:p>46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95" calcext:value-type="float">
            <text:p>195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7" calcext:value-type="float">
            <text:p>7</text:p>
          </table:table-cell>
          <table:table-cell table:style-name="ce285" office:value-type="float" office:value="3" calcext:value-type="float">
            <text:p>3</text:p>
          </table:table-cell>
          <table:table-cell table:style-name="ce285" office:value-type="float" office:value="50" calcext:value-type="float">
            <text:p>50</text:p>
          </table:table-cell>
          <table:table-cell table:style-name="ce285" office:value-type="float" office:value="124" calcext:value-type="float">
            <text:p>124</text:p>
          </table:table-cell>
          <table:table-cell table:style-name="ce285" office:value-type="float" office:value="87" calcext:value-type="float">
            <text:p>87</text:p>
          </table:table-cell>
          <table:table-cell table:style-name="ce285" office:value-type="float" office:value="45" calcext:value-type="float">
            <text:p>45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number-columns-repeated="3" table:style-name="ce285" office:value-type="float" office:value="0" calcext:value-type="float">
            <text:p>0</text:p>
          </table:table-cell>
          <table:table-cell table:style-name="ce285" office:value-type="float" office:value="17" calcext:value-type="float">
            <text:p>17</text:p>
          </table:table-cell>
          <table:table-cell table:style-name="ce285" office:value-type="float" office:value="133" calcext:value-type="float">
            <text:p>13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66" calcext:value-type="float">
            <text:p>166</text:p>
          </table:table-cell>
          <table:table-cell/>
          <table:table-cell table:style-name="ce285" office:value-type="float" office:value="4" calcext:value-type="float">
            <text:p>4</text:p>
          </table:table-cell>
          <table:table-cell table:style-name="ce285" office:value-type="float" office:value="32" calcext:value-type="float">
            <text:p>32</text:p>
          </table:table-cell>
          <table:table-cell table:style-name="ce285" office:value-type="float" office:value="97" calcext:value-type="float">
            <text:p>97</text:p>
          </table:table-cell>
          <table:table-cell table:style-name="ce285" office:value-type="float" office:value="37" calcext:value-type="float">
            <text:p>37</text:p>
          </table:table-cell>
          <table:table-cell table:style-name="ce285" office:value-type="float" office:value="73" calcext:value-type="float">
            <text:p>7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73" calcext:value-type="float">
            <text:p>73</text:p>
          </table:table-cell>
          <table:table-cell table:number-columns-repeated="977"/>
        </table:table-row>
        <table:table-row table:style-name="ro1">
          <table:table-cell table:style-name="ce285" office:value-type="float" office:value="5.8" calcext:value-type="float">
            <text:p>5.8</text:p>
          </table:table-cell>
          <table:table-cell table:style-name="ce285" office:value-type="float" office:value="6.8" calcext:value-type="float">
            <text:p>6.8</text:p>
          </table:table-cell>
          <table:table-cell table:style-name="ce285" office:value-type="float" office:value="36.6" calcext:value-type="float">
            <text:p>36.6</text:p>
          </table:table-cell>
          <table:table-cell table:style-name="ce285" office:value-type="float" office:value="52" calcext:value-type="float">
            <text:p>52</text:p>
          </table:table-cell>
          <table:table-cell table:style-name="ce285" office:value-type="float" office:value="232.4" calcext:value-type="float">
            <text:p>232.4</text:p>
          </table:table-cell>
          <table:table-cell table:style-name="ce285" office:value-type="float" office:value="37.4" calcext:value-type="float">
            <text:p>37.4</text:p>
          </table:table-cell>
          <table:table-cell table:style-name="ce285" office:value-type="float" office:value="261" calcext:value-type="float">
            <text:p>261</text:p>
          </table:table-cell>
          <table:table-cell/>
          <table:table-cell table:style-name="ce285" office:value-type="float" office:value="21" calcext:value-type="float">
            <text:p>2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87" calcext:value-type="float">
            <text:p>87</text:p>
          </table:table-cell>
          <table:table-cell table:style-name="ce305" office:value-type="float" office:value="124" calcext:value-type="float">
            <text:p>124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400" calcext:value-type="float">
            <text:p>400</text:p>
          </table:table-cell>
          <table:table-cell table:style-name="ce198"/>
          <table:table-cell table:style-name="ce389" office:value-type="float" office:value="1" calcext:value-type="float">
            <text:p>1</text:p>
          </table:table-cell>
          <table:table-cell table:style-name="ce402" office:value-type="float" office:value="23" calcext:value-type="float">
            <text:p>23</text:p>
          </table:table-cell>
          <table:table-cell table:style-name="ce285" office:value-type="float" office:value="24" calcext:value-type="float">
            <text:p>2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84" calcext:value-type="float">
            <text:p>584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6" calcext:value-type="float">
            <text:p>6</text:p>
          </table:table-cell>
          <table:table-cell table:style-name="ce285" office:value-type="float" office:value="2" calcext:value-type="float">
            <text:p>2</text:p>
          </table:table-cell>
          <table:table-cell table:style-name="ce285" office:value-type="float" office:value="18" calcext:value-type="float">
            <text:p>18</text:p>
          </table:table-cell>
          <table:table-cell table:style-name="ce285" office:value-type="float" office:value="99" calcext:value-type="float">
            <text:p>99</text:p>
          </table:table-cell>
          <table:table-cell table:style-name="ce285" office:value-type="float" office:value="321" calcext:value-type="float">
            <text:p>321</text:p>
          </table:table-cell>
          <table:table-cell table:style-name="ce285" office:value-type="float" office:value="186" calcext:value-type="float">
            <text:p>186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number-columns-repeated="3"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101" calcext:value-type="float">
            <text:p>10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26" calcext:value-type="float">
            <text:p>526</text:p>
          </table:table-cell>
          <table:table-cell/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9" calcext:value-type="float">
            <text:p>9</text:p>
          </table:table-cell>
          <table:table-cell table:style-name="ce285" office:value-type="float" office:value="54" calcext:value-type="float">
            <text:p>54</text:p>
          </table:table-cell>
          <table:table-cell table:style-name="ce285" office:value-type="float" office:value="32" calcext:value-type="float">
            <text:p>32</text:p>
          </table:table-cell>
          <table:table-cell table:style-name="ce285" office:value-type="float" office:value="156" calcext:value-type="float">
            <text:p>156</text:p>
          </table:table-cell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379" calcext:value-type="float">
            <text:p>379</text:p>
          </table:table-cell>
          <table:table-cell table:number-columns-repeated="977"/>
        </table:table-row>
        <table:table-row table:style-name="ro1"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3" calcext:value-type="float">
            <text:p>3</text:p>
          </table:table-cell>
          <table:table-cell table:style-name="ce285" office:value-type="float" office:value="12.4" calcext:value-type="float">
            <text:p>12.4</text:p>
          </table:table-cell>
          <table:table-cell table:style-name="ce285" office:value-type="float" office:value="24" calcext:value-type="float">
            <text:p>24</text:p>
          </table:table-cell>
          <table:table-cell table:style-name="ce285" office:value-type="float" office:value="162.4" calcext:value-type="float">
            <text:p>162.4</text:p>
          </table:table-cell>
          <table:table-cell table:style-name="ce285" office:value-type="float" office:value="4.4" calcext:value-type="float">
            <text:p>4.4</text:p>
          </table:table-cell>
          <table:table-cell table:style-name="ce285" office:value-type="float" office:value="109.8" calcext:value-type="float">
            <text:p>109.8</text:p>
          </table:table-cell>
          <table:table-cell/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13" calcext:value-type="float">
            <text:p>13</text:p>
          </table:table-cell>
          <table:table-cell table:style-name="ce305" office:value-type="float" office:value="32" calcext:value-type="float">
            <text:p>32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271" calcext:value-type="float">
            <text:p>271</text:p>
          </table:table-cell>
          <table:table-cell table:style-name="ce198"/>
          <table:table-cell table:style-name="ce389" office:value-type="float" office:value="0" calcext:value-type="float">
            <text:p>0</text:p>
          </table:table-cell>
          <table:table-cell table:style-name="ce402" office:value-type="float" office:value="14" calcext:value-type="float">
            <text:p>14</text:p>
          </table:table-cell>
          <table:table-cell table:style-name="ce285" office:value-type="float" office:value="22" calcext:value-type="float">
            <text:p>22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280" calcext:value-type="float">
            <text:p>28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8" calcext:value-type="float">
            <text:p>8</text:p>
          </table:table-cell>
          <table:table-cell table:style-name="ce285" office:value-type="float" office:value="67" calcext:value-type="float">
            <text:p>67</text:p>
          </table:table-cell>
          <table:table-cell table:style-name="ce285" office:value-type="float" office:value="219" calcext:value-type="float">
            <text:p>219</text:p>
          </table:table-cell>
          <table:table-cell table:style-name="ce285" office:value-type="float" office:value="22" calcext:value-type="float">
            <text:p>22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number-columns-repeated="3" table:style-name="ce285" office:value-type="float" office:value="0" calcext:value-type="float">
            <text:p>0</text:p>
          </table:table-cell>
          <table:table-cell table:style-name="ce285" office:value-type="float" office:value="6" calcext:value-type="float">
            <text:p>6</text:p>
          </table:table-cell>
          <table:table-cell table:style-name="ce285" office:value-type="float" office:value="196" calcext:value-type="float">
            <text:p>196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14" calcext:value-type="float">
            <text:p>114</text:p>
          </table:table-cell>
          <table:table-cell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19" calcext:value-type="float">
            <text:p>19</text:p>
          </table:table-cell>
          <table:table-cell table:style-name="ce285" office:value-type="float" office:value="15" calcext:value-type="float">
            <text:p>15</text:p>
          </table:table-cell>
          <table:table-cell table:style-name="ce285" office:value-type="float" office:value="117" calcext:value-type="float">
            <text:p>117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64" calcext:value-type="float">
            <text:p>164</text:p>
          </table:table-cell>
          <table:table-cell table:number-columns-repeated="977"/>
        </table:table-row>
        <table:table-row table:style-name="ro1"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0.4" calcext:value-type="float">
            <text:p>0.4</text:p>
          </table:table-cell>
          <table:table-cell table:style-name="ce285" office:value-type="float" office:value="6.4" calcext:value-type="float">
            <text:p>6.4</text:p>
          </table:table-cell>
          <table:table-cell table:style-name="ce285" office:value-type="float" office:value="18" calcext:value-type="float">
            <text:p>18</text:p>
          </table:table-cell>
          <table:table-cell table:style-name="ce285" office:value-type="float" office:value="109.2" calcext:value-type="float">
            <text:p>109.2</text:p>
          </table:table-cell>
          <table:table-cell table:style-name="ce285" office:value-type="float" office:value="27.6" calcext:value-type="float">
            <text:p>27.6</text:p>
          </table:table-cell>
          <table:table-cell table:style-name="ce285" office:value-type="float" office:value="153.4" calcext:value-type="float">
            <text:p>153.4</text:p>
          </table:table-cell>
          <table:table-cell/>
          <table:table-cell table:style-name="ce285" office:value-type="float" office:value="4" calcext:value-type="float">
            <text:p>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6" calcext:value-type="float">
            <text:p>16</text:p>
          </table:table-cell>
          <table:table-cell table:style-name="ce305" office:value-type="float" office:value="47" calcext:value-type="float">
            <text:p>47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249" calcext:value-type="float">
            <text:p>249</text:p>
          </table:table-cell>
          <table:table-cell table:style-name="ce198"/>
          <table:table-cell table:style-name="ce389" office:value-type="float" office:value="0" calcext:value-type="float">
            <text:p>0</text:p>
          </table:table-cell>
          <table:table-cell table:style-name="ce402" office:value-type="float" office:value="2" calcext:value-type="float">
            <text:p>2</text:p>
          </table:table-cell>
          <table:table-cell table:style-name="ce285" office:value-type="float" office:value="3" calcext:value-type="float">
            <text:p>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311" calcext:value-type="float">
            <text:p>311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25" calcext:value-type="float">
            <text:p>25</text:p>
          </table:table-cell>
          <table:table-cell table:style-name="ce285" office:value-type="float" office:value="148" calcext:value-type="float">
            <text:p>148</text:p>
          </table:table-cell>
          <table:table-cell table:style-name="ce285" office:value-type="float" office:value="138" calcext:value-type="float">
            <text:p>138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1" calcext:value-type="float">
            <text:p>1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26" calcext:value-type="float">
            <text:p>26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288" calcext:value-type="float">
            <text:p>288</text:p>
          </table:table-cell>
          <table:table-cell/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8" calcext:value-type="float">
            <text:p>8</text:p>
          </table:table-cell>
          <table:table-cell table:style-name="ce285" office:value-type="float" office:value="17" calcext:value-type="float">
            <text:p>17</text:p>
          </table:table-cell>
          <table:table-cell table:style-name="ce285" office:value-type="float" office:value="61" calcext:value-type="float">
            <text:p>6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230" calcext:value-type="float">
            <text:p>230</text:p>
          </table:table-cell>
          <table:table-cell table:number-columns-repeated="977"/>
        </table:table-row>
        <table:table-row table:style-name="ro1">
          <table:table-cell table:number-columns-repeated="11"/>
          <table:table-cell table:style-name="ce19"/>
          <table:table-cell table:style-name="ce482"/>
          <table:table-cell table:style-name="ce499"/>
          <table:table-cell table:style-name="ce515"/>
          <table:table-cell table:style-name="ce535"/>
          <table:table-cell table:style-name="ce552"/>
          <table:table-cell table:style-name="ce30"/>
          <table:table-cell table:number-columns-repeated="1006"/>
        </table:table-row>
        <table:table-row table:style-name="ro1">
          <table:table-cell table:style-name="ce73" office:value-type="string" calcext:value-type="string">
            <text:p>LSTM+Attention (reduced) Confusion</text:p>
          </table:table-cell>
          <table:table-cell table:number-columns-repeated="10"/>
          <table:table-cell table:style-name="ce467"/>
          <table:table-cell table:style-name="ce482"/>
          <table:table-cell table:style-name="ce499"/>
          <table:table-cell table:style-name="ce515"/>
          <table:table-cell table:style-name="ce535"/>
          <table:table-cell table:style-name="ce552"/>
          <table:table-cell table:style-name="ce30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309"/>
          <table:table-cell table:style-name="ce336"/>
          <table:table-cell table:style-name="ce351"/>
          <table:table-cell table:style-name="ce364"/>
          <table:table-cell table:style-name="ce377"/>
          <table:table-cell table:style-name="ce390" office:value-type="string" calcext:value-type="string">
            <text:p>Fold 2</text:p>
          </table:table-cell>
          <table:table-cell table:style-name="ce403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137" office:value-type="float" office:value="143" calcext:value-type="float">
            <text:p>143.00</text:p>
          </table:table-cell>
          <table:table-cell table:style-name="ce137" office:value-type="float" office:value="2.6" calcext:value-type="float">
            <text:p>2.60</text:p>
          </table:table-cell>
          <table:table-cell table:style-name="ce137" office:value-type="float" office:value="84.2" calcext:value-type="float">
            <text:p>84.20</text:p>
          </table:table-cell>
          <table:table-cell table:style-name="ce137" office:value-type="float" office:value="74.8" calcext:value-type="float">
            <text:p>74.80</text:p>
          </table:table-cell>
          <table:table-cell table:style-name="ce137" office:value-type="float" office:value="78.4" calcext:value-type="float">
            <text:p>78.40</text:p>
          </table:table-cell>
          <table:table-cell table:style-name="ce137" office:value-type="float" office:value="88.8" calcext:value-type="float">
            <text:p>88.80</text:p>
          </table:table-cell>
          <table:table-cell table:style-name="ce137" office:value-type="float" office:value="78.2" calcext:value-type="float">
            <text:p>78.20</text:p>
          </table:table-cell>
          <table:table-cell table:style-name="ce14"/>
          <table:table-cell table:style-name="ce139" office:value-type="float" office:value="181" calcext:value-type="float">
            <text:p>18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30" calcext:value-type="float">
            <text:p>23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style-name="ce139" office:value-type="float" office:value="54" calcext:value-type="float">
            <text:p>54</text:p>
          </table:table-cell>
          <table:table-cell table:style-name="ce14"/>
          <table:table-cell table:style-name="ce139" office:value-type="float" office:value="160" calcext:value-type="float">
            <text:p>16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32" calcext:value-type="float">
            <text:p>3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52" calcext:value-type="float">
            <text:p>35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" calcext:value-type="float">
            <text:p>5</text:p>
          </table:table-cell>
          <table:table-cell table:style-name="ce14"/>
          <table:table-cell table:style-name="ce139" office:value-type="float" office:value="374" calcext:value-type="float">
            <text:p>37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2" calcext:value-type="float">
            <text:p>62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0" calcext:value-type="float">
            <text:p>110</text:p>
          </table:table-cell>
          <table:table-cell table:style-name="ce139" office:value-type="float" office:value="2" calcext:value-type="float">
            <text:p>2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72" calcext:value-type="float">
            <text:p>372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153" calcext:value-type="float">
            <text:p>153</text:p>
          </table:table-cell>
          <table:table-cell table:style-name="ce139" office:value-type="float" office:value="17" calcext:value-type="float">
            <text:p>17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97" calcext:value-type="float">
            <text:p>9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8" calcext:value-type="float">
            <text:p>38</text:p>
          </table:table-cell>
          <table:table-cell table:style-name="ce139" office:value-type="float" office:value="96" calcext:value-type="float">
            <text:p>96</text:p>
          </table:table-cell>
          <table:table-cell table:style-name="ce139" office:value-type="float" office:value="313" calcext:value-type="float">
            <text:p>313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100.8" calcext:value-type="float">
            <text:p>100.80</text:p>
          </table:table-cell>
          <table:table-cell table:style-name="ce137" office:value-type="float" office:value="1" calcext:value-type="float">
            <text:p>1.00</text:p>
          </table:table-cell>
          <table:table-cell table:style-name="ce137" office:value-type="float" office:value="40.4" calcext:value-type="float">
            <text:p>40.40</text:p>
          </table:table-cell>
          <table:table-cell table:style-name="ce137" office:value-type="float" office:value="62" calcext:value-type="float">
            <text:p>62.00</text:p>
          </table:table-cell>
          <table:table-cell table:style-name="ce137" office:value-type="float" office:value="6.4" calcext:value-type="float">
            <text:p>6.40</text:p>
          </table:table-cell>
          <table:table-cell table:style-name="ce137" office:value-type="float" office:value="98.6" calcext:value-type="float">
            <text:p>98.60</text:p>
          </table:table-cell>
          <table:table-cell table:style-name="ce137" office:value-type="float" office:value="6.8" calcext:value-type="float">
            <text:p>6.80</text:p>
          </table:table-cell>
          <table:table-cell table:style-name="ce14"/>
          <table:table-cell table:style-name="ce139" office:value-type="float" office:value="191" calcext:value-type="float">
            <text:p>19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94" calcext:value-type="float">
            <text:p>94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 table:style-name="ce139" office:value-type="float" office:value="20" calcext:value-type="float">
            <text:p>20</text:p>
          </table:table-cell>
          <table:table-cell table:style-name="ce14"/>
          <table:table-cell table:style-name="ce139" office:value-type="float" office:value="278" calcext:value-type="float">
            <text:p>278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1" calcext:value-type="float">
            <text:p>3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35" calcext:value-type="float">
            <text:p>3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8" calcext:value-type="float">
            <text:p>58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1" calcext:value-type="float">
            <text:p>221</text:p>
          </table:table-cell>
          <table:table-cell table:style-name="ce139" office:value-type="float" office:value="1" calcext:value-type="float">
            <text:p>1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309" calcext:value-type="float">
            <text:p>309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43" calcext:value-type="float">
            <text:p>4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54" calcext:value-type="float">
            <text:p>254</text:p>
          </table:table-cell>
          <table:table-cell table:style-name="ce139" office:value-type="float" office:value="13" calcext:value-type="float">
            <text:p>13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64.4" calcext:value-type="float">
            <text:p>64.40</text:p>
          </table:table-cell>
          <table:table-cell table:style-name="ce137" office:value-type="float" office:value="0.6" calcext:value-type="float">
            <text:p>0.60</text:p>
          </table:table-cell>
          <table:table-cell table:style-name="ce137" office:value-type="float" office:value="56" calcext:value-type="float">
            <text:p>56.00</text:p>
          </table:table-cell>
          <table:table-cell table:style-name="ce137" office:value-type="float" office:value="40.4" calcext:value-type="float">
            <text:p>40.40</text:p>
          </table:table-cell>
          <table:table-cell table:style-name="ce137" office:value-type="float" office:value="52.4" calcext:value-type="float">
            <text:p>52.40</text:p>
          </table:table-cell>
          <table:table-cell table:style-name="ce137" office:value-type="float" office:value="64" calcext:value-type="float">
            <text:p>64.00</text:p>
          </table:table-cell>
          <table:table-cell table:style-name="ce137" office:value-type="float" office:value="38.2" calcext:value-type="float">
            <text:p>38.20</text:p>
          </table:table-cell>
          <table:table-cell table:style-name="ce14"/>
          <table:table-cell table:style-name="ce139" office:value-type="float" office:value="74" calcext:value-type="float">
            <text:p>7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57" calcext:value-type="float">
            <text:p>157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75" calcext:value-type="float">
            <text:p>75</text:p>
          </table:table-cell>
          <table:table-cell table:style-name="ce139" office:value-type="float" office:value="10" calcext:value-type="float">
            <text:p>10</text:p>
          </table:table-cell>
          <table:table-cell table:style-name="ce14"/>
          <table:table-cell table:style-name="ce139" office:value-type="float" office:value="46" calcext:value-type="float">
            <text:p>4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" calcext:value-type="float">
            <text:p>2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45" calcext:value-type="float">
            <text:p>24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" calcext:value-type="float">
            <text:p>3</text:p>
          </table:table-cell>
          <table:table-cell table:style-name="ce14"/>
          <table:table-cell table:style-name="ce139" office:value-type="float" office:value="202" calcext:value-type="float">
            <text:p>20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9" calcext:value-type="float">
            <text:p>29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02" calcext:value-type="float">
            <text:p>20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0" calcext:value-type="float">
            <text:p>110</text:p>
          </table:table-cell>
          <table:table-cell table:style-name="ce139" office:value-type="float" office:value="3" calcext:value-type="float">
            <text:p>3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72" calcext:value-type="float">
            <text:p>7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float" office:value="175" calcext:value-type="float">
            <text:p>175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52" calcext:value-type="float">
            <text:p>52.00</text:p>
          </table:table-cell>
          <table:table-cell table:style-name="ce137" office:value-type="float" office:value="0.4" calcext:value-type="float">
            <text:p>0.40</text:p>
          </table:table-cell>
          <table:table-cell table:style-name="ce137" office:value-type="float" office:value="49.2" calcext:value-type="float">
            <text:p>49.20</text:p>
          </table:table-cell>
          <table:table-cell table:style-name="ce137" office:value-type="float" office:value="49" calcext:value-type="float">
            <text:p>49.00</text:p>
          </table:table-cell>
          <table:table-cell table:style-name="ce137" office:value-type="float" office:value="58.2" calcext:value-type="float">
            <text:p>58.20</text:p>
          </table:table-cell>
          <table:table-cell table:style-name="ce137" office:value-type="float" office:value="39.8" calcext:value-type="float">
            <text:p>39.80</text:p>
          </table:table-cell>
          <table:table-cell table:style-name="ce137" office:value-type="float" office:value="67.4" calcext:value-type="float">
            <text:p>67.40</text:p>
          </table:table-cell>
          <table:table-cell table:style-name="ce14"/>
          <table:table-cell table:style-name="ce139" office:value-type="float" office:value="51" calcext:value-type="float">
            <text:p>5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50" calcext:value-type="float">
            <text:p>15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41" calcext:value-type="float">
            <text:p>41</text:p>
          </table:table-cell>
          <table:table-cell table:style-name="ce139" office:value-type="float" office:value="74" calcext:value-type="float">
            <text:p>74</text:p>
          </table:table-cell>
          <table:table-cell table:style-name="ce14"/>
          <table:table-cell table:style-name="ce139" office:value-type="float" office:value="17" calcext:value-type="float">
            <text:p>1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84" calcext:value-type="float">
            <text:p>28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" calcext:value-type="float">
            <text:p>6</text:p>
          </table:table-cell>
          <table:table-cell table:style-name="ce14"/>
          <table:table-cell table:style-name="ce139" office:value-type="float" office:value="192" calcext:value-type="float">
            <text:p>19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3" calcext:value-type="float">
            <text:p>43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81" calcext:value-type="float">
            <text:p>81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245" calcext:value-type="float">
            <text:p>24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1" calcext:value-type="float">
            <text:p>71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44" calcext:value-type="float">
            <text:p>4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257" calcext:value-type="float">
            <text:p>257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22.8" calcext:value-type="float">
            <text:p>22.80</text:p>
          </table:table-cell>
          <table:table-cell table:style-name="ce137" office:value-type="float" office:value="0.2" calcext:value-type="float">
            <text:p>0.20</text:p>
          </table:table-cell>
          <table:table-cell table:style-name="ce137" office:value-type="float" office:value="28.6" calcext:value-type="float">
            <text:p>28.60</text:p>
          </table:table-cell>
          <table:table-cell table:style-name="ce137" office:value-type="float" office:value="45.8" calcext:value-type="float">
            <text:p>45.80</text:p>
          </table:table-cell>
          <table:table-cell table:style-name="ce137" office:value-type="float" office:value="140.6" calcext:value-type="float">
            <text:p>140.60</text:p>
          </table:table-cell>
          <table:table-cell table:style-name="ce137" office:value-type="float" office:value="312.2" calcext:value-type="float">
            <text:p>312.20</text:p>
          </table:table-cell>
          <table:table-cell table:style-name="ce137" office:value-type="float" office:value="81.8" calcext:value-type="float">
            <text:p>81.80</text:p>
          </table:table-cell>
          <table:table-cell table:style-name="ce14"/>
          <table:table-cell table:style-name="ce139" office:value-type="float" office:value="10" calcext:value-type="float">
            <text:p>1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9" calcext:value-type="float">
            <text:p>59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456" calcext:value-type="float">
            <text:p>456</text:p>
          </table:table-cell>
          <table:table-cell table:style-name="ce139" office:value-type="float" office:value="107" calcext:value-type="float">
            <text:p>107</text:p>
          </table:table-cell>
          <table:table-cell table:style-name="ce14"/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23" calcext:value-type="float">
            <text:p>62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" calcext:value-type="float">
            <text:p>4</text:p>
          </table:table-cell>
          <table:table-cell table:style-name="ce14"/>
          <table:table-cell table:style-name="ce139" office:value-type="float" office:value="101" calcext:value-type="float">
            <text:p>10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5" calcext:value-type="float">
            <text:p>55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469" calcext:value-type="float">
            <text:p>469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223" calcext:value-type="float">
            <text:p>22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08" calcext:value-type="float">
            <text:p>408</text:p>
          </table:table-cell>
          <table:table-cell table:style-name="ce139" office:value-type="float" office:value="1" calcext:value-type="float">
            <text:p>1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7" calcext:value-type="float">
            <text:p>2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9" calcext:value-type="float">
            <text:p>79</text:p>
          </table:table-cell>
          <table:table-cell table:style-name="ce139" office:value-type="float" office:value="228" calcext:value-type="float">
            <text:p>228</text:p>
          </table:table-cell>
          <table:table-cell table:style-name="ce139" office:value-type="float" office:value="297" calcext:value-type="float">
            <text:p>297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59" calcext:value-type="float">
            <text:p>59.00</text:p>
          </table:table-cell>
          <table:table-cell table:style-name="ce137" office:value-type="float" office:value="0.8" calcext:value-type="float">
            <text:p>0.80</text:p>
          </table:table-cell>
          <table:table-cell table:style-name="ce137" office:value-type="float" office:value="26.6" calcext:value-type="float">
            <text:p>26.60</text:p>
          </table:table-cell>
          <table:table-cell table:style-name="ce137" office:value-type="float" office:value="47.2" calcext:value-type="float">
            <text:p>47.20</text:p>
          </table:table-cell>
          <table:table-cell table:style-name="ce137" office:value-type="float" office:value="20.8" calcext:value-type="float">
            <text:p>20.80</text:p>
          </table:table-cell>
          <table:table-cell table:style-name="ce137" office:value-type="float" office:value="147.8" calcext:value-type="float">
            <text:p>147.80</text:p>
          </table:table-cell>
          <table:table-cell table:style-name="ce137" office:value-type="float" office:value="13.8" calcext:value-type="float">
            <text:p>13.80</text:p>
          </table:table-cell>
          <table:table-cell table:style-name="ce14"/>
          <table:table-cell table:style-name="ce139" office:value-type="float" office:value="88" calcext:value-type="float">
            <text:p>88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0" calcext:value-type="float">
            <text:p>11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73" calcext:value-type="float">
            <text:p>73</text:p>
          </table:table-cell>
          <table:table-cell table:style-name="ce139" office:value-type="float" office:value="45" calcext:value-type="float">
            <text:p>45</text:p>
          </table:table-cell>
          <table:table-cell table:style-name="ce14"/>
          <table:table-cell table:style-name="ce139" office:value-type="float" office:value="206" calcext:value-type="float">
            <text:p>20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02" calcext:value-type="float">
            <text:p>10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4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" calcext:value-type="float">
            <text:p>4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311" calcext:value-type="float">
            <text:p>311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236" calcext:value-type="float">
            <text:p>23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80" calcext:value-type="float">
            <text:p>80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275" calcext:value-type="float">
            <text:p>275</text:p>
          </table:table-cell>
          <table:table-cell table:style-name="ce139" office:value-type="float" office:value="23" calcext:value-type="float">
            <text:p>23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10.2" calcext:value-type="float">
            <text:p>10.20</text:p>
          </table:table-cell>
          <table:table-cell table:style-name="ce137" office:value-type="float" office:value="0" calcext:value-type="float">
            <text:p>0.00</text:p>
          </table:table-cell>
          <table:table-cell table:style-name="ce137" office:value-type="float" office:value="10" calcext:value-type="float">
            <text:p>10.00</text:p>
          </table:table-cell>
          <table:table-cell table:style-name="ce137" office:value-type="float" office:value="18.2" calcext:value-type="float">
            <text:p>18.20</text:p>
          </table:table-cell>
          <table:table-cell table:style-name="ce137" office:value-type="float" office:value="73" calcext:value-type="float">
            <text:p>73.00</text:p>
          </table:table-cell>
          <table:table-cell table:style-name="ce137" office:value-type="float" office:value="165.2" calcext:value-type="float">
            <text:p>165.20</text:p>
          </table:table-cell>
          <table:table-cell table:style-name="ce137" office:value-type="float" office:value="39.4" calcext:value-type="float">
            <text:p>39.40</text:p>
          </table:table-cell>
          <table:table-cell table:style-name="ce14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3" calcext:value-type="float">
            <text:p>23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244" calcext:value-type="float">
            <text:p>244</text:p>
          </table:table-cell>
          <table:table-cell table:style-name="ce139" office:value-type="float" office:value="48" calcext:value-type="float">
            <text:p>48</text:p>
          </table:table-cell>
          <table:table-cell table:style-name="ce14"/>
          <table:table-cell table:number-columns-repeated="4" table:style-name="ce139" office:value-type="float" office:value="0" calcext:value-type="float">
            <text:p>0</text:p>
          </table:table-cell>
          <table:table-cell table:style-name="ce139" office:value-type="float" office:value="316" calcext:value-type="float">
            <text:p>3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50" calcext:value-type="float">
            <text:p>5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" calcext:value-type="float">
            <text:p>22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244" calcext:value-type="float">
            <text:p>244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91" calcext:value-type="float">
            <text:p>9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3" calcext:value-type="float">
            <text:p>223</text:p>
          </table:table-cell>
          <table:table-cell table:style-name="ce139" office:value-type="float" office:value="2" calcext:value-type="float">
            <text:p>2</text:p>
          </table:table-cell>
          <table:table-cell table:style-name="ce14"/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9" calcext:value-type="float">
            <text:p>49</text:p>
          </table:table-cell>
          <table:table-cell table:style-name="ce139" office:value-type="float" office:value="115" calcext:value-type="float">
            <text:p>115</text:p>
          </table:table-cell>
          <table:table-cell table:style-name="ce139" office:value-type="float" office:value="147" calcext:value-type="float">
            <text:p>147</text:p>
          </table:table-cell>
          <table:table-cell table:style-name="ce14" table:number-columns-repeated="977"/>
        </table:table-row>
        <table:table-row table:style-name="ro1">
          <table:table-cell table:number-columns-repeated="11"/>
          <table:table-cell table:style-name="ce37"/>
          <table:table-cell table:style-name="ce69"/>
          <table:table-cell table:style-name="ce506"/>
          <table:table-cell table:style-name="ce82"/>
          <table:table-cell table:style-name="ce87"/>
          <table:table-cell table:style-name="ce560"/>
          <table:table-cell table:style-name="ce33"/>
          <table:table-cell table:number-columns-repeated="1006"/>
        </table:table-row>
        <table:table-row table:style-name="ro1">
          <table:table-cell table:number-columns-repeated="11"/>
          <table:table-cell table:style-name="ce64"/>
          <table:table-cell table:style-name="ce69"/>
          <table:table-cell table:style-name="ce506"/>
          <table:table-cell table:style-name="ce82"/>
          <table:table-cell table:style-name="ce87"/>
          <table:table-cell table:style-name="ce560"/>
          <table:table-cell table:style-name="ce33"/>
          <table:table-cell table:number-columns-repeated="1006"/>
        </table:table-row>
        <table:table-row table:style-name="ro1">
          <table:table-cell table:style-name="ce238"/>
          <table:table-cell table:number-columns-repeated="7"/>
          <table:table-cell table:style-name="ce100"/>
          <table:table-cell table:number-columns-repeated="2"/>
          <table:table-cell table:style-name="ce448"/>
          <table:table-cell table:style-name="ce470"/>
          <table:table-cell table:style-name="ce489"/>
          <table:table-cell table:style-name="ce508"/>
          <table:table-cell table:style-name="ce527"/>
          <table:table-cell table:style-name="ce544"/>
          <table:table-cell table:style-name="ce559"/>
          <table:table-cell table:number-columns-repeated="1006"/>
        </table:table-row>
        <table:table-row table:style-name="ro1" table:number-rows-repeated="4">
          <table:table-cell table:number-columns-repeated="11"/>
          <table:table-cell table:style-name="ce37"/>
          <table:table-cell table:style-name="ce69"/>
          <table:table-cell table:style-name="ce506"/>
          <table:table-cell table:style-name="ce82"/>
          <table:table-cell table:style-name="ce87"/>
          <table:table-cell table:style-name="ce560"/>
          <table:table-cell table:style-name="ce33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73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473"/>
          <table:table-cell table:style-name="ce492"/>
          <table:table-cell table:style-name="ce509"/>
          <table:table-cell table:style-name="ce525"/>
          <table:table-cell table:style-name="ce545"/>
          <table:table-cell table:style-name="ce562"/>
          <table:table-cell table:style-name="ce577"/>
          <table:table-cell table:number-columns-repeated="1006"/>
        </table:table-row>
        <table:table-row table:style-name="ro1">
          <table:table-cell table:number-columns-repeated="11"/>
          <table:table-cell table:style-name="ce474"/>
          <table:table-cell table:style-name="ce492"/>
          <table:table-cell table:style-name="ce509"/>
          <table:table-cell table:style-name="ce525"/>
          <table:table-cell table:style-name="ce545"/>
          <table:table-cell table:style-name="ce562"/>
          <table:table-cell table:style-name="ce577"/>
          <table:table-cell table:number-columns-repeated="1006"/>
        </table:table-row>
        <table:table-row table:style-name="ro1" table:number-rows-repeated="5">
          <table:table-cell table:number-columns-repeated="11"/>
          <table:table-cell table:style-name="ce473"/>
          <table:table-cell table:style-name="ce492"/>
          <table:table-cell table:style-name="ce509"/>
          <table:table-cell table:style-name="ce525"/>
          <table:table-cell table:style-name="ce545"/>
          <table:table-cell table:style-name="ce562"/>
          <table:table-cell table:style-name="ce57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00" table:number-columns-repeated="2"/>
          <table:table-cell/>
          <table:table-cell table:style-name="ce475"/>
          <table:table-cell table:style-name="ce493"/>
          <table:table-cell table:style-name="ce354"/>
          <table:table-cell table:style-name="ce367"/>
          <table:table-cell table:style-name="ce380"/>
          <table:table-cell table:style-name="ce563"/>
          <table:table-cell table:style-name="ce578"/>
          <table:table-cell table:number-columns-repeated="1006"/>
        </table:table-row>
        <table:table-row table:style-name="ro1">
          <table:table-cell table:number-columns-repeated="11"/>
          <table:table-cell table:style-name="ce477"/>
          <table:table-cell table:style-name="ce493"/>
          <table:table-cell table:style-name="ce354"/>
          <table:table-cell table:style-name="ce367"/>
          <table:table-cell table:style-name="ce380"/>
          <table:table-cell table:style-name="ce563"/>
          <table:table-cell table:style-name="ce578"/>
          <table:table-cell table:number-columns-repeated="1006"/>
        </table:table-row>
        <table:table-row table:style-name="ro1" table:number-rows-repeated="5">
          <table:table-cell table:number-columns-repeated="11"/>
          <table:table-cell table:style-name="ce475"/>
          <table:table-cell table:style-name="ce493"/>
          <table:table-cell table:style-name="ce354"/>
          <table:table-cell table:style-name="ce367"/>
          <table:table-cell table:style-name="ce380"/>
          <table:table-cell table:style-name="ce563"/>
          <table:table-cell table:style-name="ce578"/>
          <table:table-cell table:number-columns-repeated="1006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7">
          <table:table-cell table:number-columns-repeated="35"/>
          <table:table-cell table:style-name="ce408" table:number-columns-repeated="3"/>
          <table:table-cell table:number-columns-repeated="986"/>
        </table:table-row>
        <table:table-row table:style-name="ro1">
          <table:table-cell table:number-columns-repeated="35"/>
          <table:table-cell table:style-name="ce408" table:number-columns-repeated="3"/>
          <table:table-cell table:number-columns-repeated="986"/>
        </table:table-row>
        <calcext:conditional-formats>
          <calcext:conditional-format calcext:target-range-address="MEG.L12:MEG.L22 MEG.L9:MEG.L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1:MEG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9:MEG.M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9:MEG.N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9:MEG.O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9:MEG.P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9:MEG.Q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9:MEG.R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71:MEG.L71 MEG.L50:MEG.L51 MEG.L53:MEG.L60 MEG.L42:MEG.L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72:MEG.L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71:MEG.M72 MEG.M50:MEG.M51 MEG.M53:MEG.M60 MEG.M42:MEG.M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71:MEG.N72 MEG.N50:MEG.N51 MEG.N53:MEG.N60 MEG.N42:MEG.N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71:MEG.O72 MEG.O50:MEG.O51 MEG.O53:MEG.O60 MEG.O42:MEG.O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71:MEG.P72 MEG.P50:MEG.P51 MEG.P54:MEG.P60 MEG.P42:MEG.P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71:MEG.Q72 MEG.Q50:MEG.Q51 MEG.Q53:MEG.Q60 MEG.Q42:MEG.Q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71:MEG.R72 MEG.R50:MEG.R51 MEG.R53:MEG.R60 MEG.R42:MEG.R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84:MEG.L87 MEG.L81:MEG.L8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82:MEG.L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84:MEG.M87 MEG.M81:MEG.M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84:MEG.N87 MEG.N81:MEG.N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84:MEG.O87 MEG.O81:MEG.O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84:MEG.P87 MEG.P81:MEG.P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84:MEG.Q87 MEG.Q81:MEG.Q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84:MEG.R87 MEG.R81:MEG.R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93:MEG.L97 MEG.L91:MEG.L9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92:MEG.L9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91:MEG.M9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91:MEG.N9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91:MEG.O9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91:MEG.P9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91:MEG.Q9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91:MEG.R9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101:MEG.Q10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101:MEG.R10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03:MEG.L107 MEG.L101:MEG.L10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02:MEG.L10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101:MEG.M10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101:MEG.N10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101:MEG.O10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101:MEG.P10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73:MEG.L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73:MEG.M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73:MEG.N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73:MEG.O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73:MEG.P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73:MEG.Q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73:MEG.R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I74:MEG.O80 MEG.Q74:MEG.W80 MEG.Y74:MEG.AE80 MEG.AG74:MEG.AM80 MEG.AJ115:MEG.AL122 MEG.AO74:MEG.AU8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74:MEG.G8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O43:MEG.AMJ48 MEG.Y42:MEG.AM48 MEG.AO42:MEG.AMJ42 MEG.A42:MEG.W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1:MEG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41:MEG.M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41:MEG.N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41:MEG.O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41:MEG.P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41:MEG.Q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41:MEG.R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2:MEG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52:MEG.M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52:MEG.N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52:MEG.O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2:MEG.P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52:MEG.Q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52:MEG.R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I53:MEG.O59 MEG.Q53:MEG.W59 MEG.Y53:MEG.AE59 MEG.AG53:MEG.AM59 MEG.AO53:MEG.AU59 MEG.A53:MEG.G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64:MEG.L70 MEG.L61:MEG.L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64:MEG.M70 MEG.M61:MEG.M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64:MEG.N70 MEG.N61:MEG.N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64:MEG.O70 MEG.O61:MEG.O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64:MEG.P70 MEG.P61:MEG.P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64:MEG.Q70 MEG.Q61:MEG.Q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64:MEG.R70 MEG.R61:MEG.R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N42:MEG.AN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X42:MEG.X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X42:MEG.X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3:MEG.P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63:MEG.L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63:MEG.M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63:MEG.N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63:MEG.O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63:MEG.P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63:MEG.Q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63:MEG.R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I64:MEG.O70 MEG.Q64:MEG.W70 MEG.Y64:MEG.AE70 MEG.AG64:MEG.AM70 MEG.AO64:MEG.AU70 MEG.A64:MEG.G7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83:MEG.L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83:MEG.M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83:MEG.N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83:MEG.O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83:MEG.P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83:MEG.Q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83:MEG.R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1:MEG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31:MEG.M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31:MEG.N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31:MEG.O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31:MEG.P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31:MEG.Q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31:MEG.R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32:MEG.G38 MEG.I32:MEG.O38 MEG.Q32:MEG.W38 MEG.Y32:MEG.AE38 MEG.AG32:MEG.AM38 MEG.AO32:MEG.AU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Raw" table:style-name="ta1">
        <table:table-column table:style-name="co18" table:default-cell-style-name="Default"/>
        <table:table-column table:style-name="co11" table:number-columns-repeated="102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4028777" calcext:value-type="float">
            <text:p>0.24028777</text:p>
          </table:table-cell>
          <table:table-cell office:value-type="float" office:value="0.35935252" calcext:value-type="float">
            <text:p>0.35935252</text:p>
          </table:table-cell>
          <table:table-cell office:value-type="float" office:value="0.29640288" calcext:value-type="float">
            <text:p>0.29640288</text:p>
          </table:table-cell>
          <table:table-cell office:value-type="float" office:value="0.2381295" calcext:value-type="float">
            <text:p>0.2381295</text:p>
          </table:table-cell>
          <table:table-cell office:value-type="float" office:value="0.2705036" calcext:value-type="float">
            <text:p>0.2705036</text:p>
          </table:table-cell>
          <table:table-cell/>
          <table:table-cell table:formula="of:=AVERAGE([.B2:.F2])" office:value-type="float" office:value="0.280935254" calcext:value-type="float">
            <text:p>0.280935254</text:p>
          </table:table-cell>
          <table:table-cell table:formula="of:=STDEV([.B2:.F2])" office:value-type="float" office:value="0.0499546919648323" calcext:value-type="float">
            <text:p>0.0499546919648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 – 1 off</text:p>
          </table:table-cell>
          <table:table-cell table:formula="of:=(SUM([.I13:.I14]) + SUM([.J13:.J15])+ SUM([.K14:.K16])+ SUM([.L15:.L17])+ SUM([.M16:.M18])+ SUM([.N17:.N19])+SUM([.O18:.O19]))/SUM([.I13:.O19])" office:value-type="float" office:value="0.541274438812455" calcext:value-type="float">
            <text:p>0.541274438812455</text:p>
          </table:table-cell>
          <table:table-cell table:formula="of:=(SUM([.Q13:.Q14]) + SUM([.R13:.R15])+ SUM([.S14:.S16])+ SUM([.T15:.T17])+ SUM([.U16:.U18])+ SUM([.V17:.V19])+SUM([.W18:.W19]))/SUM([.Q13:.W19])" office:value-type="float" office:value="0.541274438812455" calcext:value-type="float">
            <text:p>0.541274438812455</text:p>
          </table:table-cell>
          <table:table-cell table:formula="of:=(SUM([.Y13:.Y14]) + SUM([.Z13:.Z15])+ SUM([.AA14:.AA16])+ SUM([.AB15:.AB17])+ SUM([.AC16:.AC18])+ SUM([.AD17:.AD19])+SUM([.AE18:.AE19]))/SUM([.Y13:.AE19])" office:value-type="float" office:value="0.70854453294714" calcext:value-type="float">
            <text:p>0.70854453294714</text:p>
          </table:table-cell>
          <table:table-cell table:formula="of:=(SUM([.AG13:.AG14]) + SUM([.AH13:.AH15])+ SUM([.AI14:.AI16])+ SUM([.AJ15:.AJ17])+ SUM([.AK16:.AK18])+ SUM([.AL17:.AL19])+SUM([.AM18:.AM19]))/SUM([.AG13:.AM19])" office:value-type="float" office:value="0.688631426502534" calcext:value-type="float">
            <text:p>0.688631426502534</text:p>
          </table:table-cell>
          <table:table-cell table:formula="of:=(SUM([.AO13:.AO14]) + SUM([.AP13:.AP15])+ SUM([.AQ14:.AQ16])+ SUM([.AR15:.AR17])+ SUM([.AS16:.AS18])+ SUM([.AT17:.AT19])+SUM([.AU18:.AU19]))/SUM([.AO13:.AU19])" office:value-type="float" office:value="0.518464880521361" calcext:value-type="float">
            <text:p>0.518464880521361</text:p>
          </table:table-cell>
          <table:table-cell/>
          <table:table-cell table:formula="of:=AVERAGE([.B3:.F3])" office:value-type="float" office:value="0.599637943519189" calcext:value-type="float">
            <text:p>0.599637943519189</text:p>
          </table:table-cell>
          <table:table-cell table:formula="of:=STDEV([.B3:.F3])" office:value-type="float" office:value="0.0910798396382132" calcext:value-type="float">
            <text:p>0.09107983963821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34540189" calcext:value-type="float">
            <text:p>0.34540189</text:p>
          </table:table-cell>
          <table:table-cell office:value-type="float" office:value="0.27407676" calcext:value-type="float">
            <text:p>0.27407676</text:p>
          </table:table-cell>
          <table:table-cell office:value-type="float" office:value="0.16075308" calcext:value-type="float">
            <text:p>0.16075308</text:p>
          </table:table-cell>
          <table:table-cell office:value-type="float" office:value="0.36097032" calcext:value-type="float">
            <text:p>0.36097032</text:p>
          </table:table-cell>
          <table:table-cell office:value-type="float" office:value="0.29073136" calcext:value-type="float">
            <text:p>0.29073136</text:p>
          </table:table-cell>
          <table:table-cell/>
          <table:table-cell table:formula="of:=AVERAGE([.B5:.F5])" office:value-type="float" office:value="0.286386682" calcext:value-type="float">
            <text:p>0.286386682</text:p>
          </table:table-cell>
          <table:table-cell table:formula="of:=STDEV([.B5:.F5])" office:value-type="float" office:value="0.0790565085724485" calcext:value-type="float">
            <text:p>0.07905650857244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CNN – 1 off</text:p>
          </table:table-cell>
          <table:table-cell table:formula="of:=(SUM([.I23:.I24]) + SUM([.J23:.J25])+ SUM([.K24:.K26])+ SUM([.L25:.L27])+ SUM([.M26:.M28])+ SUM([.N27:.N29])+SUM([.O28:.O29]))/SUM([.I23:.O29])" office:value-type="float" office:value="0.671976828385228" calcext:value-type="float">
            <text:p>0.671976828385228</text:p>
          </table:table-cell>
          <table:table-cell table:formula="of:=(SUM([.Q23:.Q24]) + SUM([.R23:.R25])+ SUM([.S24:.S26])+ SUM([.T25:.T27])+ SUM([.U26:.U28])+ SUM([.V27:.V29])+SUM([.W28:.W29]))/SUM([.Q23:.W29])" office:value-type="float" office:value="0.668718320057929" calcext:value-type="float">
            <text:p>0.668718320057929</text:p>
          </table:table-cell>
          <table:table-cell table:formula="of:=(SUM([.Y23:.Y24]) + SUM([.Z23:.Z25])+ SUM([.AA24:.AA26])+ SUM([.AB25:.AB27])+ SUM([.AC26:.AC28])+ SUM([.AD27:.AD29])+SUM([.AE28:.AE29]))/SUM([.Y23:.AE29])" office:value-type="float" office:value="0.413106444605358" calcext:value-type="float">
            <text:p>0.413106444605358</text:p>
          </table:table-cell>
          <table:table-cell table:formula="of:=(SUM([.AG23:.AG24]) + SUM([.AH23:.AH25])+ SUM([.AI24:.AI26])+ SUM([.AJ25:.AJ27])+ SUM([.AK26:.AK28])+ SUM([.AL27:.AL29])+SUM([.AM28:.AM29]))/SUM([.AG23:.AM29])" office:value-type="float" office:value="0.653874004344678" calcext:value-type="float">
            <text:p>0.653874004344678</text:p>
          </table:table-cell>
          <table:table-cell table:formula="of:=(SUM([.AO23:.AO24]) + SUM([.AP23:.AP25])+ SUM([.AQ24:.AQ26])+ SUM([.AR25:.AR27])+ SUM([.AS26:.AS28])+ SUM([.AT27:.AT29])+SUM([.AU28:.AU29]))/SUM([.AO23:.AU29])" office:value-type="float" office:value="0.587255611875453" calcext:value-type="float">
            <text:p>0.587255611875453</text:p>
          </table:table-cell>
          <table:table-cell/>
          <table:table-cell table:formula="of:=AVERAGE([.B6:.F6])" office:value-type="float" office:value="0.598986241853729" calcext:value-type="float">
            <text:p>0.598986241853729</text:p>
          </table:table-cell>
          <table:table-cell table:formula="of:=STDEV([.B6:.F6])" office:value-type="float" office:value="0.109420932216983" calcext:value-type="float">
            <text:p>0.109420932216983</text:p>
          </table:table-cell>
          <table:table-cell table:number-columns-repeated="1015"/>
        </table:table-row>
        <table:table-row table:style-name="ro1">
          <table:table-cell/>
          <table:table-cell table:style-name="ce180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Binary LSTM+Att</text:p>
          </table:table-cell>
          <table:table-cell office:value-type="float" office:value="0.95035971" calcext:value-type="float">
            <text:p>0.95035971</text:p>
          </table:table-cell>
          <table:table-cell office:value-type="float" office:value="0.96834532" calcext:value-type="float">
            <text:p>0.96834532</text:p>
          </table:table-cell>
          <table:table-cell office:value-type="float" office:value="0.94172662" calcext:value-type="float">
            <text:p>0.94172662</text:p>
          </table:table-cell>
          <table:table-cell office:value-type="float" office:value="0.94604316" calcext:value-type="float">
            <text:p>0.94604316</text:p>
          </table:table-cell>
          <table:table-cell office:value-type="float" office:value="0.82410072" calcext:value-type="float">
            <text:p>0.82410072</text:p>
          </table:table-cell>
          <table:table-cell/>
          <table:table-cell table:formula="of:=AVERAGE([.B8:.F8])" office:value-type="float" office:value="0.926115106" calcext:value-type="float">
            <text:p>0.926115106</text:p>
          </table:table-cell>
          <table:table-cell table:formula="of:=STDEV([.B8:.F8])" office:value-type="float" office:value="0.0579201464392113" calcext:value-type="float">
            <text:p>0.0579201464392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nary SCNN</text:p>
          </table:table-cell>
          <table:table-cell office:value-type="float" office:value="0.95214286" calcext:value-type="float">
            <text:p>0.95214286</text:p>
          </table:table-cell>
          <table:table-cell office:value-type="float" office:value="0.97285715" calcext:value-type="float">
            <text:p>0.97285715</text:p>
          </table:table-cell>
          <table:table-cell office:value-type="float" office:value="0.91392857" calcext:value-type="float">
            <text:p>0.91392857</text:p>
          </table:table-cell>
          <table:table-cell office:value-type="float" office:value="0.96785715" calcext:value-type="float">
            <text:p>0.96785715</text:p>
          </table:table-cell>
          <table:table-cell office:value-type="float" office:value="0.94892857" calcext:value-type="float">
            <text:p>0.94892857</text:p>
          </table:table-cell>
          <table:table-cell/>
          <table:table-cell table:formula="of:=AVERAGE([.B9:.F9])" office:value-type="float" office:value="0.95114286" calcext:value-type="float">
            <text:p>0.95114286</text:p>
          </table:table-cell>
          <table:table-cell table:formula="of:=STDEV([.B9:.F9])" office:value-type="float" office:value="0.0231391677725043" calcext:value-type="float">
            <text:p>0.023139167772504</text:p>
          </table:table-cell>
          <table:table-cell table:number-columns-repeated="1015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1009"/>
        </table:table-row>
        <table:table-row table:style-name="ro1">
          <table:table-cell table:style-name="ce73" office:value-type="string" calcext:value-type="string">
            <text:p>LSTM+Attention Confusion</text:p>
          </table:table-cell>
          <table:table-cell table:number-columns-repeated="7"/>
          <table:table-cell table:style-name="ce100" table:number-columns-repeated="7"/>
          <table:table-cell table:number-columns-repeated="1009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586"/>
          <table:table-cell table:style-name="ce589"/>
          <table:table-cell table:style-name="ce592"/>
          <table:table-cell table:style-name="ce595"/>
          <table:table-cell table:style-name="ce598"/>
          <table:table-cell table:style-name="ce604" office:value-type="string" calcext:value-type="string">
            <text:p>Fold 2</text:p>
          </table:table-cell>
          <table:table-cell table:style-name="ce609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228" office:value-type="float" office:value="117.8" calcext:value-type="float">
            <text:p>117.8</text:p>
          </table:table-cell>
          <table:table-cell table:style-name="ce228" office:value-type="float" office:value="197.8" calcext:value-type="float">
            <text:p>197.8</text:p>
          </table:table-cell>
          <table:table-cell table:style-name="ce228" office:value-type="float" office:value="159.8" calcext:value-type="float">
            <text:p>159.8</text:p>
          </table:table-cell>
          <table:table-cell table:style-name="ce228" office:value-type="float" office:value="49.6" calcext:value-type="float">
            <text:p>49.6</text:p>
          </table:table-cell>
          <table:table-cell table:style-name="ce228" office:value-type="float" office:value="6.2" calcext:value-type="float">
            <text:p>6.2</text:p>
          </table:table-cell>
          <table:table-cell table:style-name="ce228" office:value-type="float" office:value="17.6" calcext:value-type="float">
            <text:p>17.6</text:p>
          </table:table-cell>
          <table:table-cell table:style-name="ce228" office:value-type="float" office:value="1.2" calcext:value-type="float">
            <text:p>1.2</text:p>
          </table:table-cell>
          <table:table-cell table:style-name="ce14"/>
          <table:table-cell table:style-name="ce230" office:value-type="float" office:value="264" calcext:value-type="float">
            <text:p>264</text:p>
          </table:table-cell>
          <table:table-cell table:style-name="ce230" office:value-type="float" office:value="33" calcext:value-type="float">
            <text:p>33</text:p>
          </table:table-cell>
          <table:table-cell table:style-name="ce230" office:value-type="float" office:value="224" calcext:value-type="float">
            <text:p>224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7" calcext:value-type="float">
            <text:p>27</text:p>
          </table:table-cell>
          <table:table-cell table:style-name="ce230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264" calcext:value-type="float">
            <text:p>264</text:p>
          </table:table-cell>
          <table:table-cell table:style-name="ce228" office:value-type="float" office:value="33" calcext:value-type="float">
            <text:p>33</text:p>
          </table:table-cell>
          <table:table-cell table:style-name="ce228" office:value-type="float" office:value="224" calcext:value-type="float">
            <text:p>224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7" calcext:value-type="float">
            <text:p>27</text:p>
          </table:table-cell>
          <table:table-cell table:style-name="ce228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167" calcext:value-type="float">
            <text:p>167</text:p>
          </table:table-cell>
          <table:table-cell table:style-name="ce228" office:value-type="float" office:value="195" calcext:value-type="float">
            <text:p>195</text:p>
          </table:table-cell>
          <table:table-cell table:style-name="ce228" office:value-type="float" office:value="133" calcext:value-type="float">
            <text:p>133</text:p>
          </table:table-cell>
          <table:table-cell table:style-name="ce228" office:value-type="float" office:value="27" calcext:value-type="float">
            <text:p>27</text:p>
          </table:table-cell>
          <table:table-cell table:style-name="ce228" office:value-type="float" office:value="7" calcext:value-type="float">
            <text:p>7</text:p>
          </table:table-cell>
          <table:table-cell table:style-name="ce228" office:value-type="float" office:value="21" calcext:value-type="float">
            <text:p>21</text:p>
          </table:table-cell>
          <table:table-cell table:style-name="ce228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397" calcext:value-type="float">
            <text:p>397</text:p>
          </table:table-cell>
          <table:table-cell table:style-name="ce228" office:value-type="float" office:value="26" calcext:value-type="float">
            <text:p>26</text:p>
          </table:table-cell>
          <table:table-cell table:style-name="ce228" office:value-type="float" office:value="73" calcext:value-type="float">
            <text:p>73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35" calcext:value-type="float">
            <text:p>35</text:p>
          </table:table-cell>
          <table:table-cell table:style-name="ce228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54" calcext:value-type="float">
            <text:p>54</text:p>
          </table:table-cell>
          <table:table-cell table:style-name="ce228" office:value-type="float" office:value="162" calcext:value-type="float">
            <text:p>162</text:p>
          </table:table-cell>
          <table:table-cell table:style-name="ce228" office:value-type="float" office:value="196" calcext:value-type="float">
            <text:p>196</text:p>
          </table:table-cell>
          <table:table-cell table:style-name="ce228" office:value-type="float" office:value="132" calcext:value-type="float">
            <text:p>132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3" calcext:value-type="float">
            <text:p>3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38.8" calcext:value-type="float">
            <text:p>38.8</text:p>
          </table:table-cell>
          <table:table-cell table:style-name="ce228" office:value-type="float" office:value="84" calcext:value-type="float">
            <text:p>84</text:p>
          </table:table-cell>
          <table:table-cell table:style-name="ce228" office:value-type="float" office:value="88.2" calcext:value-type="float">
            <text:p>88.2</text:p>
          </table:table-cell>
          <table:table-cell table:style-name="ce228" office:value-type="float" office:value="22.4" calcext:value-type="float">
            <text:p>22.4</text:p>
          </table:table-cell>
          <table:table-cell table:style-name="ce228" office:value-type="float" office:value="33.2" calcext:value-type="float">
            <text:p>33.2</text:p>
          </table:table-cell>
          <table:table-cell table:style-name="ce228" office:value-type="float" office:value="48.6" calcext:value-type="float">
            <text:p>48.6</text:p>
          </table:table-cell>
          <table:table-cell table:style-name="ce228" office:value-type="float" office:value="0.8" calcext:value-type="float">
            <text:p>0.8</text:p>
          </table:table-cell>
          <table:table-cell table:style-name="ce14"/>
          <table:table-cell table:style-name="ce230" office:value-type="float" office:value="103" calcext:value-type="float">
            <text:p>103</text:p>
          </table:table-cell>
          <table:table-cell table:style-name="ce230" office:value-type="float" office:value="15" calcext:value-type="float">
            <text:p>15</text:p>
          </table:table-cell>
          <table:table-cell table:style-name="ce230" office:value-type="float" office:value="105" calcext:value-type="float">
            <text:p>105</text:p>
          </table:table-cell>
          <table:table-cell table:style-name="ce230" office:value-type="float" office:value="8" calcext:value-type="float">
            <text:p>8</text:p>
          </table:table-cell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78" calcext:value-type="float">
            <text:p>78</text:p>
          </table:table-cell>
          <table:table-cell table:style-name="ce230" office:value-type="float" office:value="2" calcext:value-type="float">
            <text:p>2</text:p>
          </table:table-cell>
          <table:table-cell table:style-name="ce14"/>
          <table:table-cell table:style-name="ce228" office:value-type="float" office:value="103" calcext:value-type="float">
            <text:p>103</text:p>
          </table:table-cell>
          <table:table-cell table:style-name="ce228" office:value-type="float" office:value="15" calcext:value-type="float">
            <text:p>15</text:p>
          </table:table-cell>
          <table:table-cell table:style-name="ce228" office:value-type="float" office:value="105" calcext:value-type="float">
            <text:p>105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78" calcext:value-type="float">
            <text:p>78</text:p>
          </table:table-cell>
          <table:table-cell table:style-name="ce228" office:value-type="float" office:value="2" calcext:value-type="float">
            <text:p>2</text:p>
          </table:table-cell>
          <table:table-cell table:style-name="ce14"/>
          <table:table-cell table:style-name="ce228" office:value-type="float" office:value="28" calcext:value-type="float">
            <text:p>28</text:p>
          </table:table-cell>
          <table:table-cell table:style-name="ce228" office:value-type="float" office:value="120" calcext:value-type="float">
            <text:p>120</text:p>
          </table:table-cell>
          <table:table-cell table:style-name="ce228" office:value-type="float" office:value="58" calcext:value-type="float">
            <text:p>58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63" calcext:value-type="float">
            <text:p>63</text:p>
          </table:table-cell>
          <table:table-cell table:style-name="ce228" office:value-type="float" office:value="39" calcext:value-type="float">
            <text:p>39</text:p>
          </table:table-cell>
          <table:table-cell table:style-name="ce228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30" calcext:value-type="float">
            <text:p>30</text:p>
          </table:table-cell>
          <table:table-cell table:style-name="ce228" office:value-type="float" office:value="139" calcext:value-type="float">
            <text:p>139</text:p>
          </table:table-cell>
          <table:table-cell table:style-name="ce228" office:value-type="float" office:value="37" calcext:value-type="float">
            <text:p>37</text:p>
          </table:table-cell>
          <table:table-cell table:style-name="ce228" office:value-type="float" office:value="32" calcext:value-type="float">
            <text:p>32</text:p>
          </table:table-cell>
          <table:table-cell table:style-name="ce228" office:value-type="float" office:value="25" calcext:value-type="float">
            <text:p>25</text:p>
          </table:table-cell>
          <table:table-cell table:style-name="ce228" office:value-type="float" office:value="52" calcext:value-type="float">
            <text:p>52</text:p>
          </table:table-cell>
          <table:table-cell table:style-name="ce228" office:value-type="float" office:value="1" calcext:value-type="float">
            <text:p>1</text:p>
          </table:table-cell>
          <table:table-cell table:style-name="ce14"/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44" calcext:value-type="float">
            <text:p>44</text:p>
          </table:table-cell>
          <table:table-cell table:style-name="ce228" office:value-type="float" office:value="107" calcext:value-type="float">
            <text:p>107</text:p>
          </table:table-cell>
          <table:table-cell table:style-name="ce228" office:value-type="float" office:value="53" calcext:value-type="float">
            <text:p>53</text:p>
          </table:table-cell>
          <table:table-cell table:style-name="ce228" office:value-type="float" office:value="38" calcext:value-type="float">
            <text:p>38</text:p>
          </table:table-cell>
          <table:table-cell table:style-name="ce228" office:value-type="float" office:value="56" calcext:value-type="float">
            <text:p>56</text:p>
          </table:table-cell>
          <table:table-cell table:style-name="ce228" office:value-type="float" office:value="1" calcext:value-type="float">
            <text:p>1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44.6" calcext:value-type="float">
            <text:p>44.6</text:p>
          </table:table-cell>
          <table:table-cell table:style-name="ce228" office:value-type="float" office:value="84.8" calcext:value-type="float">
            <text:p>84.8</text:p>
          </table:table-cell>
          <table:table-cell table:style-name="ce228" office:value-type="float" office:value="96.4" calcext:value-type="float">
            <text:p>96.4</text:p>
          </table:table-cell>
          <table:table-cell table:style-name="ce228" office:value-type="float" office:value="19.6" calcext:value-type="float">
            <text:p>19.6</text:p>
          </table:table-cell>
          <table:table-cell table:style-name="ce228" office:value-type="float" office:value="9.2" calcext:value-type="float">
            <text:p>9.2</text:p>
          </table:table-cell>
          <table:table-cell table:style-name="ce228" office:value-type="float" office:value="12.4" calcext:value-type="float">
            <text:p>12.4</text:p>
          </table:table-cell>
          <table:table-cell table:style-name="ce228" office:value-type="float" office:value="49" calcext:value-type="float">
            <text:p>49</text:p>
          </table:table-cell>
          <table:table-cell table:style-name="ce14"/>
          <table:table-cell table:style-name="ce230" office:value-type="float" office:value="145" calcext:value-type="float">
            <text:p>145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50" calcext:value-type="float">
            <text:p>50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0" office:value-type="float" office:value="14" calcext:value-type="float">
            <text:p>14</text:p>
          </table:table-cell>
          <table:table-cell table:style-name="ce230" office:value-type="float" office:value="107" calcext:value-type="float">
            <text:p>107</text:p>
          </table:table-cell>
          <table:table-cell table:style-name="ce14"/>
          <table:table-cell table:style-name="ce228" office:value-type="float" office:value="145" calcext:value-type="float">
            <text:p>14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50" calcext:value-type="float">
            <text:p>50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14" calcext:value-type="float">
            <text:p>14</text:p>
          </table:table-cell>
          <table:table-cell table:style-name="ce228" office:value-type="float" office:value="107" calcext:value-type="float">
            <text:p>107</text:p>
          </table:table-cell>
          <table:table-cell table:style-name="ce14"/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79" calcext:value-type="float">
            <text:p>79</text:p>
          </table:table-cell>
          <table:table-cell table:style-name="ce228" office:value-type="float" office:value="107" calcext:value-type="float">
            <text:p>107</text:p>
          </table:table-cell>
          <table:table-cell table:style-name="ce228" office:value-type="float" office:value="24" calcext:value-type="float">
            <text:p>24</text:p>
          </table:table-cell>
          <table:table-cell table:style-name="ce228" office:value-type="float" office:value="25" calcext:value-type="float">
            <text:p>25</text:p>
          </table:table-cell>
          <table:table-cell table:style-name="ce228" office:value-type="float" office:value="40" calcext:value-type="float">
            <text:p>40</text:p>
          </table:table-cell>
          <table:table-cell table:style-name="ce228" office:value-type="float" office:value="30" calcext:value-type="float">
            <text:p>30</text:p>
          </table:table-cell>
          <table:table-cell table:style-name="ce14"/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201" calcext:value-type="float">
            <text:p>20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58" calcext:value-type="float">
            <text:p>58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42" calcext:value-type="float">
            <text:p>42</text:p>
          </table:table-cell>
          <table:table-cell table:style-name="ce14"/>
          <table:table-cell table:style-name="ce228" office:value-type="float" office:value="52" calcext:value-type="float">
            <text:p>52</text:p>
          </table:table-cell>
          <table:table-cell table:style-name="ce228" office:value-type="float" office:value="91" calcext:value-type="float">
            <text:p>91</text:p>
          </table:table-cell>
          <table:table-cell table:style-name="ce228" office:value-type="float" office:value="109" calcext:value-type="float">
            <text:p>109</text:p>
          </table:table-cell>
          <table:table-cell table:style-name="ce228" office:value-type="float" office:value="10" calcext:value-type="float">
            <text:p>1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53" calcext:value-type="float">
            <text:p>53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4.6" calcext:value-type="float">
            <text:p>4.6</text:p>
          </table:table-cell>
          <table:table-cell table:style-name="ce228" office:value-type="float" office:value="5.6" calcext:value-type="float">
            <text:p>5.6</text:p>
          </table:table-cell>
          <table:table-cell table:style-name="ce228" office:value-type="float" office:value="34.4" calcext:value-type="float">
            <text:p>34.4</text:p>
          </table:table-cell>
          <table:table-cell table:style-name="ce228" office:value-type="float" office:value="82.4" calcext:value-type="float">
            <text:p>82.4</text:p>
          </table:table-cell>
          <table:table-cell table:style-name="ce228" office:value-type="float" office:value="84" calcext:value-type="float">
            <text:p>84</text:p>
          </table:table-cell>
          <table:table-cell table:style-name="ce228" office:value-type="float" office:value="61.6" calcext:value-type="float">
            <text:p>61.6</text:p>
          </table:table-cell>
          <table:table-cell table:style-name="ce228" office:value-type="float" office:value="43.4" calcext:value-type="float">
            <text:p>43.4</text:p>
          </table:table-cell>
          <table:table-cell table:style-name="ce14"/>
          <table:table-cell table:style-name="ce230" office:value-type="float" office:value="16" calcext:value-type="float">
            <text:p>16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24" calcext:value-type="float">
            <text:p>124</text:p>
          </table:table-cell>
          <table:table-cell table:style-name="ce230" office:value-type="float" office:value="18" calcext:value-type="float">
            <text:p>18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81" calcext:value-type="float">
            <text:p>81</text:p>
          </table:table-cell>
          <table:table-cell table:style-name="ce230" office:value-type="float" office:value="77" calcext:value-type="float">
            <text:p>77</text:p>
          </table:table-cell>
          <table:table-cell table:style-name="ce14"/>
          <table:table-cell table:style-name="ce228" office:value-type="float" office:value="16" calcext:value-type="float">
            <text:p>16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24" calcext:value-type="float">
            <text:p>124</text:p>
          </table:table-cell>
          <table:table-cell table:style-name="ce228" office:value-type="float" office:value="18" calcext:value-type="float">
            <text:p>18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81" calcext:value-type="float">
            <text:p>81</text:p>
          </table:table-cell>
          <table:table-cell table:style-name="ce228" office:value-type="float" office:value="77" calcext:value-type="float">
            <text:p>77</text:p>
          </table:table-cell>
          <table:table-cell table:style-name="ce14"/>
          <table:table-cell table:number-columns-repeated="3" table:style-name="ce228" office:value-type="float" office:value="1" calcext:value-type="float">
            <text:p>1</text:p>
          </table:table-cell>
          <table:table-cell table:style-name="ce228" office:value-type="float" office:value="16" calcext:value-type="float">
            <text:p>16</text:p>
          </table:table-cell>
          <table:table-cell table:style-name="ce228" office:value-type="float" office:value="134" calcext:value-type="float">
            <text:p>134</text:p>
          </table:table-cell>
          <table:table-cell table:style-name="ce228" office:value-type="float" office:value="131" calcext:value-type="float">
            <text:p>131</text:p>
          </table:table-cell>
          <table:table-cell table:style-name="ce228" office:value-type="float" office:value="32" calcext:value-type="float">
            <text:p>32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218" calcext:value-type="float">
            <text:p>218</text:p>
          </table:table-cell>
          <table:table-cell table:style-name="ce228" office:value-type="float" office:value="13" calcext:value-type="float">
            <text:p>13</text:p>
          </table:table-cell>
          <table:table-cell table:style-name="ce228" office:value-type="float" office:value="38" calcext:value-type="float">
            <text:p>38</text:p>
          </table:table-cell>
          <table:table-cell table:style-name="ce228" office:value-type="float" office:value="26" calcext:value-type="float">
            <text:p>26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31" calcext:value-type="float">
            <text:p>31</text:p>
          </table:table-cell>
          <table:table-cell table:style-name="ce228" office:value-type="float" office:value="82" calcext:value-type="float">
            <text:p>82</text:p>
          </table:table-cell>
          <table:table-cell table:style-name="ce228" office:value-type="float" office:value="89" calcext:value-type="float">
            <text:p>89</text:p>
          </table:table-cell>
          <table:table-cell table:style-name="ce228" office:value-type="float" office:value="57" calcext:value-type="float">
            <text:p>57</text:p>
          </table:table-cell>
          <table:table-cell table:style-name="ce228" office:value-type="float" office:value="53" calcext:value-type="float">
            <text:p>53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0.2" calcext:value-type="float">
            <text:p>0.2</text:p>
          </table:table-cell>
          <table:table-cell table:style-name="ce228" office:value-type="float" office:value="0.6" calcext:value-type="float">
            <text:p>0.6</text:p>
          </table:table-cell>
          <table:table-cell table:style-name="ce228" office:value-type="float" office:value="21.8" calcext:value-type="float">
            <text:p>21.8</text:p>
          </table:table-cell>
          <table:table-cell table:style-name="ce228" office:value-type="float" office:value="80.4" calcext:value-type="float">
            <text:p>80.4</text:p>
          </table:table-cell>
          <table:table-cell table:style-name="ce228" office:value-type="float" office:value="192.4" calcext:value-type="float">
            <text:p>192.4</text:p>
          </table:table-cell>
          <table:table-cell table:style-name="ce228" office:value-type="float" office:value="158.6" calcext:value-type="float">
            <text:p>158.6</text:p>
          </table:table-cell>
          <table:table-cell table:style-name="ce228" office:value-type="float" office:value="178" calcext:value-type="float">
            <text:p>178</text:p>
          </table:table-cell>
          <table:table-cell table:style-name="ce14"/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87" calcext:value-type="float">
            <text:p>87</text:p>
          </table:table-cell>
          <table:table-cell table:style-name="ce230" office:value-type="float" office:value="28" calcext:value-type="float">
            <text:p>28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97" calcext:value-type="float">
            <text:p>297</text:p>
          </table:table-cell>
          <table:table-cell table:style-name="ce230" office:value-type="float" office:value="219" calcext:value-type="float">
            <text:p>219</text:p>
          </table:table-cell>
          <table:table-cell table:style-name="ce14"/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87" calcext:value-type="float">
            <text:p>87</text:p>
          </table:table-cell>
          <table:table-cell table:style-name="ce228" office:value-type="float" office:value="28" calcext:value-type="float">
            <text:p>28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97" calcext:value-type="float">
            <text:p>297</text:p>
          </table:table-cell>
          <table:table-cell table:style-name="ce228" office:value-type="float" office:value="219" calcext:value-type="float">
            <text:p>219</text:p>
          </table:table-cell>
          <table:table-cell table:style-name="ce14"/>
          <table:table-cell table:number-columns-repeated="3" table:style-name="ce228" office:value-type="float" office:value="0" calcext:value-type="float">
            <text:p>0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277" calcext:value-type="float">
            <text:p>277</text:p>
          </table:table-cell>
          <table:table-cell table:style-name="ce228" office:value-type="float" office:value="266" calcext:value-type="float">
            <text:p>266</text:p>
          </table:table-cell>
          <table:table-cell table:style-name="ce228" office:value-type="float" office:value="81" calcext:value-type="float">
            <text:p>81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355" calcext:value-type="float">
            <text:p>355</text:p>
          </table:table-cell>
          <table:table-cell table:style-name="ce228" office:value-type="float" office:value="58" calcext:value-type="float">
            <text:p>58</text:p>
          </table:table-cell>
          <table:table-cell table:style-name="ce228" office:value-type="float" office:value="87" calcext:value-type="float">
            <text:p>87</text:p>
          </table:table-cell>
          <table:table-cell table:style-name="ce228" office:value-type="float" office:value="129" calcext:value-type="float">
            <text:p>129</text:p>
          </table:table-cell>
          <table:table-cell table:style-name="ce14"/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19" calcext:value-type="float">
            <text:p>19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65" calcext:value-type="float">
            <text:p>265</text:p>
          </table:table-cell>
          <table:table-cell table:style-name="ce228" office:value-type="float" office:value="60" calcext:value-type="float">
            <text:p>60</text:p>
          </table:table-cell>
          <table:table-cell table:style-name="ce228" office:value-type="float" office:value="288" calcext:value-type="float">
            <text:p>288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2.4" calcext:value-type="float">
            <text:p>2.4</text:p>
          </table:table-cell>
          <table:table-cell table:style-name="ce228" office:value-type="float" office:value="3.6" calcext:value-type="float">
            <text:p>3.6</text:p>
          </table:table-cell>
          <table:table-cell table:style-name="ce228" office:value-type="float" office:value="13" calcext:value-type="float">
            <text:p>13</text:p>
          </table:table-cell>
          <table:table-cell table:style-name="ce228" office:value-type="float" office:value="55.2" calcext:value-type="float">
            <text:p>55.2</text:p>
          </table:table-cell>
          <table:table-cell table:style-name="ce228" office:value-type="float" office:value="47.6" calcext:value-type="float">
            <text:p>47.6</text:p>
          </table:table-cell>
          <table:table-cell table:style-name="ce228" office:value-type="float" office:value="130" calcext:value-type="float">
            <text:p>130</text:p>
          </table:table-cell>
          <table:table-cell table:style-name="ce228" office:value-type="float" office:value="64.2" calcext:value-type="float">
            <text:p>64.2</text:p>
          </table:table-cell>
          <table:table-cell table:style-name="ce14"/>
          <table:table-cell table:number-columns-repeated="2" table:style-name="ce230" office:value-type="float" office:value="0" calcext:value-type="float">
            <text:p>0</text:p>
          </table:table-cell>
          <table:table-cell table:style-name="ce230" office:value-type="float" office:value="7" calcext:value-type="float">
            <text:p>7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0" office:value-type="float" office:value="290" calcext:value-type="float">
            <text:p>290</text:p>
          </table:table-cell>
          <table:table-cell table:style-name="ce230" office:value-type="float" office:value="19" calcext:value-type="float">
            <text:p>19</text:p>
          </table:table-cell>
          <table:table-cell table:style-name="ce14"/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7" calcext:value-type="float">
            <text:p>7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290" calcext:value-type="float">
            <text:p>290</text:p>
          </table:table-cell>
          <table:table-cell table:style-name="ce228" office:value-type="float" office:value="19" calcext:value-type="float">
            <text:p>19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5" calcext:value-type="float">
            <text:p>15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121" calcext:value-type="float">
            <text:p>121</text:p>
          </table:table-cell>
          <table:table-cell table:style-name="ce228" office:value-type="float" office:value="160" calcext:value-type="float">
            <text:p>160</text:p>
          </table:table-cell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6" calcext:value-type="float">
            <text:p>6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14" calcext:value-type="float">
            <text:p>114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183" calcext:value-type="float">
            <text:p>183</text:p>
          </table:table-cell>
          <table:table-cell table:style-name="ce228" office:value-type="float" office:value="13" calcext:value-type="float">
            <text:p>13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55" calcext:value-type="float">
            <text:p>55</text:p>
          </table:table-cell>
          <table:table-cell table:style-name="ce228" office:value-type="float" office:value="33" calcext:value-type="float">
            <text:p>33</text:p>
          </table:table-cell>
          <table:table-cell table:style-name="ce228" office:value-type="float" office:value="25" calcext:value-type="float">
            <text:p>25</text:p>
          </table:table-cell>
          <table:table-cell table:style-name="ce228" office:value-type="float" office:value="132" calcext:value-type="float">
            <text:p>132</text:p>
          </table:table-cell>
          <table:table-cell table:style-name="ce228" office:value-type="float" office:value="70" calcext:value-type="float">
            <text:p>70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.2" calcext:value-type="float">
            <text:p>1.2</text:p>
          </table:table-cell>
          <table:table-cell table:style-name="ce228" office:value-type="float" office:value="34" calcext:value-type="float">
            <text:p>34</text:p>
          </table:table-cell>
          <table:table-cell table:style-name="ce228" office:value-type="float" office:value="43.4" calcext:value-type="float">
            <text:p>43.4</text:p>
          </table:table-cell>
          <table:table-cell table:style-name="ce228" office:value-type="float" office:value="85.6" calcext:value-type="float">
            <text:p>85.6</text:p>
          </table:table-cell>
          <table:table-cell table:style-name="ce228" office:value-type="float" office:value="76.4" calcext:value-type="float">
            <text:p>76.4</text:p>
          </table:table-cell>
          <table:table-cell table:style-name="ce228" office:value-type="float" office:value="74.4" calcext:value-type="float">
            <text:p>74.4</text:p>
          </table:table-cell>
          <table:table-cell table:style-name="ce14"/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58" calcext:value-type="float">
            <text:p>158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36" calcext:value-type="float">
            <text:p>136</text:p>
          </table:table-cell>
          <table:table-cell table:style-name="ce230" office:value-type="float" office:value="13" calcext:value-type="float">
            <text:p>13</text:p>
          </table:table-cell>
          <table:table-cell table:style-name="ce14"/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58" calcext:value-type="float">
            <text:p>158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36" calcext:value-type="float">
            <text:p>136</text:p>
          </table:table-cell>
          <table:table-cell table:style-name="ce228" office:value-type="float" office:value="13" calcext:value-type="float">
            <text:p>13</text:p>
          </table:table-cell>
          <table:table-cell table:style-name="ce14"/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13" calcext:value-type="float">
            <text:p>13</text:p>
          </table:table-cell>
          <table:table-cell table:style-name="ce228" office:value-type="float" office:value="174" calcext:value-type="float">
            <text:p>174</text:p>
          </table:table-cell>
          <table:table-cell table:style-name="ce228" office:value-type="float" office:value="126" calcext:value-type="float">
            <text:p>126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08" calcext:value-type="float">
            <text:p>208</text:p>
          </table:table-cell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41" calcext:value-type="float">
            <text:p>41</text:p>
          </table:table-cell>
          <table:table-cell table:style-name="ce228" office:value-type="float" office:value="45" calcext:value-type="float">
            <text:p>45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218" calcext:value-type="float">
            <text:p>218</text:p>
          </table:table-cell>
          <table:table-cell table:style-name="ce228" office:value-type="float" office:value="18" calcext:value-type="float">
            <text:p>18</text:p>
          </table:table-cell>
          <table:table-cell table:style-name="ce228" office:value-type="float" office:value="66" calcext:value-type="float">
            <text:p>66</text:p>
          </table:table-cell>
          <table:table-cell table:style-name="ce14" table:number-columns-repeated="977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1009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number-columns-repeated="7"/>
          <table:table-cell table:style-name="ce100" table:number-columns-repeated="2"/>
          <table:table-cell/>
          <table:table-cell table:style-name="ce587"/>
          <table:table-cell table:style-name="ce590"/>
          <table:table-cell table:style-name="ce593"/>
          <table:table-cell table:style-name="ce596"/>
          <table:table-cell table:style-name="ce599"/>
          <table:table-cell table:style-name="ce605"/>
          <table:table-cell table:style-name="ce610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588"/>
          <table:table-cell table:style-name="ce590"/>
          <table:table-cell table:style-name="ce593"/>
          <table:table-cell table:style-name="ce596"/>
          <table:table-cell table:style-name="ce599"/>
          <table:table-cell table:style-name="ce605" office:value-type="string" calcext:value-type="string">
            <text:p>Fold 2</text:p>
          </table:table-cell>
          <table:table-cell table:style-name="ce610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229" office:value-type="float" office:value="268" calcext:value-type="float">
            <text:p>268.00</text:p>
          </table:table-cell>
          <table:table-cell table:style-name="ce229" office:value-type="float" office:value="119.4" calcext:value-type="float">
            <text:p>119.40</text:p>
          </table:table-cell>
          <table:table-cell table:style-name="ce229" office:value-type="float" office:value="84.4" calcext:value-type="float">
            <text:p>84.40</text:p>
          </table:table-cell>
          <table:table-cell table:style-name="ce229" office:value-type="float" office:value="56.4" calcext:value-type="float">
            <text:p>56.40</text:p>
          </table:table-cell>
          <table:table-cell table:style-name="ce229" office:value-type="float" office:value="16.4" calcext:value-type="float">
            <text:p>16.40</text:p>
          </table:table-cell>
          <table:table-cell table:style-name="ce229" office:value-type="float" office:value="1.8" calcext:value-type="float">
            <text:p>1.80</text:p>
          </table:table-cell>
          <table:table-cell table:style-name="ce229" office:value-type="float" office:value="3.6" calcext:value-type="float">
            <text:p>3.60</text:p>
          </table:table-cell>
          <table:table-cell table:style-name="ce14"/>
          <table:table-cell table:style-name="ce231" office:value-type="float" office:value="487" calcext:value-type="float">
            <text:p>487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31" calcext:value-type="float">
            <text:p>31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2" calcext:value-type="float">
            <text:p>2</text:p>
          </table:table-cell>
          <table:table-cell table:style-name="ce248"/>
          <table:table-cell table:style-name="ce251" office:value-type="float" office:value="50" calcext:value-type="float">
            <text:p>50</text:p>
          </table:table-cell>
          <table:table-cell table:style-name="ce231" office:value-type="float" office:value="330" calcext:value-type="float">
            <text:p>330</text:p>
          </table:table-cell>
          <table:table-cell table:style-name="ce231" office:value-type="float" office:value="134" calcext:value-type="float">
            <text:p>134</text:p>
          </table:table-cell>
          <table:table-cell table:style-name="ce231" office:value-type="float" office:value="22" calcext:value-type="float">
            <text:p>22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2" calcext:value-type="float">
            <text:p>2</text:p>
          </table:table-cell>
          <table:table-cell table:style-name="ce14"/>
          <table:table-cell table:style-name="ce231" office:value-type="float" office:value="162" calcext:value-type="float">
            <text:p>162</text:p>
          </table:table-cell>
          <table:table-cell table:style-name="ce231" office:value-type="float" office:value="122" calcext:value-type="float">
            <text:p>122</text:p>
          </table:table-cell>
          <table:table-cell table:style-name="ce231" office:value-type="float" office:value="28" calcext:value-type="float">
            <text:p>28</text:p>
          </table:table-cell>
          <table:table-cell table:style-name="ce231" office:value-type="float" office:value="189" calcext:value-type="float">
            <text:p>189</text:p>
          </table:table-cell>
          <table:table-cell table:style-name="ce231" office:value-type="float" office:value="46" calcext:value-type="float">
            <text:p>46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" calcext:value-type="float">
            <text:p>3</text:p>
          </table:table-cell>
          <table:table-cell table:style-name="ce14"/>
          <table:table-cell table:style-name="ce231" office:value-type="float" office:value="387" calcext:value-type="float">
            <text:p>387</text:p>
          </table:table-cell>
          <table:table-cell table:style-name="ce231" office:value-type="float" office:value="48" calcext:value-type="float">
            <text:p>48</text:p>
          </table:table-cell>
          <table:table-cell table:style-name="ce231" office:value-type="float" office:value="74" calcext:value-type="float">
            <text:p>74</text:p>
          </table:table-cell>
          <table:table-cell table:style-name="ce231" office:value-type="float" office:value="24" calcext:value-type="float">
            <text:p>24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" calcext:value-type="float">
            <text:p>3</text:p>
          </table:table-cell>
          <table:table-cell table:style-name="ce14"/>
          <table:table-cell table:style-name="ce231" office:value-type="float" office:value="254" calcext:value-type="float">
            <text:p>254</text:p>
          </table:table-cell>
          <table:table-cell table:style-name="ce231" office:value-type="float" office:value="80" calcext:value-type="float">
            <text:p>80</text:p>
          </table:table-cell>
          <table:table-cell table:style-name="ce231" office:value-type="float" office:value="155" calcext:value-type="float">
            <text:p>155</text:p>
          </table:table-cell>
          <table:table-cell table:style-name="ce231" office:value-type="float" office:value="39" calcext:value-type="float">
            <text:p>39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8" calcext:value-type="float">
            <text:p>8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101.8" calcext:value-type="float">
            <text:p>101.80</text:p>
          </table:table-cell>
          <table:table-cell table:style-name="ce229" office:value-type="float" office:value="50.6" calcext:value-type="float">
            <text:p>50.60</text:p>
          </table:table-cell>
          <table:table-cell table:style-name="ce229" office:value-type="float" office:value="62.6" calcext:value-type="float">
            <text:p>62.60</text:p>
          </table:table-cell>
          <table:table-cell table:style-name="ce229" office:value-type="float" office:value="32.2" calcext:value-type="float">
            <text:p>32.20</text:p>
          </table:table-cell>
          <table:table-cell table:style-name="ce229" office:value-type="float" office:value="40" calcext:value-type="float">
            <text:p>40.00</text:p>
          </table:table-cell>
          <table:table-cell table:style-name="ce229" office:value-type="float" office:value="2.2" calcext:value-type="float">
            <text:p>2.20</text:p>
          </table:table-cell>
          <table:table-cell table:style-name="ce229" office:value-type="float" office:value="26.6" calcext:value-type="float">
            <text:p>26.60</text:p>
          </table:table-cell>
          <table:table-cell table:style-name="ce14"/>
          <table:table-cell table:style-name="ce231" office:value-type="float" office:value="211" calcext:value-type="float">
            <text:p>211</text:p>
          </table:table-cell>
          <table:table-cell table:style-name="ce231" office:value-type="float" office:value="13" calcext:value-type="float">
            <text:p>13</text:p>
          </table:table-cell>
          <table:table-cell table:style-name="ce231" office:value-type="float" office:value="66" calcext:value-type="float">
            <text:p>66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1" calcext:value-type="float">
            <text:p>1</text:p>
          </table:table-cell>
          <table:table-cell table:style-name="ce248"/>
          <table:table-cell table:style-name="ce251" office:value-type="float" office:value="45" calcext:value-type="float">
            <text:p>45</text:p>
          </table:table-cell>
          <table:table-cell table:style-name="ce231" office:value-type="float" office:value="177" calcext:value-type="float">
            <text:p>177</text:p>
          </table:table-cell>
          <table:table-cell table:style-name="ce231" office:value-type="float" office:value="84" calcext:value-type="float">
            <text:p>84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2" table:style-name="ce231" office:value-type="float" office:value="1" calcext:value-type="float">
            <text:p>1</text:p>
          </table:table-cell>
          <table:table-cell table:style-name="ce14"/>
          <table:table-cell table:style-name="ce231" office:value-type="float" office:value="30" calcext:value-type="float">
            <text:p>30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13" calcext:value-type="float">
            <text:p>13</text:p>
          </table:table-cell>
          <table:table-cell table:style-name="ce231" office:value-type="float" office:value="86" calcext:value-type="float">
            <text:p>86</text:p>
          </table:table-cell>
          <table:table-cell table:style-name="ce231" office:value-type="float" office:value="84" calcext:value-type="float">
            <text:p>84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80" calcext:value-type="float">
            <text:p>80</text:p>
          </table:table-cell>
          <table:table-cell table:style-name="ce14"/>
          <table:table-cell table:style-name="ce231" office:value-type="float" office:value="145" calcext:value-type="float">
            <text:p>145</text:p>
          </table:table-cell>
          <table:table-cell table:style-name="ce231" office:value-type="float" office:value="25" calcext:value-type="float">
            <text:p>25</text:p>
          </table:table-cell>
          <table:table-cell table:style-name="ce231" office:value-type="float" office:value="74" calcext:value-type="float">
            <text:p>74</text:p>
          </table:table-cell>
          <table:table-cell table:style-name="ce231" office:value-type="float" office:value="26" calcext:value-type="float">
            <text:p>26</text:p>
          </table:table-cell>
          <table:table-cell table:style-name="ce231" office:value-type="float" office:value="36" calcext:value-type="float">
            <text:p>36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9" calcext:value-type="float">
            <text:p>9</text:p>
          </table:table-cell>
          <table:table-cell table:style-name="ce14"/>
          <table:table-cell table:style-name="ce231" office:value-type="float" office:value="78" calcext:value-type="float">
            <text:p>78</text:p>
          </table:table-cell>
          <table:table-cell table:style-name="ce231" office:value-type="float" office:value="20" calcext:value-type="float">
            <text:p>20</text:p>
          </table:table-cell>
          <table:table-cell table:style-name="ce231" office:value-type="float" office:value="76" calcext:value-type="float">
            <text:p>76</text:p>
          </table:table-cell>
          <table:table-cell table:style-name="ce231" office:value-type="float" office:value="30" calcext:value-type="float">
            <text:p>30</text:p>
          </table:table-cell>
          <table:table-cell table:style-name="ce231" office:value-type="float" office:value="70" calcext:value-type="float">
            <text:p>7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42" calcext:value-type="float">
            <text:p>42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56.6" calcext:value-type="float">
            <text:p>56.60</text:p>
          </table:table-cell>
          <table:table-cell table:style-name="ce229" office:value-type="float" office:value="31" calcext:value-type="float">
            <text:p>31.00</text:p>
          </table:table-cell>
          <table:table-cell table:style-name="ce229" office:value-type="float" office:value="114" calcext:value-type="float">
            <text:p>114.00</text:p>
          </table:table-cell>
          <table:table-cell table:style-name="ce229" office:value-type="float" office:value="62.4" calcext:value-type="float">
            <text:p>62.40</text:p>
          </table:table-cell>
          <table:table-cell table:style-name="ce229" office:value-type="float" office:value="46.2" calcext:value-type="float">
            <text:p>46.20</text:p>
          </table:table-cell>
          <table:table-cell table:style-name="ce229" office:value-type="float" office:value="0.8" calcext:value-type="float">
            <text:p>0.80</text:p>
          </table:table-cell>
          <table:table-cell table:style-name="ce229" office:value-type="float" office:value="5" calcext:value-type="float">
            <text:p>5.00</text:p>
          </table:table-cell>
          <table:table-cell table:style-name="ce14"/>
          <table:table-cell table:style-name="ce231" office:value-type="float" office:value="129" calcext:value-type="float">
            <text:p>129</text:p>
          </table:table-cell>
          <table:table-cell table:style-name="ce231" office:value-type="float" office:value="30" calcext:value-type="float">
            <text:p>30</text:p>
          </table:table-cell>
          <table:table-cell table:style-name="ce231" office:value-type="float" office:value="129" calcext:value-type="float">
            <text:p>129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" calcext:value-type="float">
            <text:p>3</text:p>
          </table:table-cell>
          <table:table-cell table:style-name="ce248"/>
          <table:table-cell table:style-name="ce251" office:value-type="float" office:value="8" calcext:value-type="float">
            <text:p>8</text:p>
          </table:table-cell>
          <table:table-cell table:style-name="ce231" office:value-type="float" office:value="60" calcext:value-type="float">
            <text:p>60</text:p>
          </table:table-cell>
          <table:table-cell table:style-name="ce231" office:value-type="float" office:value="123" calcext:value-type="float">
            <text:p>123</text:p>
          </table:table-cell>
          <table:table-cell table:style-name="ce231" office:value-type="float" office:value="86" calcext:value-type="float">
            <text:p>86</text:p>
          </table:table-cell>
          <table:table-cell table:style-name="ce231" office:value-type="float" office:value="36" calcext:value-type="float">
            <text:p>36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0" calcext:value-type="float">
            <text:p>0</text:p>
          </table:table-cell>
          <table:table-cell table:style-name="ce14"/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19" calcext:value-type="float">
            <text:p>19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office:value-type="float" office:value="144" calcext:value-type="float">
            <text:p>144</text:p>
          </table:table-cell>
          <table:table-cell table:style-name="ce231" office:value-type="float" office:value="113" calcext:value-type="float">
            <text:p>113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11" calcext:value-type="float">
            <text:p>11</text:p>
          </table:table-cell>
          <table:table-cell table:style-name="ce14"/>
          <table:table-cell table:style-name="ce231" office:value-type="float" office:value="65" calcext:value-type="float">
            <text:p>65</text:p>
          </table:table-cell>
          <table:table-cell table:style-name="ce231" office:value-type="float" office:value="29" calcext:value-type="float">
            <text:p>29</text:p>
          </table:table-cell>
          <table:table-cell table:style-name="ce231" office:value-type="float" office:value="175" calcext:value-type="float">
            <text:p>175</text:p>
          </table:table-cell>
          <table:table-cell table:style-name="ce231" office:value-type="float" office:value="29" calcext:value-type="float">
            <text:p>29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14"/>
          <table:table-cell table:style-name="ce231" office:value-type="float" office:value="63" calcext:value-type="float">
            <text:p>63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133" calcext:value-type="float">
            <text:p>133</text:p>
          </table:table-cell>
          <table:table-cell table:style-name="ce231" office:value-type="float" office:value="35" calcext:value-type="float">
            <text:p>35</text:p>
          </table:table-cell>
          <table:table-cell table:style-name="ce231" office:value-type="float" office:value="58" calcext:value-type="float">
            <text:p>58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0" calcext:value-type="float">
            <text:p>10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12.4" calcext:value-type="float">
            <text:p>12.40</text:p>
          </table:table-cell>
          <table:table-cell table:style-name="ce229" office:value-type="float" office:value="6.4" calcext:value-type="float">
            <text:p>6.40</text:p>
          </table:table-cell>
          <table:table-cell table:style-name="ce229" office:value-type="float" office:value="55.4" calcext:value-type="float">
            <text:p>55.40</text:p>
          </table:table-cell>
          <table:table-cell table:style-name="ce229" office:value-type="float" office:value="49.6" calcext:value-type="float">
            <text:p>49.60</text:p>
          </table:table-cell>
          <table:table-cell table:style-name="ce229" office:value-type="float" office:value="109.6" calcext:value-type="float">
            <text:p>109.60</text:p>
          </table:table-cell>
          <table:table-cell table:style-name="ce229" office:value-type="float" office:value="4.6" calcext:value-type="float">
            <text:p>4.60</text:p>
          </table:table-cell>
          <table:table-cell table:style-name="ce229" office:value-type="float" office:value="78" calcext:value-type="float">
            <text:p>78.00</text:p>
          </table:table-cell>
          <table:table-cell table:style-name="ce14"/>
          <table:table-cell table:style-name="ce231" office:value-type="float" office:value="45" calcext:value-type="float">
            <text:p>45</text:p>
          </table:table-cell>
          <table:table-cell table:style-name="ce231" office:value-type="float" office:value="24" calcext:value-type="float">
            <text:p>24</text:p>
          </table:table-cell>
          <table:table-cell table:style-name="ce231" office:value-type="float" office:value="98" calcext:value-type="float">
            <text:p>98</text:p>
          </table:table-cell>
          <table:table-cell table:style-name="ce231" office:value-type="float" office:value="94" calcext:value-type="float">
            <text:p>94</text:p>
          </table:table-cell>
          <table:table-cell table:style-name="ce231" office:value-type="float" office:value="46" calcext:value-type="float">
            <text:p>46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6" calcext:value-type="float">
            <text:p>6</text:p>
          </table:table-cell>
          <table:table-cell table:style-name="ce248"/>
          <table:table-cell table:style-name="ce251" office:value-type="float" office:value="0" calcext:value-type="float">
            <text:p>0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71" calcext:value-type="float">
            <text:p>71</text:p>
          </table:table-cell>
          <table:table-cell table:style-name="ce231" office:value-type="float" office:value="145" calcext:value-type="float">
            <text:p>145</text:p>
          </table:table-cell>
          <table:table-cell table:style-name="ce231" office:value-type="float" office:value="11" calcext:value-type="float">
            <text:p>11</text:p>
          </table:table-cell>
          <table:table-cell table:style-name="ce231" office:value-type="float" office:value="78" calcext:value-type="float">
            <text:p>78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89" calcext:value-type="float">
            <text:p>89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215" calcext:value-type="float">
            <text:p>215</text:p>
          </table:table-cell>
          <table:table-cell table:style-name="ce14"/>
          <table:table-cell table:style-name="ce231" office:value-type="float" office:value="10" calcext:value-type="float">
            <text:p>1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06" calcext:value-type="float">
            <text:p>106</text:p>
          </table:table-cell>
          <table:table-cell table:style-name="ce231" office:value-type="float" office:value="41" calcext:value-type="float">
            <text:p>41</text:p>
          </table:table-cell>
          <table:table-cell table:style-name="ce231" office:value-type="float" office:value="122" calcext:value-type="float">
            <text:p>122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34" calcext:value-type="float">
            <text:p>34</text:p>
          </table:table-cell>
          <table:table-cell table:style-name="ce14"/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65" calcext:value-type="float">
            <text:p>65</text:p>
          </table:table-cell>
          <table:table-cell table:style-name="ce231" office:value-type="float" office:value="37" calcext:value-type="float">
            <text:p>37</text:p>
          </table:table-cell>
          <table:table-cell table:style-name="ce231" office:value-type="float" office:value="146" calcext:value-type="float">
            <text:p>146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57" calcext:value-type="float">
            <text:p>57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1" calcext:value-type="float">
            <text:p>1.00</text:p>
          </table:table-cell>
          <table:table-cell table:style-name="ce229" office:value-type="float" office:value="1.4" calcext:value-type="float">
            <text:p>1.40</text:p>
          </table:table-cell>
          <table:table-cell table:style-name="ce229" office:value-type="float" office:value="10" calcext:value-type="float">
            <text:p>10.00</text:p>
          </table:table-cell>
          <table:table-cell table:style-name="ce229" office:value-type="float" office:value="30.8" calcext:value-type="float">
            <text:p>30.80</text:p>
          </table:table-cell>
          <table:table-cell table:style-name="ce229" office:value-type="float" office:value="178.6" calcext:value-type="float">
            <text:p>178.60</text:p>
          </table:table-cell>
          <table:table-cell table:style-name="ce229" office:value-type="float" office:value="32.6" calcext:value-type="float">
            <text:p>32.60</text:p>
          </table:table-cell>
          <table:table-cell table:style-name="ce229" office:value-type="float" office:value="377.6" calcext:value-type="float">
            <text:p>377.60</text:p>
          </table:table-cell>
          <table:table-cell table:style-name="ce14"/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24" calcext:value-type="float">
            <text:p>24</text:p>
          </table:table-cell>
          <table:table-cell table:style-name="ce231" office:value-type="float" office:value="107" calcext:value-type="float">
            <text:p>107</text:p>
          </table:table-cell>
          <table:table-cell table:style-name="ce231" office:value-type="float" office:value="150" calcext:value-type="float">
            <text:p>150</text:p>
          </table:table-cell>
          <table:table-cell table:style-name="ce231" office:value-type="float" office:value="62" calcext:value-type="float">
            <text:p>62</text:p>
          </table:table-cell>
          <table:table-cell table:style-name="ce231" office:value-type="float" office:value="277" calcext:value-type="float">
            <text:p>277</text:p>
          </table:table-cell>
          <table:table-cell table:style-name="ce248"/>
          <table:table-cell table:style-name="ce251" office:value-type="float" office:value="0" calcext:value-type="float">
            <text:p>0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5" calcext:value-type="float">
            <text:p>25</text:p>
          </table:table-cell>
          <table:table-cell table:style-name="ce231" office:value-type="float" office:value="184" calcext:value-type="float">
            <text:p>184</text:p>
          </table:table-cell>
          <table:table-cell table:style-name="ce231" office:value-type="float" office:value="66" calcext:value-type="float">
            <text:p>66</text:p>
          </table:table-cell>
          <table:table-cell table:style-name="ce231" office:value-type="float" office:value="357" calcext:value-type="float">
            <text:p>357</text:p>
          </table:table-cell>
          <table:table-cell table:style-name="ce14"/>
          <table:table-cell table:number-columns-repeated="3" table:style-name="ce231" office:value-type="float" office:value="0" calcext:value-type="float">
            <text:p>0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91" calcext:value-type="float">
            <text:p>91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516" calcext:value-type="float">
            <text:p>516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2" calcext:value-type="float">
            <text:p>22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238" calcext:value-type="float">
            <text:p>238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348" calcext:value-type="float">
            <text:p>348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230" calcext:value-type="float">
            <text:p>23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90" calcext:value-type="float">
            <text:p>390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0.2" calcext:value-type="float">
            <text:p>0.20</text:p>
          </table:table-cell>
          <table:table-cell table:style-name="ce229" office:value-type="float" office:value="0.6" calcext:value-type="float">
            <text:p>0.60</text:p>
          </table:table-cell>
          <table:table-cell table:style-name="ce229" office:value-type="float" office:value="7.4" calcext:value-type="float">
            <text:p>7.40</text:p>
          </table:table-cell>
          <table:table-cell table:style-name="ce229" office:value-type="float" office:value="31.4" calcext:value-type="float">
            <text:p>31.40</text:p>
          </table:table-cell>
          <table:table-cell table:style-name="ce229" office:value-type="float" office:value="69.6" calcext:value-type="float">
            <text:p>69.60</text:p>
          </table:table-cell>
          <table:table-cell table:style-name="ce229" office:value-type="float" office:value="28.2" calcext:value-type="float">
            <text:p>28.20</text:p>
          </table:table-cell>
          <table:table-cell table:style-name="ce229" office:value-type="float" office:value="178.6" calcext:value-type="float">
            <text:p>178.60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9" calcext:value-type="float">
            <text:p>9</text:p>
          </table:table-cell>
          <table:table-cell table:style-name="ce231" office:value-type="float" office:value="38" calcext:value-type="float">
            <text:p>38</text:p>
          </table:table-cell>
          <table:table-cell table:style-name="ce231" office:value-type="float" office:value="61" calcext:value-type="float">
            <text:p>61</text:p>
          </table:table-cell>
          <table:table-cell table:style-name="ce231" office:value-type="float" office:value="206" calcext:value-type="float">
            <text:p>206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59" calcext:value-type="float">
            <text:p>59</text:p>
          </table:table-cell>
          <table:table-cell table:style-name="ce231" office:value-type="float" office:value="110" calcext:value-type="float">
            <text:p>110</text:p>
          </table:table-cell>
          <table:table-cell table:style-name="ce231" office:value-type="float" office:value="27" calcext:value-type="float">
            <text:p>27</text:p>
          </table:table-cell>
          <table:table-cell table:style-name="ce231" office:value-type="float" office:value="119" calcext:value-type="float">
            <text:p>119</text:p>
          </table:table-cell>
          <table:table-cell table:style-name="ce14"/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75" calcext:value-type="float">
            <text:p>75</text:p>
          </table:table-cell>
          <table:table-cell table:style-name="ce231" office:value-type="float" office:value="97" calcext:value-type="float">
            <text:p>97</text:p>
          </table:table-cell>
          <table:table-cell table:style-name="ce231" office:value-type="float" office:value="12" calcext:value-type="float">
            <text:p>12</text:p>
          </table:table-cell>
          <table:table-cell table:style-name="ce231" office:value-type="float" office:value="130" calcext:value-type="float">
            <text:p>130</text:p>
          </table:table-cell>
          <table:table-cell table:style-name="ce14"/>
          <table:table-cell table:number-columns-repeated="2" table:style-name="ce231" office:value-type="float" office:value="1" calcext:value-type="float">
            <text:p>1</text:p>
          </table:table-cell>
          <table:table-cell table:style-name="ce231" office:value-type="float" office:value="32" calcext:value-type="float">
            <text:p>32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77" calcext:value-type="float">
            <text:p>77</text:p>
          </table:table-cell>
          <table:table-cell table:style-name="ce231" office:value-type="float" office:value="41" calcext:value-type="float">
            <text:p>41</text:p>
          </table:table-cell>
          <table:table-cell table:style-name="ce231" office:value-type="float" office:value="150" calcext:value-type="float">
            <text:p>150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26" calcext:value-type="float">
            <text:p>26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288" calcext:value-type="float">
            <text:p>288</text:p>
          </table:table-cell>
          <table:table-cell table:style-name="ce14" table:number-columns-repeated="977"/>
        </table:table-row>
        <table:table-row table:style-name="ro1">
          <table:table-cell table:number-columns-repeated="2" table:style-name="ce229" office:value-type="float" office:value="1.4" calcext:value-type="float">
            <text:p>1.40</text:p>
          </table:table-cell>
          <table:table-cell table:style-name="ce229" office:value-type="float" office:value="8.4" calcext:value-type="float">
            <text:p>8.40</text:p>
          </table:table-cell>
          <table:table-cell table:style-name="ce229" office:value-type="float" office:value="47.2" calcext:value-type="float">
            <text:p>47.20</text:p>
          </table:table-cell>
          <table:table-cell table:style-name="ce229" office:value-type="float" office:value="146" calcext:value-type="float">
            <text:p>146.00</text:p>
          </table:table-cell>
          <table:table-cell table:style-name="ce229" office:value-type="float" office:value="9.4" calcext:value-type="float">
            <text:p>9.40</text:p>
          </table:table-cell>
          <table:table-cell table:style-name="ce229" office:value-type="float" office:value="102.2" calcext:value-type="float">
            <text:p>102.20</text:p>
          </table:table-cell>
          <table:table-cell table:style-name="ce14"/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126" calcext:value-type="float">
            <text:p>126</text:p>
          </table:table-cell>
          <table:table-cell table:style-name="ce231" office:value-type="float" office:value="152" calcext:value-type="float">
            <text:p>152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21" calcext:value-type="float">
            <text:p>21</text:p>
          </table:table-cell>
          <table:table-cell table:style-name="ce14"/>
          <table:table-cell table:number-columns-repeated="3" table:style-name="ce231" office:value-type="float" office:value="0" calcext:value-type="float">
            <text:p>0</text:p>
          </table:table-cell>
          <table:table-cell table:style-name="ce231" office:value-type="float" office:value="26" calcext:value-type="float">
            <text:p>26</text:p>
          </table:table-cell>
          <table:table-cell table:style-name="ce231" office:value-type="float" office:value="152" calcext:value-type="float">
            <text:p>152</text:p>
          </table:table-cell>
          <table:table-cell table:style-name="ce231" office:value-type="float" office:value="13" calcext:value-type="float">
            <text:p>13</text:p>
          </table:table-cell>
          <table:table-cell table:style-name="ce231" office:value-type="float" office:value="125" calcext:value-type="float">
            <text:p>125</text:p>
          </table:table-cell>
          <table:table-cell table:style-name="ce14"/>
          <table:table-cell table:number-columns-repeated="3" table:style-name="ce231" office:value-type="float" office:value="0" calcext:value-type="float">
            <text:p>0</text:p>
          </table:table-cell>
          <table:table-cell table:style-name="ce231" office:value-type="float" office:value="16" calcext:value-type="float">
            <text:p>16</text:p>
          </table:table-cell>
          <table:table-cell table:style-name="ce231" office:value-type="float" office:value="127" calcext:value-type="float">
            <text:p>127</text:p>
          </table:table-cell>
          <table:table-cell table:style-name="ce231" office:value-type="float" office:value="27" calcext:value-type="float">
            <text:p>27</text:p>
          </table:table-cell>
          <table:table-cell table:style-name="ce231" office:value-type="float" office:value="146" calcext:value-type="float">
            <text:p>146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28" calcext:value-type="float">
            <text:p>28</text:p>
          </table:table-cell>
          <table:table-cell table:style-name="ce231" office:value-type="float" office:value="175" calcext:value-type="float">
            <text:p>175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90" calcext:value-type="float">
            <text:p>90</text:p>
          </table:table-cell>
          <table:table-cell table:style-name="ce14"/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40" calcext:value-type="float">
            <text:p>40</text:p>
          </table:table-cell>
          <table:table-cell table:style-name="ce231" office:value-type="float" office:value="124" calcext:value-type="float">
            <text:p>124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29" calcext:value-type="float">
            <text:p>129</text:p>
          </table:table-cell>
          <table:table-cell table:style-name="ce14" table:number-columns-repeated="97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3" office:value-type="string" calcext:value-type="string">
            <text:p>Binary LSTM+Att</text:p>
          </table:table-cell>
          <table:table-cell table:number-columns-repeated="1023"/>
        </table:table-row>
        <table:table-row table:style-name="ro1">
          <table:table-cell table:style-name="ce141" office:value-type="string" calcext:value-type="string">
            <text:p>Mean Across Folds</text:p>
          </table:table-cell>
          <table:table-cell table:number-columns-repeated="2"/>
          <table:table-cell office:value-type="string" calcext:value-type="string">
            <text:p>Fold 1</text:p>
          </table:table-cell>
          <table:table-cell table:number-columns-repeated="2"/>
          <table:table-cell office:value-type="string" calcext:value-type="string">
            <text:p>Fold 2</text:p>
          </table:table-cell>
          <table:table-cell/>
          <table:table-cell table:style-name="ce100"/>
          <table:table-cell table:style-name="ce100" office:value-type="string" calcext:value-type="string">
            <text:p>Fold 3</text:p>
          </table:table-cell>
          <table:table-cell table:style-name="ce100" table:number-columns-repeated="2"/>
          <table:table-cell table:style-name="ce600" office:value-type="string" calcext:value-type="string">
            <text:p>Fold 4</text:p>
          </table:table-cell>
          <table:table-cell table:style-name="ce603"/>
          <table:table-cell table:style-name="ce606"/>
          <table:table-cell table:style-name="ce602" office:value-type="string" calcext:value-type="string">
            <text:p>Fold 5</text:p>
          </table:table-cell>
          <table:table-cell table:style-name="ce608"/>
          <table:table-cell table:style-name="ce619"/>
          <table:table-cell table:number-columns-repeated="1006"/>
        </table:table-row>
        <table:table-row table:style-name="ro1">
          <table:table-cell office:value-type="float" office:value="1005.4" calcext:value-type="float">
            <text:p>1005.4</text:p>
          </table:table-cell>
          <table:table-cell office:value-type="float" office:value="176.6" calcext:value-type="float">
            <text:p>176.6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23" calcext:value-type="float">
            <text:p>112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702" calcext:value-type="float">
            <text:p>702</text:p>
          </table:table-cell>
          <table:table-cell table:style-name="ce239" office:value-type="float" office:value="480" calcext:value-type="float">
            <text:p>480</text:p>
          </table:table-cell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51" calcext:value-type="float">
            <text:p>155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503" calcext:value-type="float">
            <text:p>150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551" calcext:value-type="float">
            <text:p>155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555" calcext:value-type="float">
            <text:p>15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75" calcext:value-type="float">
            <text:p>1575</text:p>
          </table:table-cell>
          <table:table-cell/>
          <table:table-cell office:value-type="float" office:value="9" calcext:value-type="float">
            <text:p>9</text:p>
          </table:table-cell>
          <table:table-cell table:style-name="ce239" office:value-type="float" office:value="1571" calcext:value-type="float">
            <text:p>1571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34"/>
          <table:table-cell table:number-columns-repeated="1007"/>
        </table:table-row>
        <table:table-row table:style-name="ro1">
          <table:table-cell table:number-columns-repeated="16"/>
          <table:table-cell table:style-name="ce134"/>
          <table:table-cell table:number-columns-repeated="1007"/>
        </table:table-row>
        <calcext:conditional-formats>
          <calcext:conditional-format calcext:target-range-address="Raw.L21:Raw.L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22:Raw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21:Raw.M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21:Raw.N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21:Raw.O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21:Raw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21:Raw.Q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21:Raw.R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A23:Raw.G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23:Raw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I23:Raw.O29 Raw.Q23:Raw.W29 Raw.Y23:Raw.AE29 Raw.AG23:Raw.AM29 Raw.AO23:Raw.AU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12:Raw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12:Raw.M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12:Raw.N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12:Raw.O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12:Raw.P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12:Raw.Q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12:Raw.R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I13:Raw.O19 Raw.Q13:Raw.W19 Raw.Y13:Raw.AE19 Raw.AG13:Raw.AM19 Raw.AO13:Raw.AU19 Raw.A13:Raw.G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33:Raw.M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33:Raw.N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33:Raw.O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33:Raw.P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33:Raw.Q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33:Raw.R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Temporal Augmentation Raw" table:style-name="ta1">
        <table:table-column table:style-name="co19" table:default-cell-style-name="Default"/>
        <table:table-column table:style-name="co11" table:number-columns-repeated="4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21795799" calcext:value-type="float">
            <text:p>0.21795799</text:p>
          </table:table-cell>
          <table:table-cell office:value-type="float" office:value="0.16944244" calcext:value-type="float">
            <text:p>0.16944244</text:p>
          </table:table-cell>
          <table:table-cell office:value-type="float" office:value="0.16364953" calcext:value-type="float">
            <text:p>0.16364953</text:p>
          </table:table-cell>
          <table:table-cell office:value-type="float" office:value="0.25090514" calcext:value-type="float">
            <text:p>0.25090514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206154958" calcext:value-type="float">
            <text:p>0.206154958</text:p>
          </table:table-cell>
          <table:table-cell table:formula="of:=STDEV([.B2:.F2])" office:value-type="float" office:value="0.0381120086633514" calcext:value-type="float">
            <text:p>0.038112008663351</text:p>
          </table:table-cell>
          <table:table-cell table:number-columns-repeated="38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7410071942446" calcext:value-type="float">
            <text:p>0.27410071942446</text:p>
          </table:table-cell>
          <table:table-cell office:value-type="float" office:value="0.252517985611511" calcext:value-type="float">
            <text:p>0.252517985611511</text:p>
          </table:table-cell>
          <table:table-cell office:value-type="float" office:value="0.242446043165468" calcext:value-type="float">
            <text:p>0.242446043165468</text:p>
          </table:table-cell>
          <table:table-cell office:value-type="float" office:value="0.244604316546763" calcext:value-type="float">
            <text:p>0.244604316546763</text:p>
          </table:table-cell>
          <table:table-cell office:value-type="float" office:value="0.236330935251799" calcext:value-type="float">
            <text:p>0.236330935251799</text:p>
          </table:table-cell>
          <table:table-cell/>
          <table:table-cell table:formula="of:=AVERAGE([.B4:.F4])" office:value-type="float" office:value="0.25" calcext:value-type="float">
            <text:p>0.25</text:p>
          </table:table-cell>
          <table:table-cell table:formula="of:=STDEV([.B4:.F4])" office:value-type="float" office:value="0.014664616626359" calcext:value-type="float">
            <text:p>0.01466461662635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STM+Attention – 1 off</text:p>
          </table:table-cell>
          <table:table-cell table:formula="of:=(SUM([.I28:.I29]) + SUM([.J28:.J30])+ SUM([.K29:.K31])+ SUM([.L30:.L32])+ SUM([.M31:.M33])+ SUM([.N32:.N34])+SUM([.O33:.O34]))/SUM([.I28:.O34])" office:value-type="float" office:value="0.500359712230216" calcext:value-type="float">
            <text:p>0.500359712230216</text:p>
          </table:table-cell>
          <table:table-cell table:formula="of:=(SUM([.Q28:.Q29]) + SUM([.R28:.R30])+ SUM([.S29:.S31])+ SUM([.T30:.T32])+ SUM([.U31:.U33])+ SUM([.V32:.V34])+SUM([.W33:.W34]))/SUM([.Q28:.W34])" office:value-type="float" office:value="0.52158273381295" calcext:value-type="float">
            <text:p>0.52158273381295</text:p>
          </table:table-cell>
          <table:table-cell table:formula="of:=(SUM([.Y28:.Y29]) + SUM([.Z28:.Z30])+ SUM([.AA29:.AA31])+ SUM([.AB30:.AB32])+ SUM([.AC31:.AC33])+ SUM([.AD32:.AD34])+SUM([.AE33:.AE34]))/SUM([.Y28:.AE34])" office:value-type="float" office:value="0.521942446043165" calcext:value-type="float">
            <text:p>0.521942446043165</text:p>
          </table:table-cell>
          <table:table-cell table:formula="of:=(SUM([.AG28:.AG29]) + SUM([.AH28:.AH30])+ SUM([.AI29:.AI31])+ SUM([.AJ30:.AJ32])+ SUM([.AK31:.AK33])+ SUM([.AL32:.AL34])+SUM([.AM33:.AM34]))/SUM([.AG28:.AM34])" office:value-type="float" office:value="0.503956834532374" calcext:value-type="float">
            <text:p>0.503956834532374</text:p>
          </table:table-cell>
          <table:table-cell table:formula="of:=(SUM([.AO28:.AO29]) + SUM([.AP28:.AP30])+ SUM([.AQ29:.AQ31])+ SUM([.AR30:.AR32])+ SUM([.AS31:.AS33])+ SUM([.AT32:.AT34])+SUM([.AU33:.AU34]))/SUM([.AO28:.AU34])" office:value-type="float" office:value="0.464028776978417" calcext:value-type="float">
            <text:p>0.464028776978417</text:p>
          </table:table-cell>
          <table:table-cell/>
          <table:table-cell table:formula="of:=AVERAGE([.B5:.F5])" office:value-type="float" office:value="0.502374100719424" calcext:value-type="float">
            <text:p>0.502374100719424</text:p>
          </table:table-cell>
          <table:table-cell table:formula="of:=STDEV([.B5:.F5])" office:value-type="float" office:value="0.0236051815505707" calcext:value-type="float">
            <text:p>0.023605181550571</text:p>
          </table:table-cell>
          <table:table-cell table:number-columns-repeated="38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19568345323741" calcext:value-type="float">
            <text:p>0.19568345323741</text:p>
          </table:table-cell>
          <table:table-cell office:value-type="float" office:value="0.281294964028777" calcext:value-type="float">
            <text:p>0.281294964028777</text:p>
          </table:table-cell>
          <table:table-cell office:value-type="float" office:value="0.360071942446043" calcext:value-type="float">
            <text:p>0.360071942446043</text:p>
          </table:table-cell>
          <table:table-cell office:value-type="float" office:value="0.38273381294964" calcext:value-type="float">
            <text:p>0.38273381294964</text:p>
          </table:table-cell>
          <table:table-cell office:value-type="float" office:value="0.294244604316547" calcext:value-type="float">
            <text:p>0.294244604316547</text:p>
          </table:table-cell>
          <table:table-cell/>
          <table:table-cell table:formula="of:=AVERAGE([.B7:.F7])" office:value-type="float" office:value="0.302805755395683" calcext:value-type="float">
            <text:p>0.302805755395683</text:p>
          </table:table-cell>
          <table:table-cell table:formula="of:=STDEV([.B7:.F7])" office:value-type="float" office:value="0.0736191307276074" calcext:value-type="float">
            <text:p>0.07361913072760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SCNN – 1 off</text:p>
          </table:table-cell>
          <table:table-cell table:formula="of:=(SUM([.I17:.I18]) + SUM([.J17:.J19])+ SUM([.K18:.K20])+ SUM([.L19:.L21])+ SUM([.M20:.M22])+ SUM([.N21:.N23])+SUM([.O22:.O23]))/SUM([.I17:.O23])" office:value-type="float" office:value="0.619424460431655" calcext:value-type="float">
            <text:p>0.619424460431655</text:p>
          </table:table-cell>
          <table:table-cell table:formula="of:=(SUM([.Q17:.Q18]) + SUM([.R17:.R19])+ SUM([.S18:.S20])+ SUM([.T19:.T21])+ SUM([.U20:.U22])+ SUM([.V21:.V23])+SUM([.W22:.W23]))/SUM([.Q17:.W23])" office:value-type="float" office:value="0.579136690647482" calcext:value-type="float">
            <text:p>0.579136690647482</text:p>
          </table:table-cell>
          <table:table-cell table:formula="of:=(SUM([.Y17:.Y18]) + SUM([.Z17:.Z19])+ SUM([.AA18:.AA20])+ SUM([.AB19:.AB21])+ SUM([.AC20:.AC22])+ SUM([.AD21:.AD23])+SUM([.AE22:.AE23]))/SUM([.Y17:.AE23])" office:value-type="float" office:value="0.525539568345324" calcext:value-type="float">
            <text:p>0.525539568345324</text:p>
          </table:table-cell>
          <table:table-cell table:formula="of:=(SUM([.AG17:.AG18]) + SUM([.AH17:.AH19])+ SUM([.AI18:.AI20])+ SUM([.AJ19:.AJ21])+ SUM([.AK20:.AK22])+ SUM([.AL21:.AL23])+SUM([.AM22:.AM23]))/SUM([.AG17:.AM23])" office:value-type="float" office:value="0.632014388489209" calcext:value-type="float">
            <text:p>0.632014388489209</text:p>
          </table:table-cell>
          <table:table-cell table:formula="of:=(SUM([.AO17:.AO18]) + SUM([.AP17:.AP19])+ SUM([.AQ18:.AQ20])+ SUM([.AR19:.AR21])+ SUM([.AS20:.AS22])+ SUM([.AT21:.AT23])+SUM([.AU22:.AU23]))/SUM([.AO17:.AU23])" office:value-type="float" office:value="0.774820143884892" calcext:value-type="float">
            <text:p>0.774820143884892</text:p>
          </table:table-cell>
          <table:table-cell/>
          <table:table-cell table:formula="of:=AVERAGE([.B8:.F8])" office:value-type="float" office:value="0.626187050359712" calcext:value-type="float">
            <text:p>0.626187050359712</text:p>
          </table:table-cell>
          <table:table-cell table:formula="of:=STDEV([.B8:.F8])" office:value-type="float" office:value="0.092891252236099" calcext:value-type="float">
            <text:p>0.092891252236099</text:p>
          </table:table-cell>
          <table:table-cell table:number-columns-repeated="3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Binary LSTM+Att</text:p>
          </table:table-cell>
          <table:table-cell office:value-type="float" office:value="0.940647482014388" calcext:value-type="float">
            <text:p>0.940647482014388</text:p>
          </table:table-cell>
          <table:table-cell office:value-type="float" office:value="0.939568345323741" calcext:value-type="float">
            <text:p>0.939568345323741</text:p>
          </table:table-cell>
          <table:table-cell office:value-type="float" office:value="0.945323741007194" calcext:value-type="float">
            <text:p>0.945323741007194</text:p>
          </table:table-cell>
          <table:table-cell office:value-type="float" office:value="0.923021582733813" calcext:value-type="float">
            <text:p>0.923021582733813</text:p>
          </table:table-cell>
          <table:table-cell office:value-type="float" office:value="0.946043165467626" calcext:value-type="float">
            <text:p>0.946043165467626</text:p>
          </table:table-cell>
          <table:table-cell/>
          <table:table-cell table:formula="of:=AVERAGE([.B11:.F11])" office:value-type="float" office:value="0.938920863309352" calcext:value-type="float">
            <text:p>0.938920863309352</text:p>
          </table:table-cell>
          <table:table-cell table:formula="of:=STDEV([.B11:.F11])" office:value-type="float" office:value="0.00932619427712246" calcext:value-type="float">
            <text:p>0.0093261942771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Binary SCNN</text:p>
          </table:table-cell>
          <table:table-cell office:value-type="float" office:value="0.942446043165467" calcext:value-type="float">
            <text:p>0.942446043165467</text:p>
          </table:table-cell>
          <table:table-cell office:value-type="float" office:value="0.978417266187051" calcext:value-type="float">
            <text:p>0.978417266187051</text:p>
          </table:table-cell>
          <table:table-cell office:value-type="float" office:value="0.769784172661871" calcext:value-type="float">
            <text:p>0.769784172661871</text:p>
          </table:table-cell>
          <table:table-cell office:value-type="float" office:value="0.892086330935252" calcext:value-type="float">
            <text:p>0.892086330935252</text:p>
          </table:table-cell>
          <table:table-cell office:value-type="float" office:value="0.877697841726619" calcext:value-type="float">
            <text:p>0.877697841726619</text:p>
          </table:table-cell>
          <table:table-cell/>
          <table:table-cell table:formula="of:=AVERAGE([.B12:.F12])" office:value-type="float" office:value="0.892086330935252" calcext:value-type="float">
            <text:p>0.892086330935252</text:p>
          </table:table-cell>
          <table:table-cell table:formula="of:=STDEV([.B12:.F12])" office:value-type="float" office:value="0.0793000276440596" calcext:value-type="float">
            <text:p>0.07930002764406</text:p>
          </table:table-cell>
          <table:table-cell table:number-columns-repeated="38"/>
        </table:table-row>
        <table:table-row table:style-name="ro1">
          <table:table-cell table:number-columns-repeated="47"/>
        </table:table-row>
        <table:table-row table:style-name="ro1">
          <table:table-cell table:style-name="ce73"/>
          <table:table-cell table:number-columns-repeated="46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number-columns-repeated="4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641"/>
          <table:table-cell table:style-name="ce667"/>
          <table:table-cell table:style-name="ce689"/>
          <table:table-cell table:style-name="ce705"/>
          <table:table-cell table:style-name="ce716"/>
          <table:table-cell table:style-name="ce726" office:value-type="string" calcext:value-type="string">
            <text:p>Fold 2</text:p>
          </table:table-cell>
          <table:table-cell table:style-name="ce737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6"/>
        </table:table-row>
        <table:table-row table:style-name="ro1">
          <table:table-cell table:style-name="ce611" office:value-type="float" office:value="226.8" calcext:value-type="float">
            <text:p>226.80</text:p>
          </table:table-cell>
          <table:table-cell table:style-name="ce611" office:value-type="float" office:value="216.6" calcext:value-type="float">
            <text:p>216.60</text:p>
          </table:table-cell>
          <table:table-cell table:style-name="ce611" office:value-type="float" office:value="101.2" calcext:value-type="float">
            <text:p>101.20</text:p>
          </table:table-cell>
          <table:table-cell table:style-name="ce611" office:value-type="float" office:value="17.2" calcext:value-type="float">
            <text:p>17.20</text:p>
          </table:table-cell>
          <table:table-cell table:style-name="ce611" office:value-type="float" office:value="5" calcext:value-type="float">
            <text:p>5.00</text:p>
          </table:table-cell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1.2" calcext:value-type="float">
            <text:p>1.20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452" calcext:value-type="float">
            <text:p>452</text:p>
          </table:table-cell>
          <table:table-cell table:style-name="ce614" office:value-type="float" office:value="112" calcext:value-type="float">
            <text:p>112</text:p>
          </table:table-cell>
          <table:table-cell table:style-name="ce620" office:value-type="float" office:value="3" calcext:value-type="float">
            <text:p>3</text:p>
          </table:table-cell>
          <table:table-cell table:style-name="ce631" office:value-type="float" office:value="1" calcext:value-type="float">
            <text:p>1</text:p>
          </table:table-cell>
          <table:table-cell table:style-name="ce642" office:value-type="float" office:value="0" calcext:value-type="float">
            <text:p>0</text:p>
          </table:table-cell>
          <table:table-cell table:style-name="ce653" office:value-type="float" office:value="0" calcext:value-type="float">
            <text:p>0</text:p>
          </table:table-cell>
          <table:table-cell table:style-name="ce664"/>
          <table:table-cell table:style-name="ce674" office:value-type="float" office:value="296" calcext:value-type="float">
            <text:p>296</text:p>
          </table:table-cell>
          <table:table-cell table:style-name="ce685" office:value-type="float" office:value="116" calcext:value-type="float">
            <text:p>116</text:p>
          </table:table-cell>
          <table:table-cell table:style-name="ce614" office:value-type="float" office:value="131" calcext:value-type="float">
            <text:p>131</text:p>
          </table:table-cell>
          <table:table-cell table:style-name="ce614" office:value-type="float" office:value="24" calcext:value-type="float">
            <text:p>24</text:p>
          </table:table-cell>
          <table:table-cell table:style-name="ce614" office:value-type="float" office:value="1" calcext:value-type="float">
            <text:p>1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14"/>
          <table:table-cell table:style-name="ce614" office:value-type="float" office:value="425" calcext:value-type="float">
            <text:p>425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97" calcext:value-type="float">
            <text:p>97</text:p>
          </table:table-cell>
          <table:table-cell table:style-name="ce614" office:value-type="float" office:value="45" calcext:value-type="float">
            <text:p>45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1" calcext:value-type="float">
            <text:p>1</text:p>
          </table:table-cell>
          <table:table-cell table:style-name="ce14"/>
          <table:table-cell table:style-name="ce614" office:value-type="float" office:value="413" calcext:value-type="float">
            <text:p>413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42" calcext:value-type="float">
            <text:p>142</text:p>
          </table:table-cell>
          <table:table-cell table:style-name="ce614" office:value-type="float" office:value="1" calcext:value-type="float">
            <text:p>1</text:p>
          </table:table-cell>
          <table:table-cell table:style-name="ce614" office:value-type="float" office:value="7" calcext:value-type="float">
            <text:p>7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5" calcext:value-type="float">
            <text:p>5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515" calcext:value-type="float">
            <text:p>515</text:p>
          </table:table-cell>
          <table:table-cell table:style-name="ce614" office:value-type="float" office:value="24" calcext:value-type="float">
            <text:p>24</text:p>
          </table:table-cell>
          <table:table-cell table:style-name="ce614" office:value-type="float" office:value="13" calcext:value-type="float">
            <text:p>13</text:p>
          </table:table-cell>
          <table:table-cell table:style-name="ce614" office:value-type="float" office:value="16" calcext:value-type="float">
            <text:p>16</text:p>
          </table:table-cell>
          <table:table-cell table:number-columns-repeated="2" table:style-name="ce614" office:value-type="float" office:value="0" calcext:value-type="float">
            <text:p>0</text:p>
          </table:table-cell>
        </table:table-row>
        <table:table-row table:style-name="ro1">
          <table:table-cell table:style-name="ce611" office:value-type="float" office:value="25.2" calcext:value-type="float">
            <text:p>25.20</text:p>
          </table:table-cell>
          <table:table-cell table:style-name="ce611" office:value-type="float" office:value="41" calcext:value-type="float">
            <text:p>41.00</text:p>
          </table:table-cell>
          <table:table-cell table:style-name="ce611" office:value-type="float" office:value="63.4" calcext:value-type="float">
            <text:p>63.40</text:p>
          </table:table-cell>
          <table:table-cell table:style-name="ce611" office:value-type="float" office:value="59" calcext:value-type="float">
            <text:p>59.00</text:p>
          </table:table-cell>
          <table:table-cell table:style-name="ce611" office:value-type="float" office:value="61.8" calcext:value-type="float">
            <text:p>61.80</text:p>
          </table:table-cell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65.6" calcext:value-type="float">
            <text:p>65.60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12" calcext:value-type="float">
            <text:p>112</text:p>
          </table:table-cell>
          <table:table-cell table:style-name="ce614" office:value-type="float" office:value="96" calcext:value-type="float">
            <text:p>96</text:p>
          </table:table-cell>
          <table:table-cell table:style-name="ce621" office:value-type="float" office:value="13" calcext:value-type="float">
            <text:p>13</text:p>
          </table:table-cell>
          <table:table-cell table:style-name="ce631" office:value-type="float" office:value="45" calcext:value-type="float">
            <text:p>45</text:p>
          </table:table-cell>
          <table:table-cell table:style-name="ce642" office:value-type="float" office:value="0" calcext:value-type="float">
            <text:p>0</text:p>
          </table:table-cell>
          <table:table-cell table:style-name="ce653" office:value-type="float" office:value="50" calcext:value-type="float">
            <text:p>50</text:p>
          </table:table-cell>
          <table:table-cell table:style-name="ce664"/>
          <table:table-cell table:style-name="ce674" office:value-type="float" office:value="25" calcext:value-type="float">
            <text:p>25</text:p>
          </table:table-cell>
          <table:table-cell table:style-name="ce685" office:value-type="float" office:value="15" calcext:value-type="float">
            <text:p>15</text:p>
          </table:table-cell>
          <table:table-cell table:style-name="ce614" office:value-type="float" office:value="52" calcext:value-type="float">
            <text:p>52</text:p>
          </table:table-cell>
          <table:table-cell table:style-name="ce614" office:value-type="float" office:value="101" calcext:value-type="float">
            <text:p>101</text:p>
          </table:table-cell>
          <table:table-cell table:style-name="ce614" office:value-type="float" office:value="40" calcext:value-type="float">
            <text:p>40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83" calcext:value-type="float">
            <text:p>83</text:p>
          </table:table-cell>
          <table:table-cell table:style-name="ce14"/>
          <table:table-cell table:style-name="ce614" office:value-type="float" office:value="61" calcext:value-type="float">
            <text:p>61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42" calcext:value-type="float">
            <text:p>42</text:p>
          </table:table-cell>
          <table:table-cell table:style-name="ce614" office:value-type="float" office:value="138" calcext:value-type="float">
            <text:p>138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75" calcext:value-type="float">
            <text:p>75</text:p>
          </table:table-cell>
          <table:table-cell table:style-name="ce14"/>
          <table:table-cell table:style-name="ce614" office:value-type="float" office:value="40" calcext:value-type="float">
            <text:p>40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08" calcext:value-type="float">
            <text:p>108</text:p>
          </table:table-cell>
          <table:table-cell table:style-name="ce614" office:value-type="float" office:value="14" calcext:value-type="float">
            <text:p>14</text:p>
          </table:table-cell>
          <table:table-cell table:style-name="ce614" office:value-type="float" office:value="34" calcext:value-type="float">
            <text:p>34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20" calcext:value-type="float">
            <text:p>120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78" calcext:value-type="float">
            <text:p>78</text:p>
          </table:table-cell>
          <table:table-cell table:style-name="ce614" office:value-type="float" office:value="19" calcext:value-type="float">
            <text:p>19</text:p>
          </table:table-cell>
          <table:table-cell table:style-name="ce614" office:value-type="float" office:value="29" calcext:value-type="float">
            <text:p>29</text:p>
          </table:table-cell>
          <table:table-cell table:style-name="ce614" office:value-type="float" office:value="190" calcext:value-type="float">
            <text:p>190</text:p>
          </table:table-cell>
          <table:table-cell table:number-columns-repeated="2" table:style-name="ce614" office:value-type="float" office:value="0" calcext:value-type="float">
            <text:p>0</text:p>
          </table:table-cell>
        </table:table-row>
        <table:table-row table:style-name="ro1">
          <table:table-cell table:style-name="ce611" office:value-type="float" office:value="34" calcext:value-type="float">
            <text:p>34.00</text:p>
          </table:table-cell>
          <table:table-cell table:style-name="ce611" office:value-type="float" office:value="71" calcext:value-type="float">
            <text:p>71.00</text:p>
          </table:table-cell>
          <table:table-cell table:style-name="ce611" office:value-type="float" office:value="146" calcext:value-type="float">
            <text:p>146.00</text:p>
          </table:table-cell>
          <table:table-cell table:style-name="ce611" office:value-type="float" office:value="53" calcext:value-type="float">
            <text:p>53.00</text:p>
          </table:table-cell>
          <table:table-cell table:style-name="ce611" office:value-type="float" office:value="10" calcext:value-type="float">
            <text:p>10.00</text:p>
          </table:table-cell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2" calcext:value-type="float">
            <text:p>2.00</text:p>
          </table:table-cell>
          <table:table-cell table:style-name="ce14"/>
          <table:table-cell table:style-name="ce615" office:value-type="float" office:value="0" calcext:value-type="float">
            <text:p>0</text:p>
          </table:table-cell>
          <table:table-cell table:style-name="ce615" office:value-type="float" office:value="133" calcext:value-type="float">
            <text:p>133</text:p>
          </table:table-cell>
          <table:table-cell table:style-name="ce614" office:value-type="float" office:value="154" calcext:value-type="float">
            <text:p>154</text:p>
          </table:table-cell>
          <table:table-cell table:style-name="ce621" office:value-type="float" office:value="18" calcext:value-type="float">
            <text:p>18</text:p>
          </table:table-cell>
          <table:table-cell table:style-name="ce631" office:value-type="float" office:value="9" calcext:value-type="float">
            <text:p>9</text:p>
          </table:table-cell>
          <table:table-cell table:style-name="ce642" office:value-type="float" office:value="0" calcext:value-type="float">
            <text:p>0</text:p>
          </table:table-cell>
          <table:table-cell table:style-name="ce653" office:value-type="float" office:value="2" calcext:value-type="float">
            <text:p>2</text:p>
          </table:table-cell>
          <table:table-cell table:style-name="ce664"/>
          <table:table-cell table:style-name="ce674" office:value-type="float" office:value="41" calcext:value-type="float">
            <text:p>41</text:p>
          </table:table-cell>
          <table:table-cell table:style-name="ce685" office:value-type="float" office:value="51" calcext:value-type="float">
            <text:p>51</text:p>
          </table:table-cell>
          <table:table-cell table:style-name="ce614" office:value-type="float" office:value="107" calcext:value-type="float">
            <text:p>107</text:p>
          </table:table-cell>
          <table:table-cell table:style-name="ce614" office:value-type="float" office:value="106" calcext:value-type="float">
            <text:p>106</text:p>
          </table:table-cell>
          <table:table-cell table:style-name="ce614" office:value-type="float" office:value="10" calcext:value-type="float">
            <text:p>10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" calcext:value-type="float">
            <text:p>1</text:p>
          </table:table-cell>
          <table:table-cell table:style-name="ce14"/>
          <table:table-cell table:style-name="ce614" office:value-type="float" office:value="64" calcext:value-type="float">
            <text:p>64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61" calcext:value-type="float">
            <text:p>161</text:p>
          </table:table-cell>
          <table:table-cell table:style-name="ce614" office:value-type="float" office:value="87" calcext:value-type="float">
            <text:p>87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4" calcext:value-type="float">
            <text:p>4</text:p>
          </table:table-cell>
          <table:table-cell table:style-name="ce14"/>
          <table:table-cell table:style-name="ce614" office:value-type="float" office:value="65" calcext:value-type="float">
            <text:p>65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243" calcext:value-type="float">
            <text:p>243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5" calcext:value-type="float">
            <text:p>5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3" calcext:value-type="float">
            <text:p>3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71" calcext:value-type="float">
            <text:p>171</text:p>
          </table:table-cell>
          <table:table-cell table:style-name="ce614" office:value-type="float" office:value="65" calcext:value-type="float">
            <text:p>65</text:p>
          </table:table-cell>
          <table:table-cell table:style-name="ce614" office:value-type="float" office:value="54" calcext:value-type="float">
            <text:p>54</text:p>
          </table:table-cell>
          <table:table-cell table:style-name="ce614" office:value-type="float" office:value="26" calcext:value-type="float">
            <text:p>26</text:p>
          </table:table-cell>
          <table:table-cell table:number-columns-repeated="2" table:style-name="ce614" office:value-type="float" office:value="0" calcext:value-type="float">
            <text:p>0</text:p>
          </table:table-cell>
        </table:table-row>
        <table:table-row table:style-name="ro1">
          <table:table-cell table:style-name="ce611" office:value-type="float" office:value="0.4" calcext:value-type="float">
            <text:p>0.40</text:p>
          </table:table-cell>
          <table:table-cell table:style-name="ce611" office:value-type="float" office:value="0.2" calcext:value-type="float">
            <text:p>0.20</text:p>
          </table:table-cell>
          <table:table-cell table:style-name="ce611" office:value-type="float" office:value="37.4" calcext:value-type="float">
            <text:p>37.40</text:p>
          </table:table-cell>
          <table:table-cell table:style-name="ce611" office:value-type="float" office:value="70.8" calcext:value-type="float">
            <text:p>70.80</text:p>
          </table:table-cell>
          <table:table-cell table:style-name="ce611" office:value-type="float" office:value="122.2" calcext:value-type="float">
            <text:p>122.20</text:p>
          </table:table-cell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85" calcext:value-type="float">
            <text:p>85.00</text:p>
          </table:table-cell>
          <table:table-cell table:style-name="ce14"/>
          <table:table-cell table:number-columns-repeated="2" table:style-name="ce615" office:value-type="float" office:value="0" calcext:value-type="float">
            <text:p>0</text:p>
          </table:table-cell>
          <table:table-cell table:style-name="ce614" office:value-type="float" office:value="23" calcext:value-type="float">
            <text:p>23</text:p>
          </table:table-cell>
          <table:table-cell table:style-name="ce621" office:value-type="float" office:value="38" calcext:value-type="float">
            <text:p>38</text:p>
          </table:table-cell>
          <table:table-cell table:style-name="ce631" office:value-type="float" office:value="126" calcext:value-type="float">
            <text:p>126</text:p>
          </table:table-cell>
          <table:table-cell table:style-name="ce642" office:value-type="float" office:value="0" calcext:value-type="float">
            <text:p>0</text:p>
          </table:table-cell>
          <table:table-cell table:style-name="ce653" office:value-type="float" office:value="129" calcext:value-type="float">
            <text:p>129</text:p>
          </table:table-cell>
          <table:table-cell table:style-name="ce664"/>
          <table:table-cell table:style-name="ce674" office:value-type="float" office:value="0" calcext:value-type="float">
            <text:p>0</text:p>
          </table:table-cell>
          <table:table-cell table:style-name="ce685" office:value-type="float" office:value="0" calcext:value-type="float">
            <text:p>0</text:p>
          </table:table-cell>
          <table:table-cell table:style-name="ce614" office:value-type="float" office:value="2" calcext:value-type="float">
            <text:p>2</text:p>
          </table:table-cell>
          <table:table-cell table:style-name="ce614" office:value-type="float" office:value="111" calcext:value-type="float">
            <text:p>111</text:p>
          </table:table-cell>
          <table:table-cell table:style-name="ce614" office:value-type="float" office:value="127" calcext:value-type="float">
            <text:p>127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76" calcext:value-type="float">
            <text:p>76</text:p>
          </table:table-cell>
          <table:table-cell table:style-name="ce14"/>
          <table:table-cell table:style-name="ce614" office:value-type="float" office:value="1" calcext:value-type="float">
            <text:p>1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3" calcext:value-type="float">
            <text:p>3</text:p>
          </table:table-cell>
          <table:table-cell table:style-name="ce614" office:value-type="float" office:value="138" calcext:value-type="float">
            <text:p>138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174" calcext:value-type="float">
            <text:p>174</text:p>
          </table:table-cell>
          <table:table-cell table:style-name="ce14"/>
          <table:table-cell table:style-name="ce614" office:value-type="float" office:value="1" calcext:value-type="float">
            <text:p>1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54" calcext:value-type="float">
            <text:p>154</text:p>
          </table:table-cell>
          <table:table-cell table:style-name="ce614" office:value-type="float" office:value="4" calcext:value-type="float">
            <text:p>4</text:p>
          </table:table-cell>
          <table:table-cell table:style-name="ce614" office:value-type="float" office:value="111" calcext:value-type="float">
            <text:p>111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46" calcext:value-type="float">
            <text:p>46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" calcext:value-type="float">
            <text:p>1</text:p>
          </table:table-cell>
          <table:table-cell table:style-name="ce614" office:value-type="float" office:value="5" calcext:value-type="float">
            <text:p>5</text:p>
          </table:table-cell>
          <table:table-cell table:style-name="ce614" office:value-type="float" office:value="63" calcext:value-type="float">
            <text:p>63</text:p>
          </table:table-cell>
          <table:table-cell table:style-name="ce614" office:value-type="float" office:value="247" calcext:value-type="float">
            <text:p>247</text:p>
          </table:table-cell>
          <table:table-cell table:number-columns-repeated="2" table:style-name="ce614" office:value-type="float" office:value="0" calcext:value-type="float">
            <text:p>0</text:p>
          </table:table-cell>
        </table:table-row>
        <table:table-row table:style-name="ro1"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0.2" calcext:value-type="float">
            <text:p>0.20</text:p>
          </table:table-cell>
          <table:table-cell table:style-name="ce611" office:value-type="float" office:value="3.8" calcext:value-type="float">
            <text:p>3.80</text:p>
          </table:table-cell>
          <table:table-cell table:style-name="ce611" office:value-type="float" office:value="34.8" calcext:value-type="float">
            <text:p>34.80</text:p>
          </table:table-cell>
          <table:table-cell table:style-name="ce611" office:value-type="float" office:value="249.8" calcext:value-type="float">
            <text:p>249.80</text:p>
          </table:table-cell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343.4" calcext:value-type="float">
            <text:p>343.40</text:p>
          </table:table-cell>
          <table:table-cell table:style-name="ce14"/>
          <table:table-cell table:number-columns-repeated="2" table:style-name="ce615" office:value-type="float" office:value="0" calcext:value-type="float">
            <text:p>0</text:p>
          </table:table-cell>
          <table:table-cell table:style-name="ce615" office:value-type="float" office:value="16" calcext:value-type="float">
            <text:p>16</text:p>
          </table:table-cell>
          <table:table-cell table:style-name="ce615" office:value-type="float" office:value="25" calcext:value-type="float">
            <text:p>25</text:p>
          </table:table-cell>
          <table:table-cell table:style-name="ce615" office:value-type="float" office:value="129" calcext:value-type="float">
            <text:p>129</text:p>
          </table:table-cell>
          <table:table-cell table:style-name="ce615" office:value-type="float" office:value="0" calcext:value-type="float">
            <text:p>0</text:p>
          </table:table-cell>
          <table:table-cell table:style-name="ce615" office:value-type="float" office:value="462" calcext:value-type="float">
            <text:p>462</text:p>
          </table:table-cell>
          <table:table-cell table:style-name="ce14"/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1" calcext:value-type="float">
            <text:p>1</text:p>
          </table:table-cell>
          <table:table-cell table:style-name="ce614" office:value-type="float" office:value="49" calcext:value-type="float">
            <text:p>49</text:p>
          </table:table-cell>
          <table:table-cell table:style-name="ce614" office:value-type="float" office:value="126" calcext:value-type="float">
            <text:p>126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456" calcext:value-type="float">
            <text:p>456</text:p>
          </table:table-cell>
          <table:table-cell table:style-name="ce14"/>
          <table:table-cell table:number-columns-repeated="3" table:style-name="ce614" office:value-type="float" office:value="0" calcext:value-type="float">
            <text:p>0</text:p>
          </table:table-cell>
          <table:table-cell table:style-name="ce614" office:value-type="float" office:value="71" calcext:value-type="float">
            <text:p>71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561" calcext:value-type="float">
            <text:p>561</text:p>
          </table:table-cell>
          <table:table-cell table:style-name="ce14"/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2" calcext:value-type="float">
            <text:p>2</text:p>
          </table:table-cell>
          <table:table-cell table:style-name="ce614" office:value-type="float" office:value="10" calcext:value-type="float">
            <text:p>10</text:p>
          </table:table-cell>
          <table:table-cell table:style-name="ce614" office:value-type="float" office:value="382" calcext:value-type="float">
            <text:p>382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238" calcext:value-type="float">
            <text:p>238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" calcext:value-type="float">
            <text:p>1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9" calcext:value-type="float">
            <text:p>19</text:p>
          </table:table-cell>
          <table:table-cell table:style-name="ce614" office:value-type="float" office:value="612" calcext:value-type="float">
            <text:p>612</text:p>
          </table:table-cell>
          <table:table-cell table:number-columns-repeated="2" table:style-name="ce614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611" office:value-type="float" office:value="0" calcext:value-type="float">
            <text:p>0.00</text:p>
          </table:table-cell>
          <table:table-cell table:style-name="ce611" office:value-type="float" office:value="6" calcext:value-type="float">
            <text:p>6.00</text:p>
          </table:table-cell>
          <table:table-cell table:style-name="ce611" office:value-type="float" office:value="34.6" calcext:value-type="float">
            <text:p>34.60</text:p>
          </table:table-cell>
          <table:table-cell table:style-name="ce611" office:value-type="float" office:value="86" calcext:value-type="float">
            <text:p>86.00</text:p>
          </table:table-cell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189.4" calcext:value-type="float">
            <text:p>189.40</text:p>
          </table:table-cell>
          <table:table-cell table:style-name="ce14"/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6" calcext:value-type="float">
            <text:p>6</text:p>
          </table:table-cell>
          <table:table-cell table:style-name="ce622" office:value-type="float" office:value="5" calcext:value-type="float">
            <text:p>5</text:p>
          </table:table-cell>
          <table:table-cell table:style-name="ce632" office:value-type="float" office:value="25" calcext:value-type="float">
            <text:p>25</text:p>
          </table:table-cell>
          <table:table-cell table:style-name="ce643" office:value-type="float" office:value="0" calcext:value-type="float">
            <text:p>0</text:p>
          </table:table-cell>
          <table:table-cell table:style-name="ce654" office:value-type="float" office:value="280" calcext:value-type="float">
            <text:p>280</text:p>
          </table:table-cell>
          <table:table-cell table:style-name="ce718"/>
          <table:table-cell table:style-name="ce675" office:value-type="float" office:value="0" calcext:value-type="float">
            <text:p>0</text:p>
          </table:table-cell>
          <table:table-cell table:style-name="ce686" office:value-type="float" office:value="0" calcext:value-type="float">
            <text:p>0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6" calcext:value-type="float">
            <text:p>16</text:p>
          </table:table-cell>
          <table:table-cell table:style-name="ce614" office:value-type="float" office:value="54" calcext:value-type="float">
            <text:p>54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246" calcext:value-type="float">
            <text:p>246</text:p>
          </table:table-cell>
          <table:table-cell table:style-name="ce14"/>
          <table:table-cell table:number-columns-repeated="3" table:style-name="ce614" office:value-type="float" office:value="0" calcext:value-type="float">
            <text:p>0</text:p>
          </table:table-cell>
          <table:table-cell table:style-name="ce614" office:value-type="float" office:value="120" calcext:value-type="float">
            <text:p>120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196" calcext:value-type="float">
            <text:p>196</text:p>
          </table:table-cell>
          <table:table-cell table:style-name="ce14"/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24" calcext:value-type="float">
            <text:p>24</text:p>
          </table:table-cell>
          <table:table-cell table:style-name="ce614" office:value-type="float" office:value="22" calcext:value-type="float">
            <text:p>22</text:p>
          </table:table-cell>
          <table:table-cell table:style-name="ce614" office:value-type="float" office:value="45" calcext:value-type="float">
            <text:p>45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225" calcext:value-type="float">
            <text:p>225</text:p>
          </table:table-cell>
          <table:table-cell table:style-name="ce14"/>
          <table:table-cell table:number-columns-repeated="3" table:style-name="ce614" office:value-type="float" office:value="0" calcext:value-type="float">
            <text:p>0</text:p>
          </table:table-cell>
          <table:table-cell table:style-name="ce614" office:value-type="float" office:value="10" calcext:value-type="float">
            <text:p>10</text:p>
          </table:table-cell>
          <table:table-cell table:style-name="ce614" office:value-type="float" office:value="306" calcext:value-type="float">
            <text:p>306</text:p>
          </table:table-cell>
          <table:table-cell table:number-columns-repeated="2" table:style-name="ce614" office:value-type="float" office:value="0" calcext:value-type="float">
            <text:p>0</text:p>
          </table:table-cell>
        </table:table-row>
        <table:table-row table:style-name="ro1"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0.2" calcext:value-type="float">
            <text:p>0.20</text:p>
          </table:table-cell>
          <table:table-cell table:style-name="ce611" office:value-type="float" office:value="15.2" calcext:value-type="float">
            <text:p>15.20</text:p>
          </table:table-cell>
          <table:table-cell table:style-name="ce611" office:value-type="float" office:value="49.2" calcext:value-type="float">
            <text:p>49.20</text:p>
          </table:table-cell>
          <table:table-cell table:style-name="ce611" office:value-type="float" office:value="144" calcext:value-type="float">
            <text:p>144.00</text:p>
          </table:table-cell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107.4" calcext:value-type="float">
            <text:p>107.40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" calcext:value-type="float">
            <text:p>1</text:p>
          </table:table-cell>
          <table:table-cell table:style-name="ce614" office:value-type="float" office:value="42" calcext:value-type="float">
            <text:p>42</text:p>
          </table:table-cell>
          <table:table-cell table:style-name="ce622" office:value-type="float" office:value="40" calcext:value-type="float">
            <text:p>40</text:p>
          </table:table-cell>
          <table:table-cell table:style-name="ce632" office:value-type="float" office:value="122" calcext:value-type="float">
            <text:p>122</text:p>
          </table:table-cell>
          <table:table-cell table:style-name="ce643" office:value-type="float" office:value="0" calcext:value-type="float">
            <text:p>0</text:p>
          </table:table-cell>
          <table:table-cell table:style-name="ce654" office:value-type="float" office:value="111" calcext:value-type="float">
            <text:p>111</text:p>
          </table:table-cell>
          <table:table-cell table:style-name="ce718"/>
          <table:table-cell table:style-name="ce675" office:value-type="float" office:value="0" calcext:value-type="float">
            <text:p>0</text:p>
          </table:table-cell>
          <table:table-cell table:style-name="ce686" office:value-type="float" office:value="0" calcext:value-type="float">
            <text:p>0</text:p>
          </table:table-cell>
          <table:table-cell table:style-name="ce614" office:value-type="float" office:value="4" calcext:value-type="float">
            <text:p>4</text:p>
          </table:table-cell>
          <table:table-cell table:style-name="ce614" office:value-type="float" office:value="72" calcext:value-type="float">
            <text:p>72</text:p>
          </table:table-cell>
          <table:table-cell table:style-name="ce614" office:value-type="float" office:value="113" calcext:value-type="float">
            <text:p>113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27" calcext:value-type="float">
            <text:p>127</text:p>
          </table:table-cell>
          <table:table-cell table:style-name="ce14"/>
          <table:table-cell table:number-columns-repeated="3" table:style-name="ce614" office:value-type="float" office:value="0" calcext:value-type="float">
            <text:p>0</text:p>
          </table:table-cell>
          <table:table-cell table:style-name="ce614" office:value-type="float" office:value="39" calcext:value-type="float">
            <text:p>39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277" calcext:value-type="float">
            <text:p>277</text:p>
          </table:table-cell>
          <table:table-cell table:style-name="ce14"/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25" calcext:value-type="float">
            <text:p>25</text:p>
          </table:table-cell>
          <table:table-cell table:style-name="ce614" office:value-type="float" office:value="50" calcext:value-type="float">
            <text:p>50</text:p>
          </table:table-cell>
          <table:table-cell table:style-name="ce614" office:value-type="float" office:value="219" calcext:value-type="float">
            <text:p>219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22" calcext:value-type="float">
            <text:p>22</text:p>
          </table:table-cell>
          <table:table-cell table:style-name="ce14"/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5" calcext:value-type="float">
            <text:p>5</text:p>
          </table:table-cell>
          <table:table-cell table:style-name="ce614" office:value-type="float" office:value="45" calcext:value-type="float">
            <text:p>45</text:p>
          </table:table-cell>
          <table:table-cell table:style-name="ce614" office:value-type="float" office:value="266" calcext:value-type="float">
            <text:p>266</text:p>
          </table:table-cell>
          <table:table-cell table:number-columns-repeated="2" table:style-name="ce614" office:value-type="float" office:value="0" calcext:value-type="float">
            <text:p>0</text:p>
          </table:table-cell>
        </table:table-row>
        <table:table-row table:style-name="ro1">
          <table:table-cell table:style-name="ce14" table:number-columns-repeated="8"/>
          <table:table-cell table:style-name="ce616" table:number-columns-repeated="2"/>
          <table:table-cell table:style-name="ce14"/>
          <table:table-cell table:style-name="ce623"/>
          <table:table-cell table:style-name="ce633"/>
          <table:table-cell table:style-name="ce644"/>
          <table:table-cell table:style-name="ce655"/>
          <table:table-cell table:style-name="ce718"/>
          <table:table-cell table:style-name="ce729"/>
          <table:table-cell table:style-name="ce687"/>
          <table:table-cell table:style-name="ce14" table:number-columns-repeated="29"/>
        </table:table-row>
        <table:table-row table:style-name="ro1">
          <table:table-cell table:number-columns-repeated="8"/>
          <table:table-cell table:style-name="ce100" table:number-columns-repeated="2"/>
          <table:table-cell/>
          <table:table-cell table:style-name="ce656"/>
          <table:table-cell table:style-name="ce676"/>
          <table:table-cell table:style-name="ce698"/>
          <table:table-cell table:style-name="ce709"/>
          <table:table-cell table:style-name="ce719"/>
          <table:table-cell table:style-name="ce730"/>
          <table:table-cell table:style-name="ce741"/>
          <table:table-cell table:number-columns-repeated="29"/>
        </table:table-row>
        <table:table-row table:style-name="ro1">
          <table:table-cell table:style-name="ce73" office:value-type="string" calcext:value-type="string">
            <text:p>LSTM+Attention Confusion</text:p>
          </table:table-cell>
          <table:table-cell table:number-columns-repeated="7"/>
          <table:table-cell table:style-name="ce100" table:number-columns-repeated="2"/>
          <table:table-cell/>
          <table:table-cell table:style-name="ce656"/>
          <table:table-cell table:style-name="ce676"/>
          <table:table-cell table:style-name="ce698"/>
          <table:table-cell table:style-name="ce709"/>
          <table:table-cell table:style-name="ce719"/>
          <table:table-cell table:style-name="ce730"/>
          <table:table-cell table:style-name="ce741"/>
          <table:table-cell table:number-columns-repeated="29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657"/>
          <table:table-cell table:style-name="ce677"/>
          <table:table-cell table:style-name="ce699"/>
          <table:table-cell table:style-name="ce710"/>
          <table:table-cell table:style-name="ce720"/>
          <table:table-cell table:style-name="ce731" office:value-type="string" calcext:value-type="string">
            <text:p>Fold 2</text:p>
          </table:table-cell>
          <table:table-cell table:style-name="ce742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6"/>
        </table:table-row>
        <table:table-row table:style-name="ro1">
          <table:table-cell table:style-name="ce612" office:value-type="float" office:value="180.6" calcext:value-type="float">
            <text:p>180.6</text:p>
          </table:table-cell>
          <table:table-cell table:style-name="ce612" office:value-type="float" office:value="63.8" calcext:value-type="float">
            <text:p>63.8</text:p>
          </table:table-cell>
          <table:table-cell table:style-name="ce612" office:value-type="float" office:value="151" calcext:value-type="float">
            <text:p>151</text:p>
          </table:table-cell>
          <table:table-cell table:style-name="ce612" office:value-type="float" office:value="118.2" calcext:value-type="float">
            <text:p>118.2</text:p>
          </table:table-cell>
          <table:table-cell table:style-name="ce612" office:value-type="float" office:value="37.4" calcext:value-type="float">
            <text:p>37.4</text:p>
          </table:table-cell>
          <table:table-cell table:style-name="ce612" office:value-type="float" office:value="8.4" calcext:value-type="float">
            <text:p>8.4</text:p>
          </table:table-cell>
          <table:table-cell table:style-name="ce612" office:value-type="float" office:value="8.6" calcext:value-type="float">
            <text:p>8.6</text:p>
          </table:table-cell>
          <table:table-cell table:style-name="ce14"/>
          <table:table-cell table:style-name="ce617" office:value-type="float" office:value="135" calcext:value-type="float">
            <text:p>135</text:p>
          </table:table-cell>
          <table:table-cell table:style-name="ce617" office:value-type="float" office:value="31" calcext:value-type="float">
            <text:p>31</text:p>
          </table:table-cell>
          <table:table-cell table:style-name="ce617" office:value-type="float" office:value="257" calcext:value-type="float">
            <text:p>257</text:p>
          </table:table-cell>
          <table:table-cell table:style-name="ce617" office:value-type="float" office:value="40" calcext:value-type="float">
            <text:p>40</text:p>
          </table:table-cell>
          <table:table-cell table:style-name="ce617" office:value-type="float" office:value="74" calcext:value-type="float">
            <text:p>74</text:p>
          </table:table-cell>
          <table:table-cell table:style-name="ce617" office:value-type="float" office:value="29" calcext:value-type="float">
            <text:p>29</text:p>
          </table:table-cell>
          <table:table-cell table:style-name="ce617" office:value-type="float" office:value="2" calcext:value-type="float">
            <text:p>2</text:p>
          </table:table-cell>
          <table:table-cell table:style-name="ce14"/>
          <table:table-cell table:style-name="ce612" office:value-type="float" office:value="216" calcext:value-type="float">
            <text:p>216</text:p>
          </table:table-cell>
          <table:table-cell table:style-name="ce612" office:value-type="float" office:value="34" calcext:value-type="float">
            <text:p>34</text:p>
          </table:table-cell>
          <table:table-cell table:style-name="ce612" office:value-type="float" office:value="18" calcext:value-type="float">
            <text:p>18</text:p>
          </table:table-cell>
          <table:table-cell table:style-name="ce612" office:value-type="float" office:value="235" calcext:value-type="float">
            <text:p>235</text:p>
          </table:table-cell>
          <table:table-cell table:style-name="ce612" office:value-type="float" office:value="59" calcext:value-type="float">
            <text:p>59</text:p>
          </table:table-cell>
          <table:table-cell table:style-name="ce612" office:value-type="float" office:value="4" calcext:value-type="float">
            <text:p>4</text:p>
          </table:table-cell>
          <table:table-cell table:style-name="ce612" office:value-type="float" office:value="2" calcext:value-type="float">
            <text:p>2</text:p>
          </table:table-cell>
          <table:table-cell table:style-name="ce14"/>
          <table:table-cell table:style-name="ce612" office:value-type="float" office:value="93" calcext:value-type="float">
            <text:p>93</text:p>
          </table:table-cell>
          <table:table-cell table:style-name="ce612" office:value-type="float" office:value="177" calcext:value-type="float">
            <text:p>177</text:p>
          </table:table-cell>
          <table:table-cell table:style-name="ce612" office:value-type="float" office:value="145" calcext:value-type="float">
            <text:p>145</text:p>
          </table:table-cell>
          <table:table-cell table:style-name="ce612" office:value-type="float" office:value="118" calcext:value-type="float">
            <text:p>118</text:p>
          </table:table-cell>
          <table:table-cell table:style-name="ce612" office:value-type="float" office:value="19" calcext:value-type="float">
            <text:p>19</text:p>
          </table:table-cell>
          <table:table-cell table:style-name="ce612" office:value-type="float" office:value="3" calcext:value-type="float">
            <text:p>3</text:p>
          </table:table-cell>
          <table:table-cell table:style-name="ce612" office:value-type="float" office:value="13" calcext:value-type="float">
            <text:p>13</text:p>
          </table:table-cell>
          <table:table-cell table:style-name="ce14"/>
          <table:table-cell table:style-name="ce612" office:value-type="float" office:value="288" calcext:value-type="float">
            <text:p>288</text:p>
          </table:table-cell>
          <table:table-cell table:style-name="ce612" office:value-type="float" office:value="35" calcext:value-type="float">
            <text:p>35</text:p>
          </table:table-cell>
          <table:table-cell table:style-name="ce612" office:value-type="float" office:value="113" calcext:value-type="float">
            <text:p>113</text:p>
          </table:table-cell>
          <table:table-cell table:style-name="ce612" office:value-type="float" office:value="87" calcext:value-type="float">
            <text:p>87</text:p>
          </table:table-cell>
          <table:table-cell table:style-name="ce612" office:value-type="float" office:value="19" calcext:value-type="float">
            <text:p>19</text:p>
          </table:table-cell>
          <table:table-cell table:style-name="ce612" office:value-type="float" office:value="4" calcext:value-type="float">
            <text:p>4</text:p>
          </table:table-cell>
          <table:table-cell table:style-name="ce612" office:value-type="float" office:value="22" calcext:value-type="float">
            <text:p>22</text:p>
          </table:table-cell>
          <table:table-cell table:style-name="ce14"/>
          <table:table-cell table:style-name="ce612" office:value-type="float" office:value="171" calcext:value-type="float">
            <text:p>171</text:p>
          </table:table-cell>
          <table:table-cell table:style-name="ce612" office:value-type="float" office:value="42" calcext:value-type="float">
            <text:p>42</text:p>
          </table:table-cell>
          <table:table-cell table:style-name="ce612" office:value-type="float" office:value="222" calcext:value-type="float">
            <text:p>222</text:p>
          </table:table-cell>
          <table:table-cell table:style-name="ce612" office:value-type="float" office:value="111" calcext:value-type="float">
            <text:p>111</text:p>
          </table:table-cell>
          <table:table-cell table:style-name="ce612" office:value-type="float" office:value="16" calcext:value-type="float">
            <text:p>16</text:p>
          </table:table-cell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4" calcext:value-type="float">
            <text:p>4</text:p>
          </table:table-cell>
        </table:table-row>
        <table:table-row table:style-name="ro1">
          <table:table-cell table:style-name="ce612" office:value-type="float" office:value="66.2" calcext:value-type="float">
            <text:p>66.2</text:p>
          </table:table-cell>
          <table:table-cell table:style-name="ce612" office:value-type="float" office:value="32.8" calcext:value-type="float">
            <text:p>32.8</text:p>
          </table:table-cell>
          <table:table-cell table:style-name="ce612" office:value-type="float" office:value="39" calcext:value-type="float">
            <text:p>39</text:p>
          </table:table-cell>
          <table:table-cell table:style-name="ce612" office:value-type="float" office:value="25.4" calcext:value-type="float">
            <text:p>25.4</text:p>
          </table:table-cell>
          <table:table-cell table:style-name="ce612" office:value-type="float" office:value="79.4" calcext:value-type="float">
            <text:p>79.4</text:p>
          </table:table-cell>
          <table:table-cell table:style-name="ce612" office:value-type="float" office:value="42.6" calcext:value-type="float">
            <text:p>42.6</text:p>
          </table:table-cell>
          <table:table-cell table:style-name="ce612" office:value-type="float" office:value="30.6" calcext:value-type="float">
            <text:p>30.6</text:p>
          </table:table-cell>
          <table:table-cell table:style-name="ce14"/>
          <table:table-cell table:style-name="ce617" office:value-type="float" office:value="48" calcext:value-type="float">
            <text:p>48</text:p>
          </table:table-cell>
          <table:table-cell table:style-name="ce617" office:value-type="float" office:value="11" calcext:value-type="float">
            <text:p>11</text:p>
          </table:table-cell>
          <table:table-cell table:style-name="ce617" office:value-type="float" office:value="83" calcext:value-type="float">
            <text:p>83</text:p>
          </table:table-cell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32" calcext:value-type="float">
            <text:p>132</text:p>
          </table:table-cell>
          <table:table-cell table:style-name="ce617" office:value-type="float" office:value="42" calcext:value-type="float">
            <text:p>42</text:p>
          </table:table-cell>
          <table:table-cell table:style-name="ce617" office:value-type="float" office:value="0" calcext:value-type="float">
            <text:p>0</text:p>
          </table:table-cell>
          <table:table-cell table:style-name="ce14"/>
          <table:table-cell table:style-name="ce679" office:value-type="float" office:value="82" calcext:value-type="float">
            <text:p>82</text:p>
          </table:table-cell>
          <table:table-cell table:style-name="ce690" office:value-type="float" office:value="38" calcext:value-type="float">
            <text:p>38</text:p>
          </table:table-cell>
          <table:table-cell table:style-name="ce612" office:value-type="float" office:value="10" calcext:value-type="float">
            <text:p>10</text:p>
          </table:table-cell>
          <table:table-cell table:style-name="ce612" office:value-type="float" office:value="77" calcext:value-type="float">
            <text:p>77</text:p>
          </table:table-cell>
          <table:table-cell table:style-name="ce612" office:value-type="float" office:value="73" calcext:value-type="float">
            <text:p>73</text:p>
          </table:table-cell>
          <table:table-cell table:style-name="ce612" office:value-type="float" office:value="28" calcext:value-type="float">
            <text:p>28</text:p>
          </table:table-cell>
          <table:table-cell table:style-name="ce612" office:value-type="float" office:value="8" calcext:value-type="float">
            <text:p>8</text:p>
          </table:table-cell>
          <table:table-cell table:style-name="ce14"/>
          <table:table-cell table:style-name="ce612" office:value-type="float" office:value="15" calcext:value-type="float">
            <text:p>15</text:p>
          </table:table-cell>
          <table:table-cell table:style-name="ce612" office:value-type="float" office:value="113" calcext:value-type="float">
            <text:p>113</text:p>
          </table:table-cell>
          <table:table-cell table:style-name="ce612" office:value-type="float" office:value="29" calcext:value-type="float">
            <text:p>29</text:p>
          </table:table-cell>
          <table:table-cell table:style-name="ce612" office:value-type="float" office:value="12" calcext:value-type="float">
            <text:p>12</text:p>
          </table:table-cell>
          <table:table-cell table:style-name="ce612" office:value-type="float" office:value="97" calcext:value-type="float">
            <text:p>97</text:p>
          </table:table-cell>
          <table:table-cell table:style-name="ce612" office:value-type="float" office:value="46" calcext:value-type="float">
            <text:p>46</text:p>
          </table:table-cell>
          <table:table-cell table:style-name="ce612" office:value-type="float" office:value="4" calcext:value-type="float">
            <text:p>4</text:p>
          </table:table-cell>
          <table:table-cell table:style-name="ce14"/>
          <table:table-cell table:style-name="ce612" office:value-type="float" office:value="35" calcext:value-type="float">
            <text:p>35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43" calcext:value-type="float">
            <text:p>43</text:p>
          </table:table-cell>
          <table:table-cell table:style-name="ce612" office:value-type="float" office:value="21" calcext:value-type="float">
            <text:p>21</text:p>
          </table:table-cell>
          <table:table-cell table:style-name="ce612" office:value-type="float" office:value="38" calcext:value-type="float">
            <text:p>38</text:p>
          </table:table-cell>
          <table:table-cell table:style-name="ce612" office:value-type="float" office:value="39" calcext:value-type="float">
            <text:p>39</text:p>
          </table:table-cell>
          <table:table-cell table:style-name="ce612" office:value-type="float" office:value="140" calcext:value-type="float">
            <text:p>140</text:p>
          </table:table-cell>
          <table:table-cell table:style-name="ce14"/>
          <table:table-cell table:style-name="ce612" office:value-type="float" office:value="151" calcext:value-type="float">
            <text:p>151</text:p>
          </table:table-cell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30" calcext:value-type="float">
            <text:p>30</text:p>
          </table:table-cell>
          <table:table-cell table:style-name="ce612" office:value-type="float" office:value="17" calcext:value-type="float">
            <text:p>17</text:p>
          </table:table-cell>
          <table:table-cell table:style-name="ce612" office:value-type="float" office:value="57" calcext:value-type="float">
            <text:p>57</text:p>
          </table:table-cell>
          <table:table-cell table:style-name="ce612" office:value-type="float" office:value="58" calcext:value-type="float">
            <text:p>58</text:p>
          </table:table-cell>
          <table:table-cell table:style-name="ce612" office:value-type="float" office:value="1" calcext:value-type="float">
            <text:p>1</text:p>
          </table:table-cell>
        </table:table-row>
        <table:table-row table:style-name="ro1">
          <table:table-cell table:style-name="ce612" office:value-type="float" office:value="28.6" calcext:value-type="float">
            <text:p>28.6</text:p>
          </table:table-cell>
          <table:table-cell table:style-name="ce612" office:value-type="float" office:value="43" calcext:value-type="float">
            <text:p>43</text:p>
          </table:table-cell>
          <table:table-cell table:style-name="ce612" office:value-type="float" office:value="130.4" calcext:value-type="float">
            <text:p>130.4</text:p>
          </table:table-cell>
          <table:table-cell table:style-name="ce612" office:value-type="float" office:value="40.6" calcext:value-type="float">
            <text:p>40.6</text:p>
          </table:table-cell>
          <table:table-cell table:style-name="ce612" office:value-type="float" office:value="43.4" calcext:value-type="float">
            <text:p>43.4</text:p>
          </table:table-cell>
          <table:table-cell table:style-name="ce612" office:value-type="float" office:value="3.4" calcext:value-type="float">
            <text:p>3.4</text:p>
          </table:table-cell>
          <table:table-cell table:style-name="ce612" office:value-type="float" office:value="26.6" calcext:value-type="float">
            <text:p>26.6</text:p>
          </table:table-cell>
          <table:table-cell table:style-name="ce14"/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55" calcext:value-type="float">
            <text:p>55</text:p>
          </table:table-cell>
          <table:table-cell table:style-name="ce612" office:value-type="float" office:value="162" calcext:value-type="float">
            <text:p>162</text:p>
          </table:table-cell>
          <table:table-cell table:style-name="ce626" office:value-type="float" office:value="21" calcext:value-type="float">
            <text:p>21</text:p>
          </table:table-cell>
          <table:table-cell table:style-name="ce636" office:value-type="float" office:value="50" calcext:value-type="float">
            <text:p>50</text:p>
          </table:table-cell>
          <table:table-cell table:style-name="ce647" office:value-type="float" office:value="4" calcext:value-type="float">
            <text:p>4</text:p>
          </table:table-cell>
          <table:table-cell table:style-name="ce658" office:value-type="float" office:value="21" calcext:value-type="float">
            <text:p>21</text:p>
          </table:table-cell>
          <table:table-cell table:style-name="ce668"/>
          <table:table-cell table:style-name="ce679" office:value-type="float" office:value="90" calcext:value-type="float">
            <text:p>90</text:p>
          </table:table-cell>
          <table:table-cell table:style-name="ce690" office:value-type="float" office:value="23" calcext:value-type="float">
            <text:p>23</text:p>
          </table:table-cell>
          <table:table-cell table:style-name="ce612" office:value-type="float" office:value="9" calcext:value-type="float">
            <text:p>9</text:p>
          </table:table-cell>
          <table:table-cell table:style-name="ce612" office:value-type="float" office:value="91" calcext:value-type="float">
            <text:p>91</text:p>
          </table:table-cell>
          <table:table-cell table:style-name="ce612" office:value-type="float" office:value="103" calcext:value-type="float">
            <text:p>103</text:p>
          </table:table-cell>
          <table:table-cell table:number-columns-repeated="2" table:style-name="ce612" office:value-type="float" office:value="0" calcext:value-type="float">
            <text:p>0</text:p>
          </table:table-cell>
          <table:table-cell table:style-name="ce14"/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30" calcext:value-type="float">
            <text:p>30</text:p>
          </table:table-cell>
          <table:table-cell table:style-name="ce612" office:value-type="float" office:value="174" calcext:value-type="float">
            <text:p>174</text:p>
          </table:table-cell>
          <table:table-cell table:style-name="ce612" office:value-type="float" office:value="34" calcext:value-type="float">
            <text:p>34</text:p>
          </table:table-cell>
          <table:table-cell table:style-name="ce612" office:value-type="float" office:value="32" calcext:value-type="float">
            <text:p>32</text:p>
          </table:table-cell>
          <table:table-cell table:style-name="ce612" office:value-type="float" office:value="6" calcext:value-type="float">
            <text:p>6</text:p>
          </table:table-cell>
          <table:table-cell table:style-name="ce612" office:value-type="float" office:value="38" calcext:value-type="float">
            <text:p>38</text:p>
          </table:table-cell>
          <table:table-cell table:style-name="ce14"/>
          <table:table-cell table:style-name="ce695" office:value-type="float" office:value="41" calcext:value-type="float">
            <text:p>41</text:p>
          </table:table-cell>
          <table:table-cell table:style-name="ce696" office:value-type="float" office:value="103" calcext:value-type="float">
            <text:p>103</text:p>
          </table:table-cell>
          <table:table-cell table:style-name="ce612" office:value-type="float" office:value="109" calcext:value-type="float">
            <text:p>109</text:p>
          </table:table-cell>
          <table:table-cell table:style-name="ce612" office:value-type="float" office:value="14" calcext:value-type="float">
            <text:p>14</text:p>
          </table:table-cell>
          <table:table-cell table:style-name="ce612" office:value-type="float" office:value="9" calcext:value-type="float">
            <text:p>9</text:p>
          </table:table-cell>
          <table:table-cell table:style-name="ce612" office:value-type="float" office:value="6" calcext:value-type="float">
            <text:p>6</text:p>
          </table:table-cell>
          <table:table-cell table:style-name="ce612" office:value-type="float" office:value="34" calcext:value-type="float">
            <text:p>34</text:p>
          </table:table-cell>
          <table:table-cell table:style-name="ce14"/>
          <table:table-cell table:style-name="ce612" office:value-type="float" office:value="7" calcext:value-type="float">
            <text:p>7</text:p>
          </table:table-cell>
          <table:table-cell table:style-name="ce612" office:value-type="float" office:value="4" calcext:value-type="float">
            <text:p>4</text:p>
          </table:table-cell>
          <table:table-cell table:style-name="ce612" office:value-type="float" office:value="198" calcext:value-type="float">
            <text:p>198</text:p>
          </table:table-cell>
          <table:table-cell table:style-name="ce612" office:value-type="float" office:value="43" calcext:value-type="float">
            <text:p>43</text:p>
          </table:table-cell>
          <table:table-cell table:style-name="ce612" office:value-type="float" office:value="23" calcext:value-type="float">
            <text:p>23</text:p>
          </table:table-cell>
          <table:table-cell table:style-name="ce612" office:value-type="float" office:value="1" calcext:value-type="float">
            <text:p>1</text:p>
          </table:table-cell>
          <table:table-cell table:style-name="ce612" office:value-type="float" office:value="40" calcext:value-type="float">
            <text:p>40</text:p>
          </table:table-cell>
        </table:table-row>
        <table:table-row table:style-name="ro1">
          <table:table-cell table:style-name="ce612" office:value-type="float" office:value="15.8" calcext:value-type="float">
            <text:p>15.8</text:p>
          </table:table-cell>
          <table:table-cell table:style-name="ce612" office:value-type="float" office:value="3.4" calcext:value-type="float">
            <text:p>3.4</text:p>
          </table:table-cell>
          <table:table-cell table:style-name="ce612" office:value-type="float" office:value="44.8" calcext:value-type="float">
            <text:p>44.8</text:p>
          </table:table-cell>
          <table:table-cell table:style-name="ce612" office:value-type="float" office:value="50.6" calcext:value-type="float">
            <text:p>50.6</text:p>
          </table:table-cell>
          <table:table-cell table:style-name="ce612" office:value-type="float" office:value="109.6" calcext:value-type="float">
            <text:p>109.6</text:p>
          </table:table-cell>
          <table:table-cell table:style-name="ce612" office:value-type="float" office:value="13.8" calcext:value-type="float">
            <text:p>13.8</text:p>
          </table:table-cell>
          <table:table-cell table:style-name="ce612" office:value-type="float" office:value="78" calcext:value-type="float">
            <text:p>78</text:p>
          </table:table-cell>
          <table:table-cell table:style-name="ce14"/>
          <table:table-cell table:style-name="ce612" office:value-type="float" office:value="3" calcext:value-type="float">
            <text:p>3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62" calcext:value-type="float">
            <text:p>62</text:p>
          </table:table-cell>
          <table:table-cell table:style-name="ce627" office:value-type="float" office:value="32" calcext:value-type="float">
            <text:p>32</text:p>
          </table:table-cell>
          <table:table-cell table:style-name="ce636" office:value-type="float" office:value="135" calcext:value-type="float">
            <text:p>135</text:p>
          </table:table-cell>
          <table:table-cell table:style-name="ce647" office:value-type="float" office:value="28" calcext:value-type="float">
            <text:p>28</text:p>
          </table:table-cell>
          <table:table-cell table:style-name="ce658" office:value-type="float" office:value="56" calcext:value-type="float">
            <text:p>56</text:p>
          </table:table-cell>
          <table:table-cell table:style-name="ce668"/>
          <table:table-cell table:style-name="ce679" office:value-type="float" office:value="68" calcext:value-type="float">
            <text:p>68</text:p>
          </table:table-cell>
          <table:table-cell table:style-name="ce690" office:value-type="float" office:value="16" calcext:value-type="float">
            <text:p>16</text:p>
          </table:table-cell>
          <table:table-cell table:style-name="ce612" office:value-type="float" office:value="7" calcext:value-type="float">
            <text:p>7</text:p>
          </table:table-cell>
          <table:table-cell table:style-name="ce612" office:value-type="float" office:value="130" calcext:value-type="float">
            <text:p>130</text:p>
          </table:table-cell>
          <table:table-cell table:style-name="ce612" office:value-type="float" office:value="91" calcext:value-type="float">
            <text:p>91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4" calcext:value-type="float">
            <text:p>4</text:p>
          </table:table-cell>
          <table:table-cell table:style-name="ce14"/>
          <table:table-cell table:number-columns-repeated="2" table:style-name="ce612" office:value-type="float" office:value="0" calcext:value-type="float">
            <text:p>0</text:p>
          </table:table-cell>
          <table:table-cell table:style-name="ce612" office:value-type="float" office:value="43" calcext:value-type="float">
            <text:p>43</text:p>
          </table:table-cell>
          <table:table-cell table:style-name="ce612" office:value-type="float" office:value="41" calcext:value-type="float">
            <text:p>41</text:p>
          </table:table-cell>
          <table:table-cell table:style-name="ce612" office:value-type="float" office:value="127" calcext:value-type="float">
            <text:p>127</text:p>
          </table:table-cell>
          <table:table-cell table:style-name="ce612" office:value-type="float" office:value="20" calcext:value-type="float">
            <text:p>20</text:p>
          </table:table-cell>
          <table:table-cell table:style-name="ce612" office:value-type="float" office:value="85" calcext:value-type="float">
            <text:p>85</text:p>
          </table:table-cell>
          <table:table-cell table:style-name="ce14"/>
          <table:table-cell table:style-name="ce695" office:value-type="float" office:value="6" calcext:value-type="float">
            <text:p>6</text:p>
          </table:table-cell>
          <table:table-cell table:style-name="ce696" office:value-type="float" office:value="1" calcext:value-type="float">
            <text:p>1</text:p>
          </table:table-cell>
          <table:table-cell table:style-name="ce612" office:value-type="float" office:value="98" calcext:value-type="float">
            <text:p>98</text:p>
          </table:table-cell>
          <table:table-cell table:style-name="ce612" office:value-type="float" office:value="14" calcext:value-type="float">
            <text:p>14</text:p>
          </table:table-cell>
          <table:table-cell table:style-name="ce612" office:value-type="float" office:value="155" calcext:value-type="float">
            <text:p>155</text:p>
          </table:table-cell>
          <table:table-cell table:style-name="ce612" office:value-type="float" office:value="20" calcext:value-type="float">
            <text:p>20</text:p>
          </table:table-cell>
          <table:table-cell table:style-name="ce612" office:value-type="float" office:value="22" calcext:value-type="float">
            <text:p>22</text:p>
          </table:table-cell>
          <table:table-cell table:style-name="ce14"/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14" calcext:value-type="float">
            <text:p>14</text:p>
          </table:table-cell>
          <table:table-cell table:style-name="ce612" office:value-type="float" office:value="36" calcext:value-type="float">
            <text:p>36</text:p>
          </table:table-cell>
          <table:table-cell table:style-name="ce612" office:value-type="float" office:value="40" calcext:value-type="float">
            <text:p>40</text:p>
          </table:table-cell>
          <table:table-cell table:style-name="ce612" office:value-type="float" office:value="1" calcext:value-type="float">
            <text:p>1</text:p>
          </table:table-cell>
          <table:table-cell table:style-name="ce612" office:value-type="float" office:value="223" calcext:value-type="float">
            <text:p>223</text:p>
          </table:table-cell>
        </table:table-row>
        <table:table-row table:style-name="ro1">
          <table:table-cell table:style-name="ce612" office:value-type="float" office:value="14.4" calcext:value-type="float">
            <text:p>14.4</text:p>
          </table:table-cell>
          <table:table-cell table:style-name="ce612" office:value-type="float" office:value="0.6" calcext:value-type="float">
            <text:p>0.6</text:p>
          </table:table-cell>
          <table:table-cell table:style-name="ce612" office:value-type="float" office:value="28" calcext:value-type="float">
            <text:p>28</text:p>
          </table:table-cell>
          <table:table-cell table:style-name="ce612" office:value-type="float" office:value="98.6" calcext:value-type="float">
            <text:p>98.6</text:p>
          </table:table-cell>
          <table:table-cell table:style-name="ce612" office:value-type="float" office:value="183.8" calcext:value-type="float">
            <text:p>183.8</text:p>
          </table:table-cell>
          <table:table-cell table:style-name="ce612" office:value-type="float" office:value="30.4" calcext:value-type="float">
            <text:p>30.4</text:p>
          </table:table-cell>
          <table:table-cell table:style-name="ce612" office:value-type="float" office:value="276.2" calcext:value-type="float">
            <text:p>276.2</text:p>
          </table:table-cell>
          <table:table-cell table:style-name="ce14"/>
          <table:table-cell table:number-columns-repeated="2" table:style-name="ce612" office:value-type="float" office:value="0" calcext:value-type="float">
            <text:p>0</text:p>
          </table:table-cell>
          <table:table-cell table:style-name="ce612" office:value-type="float" office:value="6" calcext:value-type="float">
            <text:p>6</text:p>
          </table:table-cell>
          <table:table-cell table:style-name="ce626" office:value-type="float" office:value="123" calcext:value-type="float">
            <text:p>123</text:p>
          </table:table-cell>
          <table:table-cell table:style-name="ce636" office:value-type="float" office:value="163" calcext:value-type="float">
            <text:p>163</text:p>
          </table:table-cell>
          <table:table-cell table:style-name="ce647" office:value-type="float" office:value="9" calcext:value-type="float">
            <text:p>9</text:p>
          </table:table-cell>
          <table:table-cell table:style-name="ce658" office:value-type="float" office:value="331" calcext:value-type="float">
            <text:p>331</text:p>
          </table:table-cell>
          <table:table-cell table:style-name="ce668"/>
          <table:table-cell table:style-name="ce679" office:value-type="float" office:value="57" calcext:value-type="float">
            <text:p>57</text:p>
          </table:table-cell>
          <table:table-cell table:style-name="ce690" office:value-type="float" office:value="3" calcext:value-type="float">
            <text:p>3</text:p>
          </table:table-cell>
          <table:table-cell table:style-name="ce612" office:value-type="float" office:value="4" calcext:value-type="float">
            <text:p>4</text:p>
          </table:table-cell>
          <table:table-cell table:style-name="ce612" office:value-type="float" office:value="291" calcext:value-type="float">
            <text:p>291</text:p>
          </table:table-cell>
          <table:table-cell table:style-name="ce612" office:value-type="float" office:value="265" calcext:value-type="float">
            <text:p>265</text:p>
          </table:table-cell>
          <table:table-cell table:style-name="ce612" office:value-type="float" office:value="4" calcext:value-type="float">
            <text:p>4</text:p>
          </table:table-cell>
          <table:table-cell table:style-name="ce612" office:value-type="float" office:value="8" calcext:value-type="float">
            <text:p>8</text:p>
          </table:table-cell>
          <table:table-cell table:style-name="ce14"/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29" calcext:value-type="float">
            <text:p>29</text:p>
          </table:table-cell>
          <table:table-cell table:style-name="ce612" office:value-type="float" office:value="30" calcext:value-type="float">
            <text:p>30</text:p>
          </table:table-cell>
          <table:table-cell table:style-name="ce612" office:value-type="float" office:value="219" calcext:value-type="float">
            <text:p>219</text:p>
          </table:table-cell>
          <table:table-cell table:style-name="ce612" office:value-type="float" office:value="17" calcext:value-type="float">
            <text:p>17</text:p>
          </table:table-cell>
          <table:table-cell table:style-name="ce612" office:value-type="float" office:value="335" calcext:value-type="float">
            <text:p>335</text:p>
          </table:table-cell>
          <table:table-cell table:style-name="ce14"/>
          <table:table-cell table:style-name="ce695" office:value-type="float" office:value="9" calcext:value-type="float">
            <text:p>9</text:p>
          </table:table-cell>
          <table:table-cell table:style-name="ce696" office:value-type="float" office:value="0" calcext:value-type="float">
            <text:p>0</text:p>
          </table:table-cell>
          <table:table-cell table:style-name="ce612" office:value-type="float" office:value="83" calcext:value-type="float">
            <text:p>83</text:p>
          </table:table-cell>
          <table:table-cell table:style-name="ce612" office:value-type="float" office:value="15" calcext:value-type="float">
            <text:p>15</text:p>
          </table:table-cell>
          <table:table-cell table:style-name="ce612" office:value-type="float" office:value="118" calcext:value-type="float">
            <text:p>118</text:p>
          </table:table-cell>
          <table:table-cell table:style-name="ce612" office:value-type="float" office:value="119" calcext:value-type="float">
            <text:p>119</text:p>
          </table:table-cell>
          <table:table-cell table:style-name="ce612" office:value-type="float" office:value="288" calcext:value-type="float">
            <text:p>288</text:p>
          </table:table-cell>
          <table:table-cell table:style-name="ce14"/>
          <table:table-cell table:style-name="ce612" office:value-type="float" office:value="4" calcext:value-type="float">
            <text:p>4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18" calcext:value-type="float">
            <text:p>18</text:p>
          </table:table-cell>
          <table:table-cell table:style-name="ce612" office:value-type="float" office:value="34" calcext:value-type="float">
            <text:p>34</text:p>
          </table:table-cell>
          <table:table-cell table:style-name="ce612" office:value-type="float" office:value="154" calcext:value-type="float">
            <text:p>154</text:p>
          </table:table-cell>
          <table:table-cell table:style-name="ce612" office:value-type="float" office:value="3" calcext:value-type="float">
            <text:p>3</text:p>
          </table:table-cell>
          <table:table-cell table:style-name="ce612" office:value-type="float" office:value="419" calcext:value-type="float">
            <text:p>419</text:p>
          </table:table-cell>
        </table:table-row>
        <table:table-row table:style-name="ro1">
          <table:table-cell table:style-name="ce612" office:value-type="float" office:value="25.6" calcext:value-type="float">
            <text:p>25.6</text:p>
          </table:table-cell>
          <table:table-cell table:style-name="ce612" office:value-type="float" office:value="0.8" calcext:value-type="float">
            <text:p>0.8</text:p>
          </table:table-cell>
          <table:table-cell table:style-name="ce612" office:value-type="float" office:value="28.8" calcext:value-type="float">
            <text:p>28.8</text:p>
          </table:table-cell>
          <table:table-cell table:style-name="ce612" office:value-type="float" office:value="28.4" calcext:value-type="float">
            <text:p>28.4</text:p>
          </table:table-cell>
          <table:table-cell table:style-name="ce612" office:value-type="float" office:value="124.4" calcext:value-type="float">
            <text:p>124.4</text:p>
          </table:table-cell>
          <table:table-cell table:style-name="ce612" office:value-type="float" office:value="68.4" calcext:value-type="float">
            <text:p>68.4</text:p>
          </table:table-cell>
          <table:table-cell table:style-name="ce612" office:value-type="float" office:value="39.6" calcext:value-type="float">
            <text:p>39.6</text:p>
          </table:table-cell>
          <table:table-cell table:style-name="ce14"/>
          <table:table-cell table:style-name="ce612" office:value-type="float" office:value="1" calcext:value-type="float">
            <text:p>1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13" calcext:value-type="float">
            <text:p>13</text:p>
          </table:table-cell>
          <table:table-cell table:style-name="ce626" office:value-type="float" office:value="52" calcext:value-type="float">
            <text:p>52</text:p>
          </table:table-cell>
          <table:table-cell table:style-name="ce636" office:value-type="float" office:value="22" calcext:value-type="float">
            <text:p>22</text:p>
          </table:table-cell>
          <table:table-cell table:style-name="ce647" office:value-type="float" office:value="189" calcext:value-type="float">
            <text:p>189</text:p>
          </table:table-cell>
          <table:table-cell table:style-name="ce658" office:value-type="float" office:value="39" calcext:value-type="float">
            <text:p>39</text:p>
          </table:table-cell>
          <table:table-cell table:style-name="ce668"/>
          <table:table-cell table:style-name="ce679" office:value-type="float" office:value="124" calcext:value-type="float">
            <text:p>124</text:p>
          </table:table-cell>
          <table:table-cell table:style-name="ce690" office:value-type="float" office:value="4" calcext:value-type="float">
            <text:p>4</text:p>
          </table:table-cell>
          <table:table-cell table:style-name="ce612" office:value-type="float" office:value="5" calcext:value-type="float">
            <text:p>5</text:p>
          </table:table-cell>
          <table:table-cell table:style-name="ce612" office:value-type="float" office:value="65" calcext:value-type="float">
            <text:p>65</text:p>
          </table:table-cell>
          <table:table-cell table:style-name="ce612" office:value-type="float" office:value="114" calcext:value-type="float">
            <text:p>114</text:p>
          </table:table-cell>
          <table:table-cell table:style-name="ce612" office:value-type="float" office:value="3" calcext:value-type="float">
            <text:p>3</text:p>
          </table:table-cell>
          <table:table-cell table:style-name="ce612" office:value-type="float" office:value="1" calcext:value-type="float">
            <text:p>1</text:p>
          </table:table-cell>
          <table:table-cell table:style-name="ce14"/>
          <table:table-cell table:style-name="ce612" office:value-type="float" office:value="1" calcext:value-type="float">
            <text:p>1</text:p>
          </table:table-cell>
          <table:table-cell table:style-name="ce612" office:value-type="float" office:value="0" calcext:value-type="float">
            <text:p>0</text:p>
          </table:table-cell>
          <table:table-cell table:number-columns-repeated="2" table:style-name="ce612" office:value-type="float" office:value="16" calcext:value-type="float">
            <text:p>16</text:p>
          </table:table-cell>
          <table:table-cell table:style-name="ce612" office:value-type="float" office:value="235" calcext:value-type="float">
            <text:p>235</text:p>
          </table:table-cell>
          <table:table-cell table:style-name="ce612" office:value-type="float" office:value="10" calcext:value-type="float">
            <text:p>10</text:p>
          </table:table-cell>
          <table:table-cell table:style-name="ce612" office:value-type="float" office:value="38" calcext:value-type="float">
            <text:p>38</text:p>
          </table:table-cell>
          <table:table-cell table:style-name="ce14"/>
          <table:table-cell table:style-name="ce695" office:value-type="float" office:value="1" calcext:value-type="float">
            <text:p>1</text:p>
          </table:table-cell>
          <table:table-cell table:style-name="ce696" office:value-type="float" office:value="0" calcext:value-type="float">
            <text:p>0</text:p>
          </table:table-cell>
          <table:table-cell table:style-name="ce612" office:value-type="float" office:value="97" calcext:value-type="float">
            <text:p>97</text:p>
          </table:table-cell>
          <table:table-cell table:style-name="ce612" office:value-type="float" office:value="4" calcext:value-type="float">
            <text:p>4</text:p>
          </table:table-cell>
          <table:table-cell table:style-name="ce612" office:value-type="float" office:value="44" calcext:value-type="float">
            <text:p>44</text:p>
          </table:table-cell>
          <table:table-cell table:style-name="ce612" office:value-type="float" office:value="115" calcext:value-type="float">
            <text:p>115</text:p>
          </table:table-cell>
          <table:table-cell table:style-name="ce612" office:value-type="float" office:value="55" calcext:value-type="float">
            <text:p>55</text:p>
          </table:table-cell>
          <table:table-cell table:style-name="ce14"/>
          <table:table-cell table:style-name="ce612" office:value-type="float" office:value="1" calcext:value-type="float">
            <text:p>1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13" calcext:value-type="float">
            <text:p>13</text:p>
          </table:table-cell>
          <table:table-cell table:style-name="ce612" office:value-type="float" office:value="5" calcext:value-type="float">
            <text:p>5</text:p>
          </table:table-cell>
          <table:table-cell table:style-name="ce612" office:value-type="float" office:value="207" calcext:value-type="float">
            <text:p>207</text:p>
          </table:table-cell>
          <table:table-cell table:style-name="ce612" office:value-type="float" office:value="25" calcext:value-type="float">
            <text:p>25</text:p>
          </table:table-cell>
          <table:table-cell table:style-name="ce612" office:value-type="float" office:value="65" calcext:value-type="float">
            <text:p>65</text:p>
          </table:table-cell>
        </table:table-row>
        <table:table-row table:style-name="ro1">
          <table:table-cell table:style-name="ce612" office:value-type="float" office:value="18.4" calcext:value-type="float">
            <text:p>18.4</text:p>
          </table:table-cell>
          <table:table-cell table:style-name="ce612" office:value-type="float" office:value="1" calcext:value-type="float">
            <text:p>1</text:p>
          </table:table-cell>
          <table:table-cell table:style-name="ce612" office:value-type="float" office:value="8.8" calcext:value-type="float">
            <text:p>8.8</text:p>
          </table:table-cell>
          <table:table-cell table:style-name="ce612" office:value-type="float" office:value="50.4" calcext:value-type="float">
            <text:p>50.4</text:p>
          </table:table-cell>
          <table:table-cell table:style-name="ce612" office:value-type="float" office:value="187.4" calcext:value-type="float">
            <text:p>187.4</text:p>
          </table:table-cell>
          <table:table-cell table:style-name="ce612" office:value-type="float" office:value="1.6" calcext:value-type="float">
            <text:p>1.6</text:p>
          </table:table-cell>
          <table:table-cell table:style-name="ce612" office:value-type="float" office:value="48.4" calcext:value-type="float">
            <text:p>48.4</text:p>
          </table:table-cell>
          <table:table-cell table:style-name="ce14"/>
          <table:table-cell table:number-columns-repeated="3" table:style-name="ce612" office:value-type="float" office:value="0" calcext:value-type="float">
            <text:p>0</text:p>
          </table:table-cell>
          <table:table-cell table:style-name="ce626" office:value-type="float" office:value="29" calcext:value-type="float">
            <text:p>29</text:p>
          </table:table-cell>
          <table:table-cell table:style-name="ce636" office:value-type="float" office:value="216" calcext:value-type="float">
            <text:p>216</text:p>
          </table:table-cell>
          <table:table-cell table:style-name="ce647" office:value-type="float" office:value="1" calcext:value-type="float">
            <text:p>1</text:p>
          </table:table-cell>
          <table:table-cell table:style-name="ce658" office:value-type="float" office:value="70" calcext:value-type="float">
            <text:p>70</text:p>
          </table:table-cell>
          <table:table-cell table:style-name="ce668"/>
          <table:table-cell table:style-name="ce679" office:value-type="float" office:value="73" calcext:value-type="float">
            <text:p>73</text:p>
          </table:table-cell>
          <table:table-cell table:style-name="ce690" office:value-type="float" office:value="5" calcext:value-type="float">
            <text:p>5</text:p>
          </table:table-cell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143" calcext:value-type="float">
            <text:p>143</text:p>
          </table:table-cell>
          <table:table-cell table:style-name="ce612" office:value-type="float" office:value="52" calcext:value-type="float">
            <text:p>52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41" calcext:value-type="float">
            <text:p>41</text:p>
          </table:table-cell>
          <table:table-cell table:style-name="ce14"/>
          <table:table-cell table:number-columns-repeated="3" table:style-name="ce612" office:value-type="float" office:value="0" calcext:value-type="float">
            <text:p>0</text:p>
          </table:table-cell>
          <table:table-cell table:style-name="ce612" office:value-type="float" office:value="1" calcext:value-type="float">
            <text:p>1</text:p>
          </table:table-cell>
          <table:table-cell table:style-name="ce612" office:value-type="float" office:value="289" calcext:value-type="float">
            <text:p>289</text:p>
          </table:table-cell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24" calcext:value-type="float">
            <text:p>24</text:p>
          </table:table-cell>
          <table:table-cell table:style-name="ce14"/>
          <table:table-cell table:style-name="ce695" office:value-type="float" office:value="17" calcext:value-type="float">
            <text:p>17</text:p>
          </table:table-cell>
          <table:table-cell table:style-name="ce696" office:value-type="float" office:value="0" calcext:value-type="float">
            <text:p>0</text:p>
          </table:table-cell>
          <table:table-cell table:style-name="ce612" office:value-type="float" office:value="40" calcext:value-type="float">
            <text:p>40</text:p>
          </table:table-cell>
          <table:table-cell table:style-name="ce612" office:value-type="float" office:value="30" calcext:value-type="float">
            <text:p>30</text:p>
          </table:table-cell>
          <table:table-cell table:style-name="ce612" office:value-type="float" office:value="188" calcext:value-type="float">
            <text:p>188</text:p>
          </table:table-cell>
          <table:table-cell table:style-name="ce612" office:value-type="float" office:value="5" calcext:value-type="float">
            <text:p>5</text:p>
          </table:table-cell>
          <table:table-cell table:style-name="ce612" office:value-type="float" office:value="36" calcext:value-type="float">
            <text:p>36</text:p>
          </table:table-cell>
          <table:table-cell table:style-name="ce14"/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49" calcext:value-type="float">
            <text:p>49</text:p>
          </table:table-cell>
          <table:table-cell table:style-name="ce612" office:value-type="float" office:value="192" calcext:value-type="float">
            <text:p>192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71" calcext:value-type="float">
            <text:p>71</text:p>
          </table:table-cell>
        </table:table-row>
        <table:table-row table:style-name="ro1" table:number-rows-repeated="2">
          <table:table-cell table:number-columns-repeated="11"/>
          <table:table-cell table:style-name="ce665"/>
          <table:table-cell table:style-name="ce680"/>
          <table:table-cell table:style-name="ce701"/>
          <table:table-cell table:style-name="ce712"/>
          <table:table-cell table:style-name="ce722"/>
          <table:table-cell table:style-name="ce733"/>
          <table:table-cell table:style-name="ce744"/>
          <table:table-cell table:number-columns-repeated="29"/>
        </table:table-row>
        <table:table-row table:style-name="ro1">
          <table:table-cell table:number-columns-repeated="47"/>
        </table:table-row>
        <table:table-row table:style-name="ro1">
          <table:table-cell table:style-name="ce73" office:value-type="string" calcext:value-type="string">
            <text:p>Binary LSTM+Att Confusion</text:p>
          </table:table-cell>
          <table:table-cell table:number-columns-repeated="46"/>
        </table:table-row>
        <table:table-row table:style-name="ro1">
          <table:table-cell table:style-name="ce141" office:value-type="string" calcext:value-type="string">
            <text:p>Mean Across Folds</text:p>
          </table:table-cell>
          <table:table-cell table:number-columns-repeated="2"/>
          <table:table-cell office:value-type="string" calcext:value-type="string">
            <text:p>Fold 1</text:p>
          </table:table-cell>
          <table:table-cell table:number-columns-repeated="2"/>
          <table:table-cell office:value-type="string" calcext:value-type="string">
            <text:p>Fold 2</text:p>
          </table:table-cell>
          <table:table-cell/>
          <table:table-cell table:style-name="ce100"/>
          <table:table-cell table:style-name="ce100" office:value-type="string" calcext:value-type="string">
            <text:p>Fold 3</text:p>
          </table:table-cell>
          <table:table-cell table:style-name="ce100" table:number-columns-repeated="2"/>
          <table:table-cell table:style-name="ce638" office:value-type="string" calcext:value-type="string">
            <text:p>Fold 4</text:p>
          </table:table-cell>
          <table:table-cell table:style-name="ce649"/>
          <table:table-cell table:style-name="ce660"/>
          <table:table-cell table:style-name="ce723" office:value-type="string" calcext:value-type="string">
            <text:p>Fold 5</text:p>
          </table:table-cell>
          <table:table-cell table:style-name="ce734"/>
          <table:table-cell table:style-name="ce745"/>
          <table:table-cell table:number-columns-repeated="29"/>
        </table:table-row>
        <table:table-row table:style-name="ro1">
          <table:table-cell table:style-name="ce613" office:value-type="float" office:value="1062.4" calcext:value-type="float">
            <text:p>1062.4</text:p>
          </table:table-cell>
          <table:table-cell table:style-name="ce613" office:value-type="float" office:value="137.6" calcext:value-type="float">
            <text:p>137.6</text:p>
          </table:table-cell>
          <table:table-cell table:style-name="ce14"/>
          <table:table-cell table:style-name="ce613" office:value-type="float" office:value="1071" calcext:value-type="float">
            <text:p>1071</text:p>
          </table:table-cell>
          <table:table-cell table:style-name="ce613" office:value-type="float" office:value="129" calcext:value-type="float">
            <text:p>129</text:p>
          </table:table-cell>
          <table:table-cell table:style-name="ce14"/>
          <table:table-cell table:style-name="ce613" office:value-type="float" office:value="1067" calcext:value-type="float">
            <text:p>1067</text:p>
          </table:table-cell>
          <table:table-cell table:style-name="ce613" office:value-type="float" office:value="133" calcext:value-type="float">
            <text:p>133</text:p>
          </table:table-cell>
          <table:table-cell table:style-name="ce616"/>
          <table:table-cell table:style-name="ce618" office:value-type="float" office:value="1068" calcext:value-type="float">
            <text:p>1068</text:p>
          </table:table-cell>
          <table:table-cell table:style-name="ce618" office:value-type="float" office:value="132" calcext:value-type="float">
            <text:p>132</text:p>
          </table:table-cell>
          <table:table-cell table:style-name="ce616"/>
          <table:table-cell table:style-name="ce639" office:value-type="float" office:value="1033" calcext:value-type="float">
            <text:p>1033</text:p>
          </table:table-cell>
          <table:table-cell table:style-name="ce650" office:value-type="float" office:value="167" calcext:value-type="float">
            <text:p>167</text:p>
          </table:table-cell>
          <table:table-cell table:style-name="ce661"/>
          <table:table-cell table:style-name="ce671" office:value-type="float" office:value="1073" calcext:value-type="float">
            <text:p>1073</text:p>
          </table:table-cell>
          <table:table-cell table:style-name="ce682" office:value-type="float" office:value="127" calcext:value-type="float">
            <text:p>127</text:p>
          </table:table-cell>
          <table:table-cell table:style-name="ce693"/>
          <table:table-cell table:style-name="ce14" table:number-columns-repeated="29"/>
        </table:table-row>
        <table:table-row table:style-name="ro1">
          <table:table-cell table:style-name="ce613" office:value-type="float" office:value="32.2" calcext:value-type="float">
            <text:p>32.2</text:p>
          </table:table-cell>
          <table:table-cell table:style-name="ce613" office:value-type="float" office:value="1547.8" calcext:value-type="float">
            <text:p>1547.8</text:p>
          </table:table-cell>
          <table:table-cell table:style-name="ce14"/>
          <table:table-cell table:style-name="ce613" office:value-type="float" office:value="36" calcext:value-type="float">
            <text:p>36</text:p>
          </table:table-cell>
          <table:table-cell table:style-name="ce613" office:value-type="float" office:value="1544" calcext:value-type="float">
            <text:p>1544</text:p>
          </table:table-cell>
          <table:table-cell table:style-name="ce14"/>
          <table:table-cell table:style-name="ce613" office:value-type="float" office:value="35" calcext:value-type="float">
            <text:p>35</text:p>
          </table:table-cell>
          <table:table-cell table:style-name="ce613" office:value-type="float" office:value="1545" calcext:value-type="float">
            <text:p>1545</text:p>
          </table:table-cell>
          <table:table-cell table:style-name="ce616"/>
          <table:table-cell table:style-name="ce618" office:value-type="float" office:value="20" calcext:value-type="float">
            <text:p>20</text:p>
          </table:table-cell>
          <table:table-cell table:style-name="ce613" office:value-type="float" office:value="1560" calcext:value-type="float">
            <text:p>1560</text:p>
          </table:table-cell>
          <table:table-cell table:style-name="ce666"/>
          <table:table-cell table:style-name="ce640" office:value-type="float" office:value="47" calcext:value-type="float">
            <text:p>47</text:p>
          </table:table-cell>
          <table:table-cell table:style-name="ce651" office:value-type="float" office:value="1533" calcext:value-type="float">
            <text:p>1533</text:p>
          </table:table-cell>
          <table:table-cell table:style-name="ce662"/>
          <table:table-cell table:style-name="ce672" office:value-type="float" office:value="23" calcext:value-type="float">
            <text:p>23</text:p>
          </table:table-cell>
          <table:table-cell table:style-name="ce683" office:value-type="float" office:value="1557" calcext:value-type="float">
            <text:p>1557</text:p>
          </table:table-cell>
          <table:table-cell table:style-name="ce694"/>
          <table:table-cell table:style-name="ce14" table:number-columns-repeated="29"/>
        </table:table-row>
        <calcext:conditional-formats>
          <calcext:conditional-format calcext:target-range-address="'Temporal Augmentation Raw'.L22:'Temporal Augmentation Raw'.L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2:'Temporal Augmentation Raw'.M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2:'Temporal Augmentation Raw'.N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2:'Temporal Augmentation Raw'.O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2:'Temporal Augmentation Raw'.P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2:'Temporal Augmentation Raw'.Q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2:'Temporal Augmentation Raw'.R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2:'Temporal Augmentation Raw'.L36 'Temporal Augmentation Raw'.L30:'Temporal Augmentation Raw'.L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1:'Temporal Augmentation Raw'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30:'Temporal Augmentation Raw'.M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30:'Temporal Augmentation Raw'.N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30:'Temporal Augmentation Raw'.O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30:'Temporal Augmentation Raw'.P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9:'Temporal Augmentation Raw'.Q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9:'Temporal Augmentation Raw'.R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39:'Temporal Augmentation Raw'.M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39:'Temporal Augmentation Raw'.N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39:'Temporal Augmentation Raw'.O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39:'Temporal Augmentation Raw'.P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39:'Temporal Augmentation Raw'.Q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39:'Temporal Augmentation Raw'.R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8:'Temporal Augmentation Raw'.L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7:'Temporal Augmentation Raw'.L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7:'Temporal Augmentation Raw'.M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7:'Temporal Augmentation Raw'.N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7:'Temporal Augmentation Raw'.O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7:'Temporal Augmentation Raw'.P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7:'Temporal Augmentation Raw'.Q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7:'Temporal Augmentation Raw'.R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6:'Temporal Augmentation Raw'.L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6:'Temporal Augmentation Raw'.M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6:'Temporal Augmentation Raw'.N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6:'Temporal Augmentation Raw'.O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6:'Temporal Augmentation Raw'.P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6:'Temporal Augmentation Raw'.Q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6:'Temporal Augmentation Raw'.R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I17:'Temporal Augmentation Raw'.O23 'Temporal Augmentation Raw'.Q17:'Temporal Augmentation Raw'.W23 'Temporal Augmentation Raw'.Y17:'Temporal Augmentation Raw'.AE23 'Temporal Augmentation Raw'.AG17:'Temporal Augmentation Raw'.AM23 'Temporal Augmentation Raw'.AO17:'Temporal Augmentation Raw'.AU23 'Temporal Augmentation Raw'.A17:'Temporal Augmentation Raw'.G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27:'Temporal Augmentation Raw'.L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7:'Temporal Augmentation Raw'.M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7:'Temporal Augmentation Raw'.N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7:'Temporal Augmentation Raw'.O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7:'Temporal Augmentation Raw'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7:'Temporal Augmentation Raw'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7:'Temporal Augmentation Raw'.R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G30:'Temporal Augmentation Raw'.AG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H30:'Temporal Augmentation Raw'.AH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28:'Temporal Augmentation Raw'.G34 'Temporal Augmentation Raw'.I28:'Temporal Augmentation Raw'.O34 'Temporal Augmentation Raw'.Q28:'Temporal Augmentation Raw'.W34 'Temporal Augmentation Raw'.Y28:'Temporal Augmentation Raw'.AE34 'Temporal Augmentation Raw'.AG28:'Temporal Augmentation Raw'.AM34 'Temporal Augmentation Raw'.AO28:'Temporal Augmentation Raw'.AU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1:'Temporal Augmentation Raw'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41:'Temporal Augmentation Raw'.M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41:'Temporal Augmentation Raw'.N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41:'Temporal Augmentation Raw'.O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41:'Temporal Augmentation Raw'.P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41:'Temporal Augmentation Raw'.Q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41:'Temporal Augmentation Raw'.R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40:'Temporal Augmentation Raw'.B41 'Temporal Augmentation Raw'.D40:'Temporal Augmentation Raw'.E41 'Temporal Augmentation Raw'.G40:'Temporal Augmentation Raw'.H41 'Temporal Augmentation Raw'.J40:'Temporal Augmentation Raw'.K41 'Temporal Augmentation Raw'.M40:'Temporal Augmentation Raw'.N41 'Temporal Augmentation Raw'.P40:'Temporal Augmentation Raw'.Q41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</calcext:conditional-formats>
      </table:table>
      <table:table table:name="Spatial Transform Raw" table:style-name="ta1">
        <table:table-column table:style-name="co20" table:default-cell-style-name="ce756"/>
        <table:table-column table:style-name="co11" table:number-columns-repeated="1023" table:default-cell-style-name="Default"/>
        <table:table-row table:style-name="ro1"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LSTM+Attention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CNN</text:p>
          </table:table-cell>
          <table:table-cell office:value-type="float" office:value="0.21428572" calcext:value-type="float">
            <text:p>0.21428572</text:p>
          </table:table-cell>
          <table:table-cell office:value-type="float" office:value="0.22821429" calcext:value-type="float">
            <text:p>0.22821429</text:p>
          </table:table-cell>
          <table:table-cell office:value-type="float" office:value="0.18892857" calcext:value-type="float">
            <text:p>0.18892857</text:p>
          </table:table-cell>
          <table:table-cell office:value-type="float" office:value="0.21535714" calcext:value-type="float">
            <text:p>0.21535714</text:p>
          </table:table-cell>
          <table:table-cell office:value-type="float" office:value="0.24928572" calcext:value-type="float">
            <text:p>0.24928572</text:p>
          </table:table-cell>
          <table:table-cell/>
          <table:table-cell table:formula="of:=AVERAGE([.B3:.F3])" office:value-type="float" office:value="0.219214288" calcext:value-type="float">
            <text:p>0.219214288</text:p>
          </table:table-cell>
          <table:table-cell table:formula="of:=STDEV([.B3:.F3])" office:value-type="float" office:value="0.0220322726161572" calcext:value-type="float">
            <text:p>0.02203227261615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SCNN – 1 off</text:p>
          </table:table-cell>
          <table:table-cell table:formula="of:=(SUM([.I8:.I9]) + SUM([.J8:.J10])+ SUM([.K9:.K11])+ SUM([.L10:.L12])+ SUM([.M11:.M13])+ SUM([.N12:.N14])+SUM([.O13:.O14]))/SUM([.I8:.O14])" office:value-type="float" office:value="0.389934829833454" calcext:value-type="float">
            <text:p>0.389934829833454</text:p>
          </table:table-cell>
          <table:table-cell table:formula="of:=(SUM([.Q8:.Q9]) + SUM([.R8:.R10])+ SUM([.S9:.S11])+ SUM([.T10:.T12])+ SUM([.U11:.U13])+ SUM([.V12:.V14])+SUM([.W13:.W14]))/SUM([.Q8:.W14])" office:value-type="float" office:value="0.389934829833454" calcext:value-type="float">
            <text:p>0.389934829833454</text:p>
          </table:table-cell>
          <table:table-cell table:formula="of:=(SUM([.Y8:.Y9]) + SUM([.Z8:.Z10])+ SUM([.AA9:.AA11])+ SUM([.AB10:.AB12])+ SUM([.AC11:.AC13])+ SUM([.AD12:.AD14])+SUM([.AE13:.AE14]))/SUM([.Y8:.AE14])" office:value-type="float" office:value="0.464880521361332" calcext:value-type="float">
            <text:p>0.464880521361332</text:p>
          </table:table-cell>
          <table:table-cell table:formula="of:=(SUM([.AG8:.AG9]) + SUM([.AH8:.AH10])+ SUM([.AI9:.AI11])+ SUM([.AJ10:.AJ12])+ SUM([.AK11:.AK13])+ SUM([.AL12:.AL14])+SUM([.AM13:.AM14]))/SUM([.AG8:.AM14])" office:value-type="float" office:value="0.508327299058653" calcext:value-type="float">
            <text:p>0.508327299058653</text:p>
          </table:table-cell>
          <table:table-cell table:formula="of:=(SUM([.AO8:.AO9]) + SUM([.AP8:.AP10])+ SUM([.AQ9:.AQ11])+ SUM([.AR10:.AR12])+ SUM([.AS11:.AS13])+ SUM([.AT12:.AT14])+SUM([.AU13:.AU14]))/SUM([.AO8:.AU14])" office:value-type="float" office:value="0.444967414916727" calcext:value-type="float">
            <text:p>0.444967414916727</text:p>
          </table:table-cell>
          <table:table-cell/>
          <table:table-cell table:formula="of:=AVERAGE([.B4:.F4])" office:value-type="float" office:value="0.439608979000724" calcext:value-type="float">
            <text:p>0.439608979000724</text:p>
          </table:table-cell>
          <table:table-cell table:formula="of:=STDEV([.B4:.F4])" office:value-type="float" office:value="0.0508050523848719" calcext:value-type="float">
            <text:p>0.050805052384872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number-columns-repeated="1023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753"/>
          <table:table-cell table:style-name="ce755"/>
          <table:table-cell table:style-name="ce761"/>
          <table:table-cell table:style-name="ce765"/>
          <table:table-cell table:style-name="ce768"/>
          <table:table-cell table:style-name="ce771" office:value-type="string" calcext:value-type="string">
            <text:p>Fold 2</text:p>
          </table:table-cell>
          <table:table-cell table:style-name="ce774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office:value-type="float" office:value="1.2" calcext:value-type="float">
            <text:p>1.20</text:p>
          </table:table-cell>
          <table:table-cell table:style-name="ce756" office:value-type="float" office:value="0.4" calcext:value-type="float">
            <text:p>0.40</text:p>
          </table:table-cell>
          <table:table-cell table:style-name="ce756" office:value-type="float" office:value="121.8" calcext:value-type="float">
            <text:p>121.80</text:p>
          </table:table-cell>
          <table:table-cell table:style-name="ce756" office:value-type="float" office:value="70.4" calcext:value-type="float">
            <text:p>70.40</text:p>
          </table:table-cell>
          <table:table-cell table:style-name="ce756" office:value-type="float" office:value="324.4" calcext:value-type="float">
            <text:p>324.40</text:p>
          </table:table-cell>
          <table:table-cell table:style-name="ce756" office:value-type="float" office:value="0.6" calcext:value-type="float">
            <text:p>0.60</text:p>
          </table:table-cell>
          <table:table-cell table:style-name="ce756" office:value-type="float" office:value="31.2" calcext:value-type="float">
            <text:p>31.20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60" office:value-type="float" office:value="74" calcext:value-type="float">
            <text:p>74</text:p>
          </table:table-cell>
          <table:table-cell table:style-name="ce762" office:value-type="float" office:value="318" calcext:value-type="float">
            <text:p>318</text:p>
          </table:table-cell>
          <table:table-cell table:style-name="ce764" office:value-type="float" office:value="2" calcext:value-type="float">
            <text:p>2</text:p>
          </table:table-cell>
          <table:table-cell table:style-name="ce766" office:value-type="float" office:value="156" calcext:value-type="float">
            <text:p>156</text:p>
          </table:table-cell>
          <table:table-cell table:style-name="ce769"/>
          <table:table-cell table:style-name="ce770" office:value-type="float" office:value="0" calcext:value-type="float">
            <text:p>0</text:p>
          </table:table-cell>
          <table:table-cell table:style-name="ce772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74" calcext:value-type="float">
            <text:p>74</text:p>
          </table:table-cell>
          <table:table-cell table:style-name="ce757" office:value-type="float" office:value="318" calcext:value-type="float">
            <text:p>318</text:p>
          </table:table-cell>
          <table:table-cell table:style-name="ce757" office:value-type="float" office:value="2" calcext:value-type="float">
            <text:p>2</text:p>
          </table:table-cell>
          <table:table-cell table:style-name="ce757" office:value-type="float" office:value="156" calcext:value-type="float">
            <text:p>156</text:p>
          </table:table-cell>
          <table:table-cell table:style-name="ce14"/>
          <table:table-cell table:style-name="ce757" office:value-type="float" office:value="2" calcext:value-type="float">
            <text:p>2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273" calcext:value-type="float">
            <text:p>273</text:p>
          </table:table-cell>
          <table:table-cell table:style-name="ce757" office:value-type="float" office:value="275" calcext:value-type="float">
            <text:p>275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445" calcext:value-type="float">
            <text:p>445</text:p>
          </table:table-cell>
          <table:table-cell table:style-name="ce757" office:value-type="float" office:value="5" calcext:value-type="float">
            <text:p>5</text:p>
          </table:table-cell>
          <table:table-cell table:style-name="ce757" office:value-type="float" office:value="100" calcext:value-type="float">
            <text:p>100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number-columns-repeated="2" table:style-name="ce757" office:value-type="float" office:value="2" calcext:value-type="float">
            <text:p>2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545" calcext:value-type="float">
            <text:p>545</text:p>
          </table:table-cell>
          <table:table-cell table:style-name="ce757" office:value-type="float" office:value="1" calcext:value-type="float">
            <text:p>1</text:p>
          </table:table-cell>
          <table:table-cell table:style-name="ce75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19.6" calcext:value-type="float">
            <text:p>19.60</text:p>
          </table:table-cell>
          <table:table-cell table:style-name="ce756" office:value-type="float" office:value="2.6" calcext:value-type="float">
            <text:p>2.60</text:p>
          </table:table-cell>
          <table:table-cell table:style-name="ce756" office:value-type="float" office:value="88.6" calcext:value-type="float">
            <text:p>88.60</text:p>
          </table:table-cell>
          <table:table-cell table:style-name="ce756" office:value-type="float" office:value="37" calcext:value-type="float">
            <text:p>37.00</text:p>
          </table:table-cell>
          <table:table-cell table:style-name="ce756" office:value-type="float" office:value="75.4" calcext:value-type="float">
            <text:p>75.40</text:p>
          </table:table-cell>
          <table:table-cell table:style-name="ce756" office:value-type="float" office:value="65.4" calcext:value-type="float">
            <text:p>65.40</text:p>
          </table:table-cell>
          <table:table-cell table:style-name="ce756" office:value-type="float" office:value="27.4" calcext:value-type="float">
            <text:p>27.40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60" office:value-type="float" office:value="57" calcext:value-type="float">
            <text:p>57</text:p>
          </table:table-cell>
          <table:table-cell table:style-name="ce762" office:value-type="float" office:value="110" calcext:value-type="float">
            <text:p>110</text:p>
          </table:table-cell>
          <table:table-cell table:style-name="ce764" office:value-type="float" office:value="12" calcext:value-type="float">
            <text:p>12</text:p>
          </table:table-cell>
          <table:table-cell table:style-name="ce766" office:value-type="float" office:value="137" calcext:value-type="float">
            <text:p>137</text:p>
          </table:table-cell>
          <table:table-cell table:style-name="ce769"/>
          <table:table-cell table:style-name="ce770" office:value-type="float" office:value="0" calcext:value-type="float">
            <text:p>0</text:p>
          </table:table-cell>
          <table:table-cell table:style-name="ce772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57" calcext:value-type="float">
            <text:p>57</text:p>
          </table:table-cell>
          <table:table-cell table:style-name="ce757" office:value-type="float" office:value="110" calcext:value-type="float">
            <text:p>110</text:p>
          </table:table-cell>
          <table:table-cell table:style-name="ce757" office:value-type="float" office:value="12" calcext:value-type="float">
            <text:p>12</text:p>
          </table:table-cell>
          <table:table-cell table:style-name="ce757" office:value-type="float" office:value="137" calcext:value-type="float">
            <text:p>137</text:p>
          </table:table-cell>
          <table:table-cell table:style-name="ce14"/>
          <table:table-cell table:style-name="ce757" office:value-type="float" office:value="11" calcext:value-type="float">
            <text:p>11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128" calcext:value-type="float">
            <text:p>128</text:p>
          </table:table-cell>
          <table:table-cell table:style-name="ce757" office:value-type="float" office:value="177" calcext:value-type="float">
            <text:p>177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44" calcext:value-type="float">
            <text:p>44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58" calcext:value-type="float">
            <text:p>258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" calcext:value-type="float">
            <text:p>2</text:p>
          </table:table-cell>
          <table:table-cell table:style-name="ce757" office:value-type="float" office:value="12" calcext:value-type="float">
            <text:p>12</text:p>
          </table:table-cell>
          <table:table-cell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2" calcext:value-type="float">
            <text:p>2</text:p>
          </table:table-cell>
          <table:table-cell table:style-name="ce757" office:value-type="float" office:value="13" calcext:value-type="float">
            <text:p>13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43" calcext:value-type="float">
            <text:p>43</text:p>
          </table:table-cell>
          <table:table-cell table:style-name="ce757" office:value-type="float" office:value="258" calcext:value-type="float">
            <text:p>258</text:p>
          </table:table-cell>
          <table:table-cell table:style-name="ce75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0.2" calcext:value-type="float">
            <text:p>0.20</text:p>
          </table:table-cell>
          <table:table-cell table:style-name="ce756" office:value-type="float" office:value="1.2" calcext:value-type="float">
            <text:p>1.20</text:p>
          </table:table-cell>
          <table:table-cell table:style-name="ce756" office:value-type="float" office:value="81" calcext:value-type="float">
            <text:p>81.00</text:p>
          </table:table-cell>
          <table:table-cell table:style-name="ce756" office:value-type="float" office:value="44.6" calcext:value-type="float">
            <text:p>44.60</text:p>
          </table:table-cell>
          <table:table-cell table:style-name="ce756" office:value-type="float" office:value="171.4" calcext:value-type="float">
            <text:p>171.40</text:p>
          </table:table-cell>
          <table:table-cell table:style-name="ce756" office:value-type="float" office:value="1.2" calcext:value-type="float">
            <text:p>1.20</text:p>
          </table:table-cell>
          <table:table-cell table:style-name="ce756" office:value-type="float" office:value="16.4" calcext:value-type="float">
            <text:p>16.40</text:p>
          </table:table-cell>
          <table:table-cell table:style-name="ce14"/>
          <table:table-cell table:number-columns-repeated="2" table:style-name="ce758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60" office:value-type="float" office:value="36" calcext:value-type="float">
            <text:p>36</text:p>
          </table:table-cell>
          <table:table-cell table:style-name="ce762" office:value-type="float" office:value="195" calcext:value-type="float">
            <text:p>195</text:p>
          </table:table-cell>
          <table:table-cell table:style-name="ce764" office:value-type="float" office:value="3" calcext:value-type="float">
            <text:p>3</text:p>
          </table:table-cell>
          <table:table-cell table:style-name="ce766" office:value-type="float" office:value="82" calcext:value-type="float">
            <text:p>82</text:p>
          </table:table-cell>
          <table:table-cell table:style-name="ce769"/>
          <table:table-cell table:style-name="ce770" office:value-type="float" office:value="0" calcext:value-type="float">
            <text:p>0</text:p>
          </table:table-cell>
          <table:table-cell table:style-name="ce772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36" calcext:value-type="float">
            <text:p>36</text:p>
          </table:table-cell>
          <table:table-cell table:style-name="ce757" office:value-type="float" office:value="195" calcext:value-type="float">
            <text:p>195</text:p>
          </table:table-cell>
          <table:table-cell table:style-name="ce757" office:value-type="float" office:value="3" calcext:value-type="float">
            <text:p>3</text:p>
          </table:table-cell>
          <table:table-cell table:style-name="ce757" office:value-type="float" office:value="82" calcext:value-type="float">
            <text:p>82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187" calcext:value-type="float">
            <text:p>187</text:p>
          </table:table-cell>
          <table:table-cell table:style-name="ce757" office:value-type="float" office:value="129" calcext:value-type="float">
            <text:p>129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1" calcext:value-type="float">
            <text:p>1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99" calcext:value-type="float">
            <text:p>299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16" calcext:value-type="float">
            <text:p>16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6" calcext:value-type="float">
            <text:p>6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307" calcext:value-type="float">
            <text:p>307</text:p>
          </table:table-cell>
          <table:table-cell table:style-name="ce757" office:value-type="float" office:value="3" calcext:value-type="float">
            <text:p>3</text:p>
          </table:table-cell>
          <table:table-cell table:style-name="ce75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2.2" calcext:value-type="float">
            <text:p>2.20</text:p>
          </table:table-cell>
          <table:table-cell table:style-name="ce756" office:value-type="float" office:value="0" calcext:value-type="float">
            <text:p>0.00</text:p>
          </table:table-cell>
          <table:table-cell table:style-name="ce756" office:value-type="float" office:value="64.4" calcext:value-type="float">
            <text:p>64.40</text:p>
          </table:table-cell>
          <table:table-cell table:style-name="ce756" office:value-type="float" office:value="8.4" calcext:value-type="float">
            <text:p>8.40</text:p>
          </table:table-cell>
          <table:table-cell table:style-name="ce756" office:value-type="float" office:value="221" calcext:value-type="float">
            <text:p>221.00</text:p>
          </table:table-cell>
          <table:table-cell table:style-name="ce756" office:value-type="float" office:value="0" calcext:value-type="float">
            <text:p>0.00</text:p>
          </table:table-cell>
          <table:table-cell table:style-name="ce756" office:value-type="float" office:value="20" calcext:value-type="float">
            <text:p>20.00</text:p>
          </table:table-cell>
          <table:table-cell table:style-name="ce14"/>
          <table:table-cell table:number-columns-repeated="2" table:style-name="ce758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60" office:value-type="float" office:value="31" calcext:value-type="float">
            <text:p>31</text:p>
          </table:table-cell>
          <table:table-cell table:style-name="ce762" office:value-type="float" office:value="185" calcext:value-type="float">
            <text:p>185</text:p>
          </table:table-cell>
          <table:table-cell table:style-name="ce764" office:value-type="float" office:value="0" calcext:value-type="float">
            <text:p>0</text:p>
          </table:table-cell>
          <table:table-cell table:style-name="ce766" office:value-type="float" office:value="100" calcext:value-type="float">
            <text:p>100</text:p>
          </table:table-cell>
          <table:table-cell table:style-name="ce769"/>
          <table:table-cell table:style-name="ce770" office:value-type="float" office:value="0" calcext:value-type="float">
            <text:p>0</text:p>
          </table:table-cell>
          <table:table-cell table:style-name="ce772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31" calcext:value-type="float">
            <text:p>31</text:p>
          </table:table-cell>
          <table:table-cell table:style-name="ce757" office:value-type="float" office:value="185" calcext:value-type="float">
            <text:p>185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100" calcext:value-type="float">
            <text:p>100</text:p>
          </table:table-cell>
          <table:table-cell table:style-name="ce14"/>
          <table:table-cell table:style-name="ce757" office:value-type="float" office:value="2" calcext:value-type="float">
            <text:p>2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8" calcext:value-type="float">
            <text:p>8</text:p>
          </table:table-cell>
          <table:table-cell table:style-name="ce757" office:value-type="float" office:value="306" calcext:value-type="float">
            <text:p>306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9" calcext:value-type="float">
            <text:p>9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306" calcext:value-type="float">
            <text:p>306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1" calcext:value-type="float">
            <text:p>1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number-columns-repeated="4" table:style-name="ce757" office:value-type="float" office:value="0" calcext:value-type="float">
            <text:p>0</text:p>
          </table:table-cell>
          <table:table-cell table:style-name="ce757" office:value-type="float" office:value="316" calcext:value-type="float">
            <text:p>316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23" calcext:value-type="float">
            <text:p>23.00</text:p>
          </table:table-cell>
          <table:table-cell table:style-name="ce756" office:value-type="float" office:value="0.8" calcext:value-type="float">
            <text:p>0.80</text:p>
          </table:table-cell>
          <table:table-cell table:style-name="ce756" office:value-type="float" office:value="77.4" calcext:value-type="float">
            <text:p>77.40</text:p>
          </table:table-cell>
          <table:table-cell table:style-name="ce756" office:value-type="float" office:value="45.6" calcext:value-type="float">
            <text:p>45.60</text:p>
          </table:table-cell>
          <table:table-cell table:style-name="ce756" office:value-type="float" office:value="481.2" calcext:value-type="float">
            <text:p>481.20</text:p>
          </table:table-cell>
          <table:table-cell table:style-name="ce756" office:value-type="float" office:value="1.6" calcext:value-type="float">
            <text:p>1.60</text:p>
          </table:table-cell>
          <table:table-cell table:style-name="ce756" office:value-type="float" office:value="2.4" calcext:value-type="float">
            <text:p>2.40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187" calcext:value-type="float">
            <text:p>187</text:p>
          </table:table-cell>
          <table:table-cell table:style-name="ce757" office:value-type="float" office:value="432" calcext:value-type="float">
            <text:p>432</text:p>
          </table:table-cell>
          <table:table-cell table:style-name="ce757" office:value-type="float" office:value="3" calcext:value-type="float">
            <text:p>3</text:p>
          </table:table-cell>
          <table:table-cell table:style-name="ce757" office:value-type="float" office:value="10" calcext:value-type="float">
            <text:p>10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187" calcext:value-type="float">
            <text:p>187</text:p>
          </table:table-cell>
          <table:table-cell table:style-name="ce757" office:value-type="float" office:value="432" calcext:value-type="float">
            <text:p>432</text:p>
          </table:table-cell>
          <table:table-cell table:style-name="ce757" office:value-type="float" office:value="3" calcext:value-type="float">
            <text:p>3</text:p>
          </table:table-cell>
          <table:table-cell table:style-name="ce757" office:value-type="float" office:value="10" calcext:value-type="float">
            <text:p>10</text:p>
          </table:table-cell>
          <table:table-cell table:style-name="ce14"/>
          <table:table-cell table:style-name="ce757" office:value-type="float" office:value="79" calcext:value-type="float">
            <text:p>79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32" calcext:value-type="float">
            <text:p>32</text:p>
          </table:table-cell>
          <table:table-cell table:style-name="ce757" office:value-type="float" office:value="519" calcext:value-type="float">
            <text:p>519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" calcext:value-type="float">
            <text:p>2</text:p>
          </table:table-cell>
          <table:table-cell table:style-name="ce14"/>
          <table:table-cell table:style-name="ce757" office:value-type="float" office:value="35" calcext:value-type="float">
            <text:p>35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93" calcext:value-type="float">
            <text:p>293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304" calcext:value-type="float">
            <text:p>304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4" calcext:value-type="float">
            <text:p>4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623" calcext:value-type="float">
            <text:p>623</text:p>
          </table:table-cell>
          <table:table-cell table:style-name="ce757" office:value-type="float" office:value="5" calcext:value-type="float">
            <text:p>5</text:p>
          </table:table-cell>
          <table:table-cell table:style-name="ce75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1.2" calcext:value-type="float">
            <text:p>1.20</text:p>
          </table:table-cell>
          <table:table-cell table:style-name="ce756" office:value-type="float" office:value="12.4" calcext:value-type="float">
            <text:p>12.40</text:p>
          </table:table-cell>
          <table:table-cell table:style-name="ce756" office:value-type="float" office:value="14.4" calcext:value-type="float">
            <text:p>14.40</text:p>
          </table:table-cell>
          <table:table-cell table:style-name="ce756" office:value-type="float" office:value="63.2" calcext:value-type="float">
            <text:p>63.20</text:p>
          </table:table-cell>
          <table:table-cell table:style-name="ce756" office:value-type="float" office:value="185.4" calcext:value-type="float">
            <text:p>185.40</text:p>
          </table:table-cell>
          <table:table-cell table:style-name="ce756" office:value-type="float" office:value="39" calcext:value-type="float">
            <text:p>39.00</text:p>
          </table:table-cell>
          <table:table-cell table:style-name="ce756" office:value-type="float" office:value="0.4" calcext:value-type="float">
            <text:p>0.40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115" calcext:value-type="float">
            <text:p>115</text:p>
          </table:table-cell>
          <table:table-cell table:style-name="ce757" office:value-type="float" office:value="66" calcext:value-type="float">
            <text:p>66</text:p>
          </table:table-cell>
          <table:table-cell table:style-name="ce757" office:value-type="float" office:value="135" calcext:value-type="float">
            <text:p>135</text:p>
          </table:table-cell>
          <table:table-cell table:style-name="ce757" office:value-type="float" office:value="0" calcext:value-type="float">
            <text:p>0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115" calcext:value-type="float">
            <text:p>115</text:p>
          </table:table-cell>
          <table:table-cell table:style-name="ce757" office:value-type="float" office:value="66" calcext:value-type="float">
            <text:p>66</text:p>
          </table:table-cell>
          <table:table-cell table:style-name="ce757" office:value-type="float" office:value="135" calcext:value-type="float">
            <text:p>135</text:p>
          </table:table-cell>
          <table:table-cell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6" calcext:value-type="float">
            <text:p>6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91" calcext:value-type="float">
            <text:p>91</text:p>
          </table:table-cell>
          <table:table-cell table:style-name="ce757" office:value-type="float" office:value="219" calcext:value-type="float">
            <text:p>219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70" calcext:value-type="float">
            <text:p>70</text:p>
          </table:table-cell>
          <table:table-cell table:style-name="ce757" office:value-type="float" office:value="54" calcext:value-type="float">
            <text:p>54</text:p>
          </table:table-cell>
          <table:table-cell table:style-name="ce757" office:value-type="float" office:value="190" calcext:value-type="float">
            <text:p>190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" calcext:value-type="float">
            <text:p>2</text:p>
          </table:table-cell>
          <table:table-cell table:style-name="ce14"/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62" calcext:value-type="float">
            <text:p>62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194" calcext:value-type="float">
            <text:p>194</text:p>
          </table:table-cell>
          <table:table-cell table:style-name="ce757" office:value-type="float" office:value="60" calcext:value-type="float">
            <text:p>60</text:p>
          </table:table-cell>
          <table:table-cell table:style-name="ce75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0" calcext:value-type="float">
            <text:p>0.00</text:p>
          </table:table-cell>
          <table:table-cell table:style-name="ce756" office:value-type="float" office:value="3.6" calcext:value-type="float">
            <text:p>3.60</text:p>
          </table:table-cell>
          <table:table-cell table:style-name="ce756" office:value-type="float" office:value="58.2" calcext:value-type="float">
            <text:p>58.20</text:p>
          </table:table-cell>
          <table:table-cell table:style-name="ce756" office:value-type="float" office:value="98.4" calcext:value-type="float">
            <text:p>98.40</text:p>
          </table:table-cell>
          <table:table-cell table:style-name="ce756" office:value-type="float" office:value="154.2" calcext:value-type="float">
            <text:p>154.20</text:p>
          </table:table-cell>
          <table:table-cell table:style-name="ce756" office:value-type="float" office:value="1.2" calcext:value-type="float">
            <text:p>1.20</text:p>
          </table:table-cell>
          <table:table-cell table:style-name="ce756" office:value-type="float" office:value="0.4" calcext:value-type="float">
            <text:p>0.40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177" calcext:value-type="float">
            <text:p>177</text:p>
          </table:table-cell>
          <table:table-cell table:style-name="ce757" office:value-type="float" office:value="137" calcext:value-type="float">
            <text:p>137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" calcext:value-type="float">
            <text:p>2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177" calcext:value-type="float">
            <text:p>177</text:p>
          </table:table-cell>
          <table:table-cell table:style-name="ce757" office:value-type="float" office:value="137" calcext:value-type="float">
            <text:p>137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" calcext:value-type="float">
            <text:p>2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315" calcext:value-type="float">
            <text:p>315</text:p>
          </table:table-cell>
          <table:table-cell table:style-name="ce757" office:value-type="float" office:value="1" calcext:value-type="float">
            <text:p>1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226" calcext:value-type="float">
            <text:p>226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90" calcext:value-type="float">
            <text:p>90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18" calcext:value-type="float">
            <text:p>18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292" calcext:value-type="float">
            <text:p>292</text:p>
          </table:table-cell>
          <table:table-cell table:style-name="ce757" office:value-type="float" office:value="6" calcext:value-type="float">
            <text:p>6</text:p>
          </table:table-cell>
          <table:table-cell table:style-name="ce757" office:value-type="float" office:value="0" calcext:value-type="float">
            <text:p>0</text:p>
          </table:table-cell>
          <table:table-cell table:style-name="ce14" table:number-columns-repeated="977"/>
        </table:table-row>
        <calcext:conditional-formats>
          <calcext:conditional-format calcext:target-range-address="'Spatial Transform Raw'.L8:'Spatial Transform Raw'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8:'Spatial Transform Raw'.M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8:'Spatial Transform Raw'.N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8:'Spatial Transform Raw'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8:'Spatial Transform Raw'.P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8:'Spatial Transform Raw'.Q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8:'Spatial Transform Raw'.R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L7:'Spatial Transform Raw'.L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7:'Spatial Transform Raw'.M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7:'Spatial Transform Raw'.N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7:'Spatial Transform Raw'.O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7:'Spatial Transform Raw'.P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7:'Spatial Transform Raw'.Q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7:'Spatial Transform Raw'.R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A8:'Spatial Transform Raw'.G14 'Spatial Transform Raw'.I8:'Spatial Transform Raw'.O14 'Spatial Transform Raw'.Q8:'Spatial Transform Raw'.W14 'Spatial Transform Raw'.Y8:'Spatial Transform Raw'.AE14 'Spatial Transform Raw'.AG8:'Spatial Transform Raw'.AM14 'Spatial Transform Raw'.AO8:'Spatial Transform Raw'.AU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 Augmentation Raw" table:style-name="ta1">
        <table:table-column table:style-name="co20" table:default-cell-style-name="ce533"/>
        <table:table-column table:style-name="co11" table:number-columns-repeated="5" table:default-cell-style-name="ce533"/>
        <table:table-column table:style-name="co11" table:number-columns-repeated="2" table:default-cell-style-name="Default"/>
        <table:table-column table:style-name="co11" table:default-cell-style-name="ce534"/>
        <table:table-column table:style-name="co11" table:number-columns-repeated="2" table:default-cell-style-name="Default"/>
        <table:table-column table:style-name="co11" table:number-columns-repeated="4" table:default-cell-style-name="ce534"/>
        <table:table-column table:style-name="co11" table:default-cell-style-name="Default"/>
        <table:table-column table:style-name="co11" table:number-columns-repeated="2" table:default-cell-style-name="ce534"/>
        <table:table-column table:style-name="co11" table:number-columns-repeated="29" table:default-cell-style-name="Default"/>
        <table:table-row table:style-name="ro1">
          <table:table-cell table:style-name="Default" office:value-type="string" calcext:value-type="string">
            <text:p>Model</text:p>
          </table:table-cell>
          <table:table-cell table:style-name="Default" office:value-type="string" calcext:value-type="string">
            <text:p>Fold 1</text:p>
          </table:table-cell>
          <table:table-cell table:style-name="Default" office:value-type="string" calcext:value-type="string">
            <text:p>Fold 2</text:p>
          </table:table-cell>
          <table:table-cell table:style-name="Default" office:value-type="string" calcext:value-type="string">
            <text:p>Fold 3</text:p>
          </table:table-cell>
          <table:table-cell table:style-name="Default" office:value-type="string" calcext:value-type="string">
            <text:p>Fold 4</text:p>
          </table:table-cell>
          <table:table-cell table:style-name="Default"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table:style-name="Default" office:value-type="string" calcext:value-type="string">
            <text:p>Deviation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 office:value-type="string" calcext:value-type="string">
            <text:p>LSTM+Attention</text:p>
          </table:table-cell>
          <table:table-cell table:style-name="Default" table:number-columns-repeated="5"/>
          <table:table-cell/>
          <table:table-cell table:formula="of:=AVERAGE([.B2:.F2])" office:value-type="string" office:string-value="" calcext:value-type="error">
            <text:p>#DIV/0!</text:p>
          </table:table-cell>
          <table:table-cell table:style-name="Default" table:formula="of:=STDEV([.B2:.F2])" office:value-type="string" office:string-value="" calcext:value-type="error">
            <text:p>#DIV/0!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 office:value-type="string" calcext:value-type="string">
            <text:p>SCNN</text:p>
          </table:table-cell>
          <table:table-cell table:style-name="Default" office:value-type="float" office:value="0.160391020999276" calcext:value-type="float">
            <text:p>0.160391020999276</text:p>
          </table:table-cell>
          <table:table-cell table:style-name="Default" office:value-type="float" office:value="0.0821868211440985" calcext:value-type="float">
            <text:p>0.082186821144099</text:p>
          </table:table-cell>
          <table:table-cell table:style-name="Default" office:value-type="float" office:value="0.195510499637944" calcext:value-type="float">
            <text:p>0.195510499637944</text:p>
          </table:table-cell>
          <table:table-cell table:style-name="Default" office:value-type="float" office:value="0.199131064446054" calcext:value-type="float">
            <text:p>0.199131064446054</text:p>
          </table:table-cell>
          <table:table-cell table:style-name="Default" office:value-type="float" office:value="0.1151339608979" calcext:value-type="float">
            <text:p>0.1151339608979</text:p>
          </table:table-cell>
          <table:table-cell/>
          <table:table-cell table:formula="of:=AVERAGE([.B3:.F3])" office:value-type="float" office:value="0.150470673425055" calcext:value-type="float">
            <text:p>0.150470673425055</text:p>
          </table:table-cell>
          <table:table-cell table:style-name="Default" table:formula="of:=STDEV([.B3:.F3])" office:value-type="float" office:value="0.0510053934161658" calcext:value-type="float">
            <text:p>0.051005393416166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 office:value-type="string" calcext:value-type="string">
            <text:p>SCNN – 1 off</text:p>
          </table:table-cell>
          <table:table-cell table:style-name="ce180" table:formula="of:=(SUM(OFFSET([.$A8]; 2; [$Utils.A$2]; 2; 1)) + SUM(OFFSET([.$A8]; 2; [$Utils.A$2]+1; 3; 1))+ SUM(OFFSET([.$A8]; 3; [$Utils.A$2]+2; 3; 1))+ SUM(OFFSET([.$A8]; 4; [$Utils.A$2]+3; 3; 1))+ SUM(OFFSET([.$A8]; 5; [$Utils.A$2]+4; 3; 1))+ SUM(OFFSET([.$A8]; 6; [$Utils.A$2]+5; 3; 1))+SUM(OFFSET([.$A8]; 7; [$Utils.A$2]+6; 3; 1)))/SUM(OFFSET([.$A8]; 2; [$Utils.A$2]; 7; 7))" office:value-type="float" office:value="0.359704641350211" calcext:value-type="float">
            <text:p>0.359704641350211</text:p>
          </table:table-cell>
          <table:table-cell table:style-name="ce180" table:formula="of:=(SUM(OFFSET([.$A8]; 2; [$Utils.B$2]; 2; 1)) + SUM(OFFSET([.$A8]; 2; [$Utils.B$2]+1; 3; 1))+ SUM(OFFSET([.$A8]; 3; [$Utils.B$2]+2; 3; 1))+ SUM(OFFSET([.$A8]; 4; [$Utils.B$2]+3; 3; 1))+ SUM(OFFSET([.$A8]; 5; [$Utils.B$2]+4; 3; 1))+ SUM(OFFSET([.$A8]; 6; [$Utils.B$2]+5; 3; 1))+SUM(OFFSET([.$A8]; 7; [$Utils.B$2]+6; 3; 1)))/SUM(OFFSET([.$A8]; 2; [$Utils.B$2]; 7; 7))" office:value-type="float" office:value="0.361814345991561" calcext:value-type="float">
            <text:p>0.361814345991561</text:p>
          </table:table-cell>
          <table:table-cell table:style-name="ce180" table:formula="of:=(SUM(OFFSET([.$A8]; 2; [$Utils.C$2]; 2; 1)) + SUM(OFFSET([.$A8]; 2; [$Utils.C$2]+1; 3; 1))+ SUM(OFFSET([.$A8]; 3; [$Utils.C$2]+2; 3; 1))+ SUM(OFFSET([.$A8]; 4; [$Utils.C$2]+3; 3; 1))+ SUM(OFFSET([.$A8]; 5; [$Utils.C$2]+4; 3; 1))+ SUM(OFFSET([.$A8]; 6; [$Utils.C$2]+5; 3; 1))+SUM(OFFSET([.$A8]; 7; [$Utils.C$2]+6; 3; 1)))/SUM(OFFSET([.$A8]; 2; [$Utils.C$2]; 7; 7))" office:value-type="float" office:value="0.348101265822785" calcext:value-type="float">
            <text:p>0.348101265822785</text:p>
          </table:table-cell>
          <table:table-cell table:style-name="ce180" table:formula="of:=(SUM(OFFSET([.$A8]; 2; [$Utils.D$2]; 2; 1)) + SUM(OFFSET([.$A8]; 2; [$Utils.D$2]+1; 3; 1))+ SUM(OFFSET([.$A8]; 3; [$Utils.D$2]+2; 3; 1))+ SUM(OFFSET([.$A8]; 4; [$Utils.D$2]+3; 3; 1))+ SUM(OFFSET([.$A8]; 5; [$Utils.D$2]+4; 3; 1))+ SUM(OFFSET([.$A8]; 6; [$Utils.D$2]+5; 3; 1))+SUM(OFFSET([.$A8]; 7; [$Utils.D$2]+6; 3; 1)))/SUM(OFFSET([.$A8]; 2; [$Utils.D$2]; 7; 7))" office:value-type="float" office:value="0.534282700421941" calcext:value-type="float">
            <text:p>0.534282700421941</text:p>
          </table:table-cell>
          <table:table-cell table:style-name="ce180" table:formula="of:=(SUM(OFFSET([.$A8]; 2; [$Utils.E$2]; 2; 1)) + SUM(OFFSET([.$A8]; 2; [$Utils.E$2]+1; 3; 1))+ SUM(OFFSET([.$A8]; 3; [$Utils.E$2]+2; 3; 1))+ SUM(OFFSET([.$A8]; 4; [$Utils.E$2]+3; 3; 1))+ SUM(OFFSET([.$A8]; 5; [$Utils.E$2]+4; 3; 1))+ SUM(OFFSET([.$A8]; 6; [$Utils.E$2]+5; 3; 1))+SUM(OFFSET([.$A8]; 7; [$Utils.E$2]+6; 3; 1)))/SUM(OFFSET([.$A8]; 2; [$Utils.E$2]; 7; 7))" office:value-type="float" office:value="0.264767932489451" calcext:value-type="float">
            <text:p>0.264767932489451</text:p>
          </table:table-cell>
          <table:table-cell/>
          <table:table-cell table:formula="of:=AVERAGE([.B4:.F4])" office:value-type="float" office:value="0.37373417721519" calcext:value-type="float">
            <text:p>0.37373417721519</text:p>
          </table:table-cell>
          <table:table-cell table:style-name="Default" table:formula="of:=STDEV([.B4:.F4])" office:value-type="float" office:value="0.0982922011058553" calcext:value-type="float">
            <text:p>0.098292201105855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ce73" office:value-type="string" calcext:value-type="string">
            <text:p>Confusion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style-name="Default" table:number-columns-repeated="5"/>
          <table:table-cell table:number-columns-repeated="2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778"/>
          <table:table-cell table:style-name="ce779"/>
          <table:table-cell table:style-name="ce780"/>
          <table:table-cell table:style-name="ce781"/>
          <table:table-cell table:style-name="ce782"/>
          <table:table-cell table:style-name="ce783" office:value-type="string" calcext:value-type="string">
            <text:p>Fold 2</text:p>
          </table:table-cell>
          <table:table-cell table:style-name="ce784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6"/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0.4" calcext:value-type="float">
            <text:p>0.40</text:p>
          </table:table-cell>
          <table:table-cell office:value-type="float" office:value="121.8" calcext:value-type="float">
            <text:p>121.80</text:p>
          </table:table-cell>
          <table:table-cell office:value-type="float" office:value="70.4" calcext:value-type="float">
            <text:p>70.40</text:p>
          </table:table-cell>
          <table:table-cell office:value-type="float" office:value="324.4" calcext:value-type="float">
            <text:p>324.40</text:p>
          </table:table-cell>
          <table:table-cell office:value-type="float" office:value="0.6" calcext:value-type="float">
            <text:p>0.60</text:p>
          </table:table-cell>
          <table:table-cell table:style-name="ce533" office:value-type="float" office:value="31.2" calcext:value-type="float">
            <text:p>31.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34" office:value-type="float" office:value="164" calcext:value-type="float">
            <text:p>164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384" calcext:value-type="float">
            <text:p>384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2" calcext:value-type="float">
            <text:p>2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273" calcext:value-type="float">
            <text:p>273</text:p>
          </table:table-cell>
          <table:table-cell table:style-name="ce534" office:value-type="float" office:value="275" calcext:value-type="float">
            <text:p>275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445" calcext:value-type="float">
            <text:p>445</text:p>
          </table:table-cell>
          <table:table-cell table:style-name="ce534" office:value-type="float" office:value="5" calcext:value-type="float">
            <text:p>5</text:p>
          </table:table-cell>
          <table:table-cell table:style-name="ce534" office:value-type="float" office:value="100" calcext:value-type="float">
            <text:p>10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2" table:style-name="ce534" office:value-type="float" office:value="2" calcext:value-type="float">
            <text:p>2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545" calcext:value-type="float">
            <text:p>545</text:p>
          </table:table-cell>
          <table:table-cell table:style-name="ce534" office:value-type="float" office:value="1" calcext:value-type="float">
            <text:p>1</text:p>
          </table:table-cell>
          <table:table-cell table:style-name="ce5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" calcext:value-type="float">
            <text:p>19.60</text:p>
          </table:table-cell>
          <table:table-cell office:value-type="float" office:value="2.6" calcext:value-type="float">
            <text:p>2.60</text:p>
          </table:table-cell>
          <table:table-cell office:value-type="float" office:value="88.6" calcext:value-type="float">
            <text:p>88.60</text:p>
          </table:table-cell>
          <table:table-cell office:value-type="float" office:value="37" calcext:value-type="float">
            <text:p>37.00</text:p>
          </table:table-cell>
          <table:table-cell office:value-type="float" office:value="75.4" calcext:value-type="float">
            <text:p>75.40</text:p>
          </table:table-cell>
          <table:table-cell office:value-type="float" office:value="65.4" calcext:value-type="float">
            <text:p>65.40</text:p>
          </table:table-cell>
          <table:table-cell table:style-name="ce533" office:value-type="float" office:value="27.4" calcext:value-type="float">
            <text:p>27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534" office:value-type="float" office:value="185" calcext:value-type="float">
            <text:p>185</text:p>
          </table:table-cell>
          <table:table-cell table:style-name="ce534" office:value-type="float" office:value="0" calcext:value-type="float">
            <text:p>0</text:p>
          </table:table-cell>
          <table:table-cell table:number-columns-repeated="2" table:style-name="ce534" office:value-type="float" office:value="45" calcext:value-type="float">
            <text:p>45</text:p>
          </table:table-cell>
          <table:table-cell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11" calcext:value-type="float">
            <text:p>11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128" calcext:value-type="float">
            <text:p>128</text:p>
          </table:table-cell>
          <table:table-cell table:style-name="ce534" office:value-type="float" office:value="177" calcext:value-type="float">
            <text:p>177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44" calcext:value-type="float">
            <text:p>44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58" calcext:value-type="float">
            <text:p>258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" calcext:value-type="float">
            <text:p>2</text:p>
          </table:table-cell>
          <table:table-cell table:style-name="ce534" office:value-type="float" office:value="12" calcext:value-type="float">
            <text:p>12</text:p>
          </table:table-cell>
          <table:table-cell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2" calcext:value-type="float">
            <text:p>2</text:p>
          </table:table-cell>
          <table:table-cell table:style-name="ce534" office:value-type="float" office:value="13" calcext:value-type="float">
            <text:p>13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43" calcext:value-type="float">
            <text:p>43</text:p>
          </table:table-cell>
          <table:table-cell table:style-name="ce534" office:value-type="float" office:value="258" calcext:value-type="float">
            <text:p>258</text:p>
          </table:table-cell>
          <table:table-cell table:style-name="ce5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81" calcext:value-type="float">
            <text:p>81.00</text:p>
          </table:table-cell>
          <table:table-cell office:value-type="float" office:value="44.6" calcext:value-type="float">
            <text:p>44.60</text:p>
          </table:table-cell>
          <table:table-cell office:value-type="float" office:value="171.4" calcext:value-type="float">
            <text:p>171.40</text:p>
          </table:table-cell>
          <table:table-cell office:value-type="float" office:value="1.2" calcext:value-type="float">
            <text:p>1.20</text:p>
          </table:table-cell>
          <table:table-cell table:style-name="ce533" office:value-type="float" office:value="16.4" calcext:value-type="float">
            <text:p>16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34" office:value-type="float" office:value="106" calcext:value-type="float">
            <text:p>106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10" calcext:value-type="float">
            <text:p>21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3" table:style-name="ce534" office:value-type="float" office:value="0" calcext:value-type="float">
            <text:p>0</text:p>
          </table:table-cell>
          <table:table-cell table:style-name="ce534" office:value-type="float" office:value="187" calcext:value-type="float">
            <text:p>187</text:p>
          </table:table-cell>
          <table:table-cell table:style-name="ce534" office:value-type="float" office:value="129" calcext:value-type="float">
            <text:p>129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1" calcext:value-type="float">
            <text:p>1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99" calcext:value-type="float">
            <text:p>299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16" calcext:value-type="float">
            <text:p>16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6" calcext:value-type="float">
            <text:p>6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307" calcext:value-type="float">
            <text:p>307</text:p>
          </table:table-cell>
          <table:table-cell table:style-name="ce534" office:value-type="float" office:value="3" calcext:value-type="float">
            <text:p>3</text:p>
          </table:table-cell>
          <table:table-cell table:style-name="ce5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office:value-type="float" office:value="64.4" calcext:value-type="float">
            <text:p>64.40</text:p>
          </table:table-cell>
          <table:table-cell office:value-type="float" office:value="8.4" calcext:value-type="float">
            <text:p>8.40</text:p>
          </table:table-cell>
          <table:table-cell office:value-type="float" office:value="221" calcext:value-type="float">
            <text:p>221.00</text:p>
          </table:table-cell>
          <table:table-cell office:value-type="float" office:value="0" calcext:value-type="float">
            <text:p>0.00</text:p>
          </table:table-cell>
          <table:table-cell table:style-name="ce533" office:value-type="float" office:value="20" calcext:value-type="float">
            <text:p>20.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34" office:value-type="float" office:value="16" calcext:value-type="float">
            <text:p>16</text:p>
          </table:table-cell>
          <table:table-cell table:style-name="ce534" office:value-type="float" office:value="3" calcext:value-type="float">
            <text:p>3</text:p>
          </table:table-cell>
          <table:table-cell table:style-name="ce534" office:value-type="float" office:value="297" calcext:value-type="float">
            <text:p>297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2" calcext:value-type="float">
            <text:p>2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8" calcext:value-type="float">
            <text:p>8</text:p>
          </table:table-cell>
          <table:table-cell table:style-name="ce534" office:value-type="float" office:value="306" calcext:value-type="float">
            <text:p>306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9" calcext:value-type="float">
            <text:p>9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306" calcext:value-type="float">
            <text:p>306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1" calcext:value-type="float">
            <text:p>1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4" table:style-name="ce534" office:value-type="float" office:value="0" calcext:value-type="float">
            <text:p>0</text:p>
          </table:table-cell>
          <table:table-cell table:style-name="ce534" office:value-type="float" office:value="316" calcext:value-type="float">
            <text:p>316</text:p>
          </table:table-cell>
          <table:table-cell table:number-columns-repeated="2" table:style-name="ce5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.00</text:p>
          </table:table-cell>
          <table:table-cell office:value-type="float" office:value="0.8" calcext:value-type="float">
            <text:p>0.80</text:p>
          </table:table-cell>
          <table:table-cell office:value-type="float" office:value="77.4" calcext:value-type="float">
            <text:p>77.40</text:p>
          </table:table-cell>
          <table:table-cell office:value-type="float" office:value="45.6" calcext:value-type="float">
            <text:p>45.60</text:p>
          </table:table-cell>
          <table:table-cell office:value-type="float" office:value="481.2" calcext:value-type="float">
            <text:p>481.20</text:p>
          </table:table-cell>
          <table:table-cell office:value-type="float" office:value="1.6" calcext:value-type="float">
            <text:p>1.60</text:p>
          </table:table-cell>
          <table:table-cell table:style-name="ce533" office:value-type="float" office:value="2.4" calcext:value-type="float">
            <text:p>2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34" office:value-type="float" office:value="94" calcext:value-type="float">
            <text:p>94</text:p>
          </table:table-cell>
          <table:table-cell table:style-name="ce534" office:value-type="float" office:value="9" calcext:value-type="float">
            <text:p>9</text:p>
          </table:table-cell>
          <table:table-cell table:style-name="ce534" office:value-type="float" office:value="528" calcext:value-type="float">
            <text:p>528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79" calcext:value-type="float">
            <text:p>79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32" calcext:value-type="float">
            <text:p>32</text:p>
          </table:table-cell>
          <table:table-cell table:style-name="ce534" office:value-type="float" office:value="519" calcext:value-type="float">
            <text:p>519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" calcext:value-type="float">
            <text:p>2</text:p>
          </table:table-cell>
          <table:table-cell/>
          <table:table-cell table:style-name="ce534" office:value-type="float" office:value="35" calcext:value-type="float">
            <text:p>35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93" calcext:value-type="float">
            <text:p>293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304" calcext:value-type="float">
            <text:p>304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4" calcext:value-type="float">
            <text:p>4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623" calcext:value-type="float">
            <text:p>623</text:p>
          </table:table-cell>
          <table:table-cell table:style-name="ce534" office:value-type="float" office:value="5" calcext:value-type="float">
            <text:p>5</text:p>
          </table:table-cell>
          <table:table-cell table:style-name="ce5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12.4" calcext:value-type="float">
            <text:p>12.40</text:p>
          </table:table-cell>
          <table:table-cell office:value-type="float" office:value="14.4" calcext:value-type="float">
            <text:p>14.40</text:p>
          </table:table-cell>
          <table:table-cell office:value-type="float" office:value="63.2" calcext:value-type="float">
            <text:p>63.20</text:p>
          </table:table-cell>
          <table:table-cell office:value-type="float" office:value="185.4" calcext:value-type="float">
            <text:p>185.40</text:p>
          </table:table-cell>
          <table:table-cell office:value-type="float" office:value="39" calcext:value-type="float">
            <text:p>39.00</text:p>
          </table:table-cell>
          <table:table-cell table:style-name="ce533" office:value-type="float" office:value="0.4" calcext:value-type="float">
            <text:p>0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34" office:value-type="float" office:value="2" calcext:value-type="float">
            <text:p>2</text:p>
          </table:table-cell>
          <table:table-cell table:style-name="ce534" office:value-type="float" office:value="56" calcext:value-type="float">
            <text:p>56</text:p>
          </table:table-cell>
          <table:table-cell table:style-name="ce534" office:value-type="float" office:value="258" calcext:value-type="float">
            <text:p>258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6" calcext:value-type="float">
            <text:p>6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91" calcext:value-type="float">
            <text:p>91</text:p>
          </table:table-cell>
          <table:table-cell table:style-name="ce534" office:value-type="float" office:value="219" calcext:value-type="float">
            <text:p>219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70" calcext:value-type="float">
            <text:p>70</text:p>
          </table:table-cell>
          <table:table-cell table:style-name="ce534" office:value-type="float" office:value="54" calcext:value-type="float">
            <text:p>54</text:p>
          </table:table-cell>
          <table:table-cell table:style-name="ce534" office:value-type="float" office:value="190" calcext:value-type="float">
            <text:p>190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" calcext:value-type="float">
            <text:p>2</text:p>
          </table:table-cell>
          <table:table-cell/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62" calcext:value-type="float">
            <text:p>62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194" calcext:value-type="float">
            <text:p>194</text:p>
          </table:table-cell>
          <table:table-cell table:style-name="ce534" office:value-type="float" office:value="60" calcext:value-type="float">
            <text:p>60</text:p>
          </table:table-cell>
          <table:table-cell table:style-name="ce5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3.6" calcext:value-type="float">
            <text:p>3.60</text:p>
          </table:table-cell>
          <table:table-cell office:value-type="float" office:value="58.2" calcext:value-type="float">
            <text:p>58.20</text:p>
          </table:table-cell>
          <table:table-cell office:value-type="float" office:value="98.4" calcext:value-type="float">
            <text:p>98.40</text:p>
          </table:table-cell>
          <table:table-cell office:value-type="float" office:value="154.2" calcext:value-type="float">
            <text:p>154.20</text:p>
          </table:table-cell>
          <table:table-cell office:value-type="float" office:value="1.2" calcext:value-type="float">
            <text:p>1.20</text:p>
          </table:table-cell>
          <table:table-cell table:style-name="ce533" office:value-type="float" office:value="0.4" calcext:value-type="float">
            <text:p>0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34" office:value-type="float" office:value="65" calcext:value-type="float">
            <text:p>65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51" calcext:value-type="float">
            <text:p>251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3" table:style-name="ce534" office:value-type="float" office:value="0" calcext:value-type="float">
            <text:p>0</text:p>
          </table:table-cell>
          <table:table-cell table:style-name="ce534" office:value-type="float" office:value="315" calcext:value-type="float">
            <text:p>315</text:p>
          </table:table-cell>
          <table:table-cell table:style-name="ce534" office:value-type="float" office:value="1" calcext:value-type="float">
            <text:p>1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226" calcext:value-type="float">
            <text:p>226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90" calcext:value-type="float">
            <text:p>9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18" calcext:value-type="float">
            <text:p>18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292" calcext:value-type="float">
            <text:p>292</text:p>
          </table:table-cell>
          <table:table-cell table:style-name="ce534" office:value-type="float" office:value="6" calcext:value-type="float">
            <text:p>6</text:p>
          </table:table-cell>
          <table:table-cell table:style-name="ce534" office:value-type="float" office:value="0" calcext:value-type="float">
            <text:p>0</text:p>
          </table:table-cell>
        </table:table-row>
        <calcext:conditional-formats>
          <calcext:conditional-format calcext:target-range-address="'Spatial  Augmentation Raw'.L7:'Spatial  Augmentation Raw'.L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M7:'Spatial  Augmentation Raw'.M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N7:'Spatial  Augmentation Raw'.N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O7:'Spatial  Augmentation Raw'.O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P7:'Spatial  Augmentation Raw'.P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Q7:'Spatial  Augmentation Raw'.Q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R7:'Spatial  Augmentation Raw'.R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I8:'Spatial  Augmentation Raw'.O14 'Spatial  Augmentation Raw'.Q8:'Spatial  Augmentation Raw'.W14 'Spatial  Augmentation Raw'.Y8:'Spatial  Augmentation Raw'.AE14 'Spatial  Augmentation Raw'.AG8:'Spatial  Augmentation Raw'.AM14 'Spatial  Augmentation Raw'.AO8:'Spatial  Augmentation Raw'.AU14 'Spatial  Augmentation Raw'.A8:'Spatial  Augmentation Raw'.G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BCI IV 2A Single Subject" table:style-name="ta1">
        <table:table-column table:style-name="co21" table:default-cell-style-name="Default"/>
        <table:table-column table:style-name="co11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71527782" calcext:value-type="float">
            <text:p>0.71527782</text:p>
          </table:table-cell>
          <table:table-cell office:value-type="float" office:value="0.53819448" calcext:value-type="float">
            <text:p>0.53819448</text:p>
          </table:table-cell>
          <table:table-cell office:value-type="float" office:value="0.7881945" calcext:value-type="float">
            <text:p>0.7881945</text:p>
          </table:table-cell>
          <table:table-cell office:value-type="float" office:value="0.43000004" calcext:value-type="float">
            <text:p>0.43000004</text:p>
          </table:table-cell>
          <table:table-cell office:value-type="float" office:value="0.76388895" calcext:value-type="float">
            <text:p>0.76388895</text:p>
          </table:table-cell>
          <table:table-cell office:value-type="float" office:value="0.47569448" calcext:value-type="float">
            <text:p>0.47569448</text:p>
          </table:table-cell>
          <table:table-cell office:value-type="float" office:value="0.83333338" calcext:value-type="float">
            <text:p>0.83333338</text:p>
          </table:table-cell>
          <table:table-cell office:value-type="float" office:value="0.78472226" calcext:value-type="float">
            <text:p>0.78472226</text:p>
          </table:table-cell>
          <table:table-cell office:value-type="float" office:value="0.77777785" calcext:value-type="float">
            <text:p>0.77777785</text:p>
          </table:table-cell>
          <table:table-cell/>
          <table:table-cell table:formula="of:=AVERAGE([.B2:.J2])" office:value-type="float" office:value="0.678564862222222" calcext:value-type="float">
            <text:p>0.678564862222222</text:p>
          </table:table-cell>
          <table:table-cell table:formula="of:=STDEV([.B2:.J2])" office:value-type="float" office:value="0.153442705056167" calcext:value-type="float">
            <text:p>0.153442705056167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73958339" calcext:value-type="float">
            <text:p>0.73958339</text:p>
          </table:table-cell>
          <table:table-cell office:value-type="float" office:value="0.55208335" calcext:value-type="float">
            <text:p>0.55208335</text:p>
          </table:table-cell>
          <table:table-cell office:value-type="float" office:value="0.75347229" calcext:value-type="float">
            <text:p>0.75347229</text:p>
          </table:table-cell>
          <table:table-cell office:value-type="float" office:value="0.53125005" calcext:value-type="float">
            <text:p>0.53125005</text:p>
          </table:table-cell>
          <table:table-cell office:value-type="float" office:value="0.84027784" calcext:value-type="float">
            <text:p>0.84027784</text:p>
          </table:table-cell>
          <table:table-cell office:value-type="float" office:value="0.56944449" calcext:value-type="float">
            <text:p>0.56944449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7256945" calcext:value-type="float">
            <text:p>0.7256945</text:p>
          </table:table-cell>
          <table:table-cell/>
          <table:table-cell table:formula="of:=AVERAGE([.B3:.J3])" office:value-type="float" office:value="0.695987706666667" calcext:value-type="float">
            <text:p>0.695987706666667</text:p>
          </table:table-cell>
          <table:table-cell table:formula="of:=STDEV([.B3:.J3])" office:value-type="float" office:value="0.114742522996076" calcext:value-type="float">
            <text:p>0.114742522996076</text:p>
          </table:table-cell>
        </table:table-row>
        <table:table-row table:style-name="ro1">
          <table:table-cell office:value-type="string" calcext:value-type="string">
            <text:p>RNN + Attention CNN</text:p>
          </table:table-cell>
          <table:table-cell office:value-type="float" office:value="0.69791672" calcext:value-type="float">
            <text:p>0.69791672</text:p>
          </table:table-cell>
          <table:table-cell office:value-type="float" office:value="0.55902783" calcext:value-type="float">
            <text:p>0.55902783</text:p>
          </table:table-cell>
          <table:table-cell office:value-type="float" office:value="0.75000004" calcext:value-type="float">
            <text:p>0.75000004</text:p>
          </table:table-cell>
          <table:table-cell office:value-type="float" office:value="0.45486114" calcext:value-type="float">
            <text:p>0.45486114</text:p>
          </table:table-cell>
          <table:table-cell office:value-type="float" office:value="0.88541672" calcext:value-type="float">
            <text:p>0.88541672</text:p>
          </table:table-cell>
          <table:table-cell office:value-type="float" office:value="0.6180556" calcext:value-type="float">
            <text:p>0.6180556</text:p>
          </table:table-cell>
          <table:table-cell office:value-type="float" office:value="0.78125007" calcext:value-type="float">
            <text:p>0.78125007</text:p>
          </table:table-cell>
          <table:table-cell office:value-type="float" office:value="0.80902783" calcext:value-type="float">
            <text:p>0.80902783</text:p>
          </table:table-cell>
          <table:table-cell office:value-type="float" office:value="0.77430561" calcext:value-type="float">
            <text:p>0.77430561</text:p>
          </table:table-cell>
          <table:table-cell/>
          <table:table-cell table:formula="of:=AVERAGE([.B4:.J4])" office:value-type="float" office:value="0.703317951111111" calcext:value-type="float">
            <text:p>0.703317951111111</text:p>
          </table:table-cell>
          <table:table-cell table:formula="of:=STDEV([.B4:.J4])" office:value-type="float" office:value="0.135773565298023" calcext:value-type="float">
            <text:p>0.13577356529802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FBCSP – more Filters</text:p>
          </table:table-cell>
          <table:table-cell office:value-type="float" office:value="0.60416671" calcext:value-type="float">
            <text:p>0.60416671</text:p>
          </table:table-cell>
          <table:table-cell office:value-type="float" office:value="0.42361114" calcext:value-type="float">
            <text:p>0.42361114</text:p>
          </table:table-cell>
          <table:table-cell office:value-type="float" office:value="0.72569449" calcext:value-type="float">
            <text:p>0.72569449</text:p>
          </table:table-cell>
          <table:table-cell office:value-type="float" office:value="0.48611115" calcext:value-type="float">
            <text:p>0.48611115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46527782" calcext:value-type="float">
            <text:p>0.46527782</text:p>
          </table:table-cell>
          <table:table-cell office:value-type="float" office:value="0.77430559" calcext:value-type="float">
            <text:p>0.77430559</text:p>
          </table:table-cell>
          <table:table-cell office:value-type="float" office:value="0.69444449" calcext:value-type="float">
            <text:p>0.69444449</text:p>
          </table:table-cell>
          <table:table-cell office:value-type="float" office:value="0.78472227" calcext:value-type="float">
            <text:p>0.78472227</text:p>
          </table:table-cell>
          <table:table-cell/>
          <table:table-cell table:formula="of:=AVERAGE([.B8:.J8])" office:value-type="float" office:value="0.640432141111111" calcext:value-type="float">
            <text:p>0.640432141111111</text:p>
          </table:table-cell>
          <table:table-cell table:formula="of:=STDEV([.B8:.J8])" office:value-type="float" office:value="0.149589035393028" calcext:value-type="float">
            <text:p>0.149589035393028</text:p>
          </table:table-cell>
        </table:table-row>
        <table:table-row table:style-name="ro1">
          <table:table-cell table:style-name="ce73" office:value-type="string" calcext:value-type="string">
            <text:p>FBCSP – EWMA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381945" calcext:value-type="float">
            <text:p>0.5381945</text:p>
          </table:table-cell>
          <table:table-cell office:value-type="float" office:value="0.81250006" calcext:value-type="float">
            <text:p>0.81250006</text:p>
          </table:table-cell>
          <table:table-cell office:value-type="float" office:value="0.56250005" calcext:value-type="float">
            <text:p>0.56250005</text:p>
          </table:table-cell>
          <table:table-cell office:value-type="float" office:value="0.63888895" calcext:value-type="float">
            <text:p>0.63888895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4375003" calcext:value-type="float">
            <text:p>0.84375003</text:p>
          </table:table-cell>
          <table:table-cell office:value-type="float" office:value="0.87847226" calcext:value-type="float">
            <text:p>0.87847226</text:p>
          </table:table-cell>
          <table:table-cell office:value-type="float" office:value="0.79513895" calcext:value-type="float">
            <text:p>0.79513895</text:p>
          </table:table-cell>
          <table:table-cell/>
          <table:table-cell table:formula="of:=AVERAGE([.B9:.J9])" office:value-type="float" office:value="0.709490791111111" calcext:value-type="float">
            <text:p>0.709490791111111</text:p>
          </table:table-cell>
          <table:table-cell table:formula="of:=STDEV([.B9:.J9])" office:value-type="float" office:value="0.126462314000897" calcext:value-type="float">
            <text:p>0.126462314000897</text:p>
          </table:table-cell>
        </table:table-row>
        <table:table-row table:style-name="ro1">
          <table:table-cell table:style-name="ce73" office:value-type="string" calcext:value-type="string">
            <text:p>Attention LSTM – EWMA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56250002" calcext:value-type="float">
            <text:p>0.56250002</text:p>
          </table:table-cell>
          <table:table-cell office:value-type="float" office:value="0.76736118" calcext:value-type="float">
            <text:p>0.76736118</text:p>
          </table:table-cell>
          <table:table-cell office:value-type="float" office:value="0.51388893" calcext:value-type="float">
            <text:p>0.51388893</text:p>
          </table:table-cell>
          <table:table-cell office:value-type="float" office:value="0.89930563" calcext:value-type="float">
            <text:p>0.89930563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506945" calcext:value-type="float">
            <text:p>0.8506945</text:p>
          </table:table-cell>
          <table:table-cell office:value-type="float" office:value="0.85763894" calcext:value-type="float">
            <text:p>0.85763894</text:p>
          </table:table-cell>
          <table:table-cell office:value-type="float" office:value="0.77083339" calcext:value-type="float">
            <text:p>0.77083339</text:p>
          </table:table-cell>
          <table:table-cell/>
          <table:table-cell table:formula="of:=AVERAGE([.B10:.J10])" office:value-type="float" office:value="0.732638942222222" calcext:value-type="float">
            <text:p>0.732638942222222</text:p>
          </table:table-cell>
          <table:table-cell table:formula="of:=STDEV([.B10:.J10])" office:value-type="float" office:value="0.13628196960773" calcext:value-type="float">
            <text:p>0.13628196960773</text:p>
          </table:table-cell>
        </table:table-row>
        <table:table-row table:style-name="ro1">
          <table:table-cell table:style-name="ce73" office:value-type="string" calcext:value-type="string">
            <text:p>SCNN – EWMA</text:p>
          </table:table-cell>
          <table:table-cell office:value-type="float" office:value="0.74666672" calcext:value-type="float">
            <text:p>0.74666672</text:p>
          </table:table-cell>
          <table:table-cell office:value-type="float" office:value="0.61111115" calcext:value-type="float">
            <text:p>0.61111115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5208337" calcext:value-type="float">
            <text:p>0.55208337</text:p>
          </table:table-cell>
          <table:table-cell office:value-type="float" office:value="0.8680556" calcext:value-type="float">
            <text:p>0.8680556</text:p>
          </table:table-cell>
          <table:table-cell office:value-type="float" office:value="0.67361116" calcext:value-type="float">
            <text:p>0.67361116</text:p>
          </table:table-cell>
          <table:table-cell office:value-type="float" office:value="0.82986118" calcext:value-type="float">
            <text:p>0.82986118</text:p>
          </table:table-cell>
          <table:table-cell office:value-type="float" office:value="0.84027783" calcext:value-type="float">
            <text:p>0.84027783</text:p>
          </table:table-cell>
          <table:table-cell office:value-type="float" office:value="0.72569449" calcext:value-type="float">
            <text:p>0.72569449</text:p>
          </table:table-cell>
          <table:table-cell/>
          <table:table-cell table:formula="of:=AVERAGE([.B11:.J11])" office:value-type="float" office:value="0.72648153" calcext:value-type="float">
            <text:p>0.72648153</text:p>
          </table:table-cell>
          <table:table-cell table:formula="of:=STDEV([.B11:.J11])" office:value-type="float" office:value="0.107161942238073" calcext:value-type="float">
            <text:p>0.107161942238073</text:p>
          </table:table-cell>
        </table:table-row>
        <table:table-row table:style-name="ro1">
          <table:table-cell table:number-columns-repeated="11"/>
          <table:table-cell table:formula="of:=AVERAGE([.B12:.J12])" office:value-type="string" office:string-value="" calcext:value-type="error">
            <text:p>#DIV/0!</text:p>
          </table:table-cell>
          <table:table-cell table:formula="of:=STDEV([.B12:.J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  <table:table-cell table:formula="of:=AVERAGE([.B13:.J13])" office:value-type="string" office:string-value="" calcext:value-type="error">
            <text:p>#DIV/0!</text:p>
          </table:table-cell>
          <table:table-cell table:formula="of:=STDEV([.B13:.J13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66" calcext:value-type="float">
            <text:p>0.66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6975" calcext:value-type="float">
            <text:p>0.6975</text:p>
          </table:table-cell>
          <table:table-cell office:value-type="float" office:value="0.4325" calcext:value-type="float">
            <text:p>0.4325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685" calcext:value-type="float">
            <text:p>0.685</text:p>
          </table:table-cell>
          <table:table-cell office:value-type="float" office:value="0.55" calcext:value-type="float">
            <text:p>0.55</text:p>
          </table:table-cell>
          <table:table-cell/>
          <table:table-cell table:formula="of:=AVERAGE([.B14:.J14])" office:value-type="float" office:value="0.576388888888889" calcext:value-type="float">
            <text:p>0.576388888888889</text:p>
          </table:table-cell>
          <table:table-cell table:formula="of:=STDEV([.B14:.J14])" office:value-type="float" office:value="0.124242147080253" calcext:value-type="float">
            <text:p>0.124242147080253</text:p>
          </table:table-cell>
        </table:table-row>
        <table:table-row table:style-name="ro1">
          <table:table-cell table:number-columns-repeated="11"/>
          <table:table-cell table:formula="of:=AVERAGE([.B15:.J15])" office:value-type="string" office:string-value="" calcext:value-type="error">
            <text:p>#DIV/0!</text:p>
          </table:table-cell>
          <table:table-cell table:formula="of:=STDEV([.B15:.J15])" office:value-type="string" office:string-value="" calcext:value-type="error">
            <text:p>#DIV/0!</text:p>
          </table:table-cell>
        </table:table-row>
      </table:table>
      <table:table table:name="BCI IV 2A Single Subject Normal Cropping" table:style-name="ta1">
        <table:table-column table:style-name="co21" table:default-cell-style-name="Default"/>
        <table:table-column table:style-name="co11" table:number-columns-repeated="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9"/>
          <table:table-cell table:formula="of:=AVERAGE([.B3:.J3])" office:value-type="string" office:string-value="" calcext:value-type="error">
            <text:p>#DIV/0!</text:p>
          </table:table-cell>
          <table:table-cell table:formula="of:=STDEV([.B3:.J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</text:p>
          </table:table-cell>
          <table:table-cell table:number-columns-repeated="9"/>
          <table:table-cell table:formula="of:=AVERAGE([.B4:.J4])" office:value-type="string" office:string-value="" calcext:value-type="error">
            <text:p>#DIV/0!</text:p>
          </table:table-cell>
          <table:table-cell table:formula="of:=STDEV([.B4:.J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690972222222222" calcext:value-type="float">
            <text:p>0.690972222222222</text:p>
          </table:table-cell>
          <table:table-cell office:value-type="float" office:value="0.409722222222222" calcext:value-type="float">
            <text:p>0.409722222222222</text:p>
          </table:table-cell>
          <table:table-cell office:value-type="float" office:value="0.673611111111111" calcext:value-type="float">
            <text:p>0.673611111111111</text:p>
          </table:table-cell>
          <table:table-cell office:value-type="float" office:value="0.493055555555556" calcext:value-type="float">
            <text:p>0.493055555555556</text:p>
          </table:table-cell>
          <table:table-cell office:value-type="float" office:value="0.753472222222222" calcext:value-type="float">
            <text:p>0.753472222222222</text:p>
          </table:table-cell>
          <table:table-cell office:value-type="float" office:value="0.427083333333333" calcext:value-type="float">
            <text:p>0.427083333333333</text:p>
          </table:table-cell>
          <table:table-cell office:value-type="float" office:value="0.694444444444444" calcext:value-type="float">
            <text:p>0.694444444444444</text:p>
          </table:table-cell>
          <table:table-cell office:value-type="float" office:value="0.746527777777778" calcext:value-type="float">
            <text:p>0.746527777777778</text:p>
          </table:table-cell>
          <table:table-cell office:value-type="float" office:value="0.541666666666667" calcext:value-type="float">
            <text:p>0.541666666666667</text:p>
          </table:table-cell>
          <table:table-cell table:formula="of:=AVERAGE([.B5:.J5])" office:value-type="float" office:value="0.603395061728395" calcext:value-type="float">
            <text:p>0.603395061728395</text:p>
          </table:table-cell>
          <table:table-cell table:formula="of:=STDEV([.B5:.J5])" office:value-type="float" office:value="0.136235259267294" calcext:value-type="float">
            <text:p>0.136235259267294</text:p>
          </table:table-cell>
        </table:table-row>
      </table:table>
      <table:table table:name="BCI IV 2A Single Subject Uniform Cropping" table:style-name="ta1">
        <table:table-column table:style-name="co21" table:default-cell-style-name="Default"/>
        <table:table-column table:style-name="co11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/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46666666666667" calcext:value-type="float">
            <text:p>0.246666666666667</text:p>
          </table:table-cell>
          <table:table-cell office:value-type="float" office:value="0.243333333333333" calcext:value-type="float">
            <text:p>0.243333333333333</text:p>
          </table:table-cell>
          <table:table-cell office:value-type="float" office:value="0.246666666666667" calcext:value-type="float">
            <text:p>0.246666666666667</text:p>
          </table:table-cell>
          <table:table-cell office:value-type="float" office:value="0.27" calcext:value-type="float">
            <text:p>0.27</text:p>
          </table:table-cell>
          <table:table-cell office:value-type="float" office:value="0.483333333333333" calcext:value-type="float">
            <text:p>0.483333333333333</text:p>
          </table:table-cell>
          <table:table-cell office:value-type="float" office:value="0.243333333333333" calcext:value-type="float">
            <text:p>0.243333333333333</text:p>
          </table:table-cell>
          <table:table-cell office:value-type="float" office:value="0.71" calcext:value-type="float">
            <text:p>0.71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436666666666667" calcext:value-type="float">
            <text:p>0.436666666666667</text:p>
          </table:table-cell>
          <table:table-cell/>
          <table:table-cell table:formula="of:=AVERAGE([.B3:.J3])" office:value-type="float" office:value="0.384814814814815" calcext:value-type="float">
            <text:p>0.384814814814815</text:p>
          </table:table-cell>
          <table:table-cell table:formula="of:=STDEV([.B3:.J3])" office:value-type="float" office:value="0.176400043391837" calcext:value-type="float">
            <text:p>0.176400043391837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52083333333333" calcext:value-type="float">
            <text:p>0.552083333333333</text:p>
          </table:table-cell>
          <table:table-cell office:value-type="float" office:value="0.795138888888889" calcext:value-type="float">
            <text:p>0.795138888888889</text:p>
          </table:table-cell>
          <table:table-cell office:value-type="float" office:value="0.423611111111111" calcext:value-type="float">
            <text:p>0.423611111111111</text:p>
          </table:table-cell>
          <table:table-cell office:value-type="float" office:value="0.798611111111111" calcext:value-type="float">
            <text:p>0.798611111111111</text:p>
          </table:table-cell>
          <table:table-cell office:value-type="float" office:value="0.461805555555556" calcext:value-type="float">
            <text:p>0.461805555555556</text:p>
          </table:table-cell>
          <table:table-cell office:value-type="float" office:value="0.857638888888889" calcext:value-type="float">
            <text:p>0.85763888888888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39583333333333" calcext:value-type="float">
            <text:p>0.739583333333333</text:p>
          </table:table-cell>
          <table:table-cell/>
          <table:table-cell table:formula="of:=AVERAGE([.B4:.J4])" office:value-type="float" office:value="0.665895061728395" calcext:value-type="float">
            <text:p>0.665895061728395</text:p>
          </table:table-cell>
          <table:table-cell table:formula="of:=STDEV([.B4:.J4])" office:value-type="float" office:value="0.171750250899336" calcext:value-type="float">
            <text:p>0.171750250899336</text:p>
          </table:table-cell>
        </table:table-row>
      </table:table>
      <table:table table:name="Dataset" table:style-name="ta1">
        <table:table-column table:style-name="co22" table:default-cell-style-name="ce22"/>
        <table:table-column table:style-name="co23" table:default-cell-style-name="ce23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11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11" table:default-cell-style-name="ce241"/>
        <table:table-column table:style-name="co11" table:default-cell-style-name="ce22"/>
        <table:table-column table:style-name="co11" table:default-cell-style-name="ce58"/>
        <table:table-column table:style-name="co11" table:number-columns-repeated="4" table:default-cell-style-name="Default"/>
        <table:table-column table:style-name="co28" table:default-cell-style-name="Default"/>
        <table:table-column table:style-name="co11" table:number-columns-repeated="2" table:default-cell-style-name="Default"/>
        <table:table-row table:style-name="ro4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age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edinburgh handedness</text:p>
          </table:table-cell>
          <table:table-cell table:style-name="ce21" office:value-type="string" calcext:value-type="string">
            <text:p>hand (self report)</text:p>
          </table:table-cell>
          <table:table-cell table:style-name="ce21" office:value-type="string" calcext:value-type="string">
            <text:p>WNV_FSIQ</text:p>
          </table:table-cell>
          <table:table-cell table:number-columns-repeated="2"/>
          <table:table-cell table:style-name="ce25" office:value-type="string" calcext:value-type="string">
            <text:p>Age Distribution</text:p>
          </table:table-cell>
          <table:table-cell table:style-name="Default" table:number-columns-repeated="3"/>
          <table:table-cell table:number-columns-repeated="7"/>
        </table:table-row>
        <table:table-row table:style-name="ro5">
          <table:table-cell office:value-type="string" calcext:value-type="string">
            <text:p>Cc_06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73" office:value-type="string" calcext:value-type="string">
            <text:p>Age 4_5</text:p>
          </table:table-cell>
          <table:table-cell table:style-name="ce73" office:value-type="string" calcext:value-type="string">
            <text:p>Age 6_7</text:p>
          </table:table-cell>
          <table:table-cell table:style-name="ce73" office:value-type="string" calcext:value-type="string">
            <text:p>Age 8_9</text:p>
          </table:table-cell>
          <table:table-cell table:style-name="ce73" office:value-type="string" calcext:value-type="string">
            <text:p>Age 10_11</text:p>
          </table:table-cell>
          <table:table-cell table:style-name="ce73" office:value-type="string" calcext:value-type="string">
            <text:p>Age 12_13</text:p>
          </table:table-cell>
          <table:table-cell table:style-name="ce73" office:value-type="string" calcext:value-type="string">
            <text:p>Age 14_15</text:p>
          </table:table-cell>
          <table:table-cell table:style-name="ce73" office:value-type="string" calcext:value-type="string">
            <text:p>Age 16_18</text:p>
          </table:table-cell>
          <table:table-cell table:style-name="ce28" office:value-type="string" calcext:value-type="string">
            <text:p>Total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53</text:p>
          </table:table-cell>
          <table:table-cell office:value-type="float" office:value="4.41729581331503" calcext:value-type="float">
            <text:p>4.42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Whole Dataset</text:p>
          </table:table-cell>
          <table:table-cell table:style-name="ce803" table:formula="of:=COUNTIFS([.B2:.B96];&quot;&gt;=4&quot;;[.B2:.B96]; &quot;&lt;6&quot;)" office:value-type="float" office:value="15" calcext:value-type="float">
            <text:p>15</text:p>
          </table:table-cell>
          <table:table-cell table:style-name="ce803" table:formula="of:=COUNTIFS([.B2:.B96];&quot;&gt;=6&quot;;[.B2:.B96]; &quot;&lt;8&quot;)" office:value-type="float" office:value="14" calcext:value-type="float">
            <text:p>14</text:p>
          </table:table-cell>
          <table:table-cell table:style-name="ce803" table:formula="of:=COUNTIFS([.B2:.B96];&quot;&gt;=8&quot;;[.B2:.B96]; &quot;&lt;10&quot;)" office:value-type="float" office:value="13" calcext:value-type="float">
            <text:p>13</text:p>
          </table:table-cell>
          <table:table-cell table:style-name="ce55" table:formula="of:=COUNTIFS([.B2:.B96];&quot;&gt;=10&quot;;[.B2:.B96]; &quot;&lt;12&quot;)" office:value-type="float" office:value="14" calcext:value-type="float">
            <text:p>14</text:p>
          </table:table-cell>
          <table:table-cell table:style-name="ce62" table:formula="of:=COUNTIFS([.B2:.B96];&quot;&gt;=12&quot;;[.B2:.B96]; &quot;&lt;14&quot;)" office:value-type="float" office:value="16" calcext:value-type="float">
            <text:p>16</text:p>
          </table:table-cell>
          <table:table-cell table:style-name="ce803" table:formula="of:=COUNTIFS([.B2:.B96];&quot;&gt;=14&quot;;[.B2:.B96]; &quot;&lt;16&quot;)" office:value-type="float" office:value="10" calcext:value-type="float">
            <text:p>10</text:p>
          </table:table-cell>
          <table:table-cell table:style-name="ce55" table:formula="of:=COUNTIFS([.B2:.B96];&quot;&gt;=16&quot;;[.B2:.B96]; &quot;&lt;19&quot;)" office:value-type="float" office:value="13" calcext:value-type="float">
            <text:p>13</text:p>
          </table:table-cell>
          <table:table-cell table:style-name="ce100" table:formula="of:=SUM([.I3:.O3])" office:value-type="float" office:value="95" calcext:value-type="float">
            <text:p>95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91 </text:p>
          </table:table-cell>
          <table:table-cell office:value-type="float" office:value="4.46671242278655" calcext:value-type="float">
            <text:p>4.47 </text:p>
          </table:table-cell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est Set</text:p>
          </table:table-cell>
          <table:table-cell table:style-name="ce804" table:formula="of:=COUNTIFS([.J14:.J22];&quot;&gt;=4&quot;;[.J14:.J22]; &quot;&lt;6&quot;)" office:value-type="float" office:value="2" calcext:value-type="float">
            <text:p>2</text:p>
          </table:table-cell>
          <table:table-cell table:style-name="ce804" table:formula="of:=COUNTIFS([.J14:.J22];&quot;&gt;=6&quot;;[.J14:.J22]; &quot;&lt;8&quot;)" office:value-type="float" office:value="1" calcext:value-type="float">
            <text:p>1</text:p>
          </table:table-cell>
          <table:table-cell table:style-name="ce804" table:formula="of:=COUNTIFS([.J14:.J22];&quot;&gt;=8&quot;;[.J14:.J22]; &quot;&lt;10&quot;)" office:value-type="float" office:value="1" calcext:value-type="float">
            <text:p>1</text:p>
          </table:table-cell>
          <table:table-cell table:style-name="ce804" table:formula="of:=COUNTIFS([.J14:.J22];&quot;&gt;=10&quot;;[.J14:.J22]; &quot;&lt;12&quot;)" office:value-type="float" office:value="1" calcext:value-type="float">
            <text:p>1</text:p>
          </table:table-cell>
          <table:table-cell table:style-name="ce804" table:formula="of:=COUNTIFS([.J14:.J22];&quot;&gt;=12&quot;;[.J14:.J22]; &quot;&lt;14&quot;)" office:value-type="float" office:value="2" calcext:value-type="float">
            <text:p>2</text:p>
          </table:table-cell>
          <table:table-cell table:style-name="ce804" table:formula="of:=COUNTIFS([.J14:.J22];&quot;&gt;=14&quot;;[.J14:.J22]; &quot;&lt;16&quot;)" office:value-type="float" office:value="1" calcext:value-type="float">
            <text:p>1</text:p>
          </table:table-cell>
          <table:table-cell table:style-name="ce804" table:formula="of:=COUNTIFS([.J14:.J22];&quot;&gt;=16&quot;;[.J14:.J22]; &quot;&lt;19&quot;)" office:value-type="float" office:value="1" calcext:value-type="float">
            <text:p>1</text:p>
          </table:table-cell>
          <table:table-cell table:style-name="ce100" table:formula="of:=SUM([.I4:.O4])" office:value-type="float" office:value="9" calcext:value-type="float">
            <text:p>9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Fold 1</text:p>
          </table:table-cell>
          <table:table-cell table:style-name="ce804" table:formula="of:=COUNTIFS([.J32:.J48];&quot;&gt;=4&quot;;[.J32:.J48]; &quot;&lt;6&quot;)" office:value-type="float" office:value="1" calcext:value-type="float">
            <text:p>1</text:p>
          </table:table-cell>
          <table:table-cell table:style-name="ce804" table:formula="of:=COUNTIFS([.J32:.J48];&quot;&gt;=6&quot;;[.J32:.J48]; &quot;&lt;8&quot;)" office:value-type="float" office:value="3" calcext:value-type="float">
            <text:p>3</text:p>
          </table:table-cell>
          <table:table-cell table:style-name="ce804" table:formula="of:=COUNTIFS([.J32:.J48];&quot;&gt;=8&quot;;[.J32:.J48]; &quot;&lt;10&quot;)" office:value-type="float" office:value="4" calcext:value-type="float">
            <text:p>4</text:p>
          </table:table-cell>
          <table:table-cell table:style-name="ce804" table:formula="of:=COUNTIFS([.J32:.J48];&quot;&gt;=10&quot;;[.J32:.J48]; &quot;&lt;12&quot;)" office:value-type="float" office:value="3" calcext:value-type="float">
            <text:p>3</text:p>
          </table:table-cell>
          <table:table-cell table:style-name="ce804" table:formula="of:=COUNTIFS([.J32:.J48];&quot;&gt;=12&quot;;[.J32:.J48]; &quot;&lt;14&quot;)" office:value-type="float" office:value="2" calcext:value-type="float">
            <text:p>2</text:p>
          </table:table-cell>
          <table:table-cell table:style-name="ce804" table:formula="of:=COUNTIFS([.J32:.J48];&quot;&gt;=14&quot;;[.J32:.J48]; &quot;&lt;16&quot;)" office:value-type="float" office:value="2" calcext:value-type="float">
            <text:p>2</text:p>
          </table:table-cell>
          <table:table-cell table:style-name="ce804" table:formula="of:=COUNTIFS([.J32:.J48];&quot;&gt;=16&quot;;[.J32:.J48]; &quot;&lt;19&quot;)" office:value-type="float" office:value="2" calcext:value-type="float">
            <text:p>2</text:p>
          </table:table-cell>
          <table:table-cell table:style-name="ce100" table:formula="of:=SUM([.I5:.O5])" office:value-type="float" office:value="17" calcext:value-type="float">
            <text:p>17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52</text:p>
          </table:table-cell>
          <table:table-cell office:value-type="float" office:value="4.84008236101579" calcext:value-type="float">
            <text:p>4.8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793" office:value-type="string" calcext:value-type="string">
            <text:p>Fold 2</text:p>
          </table:table-cell>
          <table:table-cell table:style-name="ce804" table:formula="of:=COUNTIFS([.P32:.P48];&quot;&gt;=4&quot;;[.P32:.P48]; &quot;&lt;6&quot;)" office:value-type="float" office:value="1" calcext:value-type="float">
            <text:p>1</text:p>
          </table:table-cell>
          <table:table-cell table:style-name="ce804" table:formula="of:=COUNTIFS([.P32:.P48];&quot;&gt;=6&quot;;[.P32:.P48]; &quot;&lt;8&quot;)" office:value-type="float" office:value="2" calcext:value-type="float">
            <text:p>2</text:p>
          </table:table-cell>
          <table:table-cell table:style-name="ce804" table:formula="of:=COUNTIFS([.P32:.P48];&quot;&gt;=8&quot;;[.P32:.P48]; &quot;&lt;10&quot;)" office:value-type="float" office:value="4" calcext:value-type="float">
            <text:p>4</text:p>
          </table:table-cell>
          <table:table-cell table:style-name="ce804" table:formula="of:=COUNTIFS([.P32:.P48];&quot;&gt;=10&quot;;[.P32:.P48]; &quot;&lt;12&quot;)" office:value-type="float" office:value="2" calcext:value-type="float">
            <text:p>2</text:p>
          </table:table-cell>
          <table:table-cell table:style-name="ce804" table:formula="of:=COUNTIFS([.P32:.P48];&quot;&gt;=12&quot;;[.P32:.P48]; &quot;&lt;14&quot;)" office:value-type="float" office:value="3" calcext:value-type="float">
            <text:p>3</text:p>
          </table:table-cell>
          <table:table-cell table:style-name="ce804" table:formula="of:=COUNTIFS([.P32:.P48];&quot;&gt;=14&quot;;[.P32:.P48]; &quot;&lt;16&quot;)" office:value-type="float" office:value="4" calcext:value-type="float">
            <text:p>4</text:p>
          </table:table-cell>
          <table:table-cell table:style-name="ce804" table:formula="of:=COUNTIFS([.P32:.P48];&quot;&gt;=16&quot;;[.P32:.P48]; &quot;&lt;19&quot;)" office:value-type="float" office:value="1" calcext:value-type="float">
            <text:p>1</text:p>
          </table:table-cell>
          <table:table-cell table:style-name="ce100" table:formula="of:=SUM([.I6:.O6])" office:value-type="float" office:value="17" calcext:value-type="float">
            <text:p>17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90</text:p>
          </table:table-cell>
          <table:table-cell office:value-type="float" office:value="5.72958133150309" calcext:value-type="float">
            <text:p>5.7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793" office:value-type="string" calcext:value-type="string">
            <text:p>Fold 3</text:p>
          </table:table-cell>
          <table:table-cell table:style-name="ce804" table:formula="of:=COUNTIFS([.J58:.J74];&quot;&gt;=4&quot;;[.J58:.J74]; &quot;&lt;6&quot;)" office:value-type="float" office:value="3" calcext:value-type="float">
            <text:p>3</text:p>
          </table:table-cell>
          <table:table-cell table:style-name="ce804" table:formula="of:=COUNTIFS([.J58:.J74];&quot;&gt;=6&quot;;[.J58:.J74]; &quot;&lt;8&quot;)" office:value-type="float" office:value="1" calcext:value-type="float">
            <text:p>1</text:p>
          </table:table-cell>
          <table:table-cell table:style-name="ce804" table:formula="of:=COUNTIFS([.J58:.J74];&quot;&gt;=8&quot;;[.J58:.J74]; &quot;&lt;10&quot;)" office:value-type="float" office:value="3" calcext:value-type="float">
            <text:p>3</text:p>
          </table:table-cell>
          <table:table-cell table:style-name="ce804" table:formula="of:=COUNTIFS([.J58:.J74];&quot;&gt;=10&quot;;[.J58:.J74]; &quot;&lt;12&quot;)" office:value-type="float" office:value="0" calcext:value-type="float">
            <text:p>0</text:p>
          </table:table-cell>
          <table:table-cell table:style-name="ce804" table:formula="of:=COUNTIFS([.J58:.J74];&quot;&gt;=12&quot;;[.J58:.J74]; &quot;&lt;14&quot;)" office:value-type="float" office:value="4" calcext:value-type="float">
            <text:p>4</text:p>
          </table:table-cell>
          <table:table-cell table:style-name="ce804" table:formula="of:=COUNTIFS([.J58:.J74];&quot;&gt;=14&quot;;[.J58:.J74]; &quot;&lt;16&quot;)" office:value-type="float" office:value="1" calcext:value-type="float">
            <text:p>1</text:p>
          </table:table-cell>
          <table:table-cell table:style-name="ce804" table:formula="of:=COUNTIFS([.J58:.J74];&quot;&gt;=16&quot;;[.J58:.J74]; &quot;&lt;19&quot;)" office:value-type="float" office:value="5" calcext:value-type="float">
            <text:p>5</text:p>
          </table:table-cell>
          <table:table-cell table:style-name="ce100" table:formula="of:=SUM([.I7:.O7])" office:value-type="float" office:value="17" calcext:value-type="float">
            <text:p>17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38</text:p>
          </table:table-cell>
          <table:table-cell office:value-type="float" office:value="6.08098833218943" calcext:value-type="float">
            <text:p>6.0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793" office:value-type="string" calcext:value-type="string">
            <text:p>Fold 4</text:p>
          </table:table-cell>
          <table:table-cell table:style-name="ce804" table:formula="of:=COUNTIFS([.P58:.P74];&quot;&gt;=4&quot;;[.P58:.P74]; &quot;&lt;6&quot;)" office:value-type="float" office:value="5" calcext:value-type="float">
            <text:p>5</text:p>
          </table:table-cell>
          <table:table-cell table:style-name="ce804" table:formula="of:=COUNTIFS([.P58:.P74];&quot;&gt;=6&quot;;[.P58:.P74]; &quot;&lt;8&quot;)" office:value-type="float" office:value="2" calcext:value-type="float">
            <text:p>2</text:p>
          </table:table-cell>
          <table:table-cell table:style-name="ce804" table:formula="of:=COUNTIFS([.P58:.P74];&quot;&gt;=8&quot;;[.P58:.P74]; &quot;&lt;10&quot;)" office:value-type="float" office:value="0" calcext:value-type="float">
            <text:p>0</text:p>
          </table:table-cell>
          <table:table-cell table:style-name="ce804" table:formula="of:=COUNTIFS([.P58:.P74];&quot;&gt;=10&quot;;[.P58:.P74]; &quot;&lt;12&quot;)" office:value-type="float" office:value="4" calcext:value-type="float">
            <text:p>4</text:p>
          </table:table-cell>
          <table:table-cell table:style-name="ce804" table:formula="of:=COUNTIFS([.P58:.P74];&quot;&gt;=12&quot;;[.P58:.P74]; &quot;&lt;14&quot;)" office:value-type="float" office:value="1" calcext:value-type="float">
            <text:p>1</text:p>
          </table:table-cell>
          <table:table-cell table:style-name="ce804" table:formula="of:=COUNTIFS([.P58:.P74];&quot;&gt;=14&quot;;[.P58:.P74]; &quot;&lt;16&quot;)" office:value-type="float" office:value="1" calcext:value-type="float">
            <text:p>1</text:p>
          </table:table-cell>
          <table:table-cell table:style-name="ce804" table:formula="of:=COUNTIFS([.P58:.P74];&quot;&gt;=16&quot;;[.P58:.P74]; &quot;&lt;19&quot;)" office:value-type="float" office:value="3" calcext:value-type="float">
            <text:p>3</text:p>
          </table:table-cell>
          <table:table-cell table:style-name="ce100" table:formula="of:=SUM([.I8:.O8])" office:value-type="float" office:value="16" calcext:value-type="float">
            <text:p>16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78</text:p>
          </table:table-cell>
          <table:table-cell office:value-type="float" office:value="6.30336307481126" calcext:value-type="float">
            <text:p>6.30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793" office:value-type="string" calcext:value-type="string">
            <text:p>Fold 5</text:p>
          </table:table-cell>
          <table:table-cell table:style-name="ce804" table:formula="of:=COUNTIFS([.J83:.J98];&quot;&gt;=4&quot;;[.J83:.J98]; &quot;&lt;6&quot;)" office:value-type="float" office:value="2" calcext:value-type="float">
            <text:p>2</text:p>
          </table:table-cell>
          <table:table-cell table:style-name="ce804" table:formula="of:=COUNTIFS([.J83:.J98];&quot;&gt;=6&quot;;[.J83:.J98]; &quot;&lt;8&quot;)" office:value-type="float" office:value="4" calcext:value-type="float">
            <text:p>4</text:p>
          </table:table-cell>
          <table:table-cell table:style-name="ce804" table:formula="of:=COUNTIFS([.J83:.J98];&quot;&gt;=8&quot;;[.J83:.J98]; &quot;&lt;10&quot;)" office:value-type="float" office:value="1" calcext:value-type="float">
            <text:p>1</text:p>
          </table:table-cell>
          <table:table-cell table:style-name="ce804" table:formula="of:=COUNTIFS([.J83:.J98];&quot;&gt;=10&quot;;[.J83:.J98]; &quot;&lt;12&quot;)" office:value-type="float" office:value="4" calcext:value-type="float">
            <text:p>4</text:p>
          </table:table-cell>
          <table:table-cell table:style-name="ce804" table:formula="of:=COUNTIFS([.J83:.J98];&quot;&gt;=12&quot;;[.J83:.J98]; &quot;&lt;14&quot;)" office:value-type="float" office:value="4" calcext:value-type="float">
            <text:p>4</text:p>
          </table:table-cell>
          <table:table-cell table:style-name="ce804" table:formula="of:=COUNTIFS([.J83:.J98];&quot;&gt;=14&quot;;[.J83:.J98]; &quot;&lt;16&quot;)" office:value-type="float" office:value="1" calcext:value-type="float">
            <text:p>1</text:p>
          </table:table-cell>
          <table:table-cell table:style-name="ce804" table:formula="of:=COUNTIFS([.J83:.J98];&quot;&gt;=16&quot;;[.J83:.J98]; &quot;&lt;19&quot;)" office:value-type="float" office:value="0" calcext:value-type="float">
            <text:p>0</text:p>
          </table:table-cell>
          <table:table-cell table:style-name="ce100" table:formula="of:=SUM([.I9:.O9])" office:value-type="float" office:value="16" calcext:value-type="float">
            <text:p>16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50</text:p>
          </table:table-cell>
          <table:table-cell office:value-type="float" office:value="6.41866849691146" calcext:value-type="float">
            <text:p>6.42 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40" office:value-type="string" calcext:value-type="string">
            <text:p>Check</text:p>
          </table:table-cell>
          <table:table-cell table:style-name="ce100" table:formula="of:=SUM([.I4:.I9])" office:value-type="float" office:value="14" calcext:value-type="float">
            <text:p>14</text:p>
          </table:table-cell>
          <table:table-cell table:style-name="ce100" table:formula="of:=SUM([.J4:.J9])" office:value-type="float" office:value="13" calcext:value-type="float">
            <text:p>13</text:p>
          </table:table-cell>
          <table:table-cell table:style-name="ce100" table:formula="of:=SUM([.K4:.K9])" office:value-type="float" office:value="13" calcext:value-type="float">
            <text:p>13</text:p>
          </table:table-cell>
          <table:table-cell table:style-name="ce100" table:formula="of:=SUM([.L4:.L9])" office:value-type="float" office:value="14" calcext:value-type="float">
            <text:p>14</text:p>
          </table:table-cell>
          <table:table-cell table:style-name="ce100" table:formula="of:=SUM([.M4:.M9])" office:value-type="float" office:value="16" calcext:value-type="float">
            <text:p>16</text:p>
          </table:table-cell>
          <table:table-cell table:style-name="ce100" table:formula="of:=SUM([.N4:.N9])" office:value-type="float" office:value="10" calcext:value-type="float">
            <text:p>10</text:p>
          </table:table-cell>
          <table:table-cell table:style-name="ce100" table:formula="of:=SUM([.O4:.O9])" office:value-type="float" office:value="12" calcext:value-type="float">
            <text:p>12</text:p>
          </table:table-cell>
          <table:table-cell table:style-name="ce100" table:formula="of:=SUM([.I10:.O10])" office:value-type="float" office:value="92" calcext:value-type="float">
            <text:p>9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793"/>
          <table:table-cell table:style-name="ce801" table:number-columns-repeated="7"/>
          <table:table-cell table:style-name="ce814"/>
          <table:table-cell table:number-columns-repeated="3"/>
        </table:table-row>
        <table:table-row table:style-name="ro5">
          <table:table-cell office:value-type="string" calcext:value-type="string">
            <text:p>Cc_040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793"/>
          <table:table-cell table:style-name="ce802" table:number-columns-repeated="7"/>
          <table:table-cell table:style-name="ce814"/>
          <table:table-cell table:number-columns-repeated="3"/>
        </table:table-row>
        <table:table-row table:style-name="ro5">
          <table:table-cell office:value-type="string" calcext:value-type="string">
            <text:p>Cc_076</text:p>
          </table:table-cell>
          <table:table-cell office:value-type="float" office:value="7.31640356897735" calcext:value-type="float">
            <text:p>7.32 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style-name="ce73" office:value-type="string" calcext:value-type="string">
            <text:p>Test Subject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style-name="ce73" office:value-type="string" calcext:value-type="string">
            <text:p>MO</text:p>
          </table:table-cell>
          <table:table-cell table:style-name="ce73" office:value-type="string" calcext:value-type="string">
            <text:p>PA</text:p>
          </table:table-cell>
          <table:table-cell table:style-name="ce73" office:value-type="string" calcext:value-type="string">
            <text:p>PDK</text:p>
          </table:table-cell>
          <table:table-cell table:style-name="ce73" office:value-type="string" calcext:value-type="string">
            <text:p>VG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42</text:p>
          </table:table-cell>
          <table:table-cell office:value-type="float" office:value="7.53054221002059" calcext:value-type="float">
            <text:p>7.5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style-name="ce22" office:value-type="string" calcext:value-type="string">
            <text:p>Cc_011</text:p>
          </table:table-cell>
          <table:table-cell table:style-name="ce23" table:formula="of:=VLOOKUP([.$I14];[.$A$2:.$D$96];2;0)" office:value-type="float" office:value="13.7076183939602" calcext:value-type="float">
            <text:p>13.71 </text:p>
          </table:table-cell>
          <table:table-cell table:style-name="ce23" table:formula="of:=VLOOKUP([.$I14];[.$A$2:.$D$96];3;0)" office:value-type="string" office:string-value="M" calcext:value-type="string">
            <text:p>M</text:p>
          </table:table-cell>
          <table:table-cell table:style-name="ce23" table:formula="of:=VLOOKUP([.$I14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71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22" office:value-type="string" calcext:value-type="string">
            <text:p>Cc_061</text:p>
          </table:table-cell>
          <table:table-cell table:style-name="ce23" table:formula="of:=VLOOKUP([.I15];[.$A$2:.$D$96];2;0)" office:value-type="float" office:value="4.11530542210021" calcext:value-type="float">
            <text:p>4.12 </text:p>
          </table:table-cell>
          <table:table-cell table:style-name="ce23" table:formula="of:=VLOOKUP([.$I15];[.$A$2:.$D$96];3;0)" office:value-type="string" office:string-value="F" calcext:value-type="string">
            <text:p>F</text:p>
          </table:table-cell>
          <table:table-cell table:style-name="ce23" table:formula="of:=VLOOKUP([.$I15];[.$A$2:.$D$96];4;0)" office:value-type="float" office:value="9" calcext:value-type="float">
            <text:p>9.00 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Less example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Cc_095</text:p>
          </table:table-cell>
          <table:table-cell office:value-type="float" office:value="8.11530542210021" calcext:value-type="float">
            <text:p>8.1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ce22" office:value-type="string" calcext:value-type="string">
            <text:p>Cc_017</text:p>
          </table:table-cell>
          <table:table-cell table:style-name="ce23" table:formula="of:=VLOOKUP([.I16];[.$A$2:.$D$96];2;0)" office:value-type="float" office:value="12.9334248455731" calcext:value-type="float">
            <text:p>12.93 </text:p>
          </table:table-cell>
          <table:table-cell table:style-name="ce23" table:formula="of:=VLOOKUP([.$I16];[.$A$2:.$D$96];3;0)" office:value-type="string" office:string-value="F" calcext:value-type="string">
            <text:p>F</text:p>
          </table:table-cell>
          <table:table-cell table:style-name="ce23" table:formula="of:=VLOOKUP([.$I16];[.$A$2:.$D$96];4;0)" office:value-type="float" office:value="-80" calcext:value-type="float">
            <text:p>-8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97 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ce22" office:value-type="string" calcext:value-type="string">
            <text:p>Cc_092</text:p>
          </table:table-cell>
          <table:table-cell table:style-name="ce23" table:formula="of:=VLOOKUP([.I17];[.$A$2:.$D$96];2;0)" office:value-type="float" office:value="6.66026080988332" calcext:value-type="float">
            <text:p>6.66 </text:p>
          </table:table-cell>
          <table:table-cell table:style-name="ce23" table:formula="of:=VLOOKUP([.$I17];[.$A$2:.$D$96];3;0)" office:value-type="string" office:string-value="M" calcext:value-type="string">
            <text:p>M</text:p>
          </table:table-cell>
          <table:table-cell table:style-name="ce23" table:formula="of:=VLOOKUP([.$I17];[.$A$2:.$D$96];4;0)" office:value-type="float" office:value="67" calcext:value-type="float">
            <text:p>67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22</text:p>
          </table:table-cell>
          <table:table-cell office:value-type="float" office:value="9.00754975978037" calcext:value-type="float">
            <text:p>9.01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22" office:value-type="string" calcext:value-type="string">
            <text:p>Cc_097 </text:p>
          </table:table-cell>
          <table:table-cell table:style-name="ce23" table:formula="of:=VLOOKUP([.I18];[.$A$2:.$D$96];2;0)" office:value-type="float" office:value="8.34317089910776" calcext:value-type="float">
            <text:p>8.34 </text:p>
          </table:table-cell>
          <table:table-cell table:style-name="ce23" table:formula="of:=VLOOKUP([.$I18];[.$A$2:.$D$96];3;0)" office:value-type="string" office:string-value="F" calcext:value-type="string">
            <text:p>F</text:p>
          </table:table-cell>
          <table:table-cell table:style-name="ce23" table:formula="of:=VLOOKUP([.$I18];[.$A$2:.$D$96];4;0)" office:value-type="float" office:value="67" calcext:value-type="float">
            <text:p>67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73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22" office:value-type="string" calcext:value-type="string">
            <text:p>Cc_099 </text:p>
          </table:table-cell>
          <table:table-cell table:style-name="ce23" table:formula="of:=VLOOKUP([.I19];[.$A$2:.$D$96];2;0)" office:value-type="float" office:value="10.7975291695264" calcext:value-type="float">
            <text:p>10.80 </text:p>
          </table:table-cell>
          <table:table-cell table:style-name="ce23" table:formula="of:=VLOOKUP([.$I19];[.$A$2:.$D$96];3;0)" office:value-type="string" office:string-value="M" calcext:value-type="string">
            <text:p>M</text:p>
          </table:table-cell>
          <table:table-cell table:style-name="ce23" table:formula="of:=VLOOKUP([.$I19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55</text:p>
          </table:table-cell>
          <table:table-cell office:value-type="float" office:value="9.47426218256692" calcext:value-type="float">
            <text:p>9.47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style-name="ce22" office:value-type="string" calcext:value-type="string">
            <text:p>cc_005</text:p>
          </table:table-cell>
          <table:table-cell table:style-name="ce23" table:formula="of:=VLOOKUP([.I20];[.$A$2:.$D$96];2;0)" office:value-type="float" office:value="16.538091969801" calcext:value-type="float">
            <text:p>16.54 </text:p>
          </table:table-cell>
          <table:table-cell table:style-name="ce23" table:formula="of:=VLOOKUP([.$I20];[.$A$2:.$D$96];3;0)" office:value-type="string" office:string-value="F" calcext:value-type="string">
            <text:p>F</text:p>
          </table:table-cell>
          <table:table-cell table:style-name="ce23" table:formula="of:=VLOOKUP([.$I20];[.$A$2:.$D$96];4;0)" office:value-type="float" office:value="-40" calcext:value-type="float">
            <text:p>-4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style-name="ce22" office:value-type="string" calcext:value-type="string">
            <text:p>Cc_026</text:p>
          </table:table-cell>
          <table:table-cell table:style-name="ce23" table:formula="of:=VLOOKUP([.I21];[.$A$2:.$D$96];2;0)" office:value-type="float" office:value="15.3603294440631" calcext:value-type="float">
            <text:p>15.36 </text:p>
          </table:table-cell>
          <table:table-cell table:style-name="ce23" table:formula="of:=VLOOKUP([.$I21];[.$A$2:.$D$96];3;0)" office:value-type="string" office:string-value="M" calcext:value-type="string">
            <text:p>M</text:p>
          </table:table-cell>
          <table:table-cell table:style-name="ce23" table:formula="of:=VLOOKUP([.$I21];[.$A$2:.$D$96];4;0)" office:value-type="float" office:value="60" calcext:value-type="float">
            <text:p>6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63</text:p>
          </table:table-cell>
          <table:table-cell office:value-type="float" office:value="10.0315717227179" calcext:value-type="float">
            <text:p>10.0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table:style-name="ce22" office:value-type="string" calcext:value-type="string">
            <text:p>Cc_090</text:p>
          </table:table-cell>
          <table:table-cell table:style-name="ce23" table:formula="of:=VLOOKUP([.I22];[.$A$2:.$D$96];2;0)" office:value-type="float" office:value="5.72958133150309" calcext:value-type="float">
            <text:p>5.73 </text:p>
          </table:table-cell>
          <table:table-cell table:style-name="ce23" table:formula="of:=VLOOKUP([.$I22];[.$A$2:.$D$96];3;0)" office:value-type="string" office:string-value="F" calcext:value-type="string">
            <text:p>F</text:p>
          </table:table-cell>
          <table:table-cell table:style-name="ce23" table:formula="of:=VLOOKUP([.$I22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style-name="Default" table:formula="of:=AVERAGE([.J14:.J22])" office:value-type="float" office:value="10.4650346983909" calcext:value-type="float">
            <text:p>10.4650346983909</text:p>
          </table:table-cell>
          <table:table-cell table:style-name="Default" table:formula="of:=COUNTIF([.K14:.K22]; &quot;F&quot;)" office:value-type="float" office:value="5" calcext:value-type="float">
            <text:p>5</text:p>
          </table:table-cell>
          <table:table-cell table:style-name="Default" table:formula="of:=AVERAGE([.L14:.L22])" office:value-type="float" office:value="42.5555555555556" calcext:value-type="float">
            <text:p>42.5555555555556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style-name="Default" table:formula="of:=STDEV([.J14:.J22])" office:value-type="float" office:value="4.4621460305157" calcext:value-type="float">
            <text:p>4.4621460305157</text:p>
          </table:table-cell>
          <table:table-cell table:style-name="Default"/>
          <table:table-cell table:style-name="Default" table:formula="of:=STDEV([.L14:.L22])" office:value-type="float" office:value="65.5364614377201" calcext:value-type="float">
            <text:p>65.5364614377201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85 </text:p>
          </table:table-cell>
          <table:table-cell office:value-type="float" office:value="10.4625943719973" calcext:value-type="float">
            <text:p>10.46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5">
          <table:table-cell office:value-type="string" calcext:value-type="string">
            <text:p>Cc_027</text:p>
          </table:table-cell>
          <table:table-cell office:value-type="float" office:value="10.6218256691833" calcext:value-type="float">
            <text:p>10.6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5">
          <table:table-cell office:value-type="string" calcext:value-type="string">
            <text:p>Cc_072</text:p>
          </table:table-cell>
          <table:table-cell office:value-type="float" office:value="10.8689087165408" calcext:value-type="float">
            <text:p>10.87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792" office:value-type="string" calcext:value-type="string" table:number-columns-spanned="10" table:number-rows-spanned="2">
            <text:p>Anderson_ksampResult(statistic=-0.2713100295637873, critical_values=array([ 0.54443267, <text:s/>1.3318034 , <text:s/>1.87581082, <text:s/>2.39564842, <text:s/>3.06162317]), significance_level=0.6059388852934656)</text:p>
          </table:table-cell>
          <table:covered-table-cell/>
          <table:covered-table-cell table:number-columns-repeated="3" table:style-name="Default"/>
          <table:covered-table-cell table:number-columns-repeated="5"/>
          <table:table-cell table:number-columns-repeated="2"/>
        </table:table-row>
        <table:table-row table:style-name="ro5">
          <table:table-cell office:value-type="string" calcext:value-type="string">
            <text:p>Cc_057</text:p>
          </table:table-cell>
          <table:table-cell office:value-type="float" office:value="10.9183253260124" calcext:value-type="float">
            <text:p>10.9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covered-table-cell table:number-columns-repeated="2"/>
          <table:covered-table-cell table:number-columns-repeated="3" table:style-name="Default"/>
          <table:covered-table-cell table:number-columns-repeated="5"/>
          <table:table-cell table:number-columns-repeated="2"/>
        </table:table-row>
        <table:table-row table:style-name="ro5">
          <table:table-cell office:value-type="string" calcext:value-type="string">
            <text:p>Cc_018</text:p>
          </table:table-cell>
          <table:table-cell office:value-type="float" office:value="11.1571722717914" calcext:value-type="float">
            <text:p>11.16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5"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5">
          <table:table-cell office:value-type="string" calcext:value-type="string">
            <text:p>Cc_068</text:p>
          </table:table-cell>
          <table:table-cell office:value-type="float" office:value="11.363074811256" calcext:value-type="float">
            <text:p>11.3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3"/>
          <table:table-cell table:style-name="ce50" office:value-type="string" calcext:value-type="string">
            <text:p>Fold 1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  <table:table-cell table:style-name="ce43"/>
          <table:table-cell table:style-name="ce50" office:value-type="string" calcext:value-type="string">
            <text:p>Fold 2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5"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44"/>
          <table:table-cell table:style-name="ce22" office:value-type="string" calcext:value-type="string">
            <text:p>CC_008</text:p>
          </table:table-cell>
          <table:table-cell table:formula="of:=VLOOKUP([.$I32];[.$A$2:.$D$96];2;0)" office:value-type="float" office:value="9.63349347975292" calcext:value-type="float">
            <text:p>9.63 </text:p>
          </table:table-cell>
          <table:table-cell table:formula="of:=VLOOKUP([.$I32];[.$A$2:.$D$96];3;0)" office:value-type="string" office:string-value="M" calcext:value-type="string">
            <text:p>M</text:p>
          </table:table-cell>
          <table:table-cell table:formula="of:=VLOOKUP([.$I32];[.$A$2:.$D$96];4;0)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07</text:p>
          </table:table-cell>
          <table:table-cell table:style-name="ce241" table:formula="of:=VLOOKUP([.$O32];[.$A$2:.$D$96];2;0)" office:value-type="float" office:value="14.347288949897" calcext:value-type="float">
            <text:p>14.35 </text:p>
          </table:table-cell>
          <table:table-cell table:style-name="ce22" table:formula="of:=VLOOKUP([.$O32];[.$A$2:.$D$96];3;0)" office:value-type="string" office:string-value="F" calcext:value-type="string">
            <text:p>F</text:p>
          </table:table-cell>
          <table:table-cell table:style-name="ce58" table:formula="of:=VLOOKUP([.$O32];[.$A$2:.$D$96];4;0)" office:value-type="float" office:value="70" calcext:value-type="float">
            <text:p>70</text:p>
          </table:table-cell>
          <table:table-cell/>
        </table:table-row>
        <table:table-row table:style-name="ro5">
          <table:table-cell office:value-type="string" calcext:value-type="string">
            <text:p>Cc_075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table:style-name="ce22" office:value-type="string" calcext:value-type="string">
            <text:p>CC_013</text:p>
          </table:table-cell>
          <table:table-cell table:formula="of:=VLOOKUP([.$I33];[.$A$2:.$D$96];2;0)" office:value-type="float" office:value="16.4557309540151" calcext:value-type="float">
            <text:p>16.46 </text:p>
          </table:table-cell>
          <table:table-cell table:formula="of:=VLOOKUP([.$I33];[.$A$2:.$D$96];3;0)" office:value-type="string" office:string-value="M" calcext:value-type="string">
            <text:p>M</text:p>
          </table:table-cell>
          <table:table-cell table:formula="of:=VLOOKUP([.$I33];[.$A$2:.$D$96];4;0)" office:value-type="float" office:value="67" calcext:value-type="float">
            <text:p>67</text:p>
          </table:table-cell>
          <table:table-cell/>
          <table:table-cell table:style-name="ce44"/>
          <table:table-cell office:value-type="string" calcext:value-type="string">
            <text:p>Cc_010</text:p>
          </table:table-cell>
          <table:table-cell table:style-name="ce241" table:formula="of:=VLOOKUP([.$O33];[.$A$2:.$D$96];2;0)" office:value-type="float" office:value="14.38846945779" calcext:value-type="float">
            <text:p>14.39 </text:p>
          </table:table-cell>
          <table:table-cell table:style-name="ce22" table:formula="of:=VLOOKUP([.$O33];[.$A$2:.$D$96];3;0)" office:value-type="string" office:string-value="F" calcext:value-type="string">
            <text:p>F</text:p>
          </table:table-cell>
          <table:table-cell table:style-name="ce58" table:formula="of:=VLOOKUP([.$O33];[.$A$2:.$D$96];4;0)" office:value-type="float" office:value="80" calcext:value-type="float">
            <text:p>80</text:p>
          </table:table-cell>
          <table:table-cell/>
        </table:table-row>
        <table:table-row table:style-name="ro5"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44"/>
          <table:table-cell table:style-name="ce22" office:value-type="string" calcext:value-type="string">
            <text:p>CC_018</text:p>
          </table:table-cell>
          <table:table-cell table:formula="of:=VLOOKUP([.$I34];[.$A$2:.$D$96];2;0)" office:value-type="float" office:value="11.1571722717914" calcext:value-type="float">
            <text:p>11.16 </text:p>
          </table:table-cell>
          <table:table-cell table:formula="of:=VLOOKUP([.$I34];[.$A$2:.$D$96];3;0)" office:value-type="string" office:string-value="F" calcext:value-type="string">
            <text:p>F</text:p>
          </table:table-cell>
          <table:table-cell table:formula="of:=VLOOKUP([.$I34];[.$A$2:.$D$96];4;0)" office:value-type="float" office:value="-80" calcext:value-type="float">
            <text:p>-80</text:p>
          </table:table-cell>
          <table:table-cell/>
          <table:table-cell table:style-name="ce44"/>
          <table:table-cell table:style-name="ce22" office:value-type="string" calcext:value-type="string">
            <text:p>CC_015</text:p>
          </table:table-cell>
          <table:table-cell table:style-name="ce241" table:formula="of:=VLOOKUP([.$O34];[.$A$2:.$D$96];2;0)" office:value-type="float" office:value="12.576527110501" calcext:value-type="float">
            <text:p>12.58 </text:p>
          </table:table-cell>
          <table:table-cell table:style-name="ce22" table:formula="of:=VLOOKUP([.$O34];[.$A$2:.$D$96];3;0)" office:value-type="string" office:string-value="F" calcext:value-type="string">
            <text:p>F</text:p>
          </table:table-cell>
          <table:table-cell table:style-name="ce58" table:formula="of:=VLOOKUP([.$O34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15</text:p>
          </table:table-cell>
          <table:table-cell office:value-type="float" office:value="12.576527110501" calcext:value-type="float">
            <text:p>12.5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table:style-name="ce22" office:value-type="string" calcext:value-type="string">
            <text:p>CC_020</text:p>
          </table:table-cell>
          <table:table-cell table:formula="of:=VLOOKUP([.$I35];[.$A$2:.$D$96];2;0)" office:value-type="float" office:value="13.9547014413178" calcext:value-type="float">
            <text:p>13.95 </text:p>
          </table:table-cell>
          <table:table-cell table:formula="of:=VLOOKUP([.$I35];[.$A$2:.$D$96];3;0)" office:value-type="string" office:string-value="M" calcext:value-type="string">
            <text:p>M</text:p>
          </table:table-cell>
          <table:table-cell table:formula="of:=VLOOKUP([.$I35];[.$A$2:.$D$96];4;0)" office:value-type="float" office:value="45" calcext:value-type="float">
            <text:p>45</text:p>
          </table:table-cell>
          <table:table-cell/>
          <table:table-cell table:style-name="ce44"/>
          <table:table-cell table:style-name="ce22" office:value-type="string" calcext:value-type="string">
            <text:p>CC_016</text:p>
          </table:table-cell>
          <table:table-cell table:style-name="ce241" table:formula="of:=VLOOKUP([.$O35];[.$A$2:.$D$96];2;0)" office:value-type="float" office:value="14.5367192862045" calcext:value-type="float">
            <text:p>14.54 </text:p>
          </table:table-cell>
          <table:table-cell table:style-name="ce22" table:formula="of:=VLOOKUP([.$O35];[.$A$2:.$D$96];3;0)" office:value-type="string" office:string-value="M" calcext:value-type="string">
            <text:p>M</text:p>
          </table:table-cell>
          <table:table-cell table:style-name="ce58" table:formula="of:=VLOOKUP([.$O35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34</text:p>
          </table:table-cell>
          <table:table-cell office:value-type="float" office:value="12.6122168840082" calcext:value-type="float">
            <text:p>12.61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44"/>
          <table:table-cell table:style-name="ce22" office:value-type="string" calcext:value-type="string">
            <text:p>CC_022</text:p>
          </table:table-cell>
          <table:table-cell table:formula="of:=VLOOKUP([.$I36];[.$A$2:.$D$96];2;0)" office:value-type="float" office:value="9.00754975978037" calcext:value-type="float">
            <text:p>9.01 </text:p>
          </table:table-cell>
          <table:table-cell table:formula="of:=VLOOKUP([.$I36];[.$A$2:.$D$96];3;0)" office:value-type="string" office:string-value="F" calcext:value-type="string">
            <text:p>F</text:p>
          </table:table-cell>
          <table:table-cell table:formula="of:=VLOOKUP([.$I36];[.$A$2:.$D$96];4;0)" office:value-type="float" office:value="78" calcext:value-type="float">
            <text:p>78</text:p>
          </table:table-cell>
          <table:table-cell/>
          <table:table-cell table:style-name="ce44"/>
          <table:table-cell table:style-name="ce22" office:value-type="string" calcext:value-type="string">
            <text:p>CC_021</text:p>
          </table:table-cell>
          <table:table-cell table:style-name="ce241" table:formula="of:=VLOOKUP([.$O36];[.$A$2:.$D$96];2;0)" office:value-type="float" office:value="4.11530542210021" calcext:value-type="float">
            <text:p>4.12 </text:p>
          </table:table-cell>
          <table:table-cell table:style-name="ce22" table:formula="of:=VLOOKUP([.$O36];[.$A$2:.$D$96];3;0)" office:value-type="string" office:string-value="M" calcext:value-type="string">
            <text:p>M</text:p>
          </table:table-cell>
          <table:table-cell table:style-name="ce58" table:formula="of:=VLOOKUP([.$O36];[.$A$2:.$D$96];4;0)" office:value-type="float" office:value="71" calcext:value-type="float">
            <text:p>71</text:p>
          </table:table-cell>
          <table:table-cell/>
        </table:table-row>
        <table:table-row table:style-name="ro5">
          <table:table-cell office:value-type="string" calcext:value-type="string">
            <text:p>Cc_080 </text:p>
          </table:table-cell>
          <table:table-cell office:value-type="float" office:value="12.6424159231297" calcext:value-type="float">
            <text:p>12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table:style-name="ce22" office:value-type="string" calcext:value-type="string">
            <text:p>CC_027</text:p>
          </table:table-cell>
          <table:table-cell table:formula="of:=VLOOKUP([.$I37];[.$A$2:.$D$96];2;0)" office:value-type="float" office:value="10.6218256691833" calcext:value-type="float">
            <text:p>10.62 </text:p>
          </table:table-cell>
          <table:table-cell table:formula="of:=VLOOKUP([.$I37];[.$A$2:.$D$96];3;0)" office:value-type="string" office:string-value="F" calcext:value-type="string">
            <text:p>F</text:p>
          </table:table-cell>
          <table:table-cell table:formula="of:=VLOOKUP([.$I37];[.$A$2:.$D$96];4;0)" office:value-type="float" office:value="60" calcext:value-type="float">
            <text:p>60</text:p>
          </table:table-cell>
          <table:table-cell/>
          <table:table-cell table:style-name="ce44"/>
          <table:table-cell table:style-name="ce22" office:value-type="string" calcext:value-type="string">
            <text:p>CC_041</text:p>
          </table:table-cell>
          <table:table-cell table:style-name="ce241" table:formula="of:=VLOOKUP([.$O37];[.$A$2:.$D$96];2;0)" office:value-type="float" office:value="9.60054907343857" calcext:value-type="float">
            <text:p>9.60 </text:p>
          </table:table-cell>
          <table:table-cell table:style-name="ce22" table:formula="of:=VLOOKUP([.$O37];[.$A$2:.$D$96];3;0)" office:value-type="string" office:string-value="F" calcext:value-type="string">
            <text:p>F</text:p>
          </table:table-cell>
          <table:table-cell table:style-name="ce58" table:formula="of:=VLOOKUP([.$O37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17</text:p>
          </table:table-cell>
          <table:table-cell office:value-type="float" office:value="12.9334248455731" calcext:value-type="float">
            <text:p>12.93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44"/>
          <table:table-cell table:style-name="ce22" office:value-type="string" calcext:value-type="string">
            <text:p>CC_031</text:p>
          </table:table-cell>
          <table:table-cell table:formula="of:=VLOOKUP([.$I38];[.$A$2:.$D$96];2;0)" office:value-type="float" office:value="11.6403568977351" calcext:value-type="float">
            <text:p>11.64 </text:p>
          </table:table-cell>
          <table:table-cell table:formula="of:=VLOOKUP([.$I38];[.$A$2:.$D$96];3;0)" office:value-type="string" office:string-value="F" calcext:value-type="string">
            <text:p>F</text:p>
          </table:table-cell>
          <table:table-cell table:formula="of:=VLOOKUP([.$I38];[.$A$2:.$D$96];4;0)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42</text:p>
          </table:table-cell>
          <table:table-cell table:style-name="ce241" table:formula="of:=VLOOKUP([.$O38];[.$A$2:.$D$96];2;0)" office:value-type="float" office:value="7.53054221002059" calcext:value-type="float">
            <text:p>7.53 </text:p>
          </table:table-cell>
          <table:table-cell table:style-name="ce22" table:formula="of:=VLOOKUP([.$O38];[.$A$2:.$D$96];3;0)" office:value-type="string" office:string-value="F" calcext:value-type="string">
            <text:p>F</text:p>
          </table:table-cell>
          <table:table-cell table:style-name="ce58" table:formula="of:=VLOOKUP([.$O38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table:style-name="ce22" office:value-type="string" calcext:value-type="string">
            <text:p>CC_034</text:p>
          </table:table-cell>
          <table:table-cell table:formula="of:=VLOOKUP([.$I39];[.$A$2:.$D$96];2;0)" office:value-type="float" office:value="12.6122168840082" calcext:value-type="float">
            <text:p>12.61 </text:p>
          </table:table-cell>
          <table:table-cell table:formula="of:=VLOOKUP([.$I39];[.$A$2:.$D$96];3;0)" office:value-type="string" office:string-value="F" calcext:value-type="string">
            <text:p>F</text:p>
          </table:table-cell>
          <table:table-cell table:formula="of:=VLOOKUP([.$I39];[.$A$2:.$D$96];4;0)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44</text:p>
          </table:table-cell>
          <table:table-cell table:style-name="ce241" table:formula="of:=VLOOKUP([.$O39];[.$A$2:.$D$96];2;0)" office:value-type="float" office:value="13.5483870967742" calcext:value-type="float">
            <text:p>13.55 </text:p>
          </table:table-cell>
          <table:table-cell table:style-name="ce22" table:formula="of:=VLOOKUP([.$O39];[.$A$2:.$D$96];3;0)" office:value-type="string" office:string-value="F" calcext:value-type="string">
            <text:p>F</text:p>
          </table:table-cell>
          <table:table-cell table:style-name="ce58" table:formula="of:=VLOOKUP([.$O39];[.$A$2:.$D$96];4;0)" office:value-type="float" office:value="90" calcext:value-type="float">
            <text:p>90</text:p>
          </table:table-cell>
          <table:table-cell/>
        </table:table-row>
        <table:table-row table:style-name="ro5"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35</text:p>
          </table:table-cell>
          <table:table-cell table:formula="of:=VLOOKUP([.$I40];[.$A$2:.$D$96];2;0)" office:value-type="float" office:value="14.627" calcext:value-type="float">
            <text:p>14.63 </text:p>
          </table:table-cell>
          <table:table-cell table:formula="of:=VLOOKUP([.$I40];[.$A$2:.$D$96];3;0)" office:value-type="string" office:string-value="M" calcext:value-type="string">
            <text:p>M</text:p>
          </table:table-cell>
          <table:table-cell table:formula="of:=VLOOKUP([.$I40];[.$A$2:.$D$96];4;0)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45</text:p>
          </table:table-cell>
          <table:table-cell table:style-name="ce241" table:formula="of:=VLOOKUP([.$O40];[.$A$2:.$D$96];2;0)" office:value-type="float" office:value="15.8188057652711" calcext:value-type="float">
            <text:p>15.82 </text:p>
          </table:table-cell>
          <table:table-cell table:style-name="ce22" table:formula="of:=VLOOKUP([.$O40];[.$A$2:.$D$96];3;0)" office:value-type="string" office:string-value="F" calcext:value-type="string">
            <text:p>F</text:p>
          </table:table-cell>
          <table:table-cell table:style-name="ce58" table:formula="of:=VLOOKUP([.$O40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44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CC_036</text:p>
          </table:table-cell>
          <table:table-cell table:formula="of:=VLOOKUP([.$I41];[.$A$2:.$D$96];2;0)" office:value-type="float" office:value="18.4296499656829" calcext:value-type="float">
            <text:p>18.43 </text:p>
          </table:table-cell>
          <table:table-cell table:formula="of:=VLOOKUP([.$I41];[.$A$2:.$D$96];3;0)" office:value-type="string" office:string-value="F" calcext:value-type="string">
            <text:p>F</text:p>
          </table:table-cell>
          <table:table-cell table:formula="of:=VLOOKUP([.$I41];[.$A$2:.$D$96];4;0)" office:value-type="float" office:value="82" calcext:value-type="float">
            <text:p>82</text:p>
          </table:table-cell>
          <table:table-cell/>
          <table:table-cell table:style-name="ce44"/>
          <table:table-cell office:value-type="string" calcext:value-type="string">
            <text:p>CC_047</text:p>
          </table:table-cell>
          <table:table-cell table:style-name="ce241" table:formula="of:=VLOOKUP([.$O41];[.$A$2:.$D$96];2;0)" office:value-type="float" office:value="13.2573781743308" calcext:value-type="float">
            <text:p>13.26 </text:p>
          </table:table-cell>
          <table:table-cell table:style-name="ce22" table:formula="of:=VLOOKUP([.$O41];[.$A$2:.$D$96];3;0)" office:value-type="string" office:string-value="F" calcext:value-type="string">
            <text:p>F</text:p>
          </table:table-cell>
          <table:table-cell table:style-name="ce58" table:formula="of:=VLOOKUP([.$O41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62</text:p>
          </table:table-cell>
          <table:table-cell office:value-type="float" office:value="13.7213452299245" calcext:value-type="float">
            <text:p>13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CC_040</text:p>
          </table:table-cell>
          <table:table-cell table:formula="of:=VLOOKUP([.$I42];[.$A$2:.$D$96];2;0)" office:value-type="float" office:value="6.67124227865477" calcext:value-type="float">
            <text:p>6.67 </text:p>
          </table:table-cell>
          <table:table-cell table:formula="of:=VLOOKUP([.$I42];[.$A$2:.$D$96];3;0)" office:value-type="string" office:string-value="F" calcext:value-type="string">
            <text:p>F</text:p>
          </table:table-cell>
          <table:table-cell table:formula="of:=VLOOKUP([.$I42];[.$A$2:.$D$96];4;0)" office:value-type="float" office:value="71" calcext:value-type="float">
            <text:p>71</text:p>
          </table:table-cell>
          <table:table-cell/>
          <table:table-cell table:style-name="ce45"/>
          <table:table-cell table:style-name="ce52" office:value-type="string" calcext:value-type="string">
            <text:p>CC_051</text:p>
          </table:table-cell>
          <table:table-cell table:style-name="ce241" table:formula="of:=VLOOKUP([.$O42];[.$A$2:.$D$96];2;0)" office:value-type="float" office:value="8.06314344543583" calcext:value-type="float">
            <text:p>8.06 </text:p>
          </table:table-cell>
          <table:table-cell table:style-name="ce22" table:formula="of:=VLOOKUP([.$O42];[.$A$2:.$D$96];3;0)" office:value-type="string" office:string-value="M" calcext:value-type="string">
            <text:p>M</text:p>
          </table:table-cell>
          <table:table-cell table:style-name="ce58" table:formula="of:=VLOOKUP([.$O42];[.$A$2:.$D$96];4;0)" office:value-type="float" office:value="65" calcext:value-type="float">
            <text:p>65</text:p>
          </table:table-cell>
          <table:table-cell/>
        </table:table-row>
        <table:table-row table:style-name="ro5">
          <table:table-cell office:value-type="string" calcext:value-type="string">
            <text:p>Cc_028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ce22" office:value-type="string" calcext:value-type="string">
            <text:p>Cc_049</text:p>
          </table:table-cell>
          <table:table-cell table:formula="of:=VLOOKUP([.$I43];[.$A$2:.$D$96];2;0)" office:value-type="float" office:value="14.7151681537406" calcext:value-type="float">
            <text:p>14.72 </text:p>
          </table:table-cell>
          <table:table-cell table:formula="of:=VLOOKUP([.$I43];[.$A$2:.$D$96];3;0)" office:value-type="string" office:string-value="F" calcext:value-type="string">
            <text:p>F</text:p>
          </table:table-cell>
          <table:table-cell table:formula="of:=VLOOKUP([.$I43];[.$A$2:.$D$96];4;0)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CC_055</text:p>
          </table:table-cell>
          <table:table-cell table:style-name="ce241" table:formula="of:=VLOOKUP([.$O43];[.$A$2:.$D$96];2;0)" office:value-type="float" office:value="9.47426218256692" calcext:value-type="float">
            <text:p>9.47 </text:p>
          </table:table-cell>
          <table:table-cell table:style-name="ce22" table:formula="of:=VLOOKUP([.$O43];[.$A$2:.$D$96];3;0)" office:value-type="string" office:string-value="F" calcext:value-type="string">
            <text:p>F</text:p>
          </table:table-cell>
          <table:table-cell table:style-name="ce58" table:formula="of:=VLOOKUP([.$O43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CC_052</text:p>
          </table:table-cell>
          <table:table-cell table:formula="of:=VLOOKUP([.$I44];[.$A$2:.$D$96];2;0)" office:value-type="float" office:value="4.84008236101579" calcext:value-type="float">
            <text:p>4.84 </text:p>
          </table:table-cell>
          <table:table-cell table:formula="of:=VLOOKUP([.$I44];[.$A$2:.$D$96];3;0)" office:value-type="string" office:string-value="F" calcext:value-type="string">
            <text:p>F</text:p>
          </table:table-cell>
          <table:table-cell table:formula="of:=VLOOKUP([.$I44];[.$A$2:.$D$96];4;0)" office:value-type="float" office:value="33" calcext:value-type="float">
            <text:p>33</text:p>
          </table:table-cell>
          <table:table-cell table:number-columns-repeated="2"/>
          <table:table-cell table:style-name="ce50" office:value-type="string" calcext:value-type="string">
            <text:p>CC_063</text:p>
          </table:table-cell>
          <table:table-cell table:style-name="ce241" table:formula="of:=VLOOKUP([.$O44];[.$A$2:.$D$96];2;0)" office:value-type="float" office:value="10.0315717227179" calcext:value-type="float">
            <text:p>10.03 </text:p>
          </table:table-cell>
          <table:table-cell table:style-name="ce22" table:formula="of:=VLOOKUP([.$O44];[.$A$2:.$D$96];3;0)" office:value-type="string" office:string-value="F" calcext:value-type="string">
            <text:p>F</text:p>
          </table:table-cell>
          <table:table-cell table:style-name="ce58" table:formula="of:=VLOOKUP([.$O44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C_060</text:p>
          </table:table-cell>
          <table:table-cell table:formula="of:=VLOOKUP([.$I45];[.$A$2:.$D$96];2;0)" office:value-type="float" office:value="6.50102951269732" calcext:value-type="float">
            <text:p>6.50 </text:p>
          </table:table-cell>
          <table:table-cell table:formula="of:=VLOOKUP([.$I45];[.$A$2:.$D$96];3;0)" office:value-type="string" office:string-value="F" calcext:value-type="string">
            <text:p>F</text:p>
          </table:table-cell>
          <table:table-cell table:formula="of:=VLOOKUP([.$I45];[.$A$2:.$D$96];4;0)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73</text:p>
          </table:table-cell>
          <table:table-cell table:style-name="ce241" table:formula="of:=VLOOKUP([.$O45];[.$A$2:.$D$96];2;0)" office:value-type="float" office:value="9.45229924502402" calcext:value-type="float">
            <text:p>9.45 </text:p>
          </table:table-cell>
          <table:table-cell table:style-name="ce22" table:formula="of:=VLOOKUP([.$O45];[.$A$2:.$D$96];3;0)" office:value-type="string" office:string-value="F" calcext:value-type="string">
            <text:p>F</text:p>
          </table:table-cell>
          <table:table-cell table:style-name="ce58" table:formula="of:=VLOOKUP([.$O45];[.$A$2:.$D$96];4;0)" office:value-type="float" office:value="78" calcext:value-type="float">
            <text:p>78</text:p>
          </table:table-cell>
          <table:table-cell/>
        </table:table-row>
        <table:table-row table:style-name="ro5">
          <table:table-cell office:value-type="string" calcext:value-type="string">
            <text:p>Cc_049</text:p>
          </table:table-cell>
          <table:table-cell office:value-type="float" office:value="14.7151681537406" calcext:value-type="float">
            <text:p>14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CC_078</text:p>
          </table:table-cell>
          <table:table-cell table:formula="of:=VLOOKUP([.$I46];[.$A$2:.$D$96];2;0)" office:value-type="float" office:value="6.30336307481126" calcext:value-type="float">
            <text:p>6.30 </text:p>
          </table:table-cell>
          <table:table-cell table:formula="of:=VLOOKUP([.$I46];[.$A$2:.$D$96];3;0)" office:value-type="string" office:string-value="F" calcext:value-type="string">
            <text:p>F</text:p>
          </table:table-cell>
          <table:table-cell table:formula="of:=VLOOKUP([.$I46];[.$A$2:.$D$96];4;0)" office:value-type="float" office:value="56" calcext:value-type="float">
            <text:p>56</text:p>
          </table:table-cell>
          <table:table-cell table:number-columns-repeated="2"/>
          <table:table-cell table:style-name="ce22" office:value-type="string" calcext:value-type="string">
            <text:p>CC_075</text:p>
          </table:table-cell>
          <table:table-cell table:style-name="ce241" table:formula="of:=VLOOKUP([.$O46];[.$A$2:.$D$96];2;0)" office:value-type="float" office:value="11.7089910775566" calcext:value-type="float">
            <text:p>11.71 </text:p>
          </table:table-cell>
          <table:table-cell table:style-name="ce22" table:formula="of:=VLOOKUP([.$O46];[.$A$2:.$D$96];3;0)" office:value-type="string" office:string-value="F" calcext:value-type="string">
            <text:p>F</text:p>
          </table:table-cell>
          <table:table-cell table:style-name="ce58" table:formula="of:=VLOOKUP([.$O46];[.$A$2:.$D$96];4;0)" office:value-type="float" office:value="63" calcext:value-type="float">
            <text:p>63</text:p>
          </table:table-cell>
          <table:table-cell/>
        </table:table-row>
        <table:table-row table:style-name="ro5">
          <table:table-cell office:value-type="string" calcext:value-type="string">
            <text:p>Cc_045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CC_082</text:p>
          </table:table-cell>
          <table:table-cell table:formula="of:=VLOOKUP([.$I47];[.$A$2:.$D$96];2;0)" office:value-type="float" office:value="9.67467398764585" calcext:value-type="float">
            <text:p>9.67 </text:p>
          </table:table-cell>
          <table:table-cell table:formula="of:=VLOOKUP([.$I47];[.$A$2:.$D$96];3;0)" office:value-type="string" office:string-value="M" calcext:value-type="string">
            <text:p>M</text:p>
          </table:table-cell>
          <table:table-cell table:formula="of:=VLOOKUP([.$I47];[.$A$2:.$D$96];4;0)" office:value-type="float" office:value="76" calcext:value-type="float">
            <text:p>76</text:p>
          </table:table-cell>
          <table:table-cell table:number-columns-repeated="2"/>
          <table:table-cell table:style-name="ce22" office:value-type="string" calcext:value-type="string">
            <text:p>CC_088</text:p>
          </table:table-cell>
          <table:table-cell table:style-name="ce241" table:formula="of:=VLOOKUP([.$O47];[.$A$2:.$D$96];2;0)" office:value-type="float" office:value="16.0905971173644" calcext:value-type="float">
            <text:p>16.09 </text:p>
          </table:table-cell>
          <table:table-cell table:style-name="ce22" table:formula="of:=VLOOKUP([.$O47];[.$A$2:.$D$96];3;0)" office:value-type="string" office:string-value="M" calcext:value-type="string">
            <text:p>M</text:p>
          </table:table-cell>
          <table:table-cell table:style-name="ce58" table:formula="of:=VLOOKUP([.$O47];[.$A$2:.$D$96];4;0)" office:value-type="float" office:value="95" calcext:value-type="float">
            <text:p>95</text:p>
          </table:table-cell>
          <table:table-cell/>
        </table:table-row>
        <table:table-row table:style-name="ro5">
          <table:table-cell office:value-type="string" calcext:value-type="string">
            <text:p>Cc_087</text:p>
          </table:table-cell>
          <table:table-cell office:value-type="float" office:value="16.0247083047358" calcext:value-type="float">
            <text:p>16.0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CC_096</text:p>
          </table:table-cell>
          <table:table-cell table:formula="of:=VLOOKUP([.$I48];[.$A$2:.$D$96];2;0)" office:value-type="float" office:value="8.34317089910776" calcext:value-type="float">
            <text:p>8.34 </text:p>
          </table:table-cell>
          <table:table-cell table:formula="of:=VLOOKUP([.$I48];[.$A$2:.$D$96];3;0)" office:value-type="string" office:string-value="M" calcext:value-type="string">
            <text:p>M</text:p>
          </table:table-cell>
          <table:table-cell table:formula="of:=VLOOKUP([.$I48];[.$A$2:.$D$96];4;0)" office:value-type="float" office:value="69" calcext:value-type="float">
            <text:p>69</text:p>
          </table:table-cell>
          <table:table-cell table:number-columns-repeated="2"/>
          <table:table-cell table:style-name="ce22" office:value-type="string" calcext:value-type="string">
            <text:p>CC_093</text:p>
          </table:table-cell>
          <table:table-cell table:style-name="ce241" table:formula="of:=VLOOKUP([.$O48];[.$A$2:.$D$96];2;0)" office:value-type="float" office:value="7.19286204529856" calcext:value-type="float">
            <text:p>7.19 </text:p>
          </table:table-cell>
          <table:table-cell table:style-name="ce22" table:formula="of:=VLOOKUP([.$O48];[.$A$2:.$D$96];3;0)" office:value-type="string" office:string-value="M" calcext:value-type="string">
            <text:p>M</text:p>
          </table:table-cell>
          <table:table-cell table:style-name="ce58" table:formula="of:=VLOOKUP([.$O48];[.$A$2:.$D$96];4;0)" office:value-type="float" office:value="50" calcext:value-type="float">
            <text:p>50</text:p>
          </table:table-cell>
          <table:table-cell/>
        </table:table-row>
        <table:table-row table:style-name="ro5">
          <table:table-cell office:value-type="string" calcext:value-type="string">
            <text:p>cc_005</text:p>
          </table:table-cell>
          <table:table-cell office:value-type="float" office:value="16.538091969801" calcext:value-type="float">
            <text:p>16.54 </text:p>
          </table:table-cell>
          <table:table-cell office:value-type="string" calcext:value-type="string">
            <text:p>F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L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 office:value-type="string" calcext:value-type="string">
            <text:p>Average</text:p>
          </table:table-cell>
          <table:table-cell/>
          <table:table-cell table:style-name="Default" table:formula="of:=AVERAGE([.J32:.J48])" office:value-type="float" office:value="10.8934369171141" calcext:value-type="float">
            <text:p>10.8934369171141</text:p>
          </table:table-cell>
          <table:table-cell table:style-name="Default" table:formula="of:=COUNTIF([.K32:.K48]; &quot;F&quot;)" office:value-type="float" office:value="11" calcext:value-type="float">
            <text:p>11</text:p>
          </table:table-cell>
          <table:table-cell table:style-name="ce59" table:formula="of:=AVERAGE([.L32:.L48])" office:value-type="float" office:value="63.7647058823529" calcext:value-type="float">
            <text:p>63.7647058823529</text:p>
          </table:table-cell>
          <table:table-cell/>
          <table:table-cell table:style-name="ce44" office:value-type="string" calcext:value-type="string">
            <text:p>Average</text:p>
          </table:table-cell>
          <table:table-cell/>
          <table:table-cell table:formula="of:=AVERAGE([.P32:.P48])" office:value-type="float" office:value="11.2784529048407" calcext:value-type="float">
            <text:p>11.2784529048407</text:p>
          </table:table-cell>
          <table:table-cell table:formula="of:=COUNTIF([.Q32:.Q48]; &quot;F&quot;)" office:value-type="float" office:value="12" calcext:value-type="float">
            <text:p>12</text:p>
          </table:table-cell>
          <table:table-cell table:style-name="ce59" table:formula="of:=AVERAGE([.R32:.R48])" office:value-type="float" office:value="86" calcext:value-type="float">
            <text:p>86</text:p>
          </table:table-cell>
          <table:table-cell/>
        </table:table-row>
        <table:table-row table:style-name="ro5">
          <table:table-cell office:value-type="string" calcext:value-type="string">
            <text:p>cc_006</text:p>
          </table:table-cell>
          <table:table-cell office:value-type="float" office:value="17.2354152367879" calcext:value-type="float">
            <text:p>17.24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32:.J46])" office:value-type="float" office:value="4.03851588178976" calcext:value-type="float">
            <text:p>4.03851588178976</text:p>
          </table:table-cell>
          <table:table-cell table:style-name="ce52"/>
          <table:table-cell table:style-name="ce60" table:formula="of:=STDEV([.L32:.L48])" office:value-type="float" office:value="41.902460267514" calcext:value-type="float">
            <text:p>41.902460267514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P32:.P46])" office:value-type="float" office:value="3.25006288325607" calcext:value-type="float">
            <text:p>3.25006288325607</text:p>
          </table:table-cell>
          <table:table-cell table:style-name="ce52"/>
          <table:table-cell table:style-name="ce60" table:formula="of:=STDEV([.R32:.R48])" office:value-type="float" office:value="16.7928556237467" calcext:value-type="float">
            <text:p>16.7928556237467</text:p>
          </table:table-cell>
          <table:table-cell/>
        </table:table-row>
        <table:table-row table:style-name="ro5"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5">
          <table:table-cell office:value-type="string" calcext:value-type="string">
            <text:p>Cc_036</text:p>
          </table:table-cell>
          <table:table-cell office:value-type="float" office:value="18.4296499656829" calcext:value-type="float">
            <text:p>18.43 </text:p>
          </table:table-cell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5"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5">
          <table:table-cell office:value-type="string" calcext:value-type="string">
            <text:p>Cc_059</text:p>
          </table:table-cell>
          <table:table-cell office:value-type="float" office:value="4.15648592999314" calcext:value-type="float">
            <text:p>4.16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5">
          <table:table-cell office:value-type="string" calcext:value-type="string">
            <text:p>Cc_098 </text:p>
          </table:table-cell>
          <table:table-cell office:value-type="float" office:value="4.17021276595745" calcext:value-type="float">
            <text:p>4.17 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3" office:value-type="string" calcext:value-type="string">
            <text:p>Fold 3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number-columns-repeated="2"/>
          <table:table-cell table:style-name="ce53" office:value-type="string" calcext:value-type="string">
            <text:p>Fold 4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/>
        </table:table-row>
        <table:table-row table:style-name="ro5">
          <table:table-cell office:value-type="string" calcext:value-type="string">
            <text:p>Cc_089</text:p>
          </table:table-cell>
          <table:table-cell office:value-type="float" office:value="4.49142072752231" calcext:value-type="float">
            <text:p>4.49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style-name="ce22" office:value-type="string" calcext:value-type="string">
            <text:p>CC_009</text:p>
          </table:table-cell>
          <table:table-cell table:formula="of:=VLOOKUP([.$I58];[.$A$2:.$D$96];2;0)" office:value-type="float" office:value="17.4550446122169" calcext:value-type="float">
            <text:p>17.46 </text:p>
          </table:table-cell>
          <table:table-cell table:formula="of:=VLOOKUP([.$I58];[.$A$2:.$D$96];3;0)" office:value-type="string" office:string-value="F" calcext:value-type="string">
            <text:p>F</text:p>
          </table:table-cell>
          <table:table-cell table:formula="of:=VLOOKUP([.$I58];[.$A$2:.$D$96];4;0)" office:value-type="float" office:value="90" calcext:value-type="float">
            <text:p>90</text:p>
          </table:table-cell>
          <table:table-cell/>
          <table:table-cell table:style-name="ce44"/>
          <table:table-cell table:style-name="ce22" office:value-type="string" calcext:value-type="string">
            <text:p>CC_014</text:p>
          </table:table-cell>
          <table:table-cell table:style-name="ce241" table:formula="of:=VLOOKUP([.$O58];[.$A$2:.$D$96];2;0)" office:value-type="float" office:value="13.6499656829101" calcext:value-type="float">
            <text:p>13.65 </text:p>
          </table:table-cell>
          <table:table-cell table:style-name="ce815" table:formula="of:=VLOOKUP([.$O58];[.$A$2:.$D$96];3;0)" office:value-type="string" office:string-value="M" calcext:value-type="string">
            <text:p>M</text:p>
          </table:table-cell>
          <table:table-cell table:style-name="ce58" table:formula="of:=VLOOKUP([.$O58];[.$A$2:.$D$96];4;0)" office:value-type="float" office:value="80" calcext:value-type="float">
            <text:p>80</text:p>
          </table:table-cell>
          <table:table-cell/>
        </table:table-row>
        <table:table-row table:style-name="ro5">
          <table:table-cell office:value-type="string" calcext:value-type="string">
            <text:p>Cc_056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A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style-name="ce22" office:value-type="string" calcext:value-type="string">
            <text:p>CC_023</text:p>
          </table:table-cell>
          <table:table-cell table:formula="of:=VLOOKUP([.$I59];[.$A$2:.$D$96];2;0)" office:value-type="float" office:value="13.334248455731" calcext:value-type="float">
            <text:p>13.33 </text:p>
          </table:table-cell>
          <table:table-cell table:formula="of:=VLOOKUP([.$I59];[.$A$2:.$D$96];3;0)" office:value-type="string" office:string-value="M" calcext:value-type="string">
            <text:p>M</text:p>
          </table:table-cell>
          <table:table-cell table:formula="of:=VLOOKUP([.$I59];[.$A$2:.$D$96];4;0)" office:value-type="float" office:value="100" calcext:value-type="float">
            <text:p>100</text:p>
          </table:table-cell>
          <table:table-cell/>
          <table:table-cell table:style-name="ce44"/>
          <table:table-cell office:value-type="string" calcext:value-type="string">
            <text:p>CC_019</text:p>
          </table:table-cell>
          <table:table-cell table:style-name="ce241" table:formula="of:=VLOOKUP([.$O59];[.$A$2:.$D$96];2;0)" office:value-type="float" office:value="16.6726149622512" calcext:value-type="float">
            <text:p>16.67 </text:p>
          </table:table-cell>
          <table:table-cell table:style-name="ce815" table:formula="of:=VLOOKUP([.$O59];[.$A$2:.$D$96];3;0)" office:value-type="string" office:string-value="M" calcext:value-type="string">
            <text:p>M</text:p>
          </table:table-cell>
          <table:table-cell table:style-name="ce58" table:formula="of:=VLOOKUP([.$O59];[.$A$2:.$D$96];4;0)" office:value-type="float" office:value="90" calcext:value-type="float">
            <text:p>90</text:p>
          </table:table-cell>
          <table:table-cell/>
        </table:table-row>
        <table:table-row table:style-name="ro5">
          <table:table-cell office:value-type="string" calcext:value-type="string">
            <text:p>Cc_037</text:p>
          </table:table-cell>
          <table:table-cell office:value-type="float" office:value="5.27110501029513" calcext:value-type="float">
            <text:p>5.27 </text:p>
          </table:table-cell>
          <table:table-cell office:value-type="string" calcext:value-type="string">
            <text:p>M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24</text:p>
          </table:table-cell>
          <table:table-cell table:formula="of:=VLOOKUP([.$I60];[.$A$2:.$D$96];2;0)" office:value-type="float" office:value="13.4413177762526" calcext:value-type="float">
            <text:p>13.44 </text:p>
          </table:table-cell>
          <table:table-cell table:formula="of:=VLOOKUP([.$I60];[.$A$2:.$D$96];3;0)" office:value-type="string" office:string-value="F" calcext:value-type="string">
            <text:p>F</text:p>
          </table:table-cell>
          <table:table-cell table:formula="of:=VLOOKUP([.$I60];[.$A$2:.$D$96];4;0)" office:value-type="float" office:value="-80" calcext:value-type="float">
            <text:p>-80</text:p>
          </table:table-cell>
          <table:table-cell/>
          <table:table-cell table:style-name="ce44"/>
          <table:table-cell table:style-name="ce22" office:value-type="string" calcext:value-type="string">
            <text:p>CC_033</text:p>
          </table:table-cell>
          <table:table-cell table:style-name="ce241" table:formula="of:=VLOOKUP([.$O60];[.$A$2:.$D$96];2;0)" office:value-type="float" office:value="4.75772134522993" calcext:value-type="float">
            <text:p>4.76 </text:p>
          </table:table-cell>
          <table:table-cell table:style-name="ce815" table:formula="of:=VLOOKUP([.$O60];[.$A$2:.$D$96];3;0)" office:value-type="string" office:string-value="F" calcext:value-type="string">
            <text:p>F</text:p>
          </table:table-cell>
          <table:table-cell table:style-name="ce58" table:formula="of:=VLOOKUP([.$O60];[.$A$2:.$D$96];4;0)" office:value-type="float" office:value="20" calcext:value-type="float">
            <text:p>20</text:p>
          </table:table-cell>
          <table:table-cell/>
        </table:table-row>
        <table:table-row table:style-name="ro5">
          <table:table-cell office:value-type="string" calcext:value-type="string">
            <text:p>Cc_048</text:p>
          </table:table-cell>
          <table:table-cell office:value-type="float" office:value="5.52093342484557" calcext:value-type="float">
            <text:p>5.5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22" office:value-type="string" calcext:value-type="string">
            <text:p>CC_028</text:p>
          </table:table-cell>
          <table:table-cell table:formula="of:=VLOOKUP([.$I61];[.$A$2:.$D$96];2;0)" office:value-type="float" office:value="13.9547014413178" calcext:value-type="float">
            <text:p>13.95 </text:p>
          </table:table-cell>
          <table:table-cell table:formula="of:=VLOOKUP([.$I61];[.$A$2:.$D$96];3;0)" office:value-type="string" office:string-value="F" calcext:value-type="string">
            <text:p>F</text:p>
          </table:table-cell>
          <table:table-cell table:formula="of:=VLOOKUP([.$I61];[.$A$2:.$D$96];4;0)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38</text:p>
          </table:table-cell>
          <table:table-cell table:style-name="ce241" table:formula="of:=VLOOKUP([.$O61];[.$A$2:.$D$96];2;0)" office:value-type="float" office:value="6.08098833218943" calcext:value-type="float">
            <text:p>6.08 </text:p>
          </table:table-cell>
          <table:table-cell table:style-name="ce815" table:formula="of:=VLOOKUP([.$O61];[.$A$2:.$D$96];3;0)" office:value-type="string" office:string-value="F" calcext:value-type="string">
            <text:p>F</text:p>
          </table:table-cell>
          <table:table-cell table:style-name="ce58" table:formula="of:=VLOOKUP([.$O61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ce22" office:value-type="string" calcext:value-type="string">
            <text:p>CC_029</text:p>
          </table:table-cell>
          <table:table-cell table:formula="of:=VLOOKUP([.$I62];[.$A$2:.$D$96];2;0)" office:value-type="float" office:value="16.6067261496225" calcext:value-type="float">
            <text:p>16.61 </text:p>
          </table:table-cell>
          <table:table-cell table:formula="of:=VLOOKUP([.$I62];[.$A$2:.$D$96];3;0)" office:value-type="string" office:string-value="M" calcext:value-type="string">
            <text:p>M</text:p>
          </table:table-cell>
          <table:table-cell table:formula="of:=VLOOKUP([.$I62];[.$A$2:.$D$96];4;0)" office:value-type="float" office:value="70" calcext:value-type="float">
            <text:p>70</text:p>
          </table:table-cell>
          <table:table-cell/>
          <table:table-cell table:style-name="ce44"/>
          <table:table-cell table:style-name="ce22" office:value-type="string" calcext:value-type="string">
            <text:p>CC_039</text:p>
          </table:table-cell>
          <table:table-cell table:style-name="ce241" table:formula="of:=VLOOKUP([.$O62];[.$A$2:.$D$96];2;0)" office:value-type="float" office:value="5.52916952642416" calcext:value-type="float">
            <text:p>5.53 </text:p>
          </table:table-cell>
          <table:table-cell table:style-name="ce815" table:formula="of:=VLOOKUP([.$O62];[.$A$2:.$D$96];3;0)" office:value-type="string" office:string-value="M" calcext:value-type="string">
            <text:p>M</text:p>
          </table:table-cell>
          <table:table-cell table:style-name="ce58" table:formula="of:=VLOOKUP([.$O62];[.$A$2:.$D$96];4;0)" office:value-type="float" office:value="75" calcext:value-type="float">
            <text:p>75</text:p>
          </table:table-cell>
          <table:table-cell/>
        </table:table-row>
        <table:table-row table:style-name="ro5">
          <table:table-cell office:value-type="string" calcext:value-type="string">
            <text:p>Cc_054</text:p>
          </table:table-cell>
          <table:table-cell office:value-type="float" office:value="5.99313658201785" calcext:value-type="float">
            <text:p>5.99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style-name="ce22" office:value-type="string" calcext:value-type="string">
            <text:p>CC_030</text:p>
          </table:table-cell>
          <table:table-cell table:formula="of:=VLOOKUP([.$I63];[.$A$2:.$D$96];2;0)" office:value-type="float" office:value="14.8414550446122" calcext:value-type="float">
            <text:p>14.84 </text:p>
          </table:table-cell>
          <table:table-cell table:formula="of:=VLOOKUP([.$I63];[.$A$2:.$D$96];3;0)" office:value-type="string" office:string-value="M" calcext:value-type="string">
            <text:p>M</text:p>
          </table:table-cell>
          <table:table-cell table:formula="of:=VLOOKUP([.$I63];[.$A$2:.$D$96];4;0)" office:value-type="float" office:value="80" calcext:value-type="float">
            <text:p>80</text:p>
          </table:table-cell>
          <table:table-cell/>
          <table:table-cell table:style-name="ce44"/>
          <table:table-cell table:style-name="ce22" office:value-type="string" calcext:value-type="string">
            <text:p>CC_057</text:p>
          </table:table-cell>
          <table:table-cell table:style-name="ce241" table:formula="of:=VLOOKUP([.$O63];[.$A$2:.$D$96];2;0)" office:value-type="float" office:value="10.9183253260124" calcext:value-type="float">
            <text:p>10.92 </text:p>
          </table:table-cell>
          <table:table-cell table:style-name="ce815" table:formula="of:=VLOOKUP([.$O63];[.$A$2:.$D$96];3;0)" office:value-type="string" office:string-value="F" calcext:value-type="string">
            <text:p>F</text:p>
          </table:table-cell>
          <table:table-cell table:style-name="ce58" table:formula="of:=VLOOKUP([.$O63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58</text:p>
          </table:table-cell>
          <table:table-cell office:value-type="float" office:value="6.25120109814688" calcext:value-type="float">
            <text:p>6.25 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style-name="ce22" office:value-type="string" calcext:value-type="string">
            <text:p>CC_037</text:p>
          </table:table-cell>
          <table:table-cell table:formula="of:=VLOOKUP([.$I64];[.$A$2:.$D$96];2;0)" office:value-type="float" office:value="5.27110501029513" calcext:value-type="float">
            <text:p>5.27 </text:p>
          </table:table-cell>
          <table:table-cell table:formula="of:=VLOOKUP([.$I64];[.$A$2:.$D$96];3;0)" office:value-type="string" office:string-value="M" calcext:value-type="string">
            <text:p>M</text:p>
          </table:table-cell>
          <table:table-cell table:formula="of:=VLOOKUP([.$I64];[.$A$2:.$D$96];4;0)" office:value-type="float" office:value="-33" calcext:value-type="float">
            <text:p>-33</text:p>
          </table:table-cell>
          <table:table-cell/>
          <table:table-cell table:style-name="ce44"/>
          <table:table-cell table:style-name="ce22" office:value-type="string" calcext:value-type="string">
            <text:p>CC_059</text:p>
          </table:table-cell>
          <table:table-cell table:style-name="ce241" table:formula="of:=VLOOKUP([.$O64];[.$A$2:.$D$96];2;0)" office:value-type="float" office:value="4.15648592999314" calcext:value-type="float">
            <text:p>4.16 </text:p>
          </table:table-cell>
          <table:table-cell table:style-name="ce815" table:formula="of:=VLOOKUP([.$O64];[.$A$2:.$D$96];3;0)" office:value-type="string" office:string-value="M" calcext:value-type="string">
            <text:p>M</text:p>
          </table:table-cell>
          <table:table-cell table:style-name="ce58" table:formula="of:=VLOOKUP([.$O64];[.$A$2:.$D$96];4;0)" office:value-type="float" office:value="85" calcext:value-type="float">
            <text:p>85</text:p>
          </table:table-cell>
          <table:table-cell/>
        </table:table-row>
        <table:table-row table:style-name="ro5">
          <table:table-cell office:value-type="string" calcext:value-type="string">
            <text:p>Cc_092</text:p>
          </table:table-cell>
          <table:table-cell office:value-type="float" office:value="6.66026080988332" calcext:value-type="float">
            <text:p>6.6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style-name="ce22" office:value-type="string" calcext:value-type="string">
            <text:p>CC_043</text:p>
          </table:table-cell>
          <table:table-cell table:formula="of:=VLOOKUP([.$I65];[.$A$2:.$D$96];2;0)" office:value-type="float" office:value="9.08167467398765" calcext:value-type="float">
            <text:p>9.08 </text:p>
          </table:table-cell>
          <table:table-cell table:formula="of:=VLOOKUP([.$I65];[.$A$2:.$D$96];3;0)" office:value-type="string" office:string-value="M" calcext:value-type="string">
            <text:p>M</text:p>
          </table:table-cell>
          <table:table-cell table:formula="of:=VLOOKUP([.$I65];[.$A$2:.$D$96];4;0)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68</text:p>
          </table:table-cell>
          <table:table-cell table:style-name="ce241" table:formula="of:=VLOOKUP([.$O65];[.$A$2:.$D$96];2;0)" office:value-type="float" office:value="11.363074811256" calcext:value-type="float">
            <text:p>11.36 </text:p>
          </table:table-cell>
          <table:table-cell table:style-name="ce815" table:formula="of:=VLOOKUP([.$O65];[.$A$2:.$D$96];3;0)" office:value-type="string" office:string-value="F" calcext:value-type="string">
            <text:p>F</text:p>
          </table:table-cell>
          <table:table-cell table:style-name="ce58" table:formula="of:=VLOOKUP([.$O65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style-name="ce22" office:value-type="string" calcext:value-type="string">
            <text:p>CC_054</text:p>
          </table:table-cell>
          <table:table-cell table:formula="of:=VLOOKUP([.$I66];[.$A$2:.$D$96];2;0)" office:value-type="float" office:value="5.99313658201785" calcext:value-type="float">
            <text:p>5.99 </text:p>
          </table:table-cell>
          <table:table-cell table:formula="of:=VLOOKUP([.$I66];[.$A$2:.$D$96];3;0)" office:value-type="string" office:string-value="M" calcext:value-type="string">
            <text:p>M</text:p>
          </table:table-cell>
          <table:table-cell table:formula="of:=VLOOKUP([.$I66];[.$A$2:.$D$96];4;0)" office:value-type="float" office:value="85" calcext:value-type="float">
            <text:p>85</text:p>
          </table:table-cell>
          <table:table-cell/>
          <table:table-cell table:style-name="ce44"/>
          <table:table-cell table:style-name="ce22" office:value-type="string" calcext:value-type="string">
            <text:p>CC_072</text:p>
          </table:table-cell>
          <table:table-cell table:style-name="ce241" table:formula="of:=VLOOKUP([.$O66];[.$A$2:.$D$96];2;0)" office:value-type="float" office:value="10.8689087165408" calcext:value-type="float">
            <text:p>10.87 </text:p>
          </table:table-cell>
          <table:table-cell table:style-name="ce815" table:formula="of:=VLOOKUP([.$O66];[.$A$2:.$D$96];3;0)" office:value-type="string" office:string-value="F" calcext:value-type="string">
            <text:p>F</text:p>
          </table:table-cell>
          <table:table-cell table:style-name="ce58" table:formula="of:=VLOOKUP([.$O66];[.$A$2:.$D$96];4;0)" office:value-type="float" office:value="56" calcext:value-type="float">
            <text:p>56</text:p>
          </table:table-cell>
          <table:table-cell/>
        </table:table-row>
        <table:table-row table:style-name="ro5">
          <table:table-cell office:value-type="string" calcext:value-type="string">
            <text:p>Cc_083</text:p>
          </table:table-cell>
          <table:table-cell office:value-type="float" office:value="6.70693205216198" calcext:value-type="float">
            <text:p>6.71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56</text:p>
          </table:table-cell>
          <table:table-cell table:formula="of:=VLOOKUP([.$I67];[.$A$2:.$D$96];2;0)" office:value-type="float" office:value="4.82910089224434" calcext:value-type="float">
            <text:p>4.83 </text:p>
          </table:table-cell>
          <table:table-cell table:formula="of:=VLOOKUP([.$I67];[.$A$2:.$D$96];3;0)" office:value-type="string" office:string-value="M" calcext:value-type="string">
            <text:p>M</text:p>
          </table:table-cell>
          <table:table-cell table:formula="of:=VLOOKUP([.$I67];[.$A$2:.$D$96];4;0)" office:value-type="float" office:value="-38" calcext:value-type="float">
            <text:p>-38</text:p>
          </table:table-cell>
          <table:table-cell/>
          <table:table-cell table:style-name="ce44"/>
          <table:table-cell office:value-type="string" calcext:value-type="string">
            <text:p>CC_074</text:p>
          </table:table-cell>
          <table:table-cell table:style-name="ce241" table:formula="of:=VLOOKUP([.$O67];[.$A$2:.$D$96];2;0)" office:value-type="float" office:value="16.8510638297872" calcext:value-type="float">
            <text:p>16.85 </text:p>
          </table:table-cell>
          <table:table-cell table:style-name="ce815" table:formula="of:=VLOOKUP([.$O67];[.$A$2:.$D$96];3;0)" office:value-type="string" office:string-value="M" calcext:value-type="string">
            <text:p>M</text:p>
          </table:table-cell>
          <table:table-cell table:style-name="ce58" table:formula="of:=VLOOKUP([.$O67];[.$A$2:.$D$96];4;0)" office:value-type="float" office:value="87" calcext:value-type="float">
            <text:p>87</text:p>
          </table:table-cell>
          <table:table-cell/>
        </table:table-row>
        <table:table-row table:style-name="ro5">
          <table:table-cell office:value-type="string" calcext:value-type="string">
            <text:p>Cc_066</text:p>
          </table:table-cell>
          <table:table-cell office:value-type="float" office:value="6.74536719286205" calcext:value-type="float">
            <text:p>6.75 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4</text:p>
          </table:table-cell>
          <table:table-cell table:formula="of:=VLOOKUP([.$I68];[.$A$2:.$D$96];2;0)" office:value-type="float" office:value="12.8208647906658" calcext:value-type="float">
            <text:p>12.82 </text:p>
          </table:table-cell>
          <table:table-cell table:formula="of:=VLOOKUP([.$I68];[.$A$2:.$D$96];3;0)" office:value-type="string" office:string-value="M" calcext:value-type="string">
            <text:p>M</text:p>
          </table:table-cell>
          <table:table-cell table:formula="of:=VLOOKUP([.$I68];[.$A$2:.$D$96];4;0)" office:value-type="float" office:value="100" calcext:value-type="float">
            <text:p>100</text:p>
          </table:table-cell>
          <table:table-cell/>
          <table:table-cell table:style-name="ce45"/>
          <table:table-cell table:style-name="ce52" office:value-type="string" calcext:value-type="string">
            <text:p>CC_083</text:p>
          </table:table-cell>
          <table:table-cell table:style-name="ce241" table:formula="of:=VLOOKUP([.$O68];[.$A$2:.$D$96];2;0)" office:value-type="float" office:value="6.70693205216198" calcext:value-type="float">
            <text:p>6.71 </text:p>
          </table:table-cell>
          <table:table-cell table:style-name="ce815" table:formula="of:=VLOOKUP([.$O68];[.$A$2:.$D$96];3;0)" office:value-type="string" office:string-value="M" calcext:value-type="string">
            <text:p>M</text:p>
          </table:table-cell>
          <table:table-cell table:style-name="ce58" table:formula="of:=VLOOKUP([.$O68];[.$A$2:.$D$96];4;0)" office:value-type="float" office:value="85" calcext:value-type="float">
            <text:p>85</text:p>
          </table:table-cell>
          <table:table-cell/>
        </table:table-row>
        <table:table-row table:style-name="ro5"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CC_076</text:p>
          </table:table-cell>
          <table:table-cell table:formula="of:=VLOOKUP([.$I69];[.$A$2:.$D$96];2;0)" office:value-type="float" office:value="7.31640356897735" calcext:value-type="float">
            <text:p>7.32 </text:p>
          </table:table-cell>
          <table:table-cell table:formula="of:=VLOOKUP([.$I69];[.$A$2:.$D$96];3;0)" office:value-type="string" office:string-value="F" calcext:value-type="string">
            <text:p>F</text:p>
          </table:table-cell>
          <table:table-cell table:formula="of:=VLOOKUP([.$I69];[.$A$2:.$D$96];4;0)"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CC_084</text:p>
          </table:table-cell>
          <table:table-cell table:style-name="ce241" table:formula="of:=VLOOKUP([.$O69];[.$A$2:.$D$96];2;0)" office:value-type="float" office:value="15.6" calcext:value-type="float">
            <text:p>15.60 </text:p>
          </table:table-cell>
          <table:table-cell table:style-name="ce815" table:formula="of:=VLOOKUP([.$O69];[.$A$2:.$D$96];3;0)" office:value-type="string" office:string-value="M" calcext:value-type="string">
            <text:p>M</text:p>
          </table:table-cell>
          <table:table-cell table:style-name="ce58" table:formula="of:=VLOOKUP([.$O69];[.$A$2:.$D$96];4;0)" office:value-type="float" office:value="70" calcext:value-type="float">
            <text:p>70</text:p>
          </table:table-cell>
          <table:table-cell/>
        </table:table-row>
        <table:table-row table:style-name="ro5"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77</text:p>
          </table:table-cell>
          <table:table-cell table:formula="of:=VLOOKUP([.$I70];[.$A$2:.$D$96];2;0)" office:value-type="float" office:value="16.1537405628003" calcext:value-type="float">
            <text:p>16.15 </text:p>
          </table:table-cell>
          <table:table-cell table:formula="of:=VLOOKUP([.$I70];[.$A$2:.$D$96];3;0)" office:value-type="string" office:string-value="M" calcext:value-type="string">
            <text:p>M</text:p>
          </table:table-cell>
          <table:table-cell table:formula="of:=VLOOKUP([.$I70];[.$A$2:.$D$96];4;0)" office:value-type="float" office:value="50" calcext:value-type="float">
            <text:p>50</text:p>
          </table:table-cell>
          <table:table-cell table:number-columns-repeated="2"/>
          <table:table-cell table:style-name="ce22" office:value-type="string" calcext:value-type="string">
            <text:p>Cc_085 </text:p>
          </table:table-cell>
          <table:table-cell table:style-name="ce241" table:formula="of:=VLOOKUP([.$O70];[.$A$2:.$D$96];2;0)" office:value-type="float" office:value="10.4625943719973" calcext:value-type="float">
            <text:p>10.46 </text:p>
          </table:table-cell>
          <table:table-cell table:style-name="ce815" table:formula="of:=VLOOKUP([.$O70];[.$A$2:.$D$96];3;0)" office:value-type="string" office:string-value="F" calcext:value-type="string">
            <text:p>F</text:p>
          </table:table-cell>
          <table:table-cell table:style-name="ce58" table:formula="of:=VLOOKUP([.$O70];[.$A$2:.$D$96];4;0)" office:value-type="float" office:value="67" calcext:value-type="float">
            <text:p>67</text:p>
          </table:table-cell>
          <table:table-cell/>
        </table:table-row>
        <table:table-row table:style-name="ro5">
          <table:table-cell office:value-type="string" calcext:value-type="string">
            <text:p>Cc_096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CC_079</text:p>
          </table:table-cell>
          <table:table-cell table:formula="of:=VLOOKUP([.$I71];[.$A$2:.$D$96];2;0)" office:value-type="float" office:value="18.1029512697323" calcext:value-type="float">
            <text:p>18.10 </text:p>
          </table:table-cell>
          <table:table-cell table:formula="of:=VLOOKUP([.$I71];[.$A$2:.$D$96];3;0)" office:value-type="string" office:string-value="F" calcext:value-type="string">
            <text:p>F</text:p>
          </table:table-cell>
          <table:table-cell table:formula="of:=VLOOKUP([.$I71];[.$A$2:.$D$96];4;0)"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86</text:p>
          </table:table-cell>
          <table:table-cell table:style-name="ce241" table:formula="of:=VLOOKUP([.$O71];[.$A$2:.$D$96];2;0)" office:value-type="float" office:value="18.0343170899108" calcext:value-type="float">
            <text:p>18.03 </text:p>
          </table:table-cell>
          <table:table-cell table:style-name="ce815" table:formula="of:=VLOOKUP([.$O71];[.$A$2:.$D$96];3;0)" office:value-type="string" office:string-value="F" calcext:value-type="string">
            <text:p>F</text:p>
          </table:table-cell>
          <table:table-cell table:style-name="ce58" table:formula="of:=VLOOKUP([.$O71];[.$A$2:.$D$96];4;0)" office:value-type="float" office:value="89" calcext:value-type="float">
            <text:p>89</text:p>
          </table:table-cell>
          <table:table-cell/>
        </table:table-row>
        <table:table-row table:style-name="ro5">
          <table:table-cell office:value-type="string" calcext:value-type="string">
            <text:p>Cc_043</text:p>
          </table:table-cell>
          <table:table-cell office:value-type="float" office:value="9.08167467398765" calcext:value-type="float">
            <text:p>9.08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81</text:p>
          </table:table-cell>
          <table:table-cell table:formula="of:=VLOOKUP([.$I72];[.$A$2:.$D$96];2;0)" office:value-type="float" office:value="9.58956760466712" calcext:value-type="float">
            <text:p>9.59 </text:p>
          </table:table-cell>
          <table:table-cell table:formula="of:=VLOOKUP([.$I72];[.$A$2:.$D$96];3;0)" office:value-type="string" office:string-value="M" calcext:value-type="string">
            <text:p>M</text:p>
          </table:table-cell>
          <table:table-cell table:formula="of:=VLOOKUP([.$I72];[.$A$2:.$D$96];4;0)" office:value-type="float" office:value="-14" calcext:value-type="float">
            <text:p>-14</text:p>
          </table:table-cell>
          <table:table-cell table:number-columns-repeated="2"/>
          <table:table-cell table:style-name="ce22" office:value-type="string" calcext:value-type="string">
            <text:p>CC_089</text:p>
          </table:table-cell>
          <table:table-cell table:style-name="ce241" table:formula="of:=VLOOKUP([.$O72];[.$A$2:.$D$96];2;0)" office:value-type="float" office:value="4.49142072752231" calcext:value-type="float">
            <text:p>4.49 </text:p>
          </table:table-cell>
          <table:table-cell table:style-name="ce815" table:formula="of:=VLOOKUP([.$O72];[.$A$2:.$D$96];3;0)" office:value-type="string" office:string-value="M" calcext:value-type="string">
            <text:p>M</text:p>
          </table:table-cell>
          <table:table-cell table:style-name="ce58" table:formula="of:=VLOOKUP([.$O72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67</text:p>
          </table:table-cell>
          <table:table-cell office:value-type="float" office:value="9.50171585449554" calcext:value-type="float">
            <text:p>9.50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CC_087</text:p>
          </table:table-cell>
          <table:table-cell table:formula="of:=VLOOKUP([.$I73];[.$A$2:.$D$96];2;0)" office:value-type="float" office:value="16.0247083047358" calcext:value-type="float">
            <text:p>16.02 </text:p>
          </table:table-cell>
          <table:table-cell table:formula="of:=VLOOKUP([.$I73];[.$A$2:.$D$96];3;0)" office:value-type="string" office:string-value="F" calcext:value-type="string">
            <text:p>F</text:p>
          </table:table-cell>
          <table:table-cell table:formula="of:=VLOOKUP([.$I73];[.$A$2:.$D$96];4;0)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98 </text:p>
          </table:table-cell>
          <table:table-cell table:style-name="ce241" table:formula="of:=VLOOKUP([.$O73];[.$A$2:.$D$96];2;0)" office:value-type="float" office:value="4.17021276595745" calcext:value-type="float">
            <text:p>4.17 </text:p>
          </table:table-cell>
          <table:table-cell table:style-name="ce815" table:formula="of:=VLOOKUP([.$O73];[.$A$2:.$D$96];3;0)" office:value-type="string" office:string-value="M" calcext:value-type="string">
            <text:p>M</text:p>
          </table:table-cell>
          <table:table-cell table:style-name="ce58" table:formula="of:=VLOOKUP([.$O73];[.$A$2:.$D$96];4;0)" office:value-type="float" office:value="63" calcext:value-type="float">
            <text:p>63</text:p>
          </table:table-cell>
          <table:table-cell table:style-name="ce38" office:value-type="string" calcext:value-type="string">
            <text:p>R</text:p>
          </table:table-cell>
        </table:table-row>
        <table:table-row table:style-name="ro5"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L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95</text:p>
          </table:table-cell>
          <table:table-cell table:formula="of:=VLOOKUP([.$I74];[.$A$2:.$D$96];2;0)" office:value-type="float" office:value="8.11530542210021" calcext:value-type="float">
            <text:p>8.12 </text:p>
          </table:table-cell>
          <table:table-cell table:formula="of:=VLOOKUP([.$I74];[.$A$2:.$D$96];3;0)" office:value-type="string" office:string-value="F" calcext:value-type="string">
            <text:p>F</text:p>
          </table:table-cell>
          <table:table-cell table:formula="of:=VLOOKUP([.$I74];[.$A$2:.$D$96];4;0)" office:value-type="float" office:value="100" calcext:value-type="float">
            <text:p>100</text:p>
          </table:table-cell>
          <table:table-cell table:number-columns-repeated="2"/>
          <table:table-cell table:style-name="ce22"/>
          <table:table-cell table:style-name="ce241"/>
          <table:table-cell table:style-name="ce815"/>
          <table:table-cell table:style-name="ce58"/>
          <table:table-cell/>
        </table:table-row>
        <table:table-row table:style-name="ro5">
          <table:table-cell office:value-type="string" calcext:value-type="string">
            <text:p>cc_008</text:p>
          </table:table-cell>
          <table:table-cell office:value-type="float" office:value="9.63349347975292" calcext:value-type="float">
            <text:p>9.6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 office:value-type="string" calcext:value-type="string">
            <text:p>Average</text:p>
          </table:table-cell>
          <table:table-cell/>
          <table:table-cell table:style-name="Default" table:formula="of:=AVERAGE([.J58:.J74])" office:value-type="float" office:value="11.9371795389398" calcext:value-type="float">
            <text:p>11.9371795389398</text:p>
          </table:table-cell>
          <table:table-cell table:style-name="Default" table:formula="of:=COUNTIF([.K58:.K74]; &quot;F&quot;)" office:value-type="float" office:value="7" calcext:value-type="float">
            <text:p>7</text:p>
          </table:table-cell>
          <table:table-cell table:style-name="ce59" table:formula="of:=AVERAGE([.L58:.L74])" office:value-type="float" office:value="56.4117647058824" calcext:value-type="float">
            <text:p>56.4117647058824</text:p>
          </table:table-cell>
          <table:table-cell/>
          <table:table-cell table:style-name="ce44" office:value-type="string" calcext:value-type="string">
            <text:p>Average</text:p>
          </table:table-cell>
          <table:table-cell/>
          <table:table-cell table:formula="of:=AVERAGE([.P58:.P74])" office:value-type="float" office:value="10.019612216884" calcext:value-type="float">
            <text:p>10.019612216884</text:p>
          </table:table-cell>
          <table:table-cell table:formula="of:=COUNTIF([.Q58:.Q74]; &quot;F&quot;)" office:value-type="float" office:value="7" calcext:value-type="float">
            <text:p>7</text:p>
          </table:table-cell>
          <table:table-cell table:style-name="ce59" table:formula="of:=AVERAGE([.R58:.R74])" office:value-type="float" office:value="79.1875" calcext:value-type="float">
            <text:p>79.1875</text:p>
          </table:table-cell>
          <table:table-cell/>
        </table:table-row>
        <table:table-row table:style-name="ro5">
          <table:table-cell office:value-type="string" calcext:value-type="string">
            <text:p>Cc_082</text:p>
          </table:table-cell>
          <table:table-cell office:value-type="float" office:value="9.67467398764585" calcext:value-type="float">
            <text:p>9.67 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58:.J72])" office:value-type="float" office:value="4.55798362521402" calcext:value-type="float">
            <text:p>4.55798362521402</text:p>
          </table:table-cell>
          <table:table-cell table:style-name="ce52"/>
          <table:table-cell table:style-name="ce60" table:formula="of:=STDEV([.L58:.L74])" office:value-type="float" office:value="58.9067683118093" calcext:value-type="float">
            <text:p>58.9067683118093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P58:.P72])" office:value-type="float" office:value="4.92813553690858" calcext:value-type="float">
            <text:p>4.92813553690858</text:p>
          </table:table-cell>
          <table:table-cell table:style-name="ce52"/>
          <table:table-cell table:style-name="ce60" table:formula="of:=STDEV([.R58:.R74])" office:value-type="float" office:value="21.0213185441193" calcext:value-type="float">
            <text:p>21.0213185441193</text:p>
          </table:table-cell>
          <table:table-cell/>
        </table:table-row>
        <table:table-row table:style-name="ro5">
          <table:table-cell office:value-type="string" calcext:value-type="string">
            <text:p>Cc_099 </text:p>
          </table:table-cell>
          <table:table-cell office:value-type="float" office:value="10.7975291695264" calcext:value-type="float">
            <text:p>10.80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office:value-type="string" calcext:value-type="string">
            <text:p>Cc_064</text:p>
          </table:table-cell>
          <table:table-cell office:value-type="float" office:value="12.8208647906658" calcext:value-type="float">
            <text:p>12.8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5">
          <table:table-cell office:value-type="string" calcext:value-type="string">
            <text:p>Cc_094</text:p>
          </table:table-cell>
          <table:table-cell office:value-type="float" office:value="13.3836650652025" calcext:value-type="float">
            <text:p>13.38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26" calcext:value-type="float">
            <text:p>126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5">
          <table:table-cell office:value-type="string" calcext:value-type="string">
            <text:p>Cc_014</text:p>
          </table:table-cell>
          <table:table-cell office:value-type="float" office:value="13.6499656829101" calcext:value-type="float">
            <text:p>13.65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32" calcext:value-type="float">
            <text:p>132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5">
          <table:table-cell office:value-type="string" calcext:value-type="string">
            <text:p>Cc_011</text:p>
          </table:table-cell>
          <table:table-cell office:value-type="float" office:value="13.7076183939602" calcext:value-type="float">
            <text:p>13.71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53" office:value-type="string" calcext:value-type="string">
            <text:p>Fold 5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number-columns-repeated="2"/>
          <table:table-cell table:style-name="ce50"/>
          <table:table-cell table:style-name="ce54" table:number-columns-repeated="2"/>
          <table:table-cell table:style-name="ce56"/>
          <table:table-cell/>
        </table:table-row>
        <table:table-row table:style-name="ro5">
          <table:table-cell office:value-type="string" calcext:value-type="string">
            <text:p>Cc_020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ce22" office:value-type="string" calcext:value-type="string">
            <text:p>CC_066</text:p>
          </table:table-cell>
          <table:table-cell table:formula="of:=VLOOKUP([.$I83];[.$A$2:.$D$96];2;0)" office:value-type="float" office:value="6.74536719286205" calcext:value-type="float">
            <text:p>6.75 </text:p>
          </table:table-cell>
          <table:table-cell table:formula="of:=VLOOKUP([.$I83];[.$A$2:.$D$96];3;0)" office:value-type="string" office:string-value="M" calcext:value-type="string">
            <text:p>M</text:p>
          </table:table-cell>
          <table:table-cell table:formula="of:=VLOOKUP([.$I83];[.$A$2:.$D$96];4;0)" office:value-type="float" office:value="56" calcext:value-type="float">
            <text:p>56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office:value-type="string" calcext:value-type="string">
            <text:p>Cc_046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style-name="ce22" office:value-type="string" calcext:value-type="string">
            <text:p>CC_012</text:p>
          </table:table-cell>
          <table:table-cell table:formula="of:=VLOOKUP([.$I84];[.$A$2:.$D$96];2;0)" office:value-type="float" office:value="11.5360329444063" calcext:value-type="float">
            <text:p>11.54 </text:p>
          </table:table-cell>
          <table:table-cell table:formula="of:=VLOOKUP([.$I84];[.$A$2:.$D$96];3;0)" office:value-type="string" office:string-value="M" calcext:value-type="string">
            <text:p>M</text:p>
          </table:table-cell>
          <table:table-cell table:formula="of:=VLOOKUP([.$I84];[.$A$2:.$D$96];4;0)" office:value-type="float" office:value="100" calcext:value-type="float">
            <text:p>100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office:value-type="string" calcext:value-type="string">
            <text:p>Cc_016</text:p>
          </table:table-cell>
          <table:table-cell office:value-type="float" office:value="14.5367192862045" calcext:value-type="float">
            <text:p>14.54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22" office:value-type="string" calcext:value-type="string">
            <text:p>CC_025</text:p>
          </table:table-cell>
          <table:table-cell table:formula="of:=VLOOKUP([.$I85];[.$A$2:.$D$96];2;0)" office:value-type="float" office:value="10.2402196293754" calcext:value-type="float">
            <text:p>10.24 </text:p>
          </table:table-cell>
          <table:table-cell table:formula="of:=VLOOKUP([.$I85];[.$A$2:.$D$96];3;0)" office:value-type="string" office:string-value="F" calcext:value-type="string">
            <text:p>F</text:p>
          </table:table-cell>
          <table:table-cell table:formula="of:=VLOOKUP([.$I85];[.$A$2:.$D$96];4;0)" office:value-type="float" office:value="33" calcext:value-type="float">
            <text:p>33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office:value-type="string" calcext:value-type="string">
            <text:p>Cc_030</text:p>
          </table:table-cell>
          <table:table-cell office:value-type="float" office:value="14.8414550446122" calcext:value-type="float">
            <text:p>14.84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22" office:value-type="string" calcext:value-type="string">
            <text:p>CC_032</text:p>
          </table:table-cell>
          <table:table-cell table:formula="of:=VLOOKUP([.$I86];[.$A$2:.$D$96];2;0)" office:value-type="float" office:value="6.67124227865477" calcext:value-type="float">
            <text:p>6.67 </text:p>
          </table:table-cell>
          <table:table-cell table:formula="of:=VLOOKUP([.$I86];[.$A$2:.$D$96];3;0)" office:value-type="string" office:string-value="M" calcext:value-type="string">
            <text:p>M</text:p>
          </table:table-cell>
          <table:table-cell table:formula="of:=VLOOKUP([.$I86];[.$A$2:.$D$96];4;0)" office:value-type="float" office:value="40" calcext:value-type="float">
            <text:p>40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office:value-type="string" calcext:value-type="string">
            <text:p>Cc_026</text:p>
          </table:table-cell>
          <table:table-cell office:value-type="float" office:value="15.3603294440631" calcext:value-type="float">
            <text:p>15.36 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22" office:value-type="string" calcext:value-type="string">
            <text:p>CC_046</text:p>
          </table:table-cell>
          <table:table-cell table:formula="of:=VLOOKUP([.$I87];[.$A$2:.$D$96];2;0)" office:value-type="float" office:value="14.2868908716541" calcext:value-type="float">
            <text:p>14.29 </text:p>
          </table:table-cell>
          <table:table-cell table:formula="of:=VLOOKUP([.$I87];[.$A$2:.$D$96];3;0)" office:value-type="string" office:string-value="M" calcext:value-type="string">
            <text:p>M</text:p>
          </table:table-cell>
          <table:table-cell table:formula="of:=VLOOKUP([.$I87];[.$A$2:.$D$96];4;0)" office:value-type="float" office:value="80" calcext:value-type="float">
            <text:p>80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style-name="ce22" office:value-type="string" calcext:value-type="string">
            <text:p>CC_048</text:p>
          </table:table-cell>
          <table:table-cell table:formula="of:=VLOOKUP([.$I88];[.$A$2:.$D$96];2;0)" office:value-type="float" office:value="5.52093342484557" calcext:value-type="float">
            <text:p>5.52 </text:p>
          </table:table-cell>
          <table:table-cell table:formula="of:=VLOOKUP([.$I88];[.$A$2:.$D$96];3;0)" office:value-type="string" office:string-value="M" calcext:value-type="string">
            <text:p>M</text:p>
          </table:table-cell>
          <table:table-cell table:formula="of:=VLOOKUP([.$I88];[.$A$2:.$D$96];4;0)" office:value-type="float" office:value="100" calcext:value-type="float">
            <text:p>100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style-name="ce22" office:value-type="string" calcext:value-type="string">
            <text:p>CC_053</text:p>
          </table:table-cell>
          <table:table-cell table:formula="of:=VLOOKUP([.$I89];[.$A$2:.$D$96];2;0)" office:value-type="float" office:value="4.41729581331503" calcext:value-type="float">
            <text:p>4.42 </text:p>
          </table:table-cell>
          <table:table-cell table:formula="of:=VLOOKUP([.$I89];[.$A$2:.$D$96];3;0)" office:value-type="string" office:string-value="F" calcext:value-type="string">
            <text:p>F</text:p>
          </table:table-cell>
          <table:table-cell table:formula="of:=VLOOKUP([.$I89];[.$A$2:.$D$96];4;0)" office:value-type="float" office:value="33" calcext:value-type="float">
            <text:p>33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office:value-type="string" calcext:value-type="string">
            <text:p>Cc_013</text:p>
          </table:table-cell>
          <table:table-cell office:value-type="float" office:value="16.4557309540151" calcext:value-type="float">
            <text:p>16.4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style-name="ce22" office:value-type="string" calcext:value-type="string">
            <text:p>CC_062</text:p>
          </table:table-cell>
          <table:table-cell table:formula="of:=VLOOKUP([.$I90];[.$A$2:.$D$96];2;0)" office:value-type="float" office:value="13.7213452299245" calcext:value-type="float">
            <text:p>13.72 </text:p>
          </table:table-cell>
          <table:table-cell table:formula="of:=VLOOKUP([.$I90];[.$A$2:.$D$96];3;0)" office:value-type="string" office:string-value="F" calcext:value-type="string">
            <text:p>F</text:p>
          </table:table-cell>
          <table:table-cell table:formula="of:=VLOOKUP([.$I90];[.$A$2:.$D$96];4;0)" office:value-type="float" office:value="60" calcext:value-type="float">
            <text:p>60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office:value-type="string" calcext:value-type="string">
            <text:p>Cc_029</text:p>
          </table:table-cell>
          <table:table-cell office:value-type="float" office:value="16.6067261496225" calcext:value-type="float">
            <text:p>16.61 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ce22" office:value-type="string" calcext:value-type="string">
            <text:p>CC_065</text:p>
          </table:table-cell>
          <table:table-cell table:formula="of:=VLOOKUP([.$I91];[.$A$2:.$D$96];2;0)" office:value-type="float" office:value="11.2669869595058" calcext:value-type="float">
            <text:p>11.27 </text:p>
          </table:table-cell>
          <table:table-cell table:formula="of:=VLOOKUP([.$I91];[.$A$2:.$D$96];3;0)" office:value-type="string" office:string-value="F" calcext:value-type="string">
            <text:p>F</text:p>
          </table:table-cell>
          <table:table-cell table:formula="of:=VLOOKUP([.$I91];[.$A$2:.$D$96];4;0)" office:value-type="float" office:value="78" calcext:value-type="float">
            <text:p>78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C_066</text:p>
          </table:table-cell>
          <table:table-cell table:formula="of:=VLOOKUP([.$I92];[.$A$2:.$D$96];2;0)" office:value-type="float" office:value="6.74536719286205" calcext:value-type="float">
            <text:p>6.75 </text:p>
          </table:table-cell>
          <table:table-cell table:formula="of:=VLOOKUP([.$I92];[.$A$2:.$D$96];3;0)" office:value-type="string" office:string-value="M" calcext:value-type="string">
            <text:p>M</text:p>
          </table:table-cell>
          <table:table-cell table:formula="of:=VLOOKUP([.$I92];[.$A$2:.$D$96];4;0)" office:value-type="float" office:value="56" calcext:value-type="float">
            <text:p>56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74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CC_067</text:p>
          </table:table-cell>
          <table:table-cell table:formula="of:=VLOOKUP([.$I93];[.$A$2:.$D$96];2;0)" office:value-type="float" office:value="9.50171585449554" calcext:value-type="float">
            <text:p>9.50 </text:p>
          </table:table-cell>
          <table:table-cell table:formula="of:=VLOOKUP([.$I93];[.$A$2:.$D$96];3;0)" office:value-type="string" office:string-value="M" calcext:value-type="string">
            <text:p>M</text:p>
          </table:table-cell>
          <table:table-cell table:formula="of:=VLOOKUP([.$I93];[.$A$2:.$D$96];4;0)" office:value-type="float" office:value="67" calcext:value-type="float">
            <text:p>67</text:p>
          </table:table-cell>
          <table:table-cell table:number-columns-repeated="7"/>
        </table:table-row>
        <table:table-row table:style-name="ro5">
          <table:table-cell table:style-name="Default" office:value-type="string" calcext:value-type="string">
            <text:p>CC_012</text:p>
          </table:table-cell>
          <table:table-cell table:style-name="ce41" office:value-type="float" office:value="11.5360329444063" calcext:value-type="float">
            <text:p>11.5360329444063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CC_069</text:p>
          </table:table-cell>
          <table:table-cell table:formula="of:=VLOOKUP([.$I94];[.$A$2:.$D$96];2;0)" office:value-type="float" office:value="12.4035689773507" calcext:value-type="float">
            <text:p>12.40 </text:p>
          </table:table-cell>
          <table:table-cell table:formula="of:=VLOOKUP([.$I94];[.$A$2:.$D$96];3;0)" office:value-type="string" office:string-value="F" calcext:value-type="string">
            <text:p>F</text:p>
          </table:table-cell>
          <table:table-cell table:formula="of:=VLOOKUP([.$I94];[.$A$2:.$D$96];4;0)" office:value-type="float" office:value="100" calcext:value-type="float">
            <text:p>100</text:p>
          </table:table-cell>
          <table:table-cell table:number-columns-repeated="7"/>
        </table:table-row>
        <table:table-row table:style-name="ro5">
          <table:table-cell table:style-name="Default" office:value-type="string" calcext:value-type="string">
            <text:p>CC_084</text:p>
          </table:table-cell>
          <table:table-cell table:style-name="ce41" office:value-type="float" office:value="15.6" calcext:value-type="float">
            <text:p>15.6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70" calcext:value-type="float">
            <text:p>7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CC_070</text:p>
          </table:table-cell>
          <table:table-cell table:formula="of:=VLOOKUP([.$I95];[.$A$2:.$D$96];2;0)" office:value-type="float" office:value="10.4021962937543" calcext:value-type="float">
            <text:p>10.40 </text:p>
          </table:table-cell>
          <table:table-cell table:formula="of:=VLOOKUP([.$I95];[.$A$2:.$D$96];3;0)" office:value-type="string" office:string-value="F" calcext:value-type="string">
            <text:p>F</text:p>
          </table:table-cell>
          <table:table-cell table:formula="of:=VLOOKUP([.$I95];[.$A$2:.$D$96];4;0)" office:value-type="float" office:value="67" calcext:value-type="float">
            <text:p>67</text:p>
          </table:table-cell>
          <table:table-cell table:number-columns-repeated="7"/>
        </table:table-row>
        <table:table-row table:style-name="ro5">
          <table:table-cell table:style-name="Default" office:value-type="string" calcext:value-type="string">
            <text:p>Cc_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number-columns-repeated="2"/>
          <table:table-cell office:value-type="string" calcext:value-type="string">
            <text:p>CC_071</text:p>
          </table:table-cell>
          <table:table-cell table:formula="of:=VLOOKUP([.$I96];[.$A$2:.$D$96];2;0)" office:value-type="float" office:value="7.681537405628" calcext:value-type="float">
            <text:p>7.68 </text:p>
          </table:table-cell>
          <table:table-cell table:formula="of:=VLOOKUP([.$I96];[.$A$2:.$D$96];3;0)" office:value-type="string" office:string-value="F" calcext:value-type="string">
            <text:p>F</text:p>
          </table:table-cell>
          <table:table-cell table:formula="of:=VLOOKUP([.$I96];[.$A$2:.$D$96];4;0)" office:value-type="float" office:value="44" calcext:value-type="float">
            <text:p>44</text:p>
          </table:table-cell>
          <table:table-cell table:number-columns-repeated="7"/>
        </table:table-row>
        <table:table-row table:style-name="ro5">
          <table:table-cell table:style-name="Default" table:number-columns-repeated="6"/>
          <table:table-cell table:number-columns-repeated="2"/>
          <table:table-cell table:style-name="ce22" office:value-type="string" calcext:value-type="string">
            <text:p>Cc_080 </text:p>
          </table:table-cell>
          <table:table-cell table:formula="of:=VLOOKUP([.$I97];[.$A$2:.$D$96];2;0)" office:value-type="float" office:value="12.6424159231297" calcext:value-type="float">
            <text:p>12.64 </text:p>
          </table:table-cell>
          <table:table-cell table:formula="of:=VLOOKUP([.$I97];[.$A$2:.$D$96];3;0)" office:value-type="string" office:string-value="F" calcext:value-type="string">
            <text:p>F</text:p>
          </table:table-cell>
          <table:table-cell table:formula="of:=VLOOKUP([.$I97];[.$A$2:.$D$96];4;0)" office:value-type="float" office:value="100" calcext:value-type="float">
            <text:p>100</text:p>
          </table:table-cell>
          <table:table-cell table:number-columns-repeated="7"/>
        </table:table-row>
        <table:table-row table:style-name="ro5">
          <table:table-cell table:style-name="ce73" office:value-type="string" calcext:value-type="string">
            <text:p>Mean</text:p>
          </table:table-cell>
          <table:table-cell table:style-name="ce24" table:formula="of:=AVERAGE([.B2:.B96])" office:value-type="float" office:value="10.7278599790485" calcext:value-type="float">
            <text:p>10.727860</text:p>
          </table:table-cell>
          <table:table-cell table:style-name="Default"/>
          <table:table-cell table:style-name="Default" table:formula="of:=AVERAGE([.D2:.D96])" office:value-type="float" office:value="68.3894736842105" calcext:value-type="float">
            <text:p>68.3894736842105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CC_094</text:p>
          </table:table-cell>
          <table:table-cell table:formula="of:=VLOOKUP([.$I98];[.$A$2:.$D$96];2;0)" office:value-type="float" office:value="13.3836650652025" calcext:value-type="float">
            <text:p>13.38 </text:p>
          </table:table-cell>
          <table:table-cell table:formula="of:=VLOOKUP([.$I98];[.$A$2:.$D$96];3;0)" office:value-type="string" office:string-value="M" calcext:value-type="string">
            <text:p>M</text:p>
          </table:table-cell>
          <table:table-cell table:formula="of:=VLOOKUP([.$I98];[.$A$2:.$D$96];4;0)" office:value-type="float" office:value="90" calcext:value-type="float">
            <text:p>90</text:p>
          </table:table-cell>
          <table:table-cell table:number-columns-repeated="7"/>
        </table:table-row>
        <table:table-row table:style-name="ro5">
          <table:table-cell table:style-name="ce73" office:value-type="string" calcext:value-type="string">
            <text:p>Deviation</text:p>
          </table:table-cell>
          <table:table-cell table:style-name="ce24" table:formula="of:=STDEV([.B2:.B96])" office:value-type="float" office:value="4.1111779531181" calcext:value-type="float">
            <text:p>4.111178</text:p>
          </table:table-cell>
          <table:table-cell table:style-name="Default"/>
          <table:table-cell table:style-name="Default" table:formula="of:=STDEV([.D2:.D96])" office:value-type="float" office:value="40.6754917941844" calcext:value-type="float">
            <text:p>40.6754917941844</text:p>
          </table:table-cell>
          <table:table-cell table:style-name="Default" table:number-columns-repeated="2"/>
          <table:table-cell table:number-columns-repeated="4"/>
          <table:table-cell table:style-name="Default" table:formula="of:=COUNTIF([.K82:.K98]; &quot;F&quot;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style-name="Default" table:number-columns-repeated="6"/>
          <table:table-cell/>
          <table:table-cell table:style-name="ce44" office:value-type="string" calcext:value-type="string">
            <text:p>Average</text:p>
          </table:table-cell>
          <table:table-cell/>
          <table:table-cell table:style-name="Default" table:formula="of:=AVERAGE([.J83:.J99])" office:value-type="float" office:value="9.8229238160604" calcext:value-type="float">
            <text:p>9.8229238160604</text:p>
          </table:table-cell>
          <table:table-cell table:style-name="Default"/>
          <table:table-cell table:style-name="ce59" table:formula="of:=AVERAGE([.L83:.L99])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table:style-name="ce73" office:value-type="string" calcext:value-type="string">
            <text:p>Number Subjects</text:p>
          </table:table-cell>
          <table:table-cell table:style-name="Default" table:formula="of:=COUNTA([.A2:.A96])" office:value-type="float" office:value="95" calcext:value-type="float">
            <text:p>95</text:p>
          </table:table-cell>
          <table:table-cell table:style-name="Default" table:number-columns-repeated="4"/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83:.J97])" office:value-type="float" office:value="3.11346044821168" calcext:value-type="float">
            <text:p>3.11346044821168</text:p>
          </table:table-cell>
          <table:table-cell table:style-name="ce52"/>
          <table:table-cell table:style-name="ce60" table:formula="of:=STDEV([.L83:.L99])" office:value-type="float" office:value="24.4567645720634" calcext:value-type="float">
            <text:p>24.4567645720634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ale</text:p>
          </table:table-cell>
          <table:table-cell table:style-name="Default" table:formula="of:=COUNTA([.C55:.C96])" office:value-type="float" office:value="42" calcext:value-type="float">
            <text:p>42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office:value-type="string" calcext:value-type="string">
            <text:p>Female</text:p>
          </table:table-cell>
          <table:table-cell table:style-name="Default" table:formula="of:=COUNTA([.C2:.C54])" office:value-type="float" office:value="53" calcext:value-type="float">
            <text:p>53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7"/>
        </table:table-row>
        <calcext:conditional-formats>
          <calcext:conditional-format calcext:target-range-address="Dataset.I3:Dataset.O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4:Dataset.O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1:Dataset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2:Dataset.O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Utils" table:style-name="ta1">
        <table:table-column table:style-name="co29" table:default-cell-style-name="Default"/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7x7 Confusion Offsets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Export Results" table:style-name="ta1">
        <table:table-column table:style-name="co30" table:number-columns-repeated="5" table:default-cell-style-name="Default"/>
        <table:table-column table:style-name="co5" table:default-cell-style-name="Default"/>
        <table:table-column table:style-name="co30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Audio-Logistic</text:p>
          </table:table-cell>
          <table:table-cell office:value-type="string" calcext:value-type="string">
            <text:p>Audio-SVM</text:p>
          </table:table-cell>
          <table:table-cell office:value-type="string" calcext:value-type="string">
            <text:p>Audio-MLP</text:p>
          </table:table-cell>
          <table:table-cell office:value-type="string" calcext:value-type="string">
            <text:p>Audio-aLSTM</text:p>
          </table:table-cell>
          <table:table-cell office:value-type="string" calcext:value-type="string">
            <text:p>Audio-SCNN</text:p>
          </table:table-cell>
          <table:table-cell office:value-type="string" calcext:value-type="string">
            <text:p>MEG Reduced-Logistic</text:p>
          </table:table-cell>
          <table:table-cell office:value-type="string" calcext:value-type="string">
            <text:p>MEG Reduced-SVM</text:p>
          </table:table-cell>
          <table:table-cell office:value-type="string" calcext:value-type="string">
            <text:p>MEG Reduced-MLP</text:p>
          </table:table-cell>
          <table:table-cell office:value-type="string" calcext:value-type="string">
            <text:p>MEG Rediced-aLSTM</text:p>
          </table:table-cell>
          <table:table-cell office:value-type="string" calcext:value-type="string">
            <text:p>MEG Reduced-SCNN</text:p>
          </table:table-cell>
          <table:table-cell office:value-type="string" calcext:value-type="string">
            <text:p>Raw MEG-aLSTM</text:p>
          </table:table-cell>
          <table:table-cell office:value-type="string" calcext:value-type="string">
            <text:p>Raw MEG-SCNN</text:p>
          </table:table-cell>
          <table:table-cell office:value-type="string" calcext:value-type="string">
            <text:p>Raw Cropping-aLSTM</text:p>
          </table:table-cell>
          <table:table-cell office:value-type="string" calcext:value-type="string">
            <text:p>Raw Cropping-SCNN</text:p>
          </table:table-cell>
          <table:table-cell table:number-columns-repeated="2"/>
        </table:table-row>
        <table:table-row table:style-name="ro1">
          <table:table-cell office:value-type="float" office:value="0.42795076031861" calcext:value-type="float">
            <text:p>0.42795076031861</text:p>
          </table:table-cell>
          <table:table-cell office:value-type="float" office:value="0.739319333816075" calcext:value-type="float">
            <text:p>0.739319333816075</text:p>
          </table:table-cell>
          <table:table-cell office:value-type="float" office:value="0.755973931933381" calcext:value-type="float">
            <text:p>0.755973931933381</text:p>
          </table:table-cell>
          <table:table-cell office:value-type="float" office:value="0.429761042722665" calcext:value-type="float">
            <text:p>0.429761042722665</text:p>
          </table:table-cell>
          <table:table-cell office:value-type="float" office:value="0.613685734974656" calcext:value-type="float">
            <text:p>0.613685734974656</text:p>
          </table:table-cell>
          <table:table-cell office:value-type="float" office:value="0.59610636" calcext:value-type="float">
            <text:p>0.59610636</text:p>
          </table:table-cell>
          <table:table-cell office:value-type="float" office:value="0.679217958001448" calcext:value-type="float">
            <text:p>0.679217958001448</text:p>
          </table:table-cell>
          <table:table-cell office:value-type="float" office:value="0.665097755249819" calcext:value-type="float">
            <text:p>0.665097755249819</text:p>
          </table:table-cell>
          <table:table-cell office:value-type="float" office:value="0.701665459811731" calcext:value-type="float">
            <text:p>0.701665459811731</text:p>
          </table:table-cell>
          <table:table-cell office:value-type="float" office:value="0.739681390296886" calcext:value-type="float">
            <text:p>0.739681390296886</text:p>
          </table:table-cell>
          <table:table-cell office:value-type="float" office:value="0.95035971" calcext:value-type="float">
            <text:p>0.95035971</text:p>
          </table:table-cell>
          <table:table-cell office:value-type="float" office:value="0.95214286" calcext:value-type="float">
            <text:p>0.95214286</text:p>
          </table:table-cell>
          <table:table-cell office:value-type="float" office:value="0.940647482014388" calcext:value-type="float">
            <text:p>0.940647482014388</text:p>
          </table:table-cell>
          <table:table-cell office:value-type="float" office:value="0.942446043165467" calcext:value-type="float">
            <text:p>0.942446043165467</text:p>
          </table:table-cell>
          <table:table-cell table:number-columns-repeated="2"/>
        </table:table-row>
        <table:table-row table:style-name="ro1">
          <table:table-cell office:value-type="float" office:value="0.57204923968139" calcext:value-type="float">
            <text:p>0.57204923968139</text:p>
          </table:table-cell>
          <table:table-cell office:value-type="float" office:value="0.784938450398262" calcext:value-type="float">
            <text:p>0.784938450398262</text:p>
          </table:table-cell>
          <table:table-cell office:value-type="float" office:value="0.714699493120927" calcext:value-type="float">
            <text:p>0.714699493120927</text:p>
          </table:table-cell>
          <table:table-cell office:value-type="float" office:value="0.742215785662563" calcext:value-type="float">
            <text:p>0.742215785662563</text:p>
          </table:table-cell>
          <table:table-cell office:value-type="float" office:value="0.677407675597393" calcext:value-type="float">
            <text:p>0.677407675597393</text:p>
          </table:table-cell>
          <table:table-cell office:value-type="float" office:value="0.64148908" calcext:value-type="float">
            <text:p>0.64148908</text:p>
          </table:table-cell>
          <table:table-cell office:value-type="float" office:value="0.599203475742216" calcext:value-type="float">
            <text:p>0.599203475742216</text:p>
          </table:table-cell>
          <table:table-cell office:value-type="float" office:value="0.684286748732802" calcext:value-type="float">
            <text:p>0.684286748732802</text:p>
          </table:table-cell>
          <table:table-cell office:value-type="float" office:value="0.716509775524982" calcext:value-type="float">
            <text:p>0.716509775524982</text:p>
          </table:table-cell>
          <table:table-cell office:value-type="float" office:value="0.742577842143374" calcext:value-type="float">
            <text:p>0.742577842143374</text:p>
          </table:table-cell>
          <table:table-cell office:value-type="float" office:value="0.96834532" calcext:value-type="float">
            <text:p>0.96834532</text:p>
          </table:table-cell>
          <table:table-cell office:value-type="float" office:value="0.97285715" calcext:value-type="float">
            <text:p>0.97285715</text:p>
          </table:table-cell>
          <table:table-cell office:value-type="float" office:value="0.939568345323741" calcext:value-type="float">
            <text:p>0.939568345323741</text:p>
          </table:table-cell>
          <table:table-cell office:value-type="float" office:value="0.978417266187051" calcext:value-type="float">
            <text:p>0.978417266187051</text:p>
          </table:table-cell>
          <table:table-cell table:number-columns-repeated="2"/>
        </table:table-row>
        <table:table-row table:style-name="ro1">
          <table:table-cell office:value-type="float" office:value="0.57204923968139" calcext:value-type="float">
            <text:p>0.57204923968139</text:p>
          </table:table-cell>
          <table:table-cell office:value-type="float" office:value="0.755611875452571" calcext:value-type="float">
            <text:p>0.755611875452571</text:p>
          </table:table-cell>
          <table:table-cell office:value-type="float" office:value="0.705648081100652" calcext:value-type="float">
            <text:p>0.705648081100652</text:p>
          </table:table-cell>
          <table:table-cell office:value-type="float" office:value="0.708906589427951" calcext:value-type="float">
            <text:p>0.708906589427951</text:p>
          </table:table-cell>
          <table:table-cell office:value-type="float" office:value="0.614409847936278" calcext:value-type="float">
            <text:p>0.614409847936278</text:p>
          </table:table-cell>
          <table:table-cell office:value-type="float" office:value="0.56167522" calcext:value-type="float">
            <text:p>0.56167522</text:p>
          </table:table-cell>
          <table:table-cell office:value-type="float" office:value="0.745474293989862" calcext:value-type="float">
            <text:p>0.745474293989862</text:p>
          </table:table-cell>
          <table:table-cell office:value-type="float" office:value="0.684286748732802" calcext:value-type="float">
            <text:p>0.684286748732802</text:p>
          </table:table-cell>
          <table:table-cell office:value-type="float" office:value="0.749818971759594" calcext:value-type="float">
            <text:p>0.749818971759594</text:p>
          </table:table-cell>
          <table:table-cell office:value-type="float" office:value="0.702027516292542" calcext:value-type="float">
            <text:p>0.702027516292542</text:p>
          </table:table-cell>
          <table:table-cell office:value-type="float" office:value="0.94172662" calcext:value-type="float">
            <text:p>0.94172662</text:p>
          </table:table-cell>
          <table:table-cell office:value-type="float" office:value="0.91392857" calcext:value-type="float">
            <text:p>0.91392857</text:p>
          </table:table-cell>
          <table:table-cell office:value-type="float" office:value="0.945323741007194" calcext:value-type="float">
            <text:p>0.945323741007194</text:p>
          </table:table-cell>
          <table:table-cell office:value-type="float" office:value="0.769784172661871" calcext:value-type="float">
            <text:p>0.769784172661871</text:p>
          </table:table-cell>
          <table:table-cell table:number-columns-repeated="2"/>
        </table:table-row>
        <table:table-row table:style-name="ro1">
          <table:table-cell office:value-type="float" office:value="0.57204923968139" calcext:value-type="float">
            <text:p>0.57204923968139</text:p>
          </table:table-cell>
          <table:table-cell office:value-type="float" office:value="0.6908037653874" calcext:value-type="float">
            <text:p>0.6908037653874</text:p>
          </table:table-cell>
          <table:table-cell office:value-type="float" office:value="0.717233888486604" calcext:value-type="float">
            <text:p>0.717233888486604</text:p>
          </table:table-cell>
          <table:table-cell office:value-type="float" office:value="0.767921795800145" calcext:value-type="float">
            <text:p>0.767921795800145</text:p>
          </table:table-cell>
          <table:table-cell office:value-type="float" office:value="0.813178855901521" calcext:value-type="float">
            <text:p>0.813178855901521</text:p>
          </table:table-cell>
          <table:table-cell office:value-type="float" office:value="0.69628111" calcext:value-type="float">
            <text:p>0.69628111</text:p>
          </table:table-cell>
          <table:table-cell office:value-type="float" office:value="0.712889210716872" calcext:value-type="float">
            <text:p>0.712889210716872</text:p>
          </table:table-cell>
          <table:table-cell office:value-type="float" office:value="0.578204199855178" calcext:value-type="float">
            <text:p>0.578204199855178</text:p>
          </table:table-cell>
          <table:table-cell office:value-type="float" office:value="0.724112961622013" calcext:value-type="float">
            <text:p>0.724112961622013</text:p>
          </table:table-cell>
          <table:table-cell office:value-type="float" office:value="0.574221578566256" calcext:value-type="float">
            <text:p>0.574221578566256</text:p>
          </table:table-cell>
          <table:table-cell office:value-type="float" office:value="0.94604316" calcext:value-type="float">
            <text:p>0.94604316</text:p>
          </table:table-cell>
          <table:table-cell office:value-type="float" office:value="0.96785715" calcext:value-type="float">
            <text:p>0.96785715</text:p>
          </table:table-cell>
          <table:table-cell office:value-type="float" office:value="0.923021582733813" calcext:value-type="float">
            <text:p>0.923021582733813</text:p>
          </table:table-cell>
          <table:table-cell office:value-type="float" office:value="0.892086330935252" calcext:value-type="float">
            <text:p>0.892086330935252</text:p>
          </table:table-cell>
          <table:table-cell table:number-columns-repeated="2"/>
        </table:table-row>
        <table:table-row table:style-name="ro1">
          <table:table-cell office:value-type="float" office:value="0.57204923968139" calcext:value-type="float">
            <text:p>0.57204923968139</text:p>
          </table:table-cell>
          <table:table-cell office:value-type="float" office:value="0.72664735698769" calcext:value-type="float">
            <text:p>0.72664735698769</text:p>
          </table:table-cell>
          <table:table-cell office:value-type="float" office:value="0.690079652425778" calcext:value-type="float">
            <text:p>0.690079652425778</text:p>
          </table:table-cell>
          <table:table-cell office:value-type="float" office:value="0.726285300506879" calcext:value-type="float">
            <text:p>0.726285300506879</text:p>
          </table:table-cell>
          <table:table-cell office:value-type="float" office:value="0.576393917451122" calcext:value-type="float">
            <text:p>0.576393917451122</text:p>
          </table:table-cell>
          <table:table-cell office:value-type="float" office:value="0.68004179" calcext:value-type="float">
            <text:p>0.68004179</text:p>
          </table:table-cell>
          <table:table-cell office:value-type="float" office:value="0.725561187545257" calcext:value-type="float">
            <text:p>0.725561187545257</text:p>
          </table:table-cell>
          <table:table-cell office:value-type="float" office:value="0.703475742215786" calcext:value-type="float">
            <text:p>0.703475742215786</text:p>
          </table:table-cell>
          <table:table-cell table:number-columns-repeated="2" office:value-type="float" office:value="0.725199131064446" calcext:value-type="float">
            <text:p>0.725199131064446</text:p>
          </table:table-cell>
          <table:table-cell office:value-type="float" office:value="0.82410072" calcext:value-type="float">
            <text:p>0.82410072</text:p>
          </table:table-cell>
          <table:table-cell office:value-type="float" office:value="0.94892857" calcext:value-type="float">
            <text:p>0.94892857</text:p>
          </table:table-cell>
          <table:table-cell office:value-type="float" office:value="0.946043165467626" calcext:value-type="float">
            <text:p>0.946043165467626</text:p>
          </table:table-cell>
          <table:table-cell office:value-type="float" office:value="0.877697841726619" calcext:value-type="float">
            <text:p>0.8776978417266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2" loext:min-decimal-places="2" number:min-integer-digits="1"/>
      <number:text> </number:text>
    </number:number-style>
    <number:date-style style:name="N155">
      <number:month/>
      <number:text>月</number:text>
      <number:day/>
      <number:text>日</number:text>
    </number:date-style>
    <number:number-style style:name="N156">
      <number:number number:decimal-places="12" loext:min-decimal-places="12" number:min-integer-digits="1"/>
    </number:number-style>
    <number:number-style style:name="N157">
      <number:number number:decimal-places="11" loext:min-decimal-places="11" number:min-integer-digits="1"/>
    </number:number-style>
    <number:number-style style:name="N158">
      <number:number number:decimal-places="10" loext:min-decimal-places="10" number:min-integer-digits="1"/>
    </number:number-style>
    <number:number-style style:name="N159">
      <number:number number:decimal-places="9" loext:min-decimal-places="9" number:min-integer-digits="1"/>
    </number:number-style>
    <number:number-style style:name="N160">
      <number:number number:decimal-places="8" loext:min-decimal-places="8" number:min-integer-digits="1"/>
    </number:number-style>
    <number:number-style style:name="N161">
      <number:number number:decimal-places="7" loext:min-decimal-places="7" number:min-integer-digits="1"/>
    </number:number-style>
    <number:number-style style:name="N162">
      <number:number number:decimal-places="6" loext:min-decimal-places="6" number:min-integer-digits="1"/>
    </number:number-style>
    <number:date-style style:name="N163">
      <number:day number:style="long"/>
      <number:text>/</number:text>
      <number:month number:textual="true"/>
      <number:text>/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2">00/00/0000</text:date>, <text:time style:data-style-name="N2" text:time-value="21:58:59.9014570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1:08:14.880519475</meta:creation-date>
    <dc:date>2018-03-02T22:21:48.750461952</dc:date>
    <meta:editing-duration>P14DT2H43M51S</meta:editing-duration>
    <meta:editing-cycles>519</meta:editing-cycles>
    <meta:generator>LibreOffice/5.4.5.1$Linux_X86_64 LibreOffice_project/40m0$Build-1</meta:generator>
    <meta:document-statistic meta:table-count="14" meta:cell-count="7527" meta:object-count="0"/>
  </office:meta>
</office:document-meta>
</file>